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126.14pt"/>
    </style:style>
    <style:style style:name="co5" style:family="table-column">
      <style:table-column-properties fo:break-before="auto" style:column-width="40.51pt"/>
    </style:style>
    <style:style style:name="co6" style:family="table-column">
      <style:table-column-properties fo:break-before="auto" style:column-width="46.06pt"/>
    </style:style>
    <style:style style:name="co7" style:family="table-column">
      <style:table-column-properties fo:break-before="auto" style:column-width="32.54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20.61pt"/>
    </style:style>
    <style:style style:name="co10" style:family="table-column">
      <style:table-column-properties fo:break-before="auto" style:column-width="24.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uns">
      <style:table-properties table:display="true" style:writing-mode="lr-tb"/>
    </style:style>
    <style:style style:name="ta2" style:family="table" style:master-page-name="PageStyle_5f_MRP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6aa84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fo:background-color="#f1c232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fo:border-bottom="none" fo:background-color="#6aa84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fo:border-bottom="none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fo:border-bottom="none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">
      <style:table-cell-properties fo:border-bottom="none" fo:background-color="#6aa84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u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PSD</text:p>
          </table:table-cell>
          <table:table-cell table:style-name="ce1" office:value-type="string" calcext:value-type="string">
            <text:p>EDS</text:p>
          </table:table-cell>
          <table:table-cell table:style-name="ce1" office:value-type="string" calcext:value-type="string">
            <text:p>UCCA</text:p>
          </table:table-cell>
          <table:table-cell table:style-name="ce1" office:value-type="string" calcext:value-type="string">
            <text:p>AM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RG</text:p>
          </table:table-cell>
          <table:table-cell table:style-name="ce4" office:value-type="string" calcext:value-type="string">
            <text:p>oe</text:p>
          </table:table-cell>
          <table:table-cell table:style-name="ce4" office:value-type="string" calcext:value-type="string">
            <text:p>reference</text:p>
          </table:table-cell>
          <table:table-cell table:style-name="ce4"/>
          <table:table-cell table:number-columns-repeated="3" table:style-name="ce4" office:value-type="float" office:value="3359" calcext:value-type="float">
            <text:p>335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484298" calcext:value-type="float">
            <text:p>484298</text:p>
          </table:table-cell>
          <table:table-cell table:style-name="ce4" office:value-type="string" calcext:value-type="string">
            <text:p>danielh</text:p>
          </table:table-cell>
          <table:table-cell table:style-name="ce4" office:value-type="string" calcext:value-type="string">
            <text:p>baseline</text:p>
          </table:table-cell>
          <table:table-cell table:style-name="ce4"/>
          <table:table-cell table:number-columns-repeated="3" table:style-name="ce7" office:value-type="float" office:value="3359" calcext:value-type="float">
            <text:p>3359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>
          <table:table-cell table:style-name="ce3" office:value-type="float" office:value="484297" calcext:value-type="float">
            <text:p>484297</text:p>
          </table:table-cell>
          <table:table-cell table:style-name="ce5" office:value-type="string" calcext:value-type="string">
            <text:p>danielh</text:p>
          </table:table-cell>
          <table:table-cell table:style-name="ce5" office:value-type="string" calcext:value-type="string">
            <text:p>baseline</text:p>
          </table:table-cell>
          <table:table-cell table:style-name="ce5"/>
          <table:table-cell table:number-columns-repeated="3" table:style-name="ce8" office:value-type="float" office:value="3359" calcext:value-type="float">
            <text:p>3359</text:p>
          </table:table-cell>
          <table:table-cell table:style-name="ce8" office:value-type="float" office:value="1131" calcext:value-type="float">
            <text:p>1131</text:p>
          </table:table-cell>
          <table:table-cell table:style-name="ce8"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>
          <table:table-cell table:style-name="ce2" office:value-type="float" office:value="483279" calcext:value-type="float">
            <text:p>483279</text:p>
          </table:table-cell>
          <table:table-cell table:style-name="ce4" office:value-type="string" calcext:value-type="string">
            <text:p>Charles-2019</text:p>
          </table:table-cell>
          <table:table-cell table:style-name="ce4" office:value-type="string" calcext:value-type="string">
            <text:p>SJTU 1</text:p>
          </table:table-cell>
          <table:table-cell table:style-name="ce4" office:value-type="string" calcext:value-type="string">
            <text:p>July 24, 2019, 8:19 a.m.</text:p>
          </table:table-cell>
          <table:table-cell table:number-columns-repeated="3" table:style-name="ce7" office:value-type="float" office:value="3359" calcext:value-type="float">
            <text:p>3359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>
          <table:table-cell table:style-name="ce2" office:value-type="float" office:value="483408" calcext:value-type="float">
            <text:p>483408</text:p>
          </table:table-cell>
          <table:table-cell table:style-name="ce4" office:value-type="string" calcext:value-type="string">
            <text:p>namednil</text:p>
          </table:table-cell>
          <table:table-cell table:style-name="ce4" office:value-type="string" calcext:value-type="string">
            <text:p>Saarland</text:p>
          </table:table-cell>
          <table:table-cell table:style-name="ce4" office:value-type="string" calcext:value-type="string">
            <text:p>July 24, 2019, 5:31 p.m.</text:p>
          </table:table-cell>
          <table:table-cell table:number-columns-repeated="3" table:style-name="ce7" office:value-type="float" office:value="3359" calcext:value-type="float">
            <text:p>3359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>
          <table:table-cell table:style-name="ce2" office:value-type="float" office:value="483420" calcext:value-type="float">
            <text:p>483420</text:p>
          </table:table-cell>
          <table:table-cell table:style-name="ce4" office:value-type="string" calcext:value-type="string">
            <text:p>foxik</text:p>
          </table:table-cell>
          <table:table-cell table:style-name="ce4" office:value-type="string" calcext:value-type="string">
            <text:p>Prague 1</text:p>
          </table:table-cell>
          <table:table-cell table:style-name="ce4" office:value-type="string" calcext:value-type="string">
            <text:p>July 24, 2019, 7:38 p.m.</text:p>
          </table:table-cell>
          <table:table-cell table:number-columns-repeated="3" table:style-name="ce7" office:value-type="float" office:value="3359" calcext:value-type="float">
            <text:p>3359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>
          <table:table-cell table:style-name="ce2" office:value-type="float" office:value="483428" calcext:value-type="float">
            <text:p>483428</text:p>
          </table:table-cell>
          <table:table-cell table:style-name="ce4" office:value-type="string" calcext:value-type="string">
            <text:p>zeman</text:p>
          </table:table-cell>
          <table:table-cell table:style-name="ce4" office:value-type="string" calcext:value-type="string">
            <text:p>Prague 2</text:p>
          </table:table-cell>
          <table:table-cell table:style-name="ce4" office:value-type="string" calcext:value-type="string">
            <text:p>July 24, 2019, 9:09 p.m.</text:p>
          </table:table-cell>
          <table:table-cell table:number-columns-repeated="3" table:style-name="ce4" office:value-type="float" office:value="3359" calcext:value-type="float">
            <text:p>335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483461" calcext:value-type="float">
            <text:p>483461</text:p>
          </table:table-cell>
          <table:table-cell table:style-name="ce4" office:value-type="string" calcext:value-type="string">
            <text:p>vermouth</text:p>
          </table:table-cell>
          <table:table-cell table:style-name="ce4" office:value-type="string" calcext:value-type="string">
            <text:p>CUHK</text:p>
          </table:table-cell>
          <table:table-cell table:style-name="ce4" office:value-type="string" calcext:value-type="string">
            <text:p>July 25, 2019, 1:33 a.m.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483539" calcext:value-type="float">
            <text:p>483539</text:p>
          </table:table-cell>
          <table:table-cell table:style-name="ce6" office:value-type="string" calcext:value-type="string">
            <text:p>koreyou</text:p>
          </table:table-cell>
          <table:table-cell table:style-name="ce6" office:value-type="string" calcext:value-type="string">
            <text:p>Hitachi 1</text:p>
          </table:table-cell>
          <table:table-cell table:style-name="ce4" office:value-type="string" calcext:value-type="string">
            <text:p>July 25, 2019, 6:33 a.m.</text:p>
          </table:table-cell>
          <table:table-cell table:number-columns-repeated="3" table:style-name="ce7" office:value-type="float" office:value="3359" calcext:value-type="float">
            <text:p>3359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>
          <table:table-cell table:style-name="ce2" office:value-type="float" office:value="483547" calcext:value-type="float">
            <text:p>483547</text:p>
          </table:table-cell>
          <table:table-cell table:style-name="ce4" office:value-type="string" calcext:value-type="string">
            <text:p>jiec</text:p>
          </table:table-cell>
          <table:table-cell table:style-name="ce4" office:value-type="string" calcext:value-type="string">
            <text:p>Amazon</text:p>
          </table:table-cell>
          <table:table-cell table:style-name="ce4" office:value-type="string" calcext:value-type="string">
            <text:p>July 25, 2019, 7:02 a.m.</text:p>
          </table:table-cell>
          <table:table-cell table:number-columns-repeated="2" table:style-name="ce4" office:value-type="float" office:value="3359" calcext:value-type="float">
            <text:p>335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>
          <table:table-cell table:style-name="ce2" office:value-type="float" office:value="483563" calcext:value-type="float">
            <text:p>483563</text:p>
          </table:table-cell>
          <table:table-cell table:style-name="ce4" office:value-type="string" calcext:value-type="string">
            <text:p>bei1go</text:p>
          </table:table-cell>
          <table:table-cell table:style-name="ce4" office:value-type="string" calcext:value-type="string">
            <text:p>CEA</text:p>
          </table:table-cell>
          <table:table-cell table:style-name="ce4" office:value-type="string" calcext:value-type="string">
            <text:p>July 25, 2019, 7:54 a.m.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>
          <table:table-cell table:style-name="ce2" office:value-type="float" office:value="483575" calcext:value-type="float">
            <text:p>483575</text:p>
          </table:table-cell>
          <table:table-cell table:style-name="ce4" office:value-type="string" calcext:value-type="string">
            <text:p>longxud</text:p>
          </table:table-cell>
          <table:table-cell table:style-name="ce4" office:value-type="string" calcext:value-type="string">
            <text:p>HIT</text:p>
          </table:table-cell>
          <table:table-cell table:style-name="ce4" office:value-type="string" calcext:value-type="string">
            <text:p>July 25, 2019, 8:17 a.m.</text:p>
          </table:table-cell>
          <table:table-cell table:number-columns-repeated="3" table:style-name="ce7" office:value-type="float" office:value="3359" calcext:value-type="float">
            <text:p>3359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>
          <table:table-cell table:style-name="ce2" office:value-type="float" office:value="483578" calcext:value-type="float">
            <text:p>483578</text:p>
          </table:table-cell>
          <table:table-cell table:style-name="ce6" office:value-type="string" calcext:value-type="string">
            <text:p>Hiroaki_Ozaki</text:p>
          </table:table-cell>
          <table:table-cell table:style-name="ce6" office:value-type="string" calcext:value-type="string">
            <text:p>Hitachi 2</text:p>
          </table:table-cell>
          <table:table-cell table:style-name="ce4" office:value-type="string" calcext:value-type="string">
            <text:p>July 25, 2019, 8:23 a.m.</text:p>
          </table:table-cell>
          <table:table-cell table:number-columns-repeated="3" table:style-name="ce7" office:value-type="float" office:value="3359" calcext:value-type="float">
            <text:p>3359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>
          <table:table-cell table:style-name="ce2" office:value-type="float" office:value="483579" calcext:value-type="float">
            <text:p>483579</text:p>
          </table:table-cell>
          <table:table-cell table:style-name="ce4" office:value-type="string" calcext:value-type="string">
            <text:p>baippa</text:p>
          </table:table-cell>
          <table:table-cell table:style-name="ce4" office:value-type="string" calcext:value-type="string">
            <text:p>SJTU 2</text:p>
          </table:table-cell>
          <table:table-cell table:style-name="ce4" office:value-type="string" calcext:value-type="string">
            <text:p>July 25, 2019, 8:23 a.m.</text:p>
          </table:table-cell>
          <table:table-cell table:number-columns-repeated="3" table:style-name="ce7" office:value-type="float" office:value="3359" calcext:value-type="float">
            <text:p>3359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>
          <table:table-cell table:style-name="ce2" office:value-type="float" office:value="483583" calcext:value-type="float">
            <text:p>483583</text:p>
          </table:table-cell>
          <table:table-cell table:style-name="ce4" office:value-type="string" calcext:value-type="string">
            <text:p>hmjw</text:p>
          </table:table-cell>
          <table:table-cell table:style-name="ce4" office:value-type="string" calcext:value-type="string">
            <text:p>Soochow</text:p>
          </table:table-cell>
          <table:table-cell table:style-name="ce4" office:value-type="string" calcext:value-type="string">
            <text:p>July 25, 2019, 8:42 a.m.</text:p>
          </table:table-cell>
          <table:table-cell table:number-columns-repeated="3" table:style-name="ce7" office:value-type="float" office:value="3359" calcext:value-type="float">
            <text:p>3359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>
          <table:table-cell table:style-name="ce2" office:value-type="float" office:value="483592" calcext:value-type="float">
            <text:p>483592</text:p>
          </table:table-cell>
          <table:table-cell table:style-name="ce4" office:value-type="string" calcext:value-type="string">
            <text:p>cclab2019</text:p>
          </table:table-cell>
          <table:table-cell table:style-name="ce4" office:value-type="string" calcext:value-type="string">
            <text:p>Chonbuk</text:p>
          </table:table-cell>
          <table:table-cell table:style-name="ce4" office:value-type="string" calcext:value-type="string">
            <text:p>July 25, 2019, 8:58 a.m.</text:p>
          </table:table-cell>
          <table:table-cell table:number-columns-repeated="2" table:style-name="ce4" office:value-type="float" office:value="3359" calcext:value-type="float">
            <text:p>335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31" calcext:value-type="float">
            <text:p>11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483597" calcext:value-type="float">
            <text:p>483597</text:p>
          </table:table-cell>
          <table:table-cell table:style-name="ce4" office:value-type="string" calcext:value-type="string">
            <text:p>yufeichen</text:p>
          </table:table-cell>
          <table:table-cell table:style-name="ce4" office:value-type="string" calcext:value-type="string">
            <text:p>Peking</text:p>
          </table:table-cell>
          <table:table-cell table:style-name="ce4" office:value-type="string" calcext:value-type="string">
            <text:p>July 25, 2019, 9:16 a.m.</text:p>
          </table:table-cell>
          <table:table-cell table:number-columns-repeated="3" table:style-name="ce4" office:value-type="float" office:value="3359" calcext:value-type="float">
            <text:p>3359</text:p>
          </table:table-cell>
          <table:table-cell table:style-name="ce4" office:value-type="float" office:value="1131" calcext:value-type="float">
            <text:p>11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483599" calcext:value-type="float">
            <text:p>483599</text:p>
          </table:table-cell>
          <table:table-cell table:style-name="ce4" office:value-type="string" calcext:value-type="string">
            <text:p>impeterwong</text:p>
          </table:table-cell>
          <table:table-cell table:style-name="ce4" office:value-type="string" calcext:value-type="string">
            <text:p>HKUST</text:p>
          </table:table-cell>
          <table:table-cell table:style-name="ce4" office:value-type="string" calcext:value-type="string">
            <text:p>July 25, 2019, 9:22 a.m.</text:p>
          </table:table-cell>
          <table:table-cell table:number-columns-repeated="2" table:style-name="ce4" office:value-type="float" office:value="3359" calcext:value-type="float">
            <text:p>335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31" calcext:value-type="float">
            <text:p>11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float" office:value="483604" calcext:value-type="float">
            <text:p>483604</text:p>
          </table:table-cell>
          <table:table-cell table:style-name="ce5" office:value-type="string" calcext:value-type="string">
            <text:p>oriuta</text:p>
          </table:table-cell>
          <table:table-cell table:style-name="ce5" office:value-type="string" calcext:value-type="string">
            <text:p>Shanghai</text:p>
          </table:table-cell>
          <table:table-cell table:style-name="ce5" office:value-type="string" calcext:value-type="string">
            <text:p>July 25, 2019, 9:46 a.m.</text:p>
          </table:table-cell>
          <table:table-cell table:number-columns-repeated="3" table:style-name="ce5" office:value-type="float" office:value="3359" calcext:value-type="float">
            <text:p>335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>
          <table:table-cell table:style-name="ce2" office:value-type="float" office:value="483614" calcext:value-type="float">
            <text:p>483614</text:p>
          </table:table-cell>
          <table:table-cell table:style-name="ce4" office:value-type="string" calcext:value-type="string">
            <text:p>yufeichen</text:p>
          </table:table-cell>
          <table:table-cell/>
          <table:table-cell table:style-name="ce4" office:value-type="string" calcext:value-type="string">
            <text:p>July 25, 2019, 11:17 a.m.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359" calcext:value-type="float">
            <text:p>335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483624" calcext:value-type="float">
            <text:p>483624</text:p>
          </table:table-cell>
          <table:table-cell table:style-name="ce4" office:value-type="string" calcext:value-type="string">
            <text:p>Charles-2019</text:p>
          </table:table-cell>
          <table:table-cell/>
          <table:table-cell table:style-name="ce4" office:value-type="string" calcext:value-type="string">
            <text:p>July 25, 2019, 10:26 a.m.</text:p>
          </table:table-cell>
          <table:table-cell table:number-columns-repeated="3" table:style-name="ce7" office:value-type="float" office:value="3359" calcext:value-type="float">
            <text:p>3359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>
          <table:table-cell table:style-name="ce2" office:value-type="float" office:value="484229" calcext:value-type="float">
            <text:p>484229</text:p>
          </table:table-cell>
          <table:table-cell table:style-name="ce4" office:value-type="string" calcext:value-type="string">
            <text:p>zeman</text:p>
          </table:table-cell>
          <table:table-cell/>
          <table:table-cell table:style-name="ce4" office:value-type="string" calcext:value-type="string">
            <text:p>July 27, 2019, 8:19 p.m.</text:p>
          </table:table-cell>
          <table:table-cell table:number-columns-repeated="3" table:style-name="ce7" office:value-type="float" office:value="3359" calcext:value-type="float">
            <text:p>3359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>
          <table:table-cell table:style-name="ce2" office:value-type="float" office:value="485581" calcext:value-type="float">
            <text:p>485581</text:p>
          </table:table-cell>
          <table:table-cell table:style-name="ce4" office:value-type="string" calcext:value-type="string">
            <text:p>caseykennington</text:p>
          </table:table-cell>
          <table:table-cell/>
          <table:table-cell table:style-name="ce4" office:value-type="string" calcext:value-type="string">
            <text:p>Aug. 1, 2019, 1:40 p.m.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359" calcext:value-type="float">
            <text:p>33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485598" calcext:value-type="float">
            <text:p>485598</text:p>
          </table:table-cell>
          <table:table-cell table:style-name="ce4" office:value-type="string" calcext:value-type="string">
            <text:p>foxik</text:p>
          </table:table-cell>
          <table:table-cell/>
          <table:table-cell table:style-name="ce4" office:value-type="string" calcext:value-type="string">
            <text:p>Aug. 1, 2019, 2:59 p.m.</text:p>
          </table:table-cell>
          <table:table-cell table:number-columns-repeated="3" table:style-name="ce7" office:value-type="float" office:value="3359" calcext:value-type="float">
            <text:p>3359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1998" calcext:value-type="float">
            <text:p>1998</text:p>
          </table:table-cell>
          <table:table-cell table:number-columns-repeated="1015"/>
        </table:table-row>
        <table:table-row table:style-name="ro1" table:number-rows-repeated="979">
          <table:table-cell table:style-name="ce2"/>
          <table:table-cell table:number-columns-repeated="1023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RP" table:style-name="ta2"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" table:default-cell-style-name="Default"/>
        <table:table-column table:style-name="co2" table:number-columns-repeated="983" table:default-cell-style-name="Default"/>
        <table:table-row table:style-name="ro1">
          <table:table-cell table:style-name="ce11" table:number-columns-repeated="2"/>
          <table:table-cell table:style-name="ce22"/>
          <table:table-cell table:style-name="ce25" office:value-type="string" calcext:value-type="string" table:number-columns-spanned="4" table:number-rows-spanned="1">
            <text:p>tops</text:p>
          </table:table-cell>
          <table:covered-table-cell table:number-columns-repeated="2"/>
          <table:covered-table-cell table:style-name="ce23"/>
          <table:table-cell table:style-name="ce25" office:value-type="string" calcext:value-type="string" table:number-columns-spanned="4" table:number-rows-spanned="1">
            <text:p>labels</text:p>
          </table:table-cell>
          <table:covered-table-cell table:number-columns-repeated="2"/>
          <table:covered-table-cell table:style-name="ce23"/>
          <table:table-cell table:style-name="ce25" office:value-type="string" calcext:value-type="string" table:number-columns-spanned="4" table:number-rows-spanned="1">
            <text:p>properties</text:p>
          </table:table-cell>
          <table:covered-table-cell table:number-columns-repeated="2"/>
          <table:covered-table-cell table:style-name="ce23"/>
          <table:table-cell table:style-name="ce25" office:value-type="string" calcext:value-type="string" table:number-columns-spanned="4" table:number-rows-spanned="1">
            <text:p>anchors</text:p>
          </table:table-cell>
          <table:covered-table-cell table:number-columns-repeated="2"/>
          <table:covered-table-cell table:style-name="ce23"/>
          <table:table-cell table:style-name="ce25" office:value-type="string" calcext:value-type="string" table:number-columns-spanned="4" table:number-rows-spanned="1">
            <text:p>edges</text:p>
          </table:table-cell>
          <table:covered-table-cell table:number-columns-repeated="2"/>
          <table:covered-table-cell table:style-name="ce23"/>
          <table:table-cell table:style-name="ce25" office:value-type="string" calcext:value-type="string" table:number-columns-spanned="4" table:number-rows-spanned="1">
            <text:p>attributes</text:p>
          </table:table-cell>
          <table:covered-table-cell table:number-columns-repeated="2"/>
          <table:covered-table-cell table:style-name="ce23"/>
          <table:table-cell table:style-name="ce25" office:value-type="string" calcext:value-type="string" table:number-columns-spanned="4" table:number-rows-spanned="1">
            <text:p>all</text:p>
          </table:table-cell>
          <table:covered-table-cell table:number-columns-repeated="2"/>
          <table:covered-table-cell table:style-name="ce23"/>
          <table:table-cell table:style-name="ce25" office:value-type="string" calcext:value-type="string" table:number-columns-spanned="5" table:number-rows-spanned="1">
            <text:p>cross-framework ranks</text:p>
          </table:table-cell>
          <table:covered-table-cell table:number-columns-repeated="3"/>
          <table:covered-table-cell table:style-name="ce23"/>
          <table:table-cell table:style-name="ce25" office:value-type="string" calcext:value-type="string" table:number-columns-spanned="5" table:number-rows-spanned="1">
            <text:p>in-framework ranks</text:p>
          </table:table-cell>
          <table:covered-table-cell table:number-columns-repeated="3"/>
          <table:covered-table-cell table:style-name="ce23"/>
          <table:table-cell table:number-columns-repeated="983"/>
        </table:table-row>
        <table:table-row table:style-name="ro1">
          <table:table-cell table:style-name="ce11" table:number-columns-repeated="2"/>
          <table:table-cell table:style-name="ce22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28" office:value-type="string" calcext:value-type="string">
            <text:p>F</text:p>
          </table:table-cell>
          <table:table-cell table:style-name="ce31" office:value-type="string" calcext:value-type="string">
            <text:p>#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28" office:value-type="string" calcext:value-type="string">
            <text:p>F</text:p>
          </table:table-cell>
          <table:table-cell table:style-name="ce31" office:value-type="string" calcext:value-type="string">
            <text:p>#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28" office:value-type="string" calcext:value-type="string">
            <text:p>F</text:p>
          </table:table-cell>
          <table:table-cell table:style-name="ce31" office:value-type="string" calcext:value-type="string">
            <text:p>#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28" office:value-type="string" calcext:value-type="string">
            <text:p>F</text:p>
          </table:table-cell>
          <table:table-cell table:style-name="ce31" office:value-type="string" calcext:value-type="string">
            <text:p>#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28" office:value-type="string" calcext:value-type="string">
            <text:p>F</text:p>
          </table:table-cell>
          <table:table-cell table:style-name="ce31" office:value-type="string" calcext:value-type="string">
            <text:p>#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28" office:value-type="string" calcext:value-type="string">
            <text:p>F</text:p>
          </table:table-cell>
          <table:table-cell table:style-name="ce31" office:value-type="string" calcext:value-type="string">
            <text:p>#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28" office:value-type="string" calcext:value-type="string">
            <text:p>F</text:p>
          </table:table-cell>
          <table:table-cell table:style-name="ce31" office:value-type="string" calcext:value-type="string">
            <text:p>#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PSD</text:p>
          </table:table-cell>
          <table:table-cell table:style-name="ce1" office:value-type="string" calcext:value-type="string">
            <text:p>EDS</text:p>
          </table:table-cell>
          <table:table-cell table:style-name="ce1" office:value-type="string" calcext:value-type="string">
            <text:p>UCCA</text:p>
          </table:table-cell>
          <table:table-cell table:style-name="ce31" office:value-type="string" calcext:value-type="string">
            <text:p>AMR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PSD</text:p>
          </table:table-cell>
          <table:table-cell table:style-name="ce1" office:value-type="string" calcext:value-type="string">
            <text:p>EDS</text:p>
          </table:table-cell>
          <table:table-cell table:style-name="ce1" office:value-type="string" calcext:value-type="string">
            <text:p>UCCA</text:p>
          </table:table-cell>
          <table:table-cell table:style-name="ce31" office:value-type="string" calcext:value-type="string">
            <text:p>AMR</text:p>
          </table:table-cell>
          <table:table-cell table:number-columns-repeated="983"/>
        </table:table-row>
        <table:table-row table:style-name="ro1">
          <table:table-cell table:style-name="ce12" office:value-type="string" calcext:value-type="string" table:number-columns-spanned="1" table:number-rows-spanned="2">
            <text:p>ERG</text:p>
          </table:table-cell>
          <table:table-cell table:style-name="ce12" table:number-columns-spanned="1" table:number-rows-spanned="2"/>
          <table:table-cell table:style-name="ce23" office:value-type="string" calcext:value-type="string">
            <text:p>all</text:p>
          </table:table-cell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4"/>
          <table:table-cell table:style-name="ce32"/>
          <table:table-cell table:style-name="ce26" table:number-columns-repeated="4"/>
          <table:table-cell table:style-name="ce32"/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4"/>
          <table:table-cell table:style-name="ce32"/>
          <table:table-cell table:style-name="ce26" table:number-columns-repeated="4"/>
          <table:table-cell table:style-name="ce32"/>
          <table:table-cell table:number-columns-repeated="983"/>
        </table:table-row>
        <table:table-row table:style-name="ro1">
          <table:table-cell table:style-name="ce12" office:value-type="string" calcext:value-type="string" table:number-columns-spanned="1" table:number-rows-spanned="2">
            <text:p>TUPA</text:p>
            <text:p>single</text:p>
          </table:table-cell>
          <table:table-cell table:style-name="ce12" table:number-columns-spanned="1" table:number-rows-spanned="2"/>
          <table:table-cell table:style-name="ce23" office:value-type="string" calcext:value-type="string">
            <text:p>all</text:p>
          </table:table-cell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4"/>
          <table:table-cell table:style-name="ce32"/>
          <table:table-cell table:style-name="ce26" table:number-columns-repeated="4"/>
          <table:table-cell table:style-name="ce32"/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4"/>
          <table:table-cell table:style-name="ce32"/>
          <table:table-cell table:style-name="ce26" table:number-columns-repeated="4"/>
          <table:table-cell table:style-name="ce32"/>
          <table:table-cell table:number-columns-repeated="983"/>
        </table:table-row>
        <table:table-row table:style-name="ro1">
          <table:table-cell table:style-name="ce13" office:value-type="string" calcext:value-type="string" table:number-columns-spanned="1" table:number-rows-spanned="2">
            <text:p>TUPA</text:p>
            <text:p>multi</text:p>
            <text:p/>
          </table:table-cell>
          <table:table-cell table:style-name="ce13" table:number-columns-spanned="1" table:number-rows-spanned="2"/>
          <table:table-cell table:style-name="ce23" office:value-type="string" calcext:value-type="string">
            <text:p>all</text:p>
          </table:table-cell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2"/>
          <table:table-cell table:style-name="ce29"/>
          <table:table-cell table:style-name="ce32"/>
          <table:table-cell table:style-name="ce26" table:number-columns-repeated="4"/>
          <table:table-cell table:style-name="ce32"/>
          <table:table-cell table:style-name="ce26" table:number-columns-repeated="4"/>
          <table:table-cell table:style-name="ce32"/>
          <table:table-cell table:number-columns-repeated="983"/>
        </table:table-row>
        <table:table-row table:style-name="ro1">
          <table:covered-table-cell table:number-columns-repeated="2" table:style-name="ce14"/>
          <table:table-cell table:style-name="ce24" office:value-type="string" calcext:value-type="string">
            <text:p>lpps</text:p>
          </table:table-cell>
          <table:table-cell table:style-name="ce27" table:number-columns-repeated="2"/>
          <table:table-cell table:style-name="ce30"/>
          <table:table-cell table:style-name="ce33"/>
          <table:table-cell table:style-name="ce27" table:number-columns-repeated="2"/>
          <table:table-cell table:style-name="ce30"/>
          <table:table-cell table:style-name="ce33"/>
          <table:table-cell table:style-name="ce27" table:number-columns-repeated="2"/>
          <table:table-cell table:style-name="ce30"/>
          <table:table-cell table:style-name="ce33"/>
          <table:table-cell table:style-name="ce27" table:number-columns-repeated="2"/>
          <table:table-cell table:style-name="ce30"/>
          <table:table-cell table:style-name="ce33"/>
          <table:table-cell table:style-name="ce27" table:number-columns-repeated="2"/>
          <table:table-cell table:style-name="ce30"/>
          <table:table-cell table:style-name="ce33"/>
          <table:table-cell table:style-name="ce27" table:number-columns-repeated="2"/>
          <table:table-cell table:style-name="ce30"/>
          <table:table-cell table:style-name="ce33"/>
          <table:table-cell table:style-name="ce27" table:number-columns-repeated="2"/>
          <table:table-cell table:style-name="ce30"/>
          <table:table-cell table:style-name="ce33"/>
          <table:table-cell table:style-name="ce27" table:number-columns-repeated="4"/>
          <table:table-cell table:style-name="ce33"/>
          <table:table-cell table:style-name="ce27" table:number-columns-repeated="4"/>
          <table:table-cell table:style-name="ce33"/>
          <table:table-cell table:number-columns-repeated="983"/>
        </table:table-row>
        <table:table-row table:style-name="ro1">
          <table:table-cell table:style-name="ce15" office:value-type="float" office:value="483279" calcext:value-type="float" table:number-columns-spanned="1" table:number-rows-spanned="2">
            <text:p>483279</text:p>
          </table:table-cell>
          <table:table-cell table:style-name="ce12" table:formula="of:=VLOOKUP([.A9];[$Runs.$A$2:.$C$23];3;0)" office:value-type="string" office:string-value="SJTU 1" calcext:value-type="string" table:number-columns-spanned="1" table:number-rows-spanned="2">
            <text:p>SJTU 1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9 + 'mrp: psd'!c9 + 'mrp: eds'!c9 + 'mrp: ucca'!c9 + 'mrp: amr'!c9)/5" office:value-type="string" office:string-value="" calcext:value-type="error">
            <text:p>#NAME?</text:p>
          </table:table-cell>
          <table:table-cell table:style-name="ce26" table:formula="of:=('mrp: dm'!d9 + 'mrp: psd'!d9 + 'mrp: eds'!d9 + 'mrp: ucca'!d9 + 'mrp: amr'!d9)/5" office:value-type="string" office:string-value="" calcext:value-type="error">
            <text:p>#NAME?</text:p>
          </table:table-cell>
          <table:table-cell table:style-name="ce29" table:formula="of:=('mrp: dm'!e9 + 'mrp: psd'!e9 + 'mrp: eds'!e9 + 'mrp: ucca'!e9 + 'mrp: amr'!e9)/5" office:value-type="string" office:string-value="" calcext:value-type="error">
            <text:p>#NAME?</text:p>
          </table:table-cell>
          <table:table-cell table:style-name="ce34" table:formula="of:=IFERROR(__xludf.dummyfunction(&quot;rank(F9, query($C$9:F$36, &quot;&quot;select F where C = 'all'&quot;&quot;))&quot;);1)" office:value-type="float" office:value="1" calcext:value-type="float">
            <text:p>1</text:p>
          </table:table-cell>
          <table:table-cell table:style-name="ce26" table:formula="of:=('mrp: dm'!g9 + 'mrp: psd'!g9 + 'mrp: eds'!g9 + 'mrp: ucca'!g9 + 'mrp: amr'!g9)/5" office:value-type="string" office:string-value="" calcext:value-type="error">
            <text:p>#NAME?</text:p>
          </table:table-cell>
          <table:table-cell table:style-name="ce26" table:formula="of:=('mrp: dm'!h9 + 'mrp: psd'!h9 + 'mrp: eds'!h9 + 'mrp: ucca'!h9 + 'mrp: amr'!h9)/5" office:value-type="string" office:string-value="" calcext:value-type="error">
            <text:p>#NAME?</text:p>
          </table:table-cell>
          <table:table-cell table:style-name="ce29" table:formula="of:=('mrp: dm'!i9 + 'mrp: psd'!i9 + 'mrp: eds'!i9 + 'mrp: ucca'!i9 + 'mrp: amr'!i9)/5" office:value-type="string" office:string-value="" calcext:value-type="error">
            <text:p>#NAME?</text:p>
          </table:table-cell>
          <table:table-cell table:style-name="ce34" table:formula="of:=IFERROR(__xludf.dummyfunction(&quot;rank(J9, query($C$9:J$36, &quot;&quot;select J where C = 'all'&quot;&quot;))&quot;);2)" office:value-type="float" office:value="2" calcext:value-type="float">
            <text:p>2</text:p>
          </table:table-cell>
          <table:table-cell table:style-name="ce26" table:formula="of:=('mrp: dm'!k9 + 'mrp: psd'!k9 + 'mrp: eds'!k9 + 'mrp: ucca'!k9 + 'mrp: amr'!k9)/5" office:value-type="string" office:string-value="" calcext:value-type="error">
            <text:p>#NAME?</text:p>
          </table:table-cell>
          <table:table-cell table:style-name="ce26" table:formula="of:=('mrp: dm'!l9 + 'mrp: psd'!l9 + 'mrp: eds'!l9 + 'mrp: ucca'!l9 + 'mrp: amr'!l9)/5" office:value-type="string" office:string-value="" calcext:value-type="error">
            <text:p>#NAME?</text:p>
          </table:table-cell>
          <table:table-cell table:style-name="ce29" table:formula="of:=('mrp: dm'!m9 + 'mrp: psd'!m9 + 'mrp: eds'!m9 + 'mrp: ucca'!m9 + 'mrp: amr'!m9)/5" office:value-type="string" office:string-value="" calcext:value-type="error">
            <text:p>#NAME?</text:p>
          </table:table-cell>
          <table:table-cell table:style-name="ce34" table:formula="of:=IFERROR(__xludf.dummyfunction(&quot;rank(N9, query($C$9:N$36, &quot;&quot;select N where C = 'all'&quot;&quot;))&quot;);2)" office:value-type="float" office:value="2" calcext:value-type="float">
            <text:p>2</text:p>
          </table:table-cell>
          <table:table-cell table:style-name="ce26" table:formula="of:=('mrp: dm'!o9 + 'mrp: psd'!o9 + 'mrp: eds'!o9 + 'mrp: ucca'!o9 + 'mrp: amr'!o9)/5" office:value-type="string" office:string-value="" calcext:value-type="error">
            <text:p>#NAME?</text:p>
          </table:table-cell>
          <table:table-cell table:style-name="ce26" table:formula="of:=('mrp: dm'!p9 + 'mrp: psd'!p9 + 'mrp: eds'!p9 + 'mrp: ucca'!p9 + 'mrp: amr'!p9)/5" office:value-type="string" office:string-value="" calcext:value-type="error">
            <text:p>#NAME?</text:p>
          </table:table-cell>
          <table:table-cell table:style-name="ce29" table:formula="of:=('mrp: dm'!q9 + 'mrp: psd'!q9 + 'mrp: eds'!q9 + 'mrp: ucca'!q9 + 'mrp: amr'!q9)/5" office:value-type="string" office:string-value="" calcext:value-type="error">
            <text:p>#NAME?</text:p>
          </table:table-cell>
          <table:table-cell table:style-name="ce34" table:formula="of:=IFERROR(__xludf.dummyfunction(&quot;rank(R9, query($C$9:R$36, &quot;&quot;select R where C = 'all'&quot;&quot;))&quot;);3)" office:value-type="float" office:value="3" calcext:value-type="float">
            <text:p>3</text:p>
          </table:table-cell>
          <table:table-cell table:style-name="ce26" table:formula="of:=('mrp: dm'!s9 + 'mrp: psd'!s9 + 'mrp: eds'!s9 + 'mrp: ucca'!s9 + 'mrp: amr'!s9)/5" office:value-type="string" office:string-value="" calcext:value-type="error">
            <text:p>#NAME?</text:p>
          </table:table-cell>
          <table:table-cell table:style-name="ce26" table:formula="of:=('mrp: dm'!t9 + 'mrp: psd'!t9 + 'mrp: eds'!t9 + 'mrp: ucca'!t9 + 'mrp: amr'!t9)/5" office:value-type="string" office:string-value="" calcext:value-type="error">
            <text:p>#NAME?</text:p>
          </table:table-cell>
          <table:table-cell table:style-name="ce29" table:formula="of:=('mrp: dm'!u9 + 'mrp: psd'!u9 + 'mrp: eds'!u9 + 'mrp: ucca'!u9 + 'mrp: amr'!u9)/5" office:value-type="string" office:string-value="" calcext:value-type="error">
            <text:p>#NAME?</text:p>
          </table:table-cell>
          <table:table-cell table:style-name="ce34" table:formula="of:=IFERROR(__xludf.dummyfunction(&quot;rank(V9, query($C$9:V$36, &quot;&quot;select V where C = 'all'&quot;&quot;))&quot;);2)" office:value-type="float" office:value="2" calcext:value-type="float">
            <text:p>2</text:p>
          </table:table-cell>
          <table:table-cell table:style-name="ce26" table:formula="of:=('mrp: dm'!w9 + 'mrp: psd'!w9 + 'mrp: eds'!w9 + 'mrp: ucca'!w9 + 'mrp: amr'!w9)/5" office:value-type="string" office:string-value="" calcext:value-type="error">
            <text:p>#NAME?</text:p>
          </table:table-cell>
          <table:table-cell table:style-name="ce26" table:formula="of:=('mrp: dm'!x9 + 'mrp: psd'!x9 + 'mrp: eds'!x9 + 'mrp: ucca'!x9 + 'mrp: amr'!x9)/5" office:value-type="string" office:string-value="" calcext:value-type="error">
            <text:p>#NAME?</text:p>
          </table:table-cell>
          <table:table-cell table:style-name="ce29" table:formula="of:=('mrp: dm'!y9 + 'mrp: psd'!y9 + 'mrp: eds'!y9 + 'mrp: ucca'!y9 + 'mrp: amr'!y9)/5" office:value-type="string" office:string-value="" calcext:value-type="error">
            <text:p>#NAME?</text:p>
          </table:table-cell>
          <table:table-cell table:style-name="ce34" table:formula="of:=IFERROR(__xludf.dummyfunction(&quot;rank(Z9, query($C$9:Z$36, &quot;&quot;select Z where C = 'all'&quot;&quot;))&quot;);2)" office:value-type="float" office:value="2" calcext:value-type="float">
            <text:p>2</text:p>
          </table:table-cell>
          <table:table-cell table:style-name="ce26" table:formula="of:=('mrp: dm'!aa9 + 'mrp: psd'!aa9 + 'mrp: eds'!aa9 + 'mrp: ucca'!aa9 + 'mrp: amr'!aa9)/5" office:value-type="string" office:string-value="" calcext:value-type="error">
            <text:p>#NAME?</text:p>
          </table:table-cell>
          <table:table-cell table:style-name="ce26" table:formula="of:=('mrp: dm'!ab9 + 'mrp: psd'!ab9 + 'mrp: eds'!ab9 + 'mrp: ucca'!ab9 + 'mrp: amr'!ab9)/5" office:value-type="string" office:string-value="" calcext:value-type="error">
            <text:p>#NAME?</text:p>
          </table:table-cell>
          <table:table-cell table:style-name="ce36" table:formula="of:=('mrp: dm'!ac9 + 'mrp: psd'!ac9 + 'mrp: eds'!ac9 + 'mrp: ucca'!ac9 + 'mrp: amr'!ac9)/5" office:value-type="string" office:string-value="" calcext:value-type="error">
            <text:p>#NAME?</text:p>
          </table:table-cell>
          <table:table-cell table:style-name="ce37" table:formula="of:=IFERROR(__xludf.dummyfunction(&quot;rank(AD9, query($C$9:AD$36, &quot;&quot;select AD where C = 'all'&quot;&quot;))&quot;);2)" office:value-type="float" office:value="2" calcext:value-type="float">
            <text:p>2</text:p>
          </table:table-cell>
          <table:table-cell table:style-name="ce43" table:formula="of:='mrp: dm'!$ad9" office:value-type="string" office:string-value="" calcext:value-type="error">
            <text:p>#NAME?</text:p>
          </table:table-cell>
          <table:table-cell table:style-name="ce45" table:formula="of:='mrp: psd'!$ad9" office:value-type="string" office:string-value="" calcext:value-type="error">
            <text:p>#NAME?</text:p>
          </table:table-cell>
          <table:table-cell table:style-name="ce44" table:formula="of:='mrp: eds'!$ad9" office:value-type="string" office:string-value="" calcext:value-type="error">
            <text:p>#NAME?</text:p>
          </table:table-cell>
          <table:table-cell table:style-name="ce46" table:formula="of:='mrp: ucca'!$ad9" office:value-type="string" office:string-value="" calcext:value-type="error">
            <text:p>#NAME?</text:p>
          </table:table-cell>
          <table:table-cell table:style-name="ce49" table:formula="of:='mrp: amr'!$ad9" office:value-type="string" office:string-value="" calcext:value-type="error">
            <text:p>#NAME?</text:p>
          </table:table-cell>
          <table:table-cell table:style-name="ce44" table:formula="of:='sdp: dm'!$g9" office:value-type="string" office:string-value="" calcext:value-type="error">
            <text:p>#NAME?</text:p>
          </table:table-cell>
          <table:table-cell table:style-name="ce44" table:formula="of:='sdp: psd'!$g9" office:value-type="string" office:string-value="" calcext:value-type="error">
            <text:p>#NAME?</text:p>
          </table:table-cell>
          <table:table-cell table:style-name="ce44" table:formula="of:='edm: eds'!$v9" office:value-type="string" office:string-value="" calcext:value-type="error">
            <text:p>#NAME?</text:p>
          </table:table-cell>
          <table:table-cell table:style-name="ce44" table:formula="of:='ucca: ucca'!$n10" office:value-type="string" office:string-value="" calcext:value-type="error">
            <text:p>#NAME?</text:p>
          </table:table-cell>
          <table:table-cell table:style-name="ce50" table:formula="of:='smatch: amr'!$f9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10 + 'mrp: psd'!c10 + 'mrp: eds'!c10 + 'mrp: ucca'!c10 + 'mrp: amr'!c10)/5" office:value-type="string" office:string-value="" calcext:value-type="error">
            <text:p>#NAME?</text:p>
          </table:table-cell>
          <table:table-cell table:style-name="ce26" table:formula="of:=('mrp: dm'!d10 + 'mrp: psd'!d10 + 'mrp: eds'!d10 + 'mrp: ucca'!d10 + 'mrp: amr'!d10)/5" office:value-type="string" office:string-value="" calcext:value-type="error">
            <text:p>#NAME?</text:p>
          </table:table-cell>
          <table:table-cell table:style-name="ce29" table:formula="of:=('mrp: dm'!e10 + 'mrp: psd'!e10 + 'mrp: eds'!e10 + 'mrp: ucca'!e10 + 'mrp: amr'!e10)/5" office:value-type="string" office:string-value="" calcext:value-type="error">
            <text:p>#NAME?</text:p>
          </table:table-cell>
          <table:table-cell table:style-name="ce34" table:formula="of:=IFERROR(__xludf.dummyfunction(&quot;rank(F10, query($C$9:F$36, &quot;&quot;select F where C = 'lpps'&quot;&quot;))&quot;);2)" office:value-type="float" office:value="2" calcext:value-type="float">
            <text:p>2</text:p>
          </table:table-cell>
          <table:table-cell table:style-name="ce26" table:formula="of:=('mrp: dm'!g10 + 'mrp: psd'!g10 + 'mrp: eds'!g10 + 'mrp: ucca'!g10 + 'mrp: amr'!g10)/5" office:value-type="string" office:string-value="" calcext:value-type="error">
            <text:p>#NAME?</text:p>
          </table:table-cell>
          <table:table-cell table:style-name="ce26" table:formula="of:=('mrp: dm'!h10 + 'mrp: psd'!h10 + 'mrp: eds'!h10 + 'mrp: ucca'!h10 + 'mrp: amr'!h10)/5" office:value-type="string" office:string-value="" calcext:value-type="error">
            <text:p>#NAME?</text:p>
          </table:table-cell>
          <table:table-cell table:style-name="ce29" table:formula="of:=('mrp: dm'!i10 + 'mrp: psd'!i10 + 'mrp: eds'!i10 + 'mrp: ucca'!i10 + 'mrp: amr'!i10)/5" office:value-type="string" office:string-value="" calcext:value-type="error">
            <text:p>#NAME?</text:p>
          </table:table-cell>
          <table:table-cell table:style-name="ce34" table:formula="of:=IFERROR(__xludf.dummyfunction(&quot;rank(J10, query($C$9:J$36, &quot;&quot;select J where C = 'lpps'&quot;&quot;))&quot;);2)" office:value-type="float" office:value="2" calcext:value-type="float">
            <text:p>2</text:p>
          </table:table-cell>
          <table:table-cell table:style-name="ce26" table:formula="of:=('mrp: dm'!k10 + 'mrp: psd'!k10 + 'mrp: eds'!k10 + 'mrp: ucca'!k10 + 'mrp: amr'!k10)/5" office:value-type="string" office:string-value="" calcext:value-type="error">
            <text:p>#NAME?</text:p>
          </table:table-cell>
          <table:table-cell table:style-name="ce26" table:formula="of:=('mrp: dm'!l10 + 'mrp: psd'!l10 + 'mrp: eds'!l10 + 'mrp: ucca'!l10 + 'mrp: amr'!l10)/5" office:value-type="string" office:string-value="" calcext:value-type="error">
            <text:p>#NAME?</text:p>
          </table:table-cell>
          <table:table-cell table:style-name="ce29" table:formula="of:=('mrp: dm'!m10 + 'mrp: psd'!m10 + 'mrp: eds'!m10 + 'mrp: ucca'!m10 + 'mrp: amr'!m10)/5" office:value-type="string" office:string-value="" calcext:value-type="error">
            <text:p>#NAME?</text:p>
          </table:table-cell>
          <table:table-cell table:style-name="ce34" table:formula="of:=IFERROR(__xludf.dummyfunction(&quot;rank(N10, query($C$9:N$36, &quot;&quot;select N where C = 'lpps'&quot;&quot;))&quot;);6)" office:value-type="float" office:value="6" calcext:value-type="float">
            <text:p>6</text:p>
          </table:table-cell>
          <table:table-cell table:style-name="ce26" table:formula="of:=('mrp: dm'!o10 + 'mrp: psd'!o10 + 'mrp: eds'!o10 + 'mrp: ucca'!o10 + 'mrp: amr'!o10)/5" office:value-type="string" office:string-value="" calcext:value-type="error">
            <text:p>#NAME?</text:p>
          </table:table-cell>
          <table:table-cell table:style-name="ce26" table:formula="of:=('mrp: dm'!p10 + 'mrp: psd'!p10 + 'mrp: eds'!p10 + 'mrp: ucca'!p10 + 'mrp: amr'!p10)/5" office:value-type="string" office:string-value="" calcext:value-type="error">
            <text:p>#NAME?</text:p>
          </table:table-cell>
          <table:table-cell table:style-name="ce29" table:formula="of:=('mrp: dm'!q10 + 'mrp: psd'!q10 + 'mrp: eds'!q10 + 'mrp: ucca'!q10 + 'mrp: amr'!q10)/5" office:value-type="string" office:string-value="" calcext:value-type="error">
            <text:p>#NAME?</text:p>
          </table:table-cell>
          <table:table-cell table:style-name="ce34" table:formula="of:=IFERROR(__xludf.dummyfunction(&quot;rank(R10, query($C$9:R$36, &quot;&quot;select R where C = 'lpps'&quot;&quot;))&quot;);3)" office:value-type="float" office:value="3" calcext:value-type="float">
            <text:p>3</text:p>
          </table:table-cell>
          <table:table-cell table:style-name="ce26" table:formula="of:=('mrp: dm'!s10 + 'mrp: psd'!s10 + 'mrp: eds'!s10 + 'mrp: ucca'!s10 + 'mrp: amr'!s10)/5" office:value-type="string" office:string-value="" calcext:value-type="error">
            <text:p>#NAME?</text:p>
          </table:table-cell>
          <table:table-cell table:style-name="ce26" table:formula="of:=('mrp: dm'!t10 + 'mrp: psd'!t10 + 'mrp: eds'!t10 + 'mrp: ucca'!t10 + 'mrp: amr'!t10)/5" office:value-type="string" office:string-value="" calcext:value-type="error">
            <text:p>#NAME?</text:p>
          </table:table-cell>
          <table:table-cell table:style-name="ce29" table:formula="of:=('mrp: dm'!u10 + 'mrp: psd'!u10 + 'mrp: eds'!u10 + 'mrp: ucca'!u10 + 'mrp: amr'!u10)/5" office:value-type="string" office:string-value="" calcext:value-type="error">
            <text:p>#NAME?</text:p>
          </table:table-cell>
          <table:table-cell table:style-name="ce34" table:formula="of:=IFERROR(__xludf.dummyfunction(&quot;rank(V10, query($C$9:V$36, &quot;&quot;select V where C = 'lpps'&quot;&quot;))&quot;);3)" office:value-type="float" office:value="3" calcext:value-type="float">
            <text:p>3</text:p>
          </table:table-cell>
          <table:table-cell table:style-name="ce26" table:formula="of:=('mrp: dm'!w10 + 'mrp: psd'!w10 + 'mrp: eds'!w10 + 'mrp: ucca'!w10 + 'mrp: amr'!w10)/5" office:value-type="string" office:string-value="" calcext:value-type="error">
            <text:p>#NAME?</text:p>
          </table:table-cell>
          <table:table-cell table:style-name="ce26" table:formula="of:=('mrp: dm'!x10 + 'mrp: psd'!x10 + 'mrp: eds'!x10 + 'mrp: ucca'!x10 + 'mrp: amr'!x10)/5" office:value-type="string" office:string-value="" calcext:value-type="error">
            <text:p>#NAME?</text:p>
          </table:table-cell>
          <table:table-cell table:style-name="ce29" table:formula="of:=('mrp: dm'!y10 + 'mrp: psd'!y10 + 'mrp: eds'!y10 + 'mrp: ucca'!y10 + 'mrp: amr'!y10)/5" office:value-type="string" office:string-value="" calcext:value-type="error">
            <text:p>#NAME?</text:p>
          </table:table-cell>
          <table:table-cell table:style-name="ce34" table:formula="of:=IFERROR(__xludf.dummyfunction(&quot;rank(Z10, query($C$9:Z$36, &quot;&quot;select Z where C = 'lpps'&quot;&quot;))&quot;);3)" office:value-type="float" office:value="3" calcext:value-type="float">
            <text:p>3</text:p>
          </table:table-cell>
          <table:table-cell table:style-name="ce26" table:formula="of:=('mrp: dm'!aa10 + 'mrp: psd'!aa10 + 'mrp: eds'!aa10 + 'mrp: ucca'!aa10 + 'mrp: amr'!aa10)/5" office:value-type="string" office:string-value="" calcext:value-type="error">
            <text:p>#NAME?</text:p>
          </table:table-cell>
          <table:table-cell table:style-name="ce26" table:formula="of:=('mrp: dm'!ab10 + 'mrp: psd'!ab10 + 'mrp: eds'!ab10 + 'mrp: ucca'!ab10 + 'mrp: amr'!ab10)/5" office:value-type="string" office:string-value="" calcext:value-type="error">
            <text:p>#NAME?</text:p>
          </table:table-cell>
          <table:table-cell table:style-name="ce29" table:formula="of:=('mrp: dm'!ac10 + 'mrp: psd'!ac10 + 'mrp: eds'!ac10 + 'mrp: ucca'!ac10 + 'mrp: amr'!ac10)/5" office:value-type="string" office:string-value="" calcext:value-type="error">
            <text:p>#NAME?</text:p>
          </table:table-cell>
          <table:table-cell table:style-name="ce34" table:formula="of:=IFERROR(__xludf.dummyfunction(&quot;rank(AD10, query($C$9:AD$36, &quot;&quot;select AD where C = 'lpps'&quot;&quot;))&quot;);3)" office:value-type="float" office:value="3" calcext:value-type="float">
            <text:p>3</text:p>
          </table:table-cell>
          <table:table-cell table:style-name="ce44" table:formula="of:='mrp: dm'!$ad10" office:value-type="string" office:string-value="" calcext:value-type="error">
            <text:p>#NAME?</text:p>
          </table:table-cell>
          <table:table-cell table:style-name="ce44" table:formula="of:='mrp: psd'!$ad10" office:value-type="string" office:string-value="" calcext:value-type="error">
            <text:p>#NAME?</text:p>
          </table:table-cell>
          <table:table-cell table:style-name="ce44" table:formula="of:='mrp: eds'!$ad10" office:value-type="string" office:string-value="" calcext:value-type="error">
            <text:p>#NAME?</text:p>
          </table:table-cell>
          <table:table-cell table:style-name="ce44" table:formula="of:='mrp: ucca'!$ad10" office:value-type="string" office:string-value="" calcext:value-type="error">
            <text:p>#NAME?</text:p>
          </table:table-cell>
          <table:table-cell table:style-name="ce50" table:formula="of:='mrp: amr'!$ad10" office:value-type="string" office:string-value="" calcext:value-type="error">
            <text:p>#NAME?</text:p>
          </table:table-cell>
          <table:table-cell table:style-name="ce44" table:formula="of:='sdp: dm'!$g10" office:value-type="string" office:string-value="" calcext:value-type="error">
            <text:p>#NAME?</text:p>
          </table:table-cell>
          <table:table-cell table:style-name="ce44" table:formula="of:='sdp: psd'!$g10" office:value-type="string" office:string-value="" calcext:value-type="error">
            <text:p>#NAME?</text:p>
          </table:table-cell>
          <table:table-cell table:style-name="ce44" table:formula="of:='edm: eds'!$v10" office:value-type="string" office:string-value="" calcext:value-type="error">
            <text:p>#NAME?</text:p>
          </table:table-cell>
          <table:table-cell table:style-name="ce44" table:formula="of:='ucca: ucca'!$n11" office:value-type="string" office:string-value="" calcext:value-type="error">
            <text:p>#NAME?</text:p>
          </table:table-cell>
          <table:table-cell table:style-name="ce50" table:formula="of:='smatch: amr'!$f10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table-cell table:style-name="ce12" office:value-type="float" office:value="483408" calcext:value-type="float" table:number-columns-spanned="1" table:number-rows-spanned="2">
            <text:p>483408</text:p>
          </table:table-cell>
          <table:table-cell table:style-name="ce12" table:formula="of:=VLOOKUP([.A11];[$Runs.$A$2:.$C$23];3;0)" office:value-type="string" office:string-value="Saarland" calcext:value-type="string" table:number-columns-spanned="1" table:number-rows-spanned="2">
            <text:p>Saarland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11 + 'mrp: psd'!c11 + 'mrp: eds'!c11 + 'mrp: ucca'!c11 + 'mrp: amr'!c11)/5" office:value-type="string" office:string-value="" calcext:value-type="error">
            <text:p>#NAME?</text:p>
          </table:table-cell>
          <table:table-cell table:style-name="ce26" table:formula="of:=('mrp: dm'!d11 + 'mrp: psd'!d11 + 'mrp: eds'!d11 + 'mrp: ucca'!d11 + 'mrp: amr'!d11)/5" office:value-type="string" office:string-value="" calcext:value-type="error">
            <text:p>#NAME?</text:p>
          </table:table-cell>
          <table:table-cell table:style-name="ce29" table:formula="of:=('mrp: dm'!e11 + 'mrp: psd'!e11 + 'mrp: eds'!e11 + 'mrp: ucca'!e11 + 'mrp: amr'!e11)/5" office:value-type="string" office:string-value="" calcext:value-type="error">
            <text:p>#NAME?</text:p>
          </table:table-cell>
          <table:table-cell table:style-name="ce34" table:formula="of:=IFERROR(__xludf.dummyfunction(&quot;rank(F11, query($C$9:F$36, &quot;&quot;select F where C = 'all'&quot;&quot;))&quot;);4)" office:value-type="float" office:value="4" calcext:value-type="float">
            <text:p>4</text:p>
          </table:table-cell>
          <table:table-cell table:style-name="ce26" table:formula="of:=('mrp: dm'!g11 + 'mrp: psd'!g11 + 'mrp: eds'!g11 + 'mrp: ucca'!g11 + 'mrp: amr'!g11)/5" office:value-type="string" office:string-value="" calcext:value-type="error">
            <text:p>#NAME?</text:p>
          </table:table-cell>
          <table:table-cell table:style-name="ce26" table:formula="of:=('mrp: dm'!h11 + 'mrp: psd'!h11 + 'mrp: eds'!h11 + 'mrp: ucca'!h11 + 'mrp: amr'!h11)/5" office:value-type="string" office:string-value="" calcext:value-type="error">
            <text:p>#NAME?</text:p>
          </table:table-cell>
          <table:table-cell table:style-name="ce29" table:formula="of:=('mrp: dm'!i11 + 'mrp: psd'!i11 + 'mrp: eds'!i11 + 'mrp: ucca'!i11 + 'mrp: amr'!i11)/5" office:value-type="string" office:string-value="" calcext:value-type="error">
            <text:p>#NAME?</text:p>
          </table:table-cell>
          <table:table-cell table:style-name="ce34" table:formula="of:=IFERROR(__xludf.dummyfunction(&quot;rank(J11, query($C$9:J$36, &quot;&quot;select J where C = 'all'&quot;&quot;))&quot;);1)" office:value-type="float" office:value="1" calcext:value-type="float">
            <text:p>1</text:p>
          </table:table-cell>
          <table:table-cell table:style-name="ce26" table:formula="of:=('mrp: dm'!k11 + 'mrp: psd'!k11 + 'mrp: eds'!k11 + 'mrp: ucca'!k11 + 'mrp: amr'!k11)/5" office:value-type="string" office:string-value="" calcext:value-type="error">
            <text:p>#NAME?</text:p>
          </table:table-cell>
          <table:table-cell table:style-name="ce26" table:formula="of:=('mrp: dm'!l11 + 'mrp: psd'!l11 + 'mrp: eds'!l11 + 'mrp: ucca'!l11 + 'mrp: amr'!l11)/5" office:value-type="string" office:string-value="" calcext:value-type="error">
            <text:p>#NAME?</text:p>
          </table:table-cell>
          <table:table-cell table:style-name="ce29" table:formula="of:=('mrp: dm'!m11 + 'mrp: psd'!m11 + 'mrp: eds'!m11 + 'mrp: ucca'!m11 + 'mrp: amr'!m11)/5" office:value-type="string" office:string-value="" calcext:value-type="error">
            <text:p>#NAME?</text:p>
          </table:table-cell>
          <table:table-cell table:style-name="ce34" table:formula="of:=IFERROR(__xludf.dummyfunction(&quot;rank(N11, query($C$9:N$36, &quot;&quot;select N where C = 'all'&quot;&quot;))&quot;);5)" office:value-type="float" office:value="5" calcext:value-type="float">
            <text:p>5</text:p>
          </table:table-cell>
          <table:table-cell table:style-name="ce26" table:formula="of:=('mrp: dm'!o11 + 'mrp: psd'!o11 + 'mrp: eds'!o11 + 'mrp: ucca'!o11 + 'mrp: amr'!o11)/5" office:value-type="string" office:string-value="" calcext:value-type="error">
            <text:p>#NAME?</text:p>
          </table:table-cell>
          <table:table-cell table:style-name="ce26" table:formula="of:=('mrp: dm'!p11 + 'mrp: psd'!p11 + 'mrp: eds'!p11 + 'mrp: ucca'!p11 + 'mrp: amr'!p11)/5" office:value-type="string" office:string-value="" calcext:value-type="error">
            <text:p>#NAME?</text:p>
          </table:table-cell>
          <table:table-cell table:style-name="ce29" table:formula="of:=('mrp: dm'!q11 + 'mrp: psd'!q11 + 'mrp: eds'!q11 + 'mrp: ucca'!q11 + 'mrp: amr'!q11)/5" office:value-type="string" office:string-value="" calcext:value-type="error">
            <text:p>#NAME?</text:p>
          </table:table-cell>
          <table:table-cell table:style-name="ce34" table:formula="of:=IFERROR(__xludf.dummyfunction(&quot;rank(R11, query($C$9:R$36, &quot;&quot;select R where C = 'all'&quot;&quot;))&quot;);6)" office:value-type="float" office:value="6" calcext:value-type="float">
            <text:p>6</text:p>
          </table:table-cell>
          <table:table-cell table:style-name="ce26" table:formula="of:=('mrp: dm'!s11 + 'mrp: psd'!s11 + 'mrp: eds'!s11 + 'mrp: ucca'!s11 + 'mrp: amr'!s11)/5" office:value-type="string" office:string-value="" calcext:value-type="error">
            <text:p>#NAME?</text:p>
          </table:table-cell>
          <table:table-cell table:style-name="ce26" table:formula="of:=('mrp: dm'!t11 + 'mrp: psd'!t11 + 'mrp: eds'!t11 + 'mrp: ucca'!t11 + 'mrp: amr'!t11)/5" office:value-type="string" office:string-value="" calcext:value-type="error">
            <text:p>#NAME?</text:p>
          </table:table-cell>
          <table:table-cell table:style-name="ce29" table:formula="of:=('mrp: dm'!u11 + 'mrp: psd'!u11 + 'mrp: eds'!u11 + 'mrp: ucca'!u11 + 'mrp: amr'!u11)/5" office:value-type="string" office:string-value="" calcext:value-type="error">
            <text:p>#NAME?</text:p>
          </table:table-cell>
          <table:table-cell table:style-name="ce34" table:formula="of:=IFERROR(__xludf.dummyfunction(&quot;rank(V11, query($C$9:V$36, &quot;&quot;select V where C = 'all'&quot;&quot;))&quot;);4)" office:value-type="float" office:value="4" calcext:value-type="float">
            <text:p>4</text:p>
          </table:table-cell>
          <table:table-cell table:style-name="ce26" table:formula="of:=('mrp: dm'!w11 + 'mrp: psd'!w11 + 'mrp: eds'!w11 + 'mrp: ucca'!w11 + 'mrp: amr'!w11)/5" office:value-type="string" office:string-value="" calcext:value-type="error">
            <text:p>#NAME?</text:p>
          </table:table-cell>
          <table:table-cell table:style-name="ce26" table:formula="of:=('mrp: dm'!x11 + 'mrp: psd'!x11 + 'mrp: eds'!x11 + 'mrp: ucca'!x11 + 'mrp: amr'!x11)/5" office:value-type="string" office:string-value="" calcext:value-type="error">
            <text:p>#NAME?</text:p>
          </table:table-cell>
          <table:table-cell table:style-name="ce29" table:formula="of:=('mrp: dm'!y11 + 'mrp: psd'!y11 + 'mrp: eds'!y11 + 'mrp: ucca'!y11 + 'mrp: amr'!y11)/5" office:value-type="string" office:string-value="" calcext:value-type="error">
            <text:p>#NAME?</text:p>
          </table:table-cell>
          <table:table-cell table:style-name="ce34" table:formula="of:=IFERROR(__xludf.dummyfunction(&quot;rank(Z11, query($C$9:Z$36, &quot;&quot;select Z where C = 'all'&quot;&quot;))&quot;);10)" office:value-type="float" office:value="10" calcext:value-type="float">
            <text:p>10</text:p>
          </table:table-cell>
          <table:table-cell table:style-name="ce26" table:formula="of:=('mrp: dm'!aa11 + 'mrp: psd'!aa11 + 'mrp: eds'!aa11 + 'mrp: ucca'!aa11 + 'mrp: amr'!aa11)/5" office:value-type="string" office:string-value="" calcext:value-type="error">
            <text:p>#NAME?</text:p>
          </table:table-cell>
          <table:table-cell table:style-name="ce26" table:formula="of:=('mrp: dm'!ab11 + 'mrp: psd'!ab11 + 'mrp: eds'!ab11 + 'mrp: ucca'!ab11 + 'mrp: amr'!ab11)/5" office:value-type="string" office:string-value="" calcext:value-type="error">
            <text:p>#NAME?</text:p>
          </table:table-cell>
          <table:table-cell table:style-name="ce36" table:formula="of:=('mrp: dm'!ac11 + 'mrp: psd'!ac11 + 'mrp: eds'!ac11 + 'mrp: ucca'!ac11 + 'mrp: amr'!ac11)/5" office:value-type="string" office:string-value="" calcext:value-type="error">
            <text:p>#NAME?</text:p>
          </table:table-cell>
          <table:table-cell table:style-name="ce34" table:formula="of:=IFERROR(__xludf.dummyfunction(&quot;rank(AD11, query($C$9:AD$36, &quot;&quot;select AD where C = 'all'&quot;&quot;))&quot;);4)" office:value-type="float" office:value="4" calcext:value-type="float">
            <text:p>4</text:p>
          </table:table-cell>
          <table:table-cell table:style-name="ce44" table:formula="of:='mrp: dm'!$ad11" office:value-type="string" office:string-value="" calcext:value-type="error">
            <text:p>#NAME?</text:p>
          </table:table-cell>
          <table:table-cell table:style-name="ce43" table:formula="of:='mrp: psd'!$ad11" office:value-type="string" office:string-value="" calcext:value-type="error">
            <text:p>#NAME?</text:p>
          </table:table-cell>
          <table:table-cell table:style-name="ce44" table:formula="of:='mrp: eds'!$ad11" office:value-type="string" office:string-value="" calcext:value-type="error">
            <text:p>#NAME?</text:p>
          </table:table-cell>
          <table:table-cell table:style-name="ce44" table:formula="of:='mrp: ucca'!$ad11" office:value-type="string" office:string-value="" calcext:value-type="error">
            <text:p>#NAME?</text:p>
          </table:table-cell>
          <table:table-cell table:style-name="ce50" table:formula="of:='mrp: amr'!$ad11" office:value-type="string" office:string-value="" calcext:value-type="error">
            <text:p>#NAME?</text:p>
          </table:table-cell>
          <table:table-cell table:style-name="ce44" table:formula="of:='sdp: dm'!$g11" office:value-type="string" office:string-value="" calcext:value-type="error">
            <text:p>#NAME?</text:p>
          </table:table-cell>
          <table:table-cell table:style-name="ce44" table:formula="of:='sdp: psd'!$g11" office:value-type="string" office:string-value="" calcext:value-type="error">
            <text:p>#NAME?</text:p>
          </table:table-cell>
          <table:table-cell table:style-name="ce44" table:formula="of:='edm: eds'!$v11" office:value-type="string" office:string-value="" calcext:value-type="error">
            <text:p>#NAME?</text:p>
          </table:table-cell>
          <table:table-cell table:style-name="ce44" table:formula="of:='ucca: ucca'!$n12" office:value-type="string" office:string-value="" calcext:value-type="error">
            <text:p>#NAME?</text:p>
          </table:table-cell>
          <table:table-cell table:style-name="ce50" table:formula="of:='smatch: amr'!$f11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12 + 'mrp: psd'!c12 + 'mrp: eds'!c12 + 'mrp: ucca'!c12 + 'mrp: amr'!c12)/5" office:value-type="string" office:string-value="" calcext:value-type="error">
            <text:p>#NAME?</text:p>
          </table:table-cell>
          <table:table-cell table:style-name="ce26" table:formula="of:=('mrp: dm'!d12 + 'mrp: psd'!d12 + 'mrp: eds'!d12 + 'mrp: ucca'!d12 + 'mrp: amr'!d12)/5" office:value-type="string" office:string-value="" calcext:value-type="error">
            <text:p>#NAME?</text:p>
          </table:table-cell>
          <table:table-cell table:style-name="ce29" table:formula="of:=('mrp: dm'!e12 + 'mrp: psd'!e12 + 'mrp: eds'!e12 + 'mrp: ucca'!e12 + 'mrp: amr'!e12)/5" office:value-type="string" office:string-value="" calcext:value-type="error">
            <text:p>#NAME?</text:p>
          </table:table-cell>
          <table:table-cell table:style-name="ce34" table:formula="of:=IFERROR(__xludf.dummyfunction(&quot;rank(F12, query($C$9:F$36, &quot;&quot;select F where C = 'lpps'&quot;&quot;))&quot;);4)" office:value-type="float" office:value="4" calcext:value-type="float">
            <text:p>4</text:p>
          </table:table-cell>
          <table:table-cell table:style-name="ce26" table:formula="of:=('mrp: dm'!g12 + 'mrp: psd'!g12 + 'mrp: eds'!g12 + 'mrp: ucca'!g12 + 'mrp: amr'!g12)/5" office:value-type="string" office:string-value="" calcext:value-type="error">
            <text:p>#NAME?</text:p>
          </table:table-cell>
          <table:table-cell table:style-name="ce26" table:formula="of:=('mrp: dm'!h12 + 'mrp: psd'!h12 + 'mrp: eds'!h12 + 'mrp: ucca'!h12 + 'mrp: amr'!h12)/5" office:value-type="string" office:string-value="" calcext:value-type="error">
            <text:p>#NAME?</text:p>
          </table:table-cell>
          <table:table-cell table:style-name="ce29" table:formula="of:=('mrp: dm'!i12 + 'mrp: psd'!i12 + 'mrp: eds'!i12 + 'mrp: ucca'!i12 + 'mrp: amr'!i12)/5" office:value-type="string" office:string-value="" calcext:value-type="error">
            <text:p>#NAME?</text:p>
          </table:table-cell>
          <table:table-cell table:style-name="ce34" table:formula="of:=IFERROR(__xludf.dummyfunction(&quot;rank(J12, query($C$9:J$36, &quot;&quot;select J where C = 'lpps'&quot;&quot;))&quot;);1)" office:value-type="float" office:value="1" calcext:value-type="float">
            <text:p>1</text:p>
          </table:table-cell>
          <table:table-cell table:style-name="ce26" table:formula="of:=('mrp: dm'!k12 + 'mrp: psd'!k12 + 'mrp: eds'!k12 + 'mrp: ucca'!k12 + 'mrp: amr'!k12)/5" office:value-type="string" office:string-value="" calcext:value-type="error">
            <text:p>#NAME?</text:p>
          </table:table-cell>
          <table:table-cell table:style-name="ce26" table:formula="of:=('mrp: dm'!l12 + 'mrp: psd'!l12 + 'mrp: eds'!l12 + 'mrp: ucca'!l12 + 'mrp: amr'!l12)/5" office:value-type="string" office:string-value="" calcext:value-type="error">
            <text:p>#NAME?</text:p>
          </table:table-cell>
          <table:table-cell table:style-name="ce29" table:formula="of:=('mrp: dm'!m12 + 'mrp: psd'!m12 + 'mrp: eds'!m12 + 'mrp: ucca'!m12 + 'mrp: amr'!m12)/5" office:value-type="string" office:string-value="" calcext:value-type="error">
            <text:p>#NAME?</text:p>
          </table:table-cell>
          <table:table-cell table:style-name="ce34" table:formula="of:=IFERROR(__xludf.dummyfunction(&quot;rank(N12, query($C$9:N$36, &quot;&quot;select N where C = 'lpps'&quot;&quot;))&quot;);3)" office:value-type="float" office:value="3" calcext:value-type="float">
            <text:p>3</text:p>
          </table:table-cell>
          <table:table-cell table:style-name="ce26" table:formula="of:=('mrp: dm'!o12 + 'mrp: psd'!o12 + 'mrp: eds'!o12 + 'mrp: ucca'!o12 + 'mrp: amr'!o12)/5" office:value-type="string" office:string-value="" calcext:value-type="error">
            <text:p>#NAME?</text:p>
          </table:table-cell>
          <table:table-cell table:style-name="ce26" table:formula="of:=('mrp: dm'!p12 + 'mrp: psd'!p12 + 'mrp: eds'!p12 + 'mrp: ucca'!p12 + 'mrp: amr'!p12)/5" office:value-type="string" office:string-value="" calcext:value-type="error">
            <text:p>#NAME?</text:p>
          </table:table-cell>
          <table:table-cell table:style-name="ce29" table:formula="of:=('mrp: dm'!q12 + 'mrp: psd'!q12 + 'mrp: eds'!q12 + 'mrp: ucca'!q12 + 'mrp: amr'!q12)/5" office:value-type="string" office:string-value="" calcext:value-type="error">
            <text:p>#NAME?</text:p>
          </table:table-cell>
          <table:table-cell table:style-name="ce34" table:formula="of:=IFERROR(__xludf.dummyfunction(&quot;rank(R12, query($C$9:R$36, &quot;&quot;select R where C = 'lpps'&quot;&quot;))&quot;);5)" office:value-type="float" office:value="5" calcext:value-type="float">
            <text:p>5</text:p>
          </table:table-cell>
          <table:table-cell table:style-name="ce26" table:formula="of:=('mrp: dm'!s12 + 'mrp: psd'!s12 + 'mrp: eds'!s12 + 'mrp: ucca'!s12 + 'mrp: amr'!s12)/5" office:value-type="string" office:string-value="" calcext:value-type="error">
            <text:p>#NAME?</text:p>
          </table:table-cell>
          <table:table-cell table:style-name="ce26" table:formula="of:=('mrp: dm'!t12 + 'mrp: psd'!t12 + 'mrp: eds'!t12 + 'mrp: ucca'!t12 + 'mrp: amr'!t12)/5" office:value-type="string" office:string-value="" calcext:value-type="error">
            <text:p>#NAME?</text:p>
          </table:table-cell>
          <table:table-cell table:style-name="ce29" table:formula="of:=('mrp: dm'!u12 + 'mrp: psd'!u12 + 'mrp: eds'!u12 + 'mrp: ucca'!u12 + 'mrp: amr'!u12)/5" office:value-type="string" office:string-value="" calcext:value-type="error">
            <text:p>#NAME?</text:p>
          </table:table-cell>
          <table:table-cell table:style-name="ce34" table:formula="of:=IFERROR(__xludf.dummyfunction(&quot;rank(V12, query($C$9:V$36, &quot;&quot;select V where C = 'lpps'&quot;&quot;))&quot;);2)" office:value-type="float" office:value="2" calcext:value-type="float">
            <text:p>2</text:p>
          </table:table-cell>
          <table:table-cell table:style-name="ce26" table:formula="of:=('mrp: dm'!w12 + 'mrp: psd'!w12 + 'mrp: eds'!w12 + 'mrp: ucca'!w12 + 'mrp: amr'!w12)/5" office:value-type="string" office:string-value="" calcext:value-type="error">
            <text:p>#NAME?</text:p>
          </table:table-cell>
          <table:table-cell table:style-name="ce26" table:formula="of:=('mrp: dm'!x12 + 'mrp: psd'!x12 + 'mrp: eds'!x12 + 'mrp: ucca'!x12 + 'mrp: amr'!x12)/5" office:value-type="string" office:string-value="" calcext:value-type="error">
            <text:p>#NAME?</text:p>
          </table:table-cell>
          <table:table-cell table:style-name="ce29" table:formula="of:=('mrp: dm'!y12 + 'mrp: psd'!y12 + 'mrp: eds'!y12 + 'mrp: ucca'!y12 + 'mrp: amr'!y12)/5" office:value-type="string" office:string-value="" calcext:value-type="error">
            <text:p>#NAME?</text:p>
          </table:table-cell>
          <table:table-cell table:style-name="ce34" table:formula="of:=IFERROR(__xludf.dummyfunction(&quot;rank(Z12, query($C$9:Z$36, &quot;&quot;select Z where C = 'lpps'&quot;&quot;))&quot;);10)" office:value-type="float" office:value="10" calcext:value-type="float">
            <text:p>10</text:p>
          </table:table-cell>
          <table:table-cell table:style-name="ce26" table:formula="of:=('mrp: dm'!aa12 + 'mrp: psd'!aa12 + 'mrp: eds'!aa12 + 'mrp: ucca'!aa12 + 'mrp: amr'!aa12)/5" office:value-type="string" office:string-value="" calcext:value-type="error">
            <text:p>#NAME?</text:p>
          </table:table-cell>
          <table:table-cell table:style-name="ce26" table:formula="of:=('mrp: dm'!ab12 + 'mrp: psd'!ab12 + 'mrp: eds'!ab12 + 'mrp: ucca'!ab12 + 'mrp: amr'!ab12)/5" office:value-type="string" office:string-value="" calcext:value-type="error">
            <text:p>#NAME?</text:p>
          </table:table-cell>
          <table:table-cell table:style-name="ce29" table:formula="of:=('mrp: dm'!ac12 + 'mrp: psd'!ac12 + 'mrp: eds'!ac12 + 'mrp: ucca'!ac12 + 'mrp: amr'!ac12)/5" office:value-type="string" office:string-value="" calcext:value-type="error">
            <text:p>#NAME?</text:p>
          </table:table-cell>
          <table:table-cell table:style-name="ce34" table:formula="of:=IFERROR(__xludf.dummyfunction(&quot;rank(AD12, query($C$9:AD$36, &quot;&quot;select AD where C = 'lpps'&quot;&quot;))&quot;);1)" office:value-type="float" office:value="1" calcext:value-type="float">
            <text:p>1</text:p>
          </table:table-cell>
          <table:table-cell table:style-name="ce44" table:formula="of:='mrp: dm'!$ad12" office:value-type="string" office:string-value="" calcext:value-type="error">
            <text:p>#NAME?</text:p>
          </table:table-cell>
          <table:table-cell table:style-name="ce44" table:formula="of:='mrp: psd'!$ad12" office:value-type="string" office:string-value="" calcext:value-type="error">
            <text:p>#NAME?</text:p>
          </table:table-cell>
          <table:table-cell table:style-name="ce44" table:formula="of:='mrp: eds'!$ad12" office:value-type="string" office:string-value="" calcext:value-type="error">
            <text:p>#NAME?</text:p>
          </table:table-cell>
          <table:table-cell table:style-name="ce44" table:formula="of:='mrp: ucca'!$ad12" office:value-type="string" office:string-value="" calcext:value-type="error">
            <text:p>#NAME?</text:p>
          </table:table-cell>
          <table:table-cell table:style-name="ce50" table:formula="of:='mrp: amr'!$ad12" office:value-type="string" office:string-value="" calcext:value-type="error">
            <text:p>#NAME?</text:p>
          </table:table-cell>
          <table:table-cell table:style-name="ce44" table:formula="of:='sdp: dm'!$g12" office:value-type="string" office:string-value="" calcext:value-type="error">
            <text:p>#NAME?</text:p>
          </table:table-cell>
          <table:table-cell table:style-name="ce44" table:formula="of:='sdp: psd'!$g12" office:value-type="string" office:string-value="" calcext:value-type="error">
            <text:p>#NAME?</text:p>
          </table:table-cell>
          <table:table-cell table:style-name="ce44" table:formula="of:='edm: eds'!$v12" office:value-type="string" office:string-value="" calcext:value-type="error">
            <text:p>#NAME?</text:p>
          </table:table-cell>
          <table:table-cell table:style-name="ce44" table:formula="of:='ucca: ucca'!$n13" office:value-type="string" office:string-value="" calcext:value-type="error">
            <text:p>#NAME?</text:p>
          </table:table-cell>
          <table:table-cell table:style-name="ce50" table:formula="of:='smatch: amr'!$f12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table-cell table:style-name="ce12" office:value-type="float" office:value="483420" calcext:value-type="float" table:number-columns-spanned="1" table:number-rows-spanned="2">
            <text:p>483420</text:p>
          </table:table-cell>
          <table:table-cell table:style-name="ce12" table:formula="of:=VLOOKUP([.A13];[$Runs.$A$2:.$C$23];3;0)" office:value-type="string" office:string-value="Prague 1" calcext:value-type="string" table:number-columns-spanned="1" table:number-rows-spanned="2">
            <text:p>Prague 1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13 + 'mrp: psd'!c13 + 'mrp: eds'!c13 + 'mrp: ucca'!c13 + 'mrp: amr'!c13)/5" office:value-type="string" office:string-value="" calcext:value-type="error">
            <text:p>#NAME?</text:p>
          </table:table-cell>
          <table:table-cell table:style-name="ce26" table:formula="of:=('mrp: dm'!d13 + 'mrp: psd'!d13 + 'mrp: eds'!d13 + 'mrp: ucca'!d13 + 'mrp: amr'!d13)/5" office:value-type="string" office:string-value="" calcext:value-type="error">
            <text:p>#NAME?</text:p>
          </table:table-cell>
          <table:table-cell table:style-name="ce29" table:formula="of:=('mrp: dm'!e13 + 'mrp: psd'!e13 + 'mrp: eds'!e13 + 'mrp: ucca'!e13 + 'mrp: amr'!e13)/5" office:value-type="string" office:string-value="" calcext:value-type="error">
            <text:p>#NAME?</text:p>
          </table:table-cell>
          <table:table-cell table:style-name="ce34" table:formula="of:=IFERROR(__xludf.dummyfunction(&quot;rank(F13, query($C$9:F$36, &quot;&quot;select F where C = 'all'&quot;&quot;))&quot;);6)" office:value-type="float" office:value="6" calcext:value-type="float">
            <text:p>6</text:p>
          </table:table-cell>
          <table:table-cell table:style-name="ce26" table:formula="of:=('mrp: dm'!g13 + 'mrp: psd'!g13 + 'mrp: eds'!g13 + 'mrp: ucca'!g13 + 'mrp: amr'!g13)/5" office:value-type="string" office:string-value="" calcext:value-type="error">
            <text:p>#NAME?</text:p>
          </table:table-cell>
          <table:table-cell table:style-name="ce26" table:formula="of:=('mrp: dm'!h13 + 'mrp: psd'!h13 + 'mrp: eds'!h13 + 'mrp: ucca'!h13 + 'mrp: amr'!h13)/5" office:value-type="string" office:string-value="" calcext:value-type="error">
            <text:p>#NAME?</text:p>
          </table:table-cell>
          <table:table-cell table:style-name="ce29" table:formula="of:=('mrp: dm'!i13 + 'mrp: psd'!i13 + 'mrp: eds'!i13 + 'mrp: ucca'!i13 + 'mrp: amr'!i13)/5" office:value-type="string" office:string-value="" calcext:value-type="error">
            <text:p>#NAME?</text:p>
          </table:table-cell>
          <table:table-cell table:style-name="ce34" table:formula="of:=IFERROR(__xludf.dummyfunction(&quot;rank(J13, query($C$9:J$36, &quot;&quot;select J where C = 'all'&quot;&quot;))&quot;);7)" office:value-type="float" office:value="7" calcext:value-type="float">
            <text:p>7</text:p>
          </table:table-cell>
          <table:table-cell table:style-name="ce26" table:formula="of:=('mrp: dm'!k13 + 'mrp: psd'!k13 + 'mrp: eds'!k13 + 'mrp: ucca'!k13 + 'mrp: amr'!k13)/5" office:value-type="string" office:string-value="" calcext:value-type="error">
            <text:p>#NAME?</text:p>
          </table:table-cell>
          <table:table-cell table:style-name="ce26" table:formula="of:=('mrp: dm'!l13 + 'mrp: psd'!l13 + 'mrp: eds'!l13 + 'mrp: ucca'!l13 + 'mrp: amr'!l13)/5" office:value-type="string" office:string-value="" calcext:value-type="error">
            <text:p>#NAME?</text:p>
          </table:table-cell>
          <table:table-cell table:style-name="ce29" table:formula="of:=('mrp: dm'!m13 + 'mrp: psd'!m13 + 'mrp: eds'!m13 + 'mrp: ucca'!m13 + 'mrp: amr'!m13)/5" office:value-type="string" office:string-value="" calcext:value-type="error">
            <text:p>#NAME?</text:p>
          </table:table-cell>
          <table:table-cell table:style-name="ce34" table:formula="of:=IFERROR(__xludf.dummyfunction(&quot;rank(N13, query($C$9:N$36, &quot;&quot;select N where C = 'all'&quot;&quot;))&quot;);7)" office:value-type="float" office:value="7" calcext:value-type="float">
            <text:p>7</text:p>
          </table:table-cell>
          <table:table-cell table:style-name="ce26" table:formula="of:=('mrp: dm'!o13 + 'mrp: psd'!o13 + 'mrp: eds'!o13 + 'mrp: ucca'!o13 + 'mrp: amr'!o13)/5" office:value-type="string" office:string-value="" calcext:value-type="error">
            <text:p>#NAME?</text:p>
          </table:table-cell>
          <table:table-cell table:style-name="ce26" table:formula="of:=('mrp: dm'!p13 + 'mrp: psd'!p13 + 'mrp: eds'!p13 + 'mrp: ucca'!p13 + 'mrp: amr'!p13)/5" office:value-type="string" office:string-value="" calcext:value-type="error">
            <text:p>#NAME?</text:p>
          </table:table-cell>
          <table:table-cell table:style-name="ce29" table:formula="of:=('mrp: dm'!q13 + 'mrp: psd'!q13 + 'mrp: eds'!q13 + 'mrp: ucca'!q13 + 'mrp: amr'!q13)/5" office:value-type="string" office:string-value="" calcext:value-type="error">
            <text:p>#NAME?</text:p>
          </table:table-cell>
          <table:table-cell table:style-name="ce34" table:formula="of:=IFERROR(__xludf.dummyfunction(&quot;rank(R13, query($C$9:R$36, &quot;&quot;select R where C = 'all'&quot;&quot;))&quot;);7)" office:value-type="float" office:value="7" calcext:value-type="float">
            <text:p>7</text:p>
          </table:table-cell>
          <table:table-cell table:style-name="ce26" table:formula="of:=('mrp: dm'!s13 + 'mrp: psd'!s13 + 'mrp: eds'!s13 + 'mrp: ucca'!s13 + 'mrp: amr'!s13)/5" office:value-type="string" office:string-value="" calcext:value-type="error">
            <text:p>#NAME?</text:p>
          </table:table-cell>
          <table:table-cell table:style-name="ce26" table:formula="of:=('mrp: dm'!t13 + 'mrp: psd'!t13 + 'mrp: eds'!t13 + 'mrp: ucca'!t13 + 'mrp: amr'!t13)/5" office:value-type="string" office:string-value="" calcext:value-type="error">
            <text:p>#NAME?</text:p>
          </table:table-cell>
          <table:table-cell table:style-name="ce29" table:formula="of:=('mrp: dm'!u13 + 'mrp: psd'!u13 + 'mrp: eds'!u13 + 'mrp: ucca'!u13 + 'mrp: amr'!u13)/5" office:value-type="string" office:string-value="" calcext:value-type="error">
            <text:p>#NAME?</text:p>
          </table:table-cell>
          <table:table-cell table:style-name="ce34" table:formula="of:=IFERROR(__xludf.dummyfunction(&quot;rank(V13, query($C$9:V$36, &quot;&quot;select V where C = 'all'&quot;&quot;))&quot;);8)" office:value-type="float" office:value="8" calcext:value-type="float">
            <text:p>8</text:p>
          </table:table-cell>
          <table:table-cell table:style-name="ce26" table:formula="of:=('mrp: dm'!w13 + 'mrp: psd'!w13 + 'mrp: eds'!w13 + 'mrp: ucca'!w13 + 'mrp: amr'!w13)/5" office:value-type="string" office:string-value="" calcext:value-type="error">
            <text:p>#NAME?</text:p>
          </table:table-cell>
          <table:table-cell table:style-name="ce26" table:formula="of:=('mrp: dm'!x13 + 'mrp: psd'!x13 + 'mrp: eds'!x13 + 'mrp: ucca'!x13 + 'mrp: amr'!x13)/5" office:value-type="string" office:string-value="" calcext:value-type="error">
            <text:p>#NAME?</text:p>
          </table:table-cell>
          <table:table-cell table:style-name="ce29" table:formula="of:=('mrp: dm'!y13 + 'mrp: psd'!y13 + 'mrp: eds'!y13 + 'mrp: ucca'!y13 + 'mrp: amr'!y13)/5" office:value-type="string" office:string-value="" calcext:value-type="error">
            <text:p>#NAME?</text:p>
          </table:table-cell>
          <table:table-cell table:style-name="ce34" table:formula="of:=IFERROR(__xludf.dummyfunction(&quot;rank(Z13, query($C$9:Z$36, &quot;&quot;select Z where C = 'all'&quot;&quot;))&quot;);4)" office:value-type="float" office:value="4" calcext:value-type="float">
            <text:p>4</text:p>
          </table:table-cell>
          <table:table-cell table:style-name="ce26" table:formula="of:=('mrp: dm'!aa13 + 'mrp: psd'!aa13 + 'mrp: eds'!aa13 + 'mrp: ucca'!aa13 + 'mrp: amr'!aa13)/5" office:value-type="string" office:string-value="" calcext:value-type="error">
            <text:p>#NAME?</text:p>
          </table:table-cell>
          <table:table-cell table:style-name="ce26" table:formula="of:=('mrp: dm'!ab13 + 'mrp: psd'!ab13 + 'mrp: eds'!ab13 + 'mrp: ucca'!ab13 + 'mrp: amr'!ab13)/5" office:value-type="string" office:string-value="" calcext:value-type="error">
            <text:p>#NAME?</text:p>
          </table:table-cell>
          <table:table-cell table:style-name="ce36" table:formula="of:=('mrp: dm'!ac13 + 'mrp: psd'!ac13 + 'mrp: eds'!ac13 + 'mrp: ucca'!ac13 + 'mrp: amr'!ac13)/5" office:value-type="string" office:string-value="" calcext:value-type="error">
            <text:p>#NAME?</text:p>
          </table:table-cell>
          <table:table-cell table:style-name="ce34" table:formula="of:=IFERROR(__xludf.dummyfunction(&quot;rank(AD13, query($C$9:AD$36, &quot;&quot;select AD where C = 'all'&quot;&quot;))&quot;);6)" office:value-type="float" office:value="6" calcext:value-type="float">
            <text:p>6</text:p>
          </table:table-cell>
          <table:table-cell table:style-name="ce44" table:formula="of:='mrp: dm'!$ad13" office:value-type="string" office:string-value="" calcext:value-type="error">
            <text:p>#NAME?</text:p>
          </table:table-cell>
          <table:table-cell table:style-name="ce44" table:formula="of:='mrp: psd'!$ad13" office:value-type="string" office:string-value="" calcext:value-type="error">
            <text:p>#NAME?</text:p>
          </table:table-cell>
          <table:table-cell table:style-name="ce44" table:formula="of:='mrp: eds'!$ad13" office:value-type="string" office:string-value="" calcext:value-type="error">
            <text:p>#NAME?</text:p>
          </table:table-cell>
          <table:table-cell table:style-name="ce44" table:formula="of:='mrp: ucca'!$ad13" office:value-type="string" office:string-value="" calcext:value-type="error">
            <text:p>#NAME?</text:p>
          </table:table-cell>
          <table:table-cell table:style-name="ce50" table:formula="of:='mrp: amr'!$ad13" office:value-type="string" office:string-value="" calcext:value-type="error">
            <text:p>#NAME?</text:p>
          </table:table-cell>
          <table:table-cell table:style-name="ce44" table:formula="of:='sdp: dm'!$g13" office:value-type="string" office:string-value="" calcext:value-type="error">
            <text:p>#NAME?</text:p>
          </table:table-cell>
          <table:table-cell table:style-name="ce44" table:formula="of:='sdp: psd'!$g13" office:value-type="string" office:string-value="" calcext:value-type="error">
            <text:p>#NAME?</text:p>
          </table:table-cell>
          <table:table-cell table:style-name="ce44" table:formula="of:='edm: eds'!$v13" office:value-type="string" office:string-value="" calcext:value-type="error">
            <text:p>#NAME?</text:p>
          </table:table-cell>
          <table:table-cell table:style-name="ce44" table:formula="of:='ucca: ucca'!$n14" office:value-type="string" office:string-value="" calcext:value-type="error">
            <text:p>#NAME?</text:p>
          </table:table-cell>
          <table:table-cell table:style-name="ce50" table:formula="of:='smatch: amr'!$f13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14 + 'mrp: psd'!c14 + 'mrp: eds'!c14 + 'mrp: ucca'!c14 + 'mrp: amr'!c14)/5" office:value-type="string" office:string-value="" calcext:value-type="error">
            <text:p>#NAME?</text:p>
          </table:table-cell>
          <table:table-cell table:style-name="ce26" table:formula="of:=('mrp: dm'!d14 + 'mrp: psd'!d14 + 'mrp: eds'!d14 + 'mrp: ucca'!d14 + 'mrp: amr'!d14)/5" office:value-type="string" office:string-value="" calcext:value-type="error">
            <text:p>#NAME?</text:p>
          </table:table-cell>
          <table:table-cell table:style-name="ce29" table:formula="of:=('mrp: dm'!e14 + 'mrp: psd'!e14 + 'mrp: eds'!e14 + 'mrp: ucca'!e14 + 'mrp: amr'!e14)/5" office:value-type="string" office:string-value="" calcext:value-type="error">
            <text:p>#NAME?</text:p>
          </table:table-cell>
          <table:table-cell table:style-name="ce34" table:formula="of:=IFERROR(__xludf.dummyfunction(&quot;rank(F14, query($C$9:F$36, &quot;&quot;select F where C = 'lpps'&quot;&quot;))&quot;);6)" office:value-type="float" office:value="6" calcext:value-type="float">
            <text:p>6</text:p>
          </table:table-cell>
          <table:table-cell table:style-name="ce26" table:formula="of:=('mrp: dm'!g14 + 'mrp: psd'!g14 + 'mrp: eds'!g14 + 'mrp: ucca'!g14 + 'mrp: amr'!g14)/5" office:value-type="string" office:string-value="" calcext:value-type="error">
            <text:p>#NAME?</text:p>
          </table:table-cell>
          <table:table-cell table:style-name="ce26" table:formula="of:=('mrp: dm'!h14 + 'mrp: psd'!h14 + 'mrp: eds'!h14 + 'mrp: ucca'!h14 + 'mrp: amr'!h14)/5" office:value-type="string" office:string-value="" calcext:value-type="error">
            <text:p>#NAME?</text:p>
          </table:table-cell>
          <table:table-cell table:style-name="ce29" table:formula="of:=('mrp: dm'!i14 + 'mrp: psd'!i14 + 'mrp: eds'!i14 + 'mrp: ucca'!i14 + 'mrp: amr'!i14)/5" office:value-type="string" office:string-value="" calcext:value-type="error">
            <text:p>#NAME?</text:p>
          </table:table-cell>
          <table:table-cell table:style-name="ce34" table:formula="of:=IFERROR(__xludf.dummyfunction(&quot;rank(J14, query($C$9:J$36, &quot;&quot;select J where C = 'lpps'&quot;&quot;))&quot;);7)" office:value-type="float" office:value="7" calcext:value-type="float">
            <text:p>7</text:p>
          </table:table-cell>
          <table:table-cell table:style-name="ce26" table:formula="of:=('mrp: dm'!k14 + 'mrp: psd'!k14 + 'mrp: eds'!k14 + 'mrp: ucca'!k14 + 'mrp: amr'!k14)/5" office:value-type="string" office:string-value="" calcext:value-type="error">
            <text:p>#NAME?</text:p>
          </table:table-cell>
          <table:table-cell table:style-name="ce26" table:formula="of:=('mrp: dm'!l14 + 'mrp: psd'!l14 + 'mrp: eds'!l14 + 'mrp: ucca'!l14 + 'mrp: amr'!l14)/5" office:value-type="string" office:string-value="" calcext:value-type="error">
            <text:p>#NAME?</text:p>
          </table:table-cell>
          <table:table-cell table:style-name="ce29" table:formula="of:=('mrp: dm'!m14 + 'mrp: psd'!m14 + 'mrp: eds'!m14 + 'mrp: ucca'!m14 + 'mrp: amr'!m14)/5" office:value-type="string" office:string-value="" calcext:value-type="error">
            <text:p>#NAME?</text:p>
          </table:table-cell>
          <table:table-cell table:style-name="ce34" table:formula="of:=IFERROR(__xludf.dummyfunction(&quot;rank(N14, query($C$9:N$36, &quot;&quot;select N where C = 'lpps'&quot;&quot;))&quot;);4)" office:value-type="float" office:value="4" calcext:value-type="float">
            <text:p>4</text:p>
          </table:table-cell>
          <table:table-cell table:style-name="ce26" table:formula="of:=('mrp: dm'!o14 + 'mrp: psd'!o14 + 'mrp: eds'!o14 + 'mrp: ucca'!o14 + 'mrp: amr'!o14)/5" office:value-type="string" office:string-value="" calcext:value-type="error">
            <text:p>#NAME?</text:p>
          </table:table-cell>
          <table:table-cell table:style-name="ce26" table:formula="of:=('mrp: dm'!p14 + 'mrp: psd'!p14 + 'mrp: eds'!p14 + 'mrp: ucca'!p14 + 'mrp: amr'!p14)/5" office:value-type="string" office:string-value="" calcext:value-type="error">
            <text:p>#NAME?</text:p>
          </table:table-cell>
          <table:table-cell table:style-name="ce29" table:formula="of:=('mrp: dm'!q14 + 'mrp: psd'!q14 + 'mrp: eds'!q14 + 'mrp: ucca'!q14 + 'mrp: amr'!q14)/5" office:value-type="string" office:string-value="" calcext:value-type="error">
            <text:p>#NAME?</text:p>
          </table:table-cell>
          <table:table-cell table:style-name="ce34" table:formula="of:=IFERROR(__xludf.dummyfunction(&quot;rank(R14, query($C$9:R$36, &quot;&quot;select R where C = 'lpps'&quot;&quot;))&quot;);7)" office:value-type="float" office:value="7" calcext:value-type="float">
            <text:p>7</text:p>
          </table:table-cell>
          <table:table-cell table:style-name="ce26" table:formula="of:=('mrp: dm'!s14 + 'mrp: psd'!s14 + 'mrp: eds'!s14 + 'mrp: ucca'!s14 + 'mrp: amr'!s14)/5" office:value-type="string" office:string-value="" calcext:value-type="error">
            <text:p>#NAME?</text:p>
          </table:table-cell>
          <table:table-cell table:style-name="ce26" table:formula="of:=('mrp: dm'!t14 + 'mrp: psd'!t14 + 'mrp: eds'!t14 + 'mrp: ucca'!t14 + 'mrp: amr'!t14)/5" office:value-type="string" office:string-value="" calcext:value-type="error">
            <text:p>#NAME?</text:p>
          </table:table-cell>
          <table:table-cell table:style-name="ce29" table:formula="of:=('mrp: dm'!u14 + 'mrp: psd'!u14 + 'mrp: eds'!u14 + 'mrp: ucca'!u14 + 'mrp: amr'!u14)/5" office:value-type="string" office:string-value="" calcext:value-type="error">
            <text:p>#NAME?</text:p>
          </table:table-cell>
          <table:table-cell table:style-name="ce34" table:formula="of:=IFERROR(__xludf.dummyfunction(&quot;rank(V14, query($C$9:V$36, &quot;&quot;select V where C = 'lpps'&quot;&quot;))&quot;);8)" office:value-type="float" office:value="8" calcext:value-type="float">
            <text:p>8</text:p>
          </table:table-cell>
          <table:table-cell table:style-name="ce26" table:formula="of:=('mrp: dm'!w14 + 'mrp: psd'!w14 + 'mrp: eds'!w14 + 'mrp: ucca'!w14 + 'mrp: amr'!w14)/5" office:value-type="string" office:string-value="" calcext:value-type="error">
            <text:p>#NAME?</text:p>
          </table:table-cell>
          <table:table-cell table:style-name="ce26" table:formula="of:=('mrp: dm'!x14 + 'mrp: psd'!x14 + 'mrp: eds'!x14 + 'mrp: ucca'!x14 + 'mrp: amr'!x14)/5" office:value-type="string" office:string-value="" calcext:value-type="error">
            <text:p>#NAME?</text:p>
          </table:table-cell>
          <table:table-cell table:style-name="ce29" table:formula="of:=('mrp: dm'!y14 + 'mrp: psd'!y14 + 'mrp: eds'!y14 + 'mrp: ucca'!y14 + 'mrp: amr'!y14)/5" office:value-type="string" office:string-value="" calcext:value-type="error">
            <text:p>#NAME?</text:p>
          </table:table-cell>
          <table:table-cell table:style-name="ce34" table:formula="of:=IFERROR(__xludf.dummyfunction(&quot;rank(Z14, query($C$9:Z$36, &quot;&quot;select Z where C = 'lpps'&quot;&quot;))&quot;);4)" office:value-type="float" office:value="4" calcext:value-type="float">
            <text:p>4</text:p>
          </table:table-cell>
          <table:table-cell table:style-name="ce26" table:formula="of:=('mrp: dm'!aa14 + 'mrp: psd'!aa14 + 'mrp: eds'!aa14 + 'mrp: ucca'!aa14 + 'mrp: amr'!aa14)/5" office:value-type="string" office:string-value="" calcext:value-type="error">
            <text:p>#NAME?</text:p>
          </table:table-cell>
          <table:table-cell table:style-name="ce26" table:formula="of:=('mrp: dm'!ab14 + 'mrp: psd'!ab14 + 'mrp: eds'!ab14 + 'mrp: ucca'!ab14 + 'mrp: amr'!ab14)/5" office:value-type="string" office:string-value="" calcext:value-type="error">
            <text:p>#NAME?</text:p>
          </table:table-cell>
          <table:table-cell table:style-name="ce29" table:formula="of:=('mrp: dm'!ac14 + 'mrp: psd'!ac14 + 'mrp: eds'!ac14 + 'mrp: ucca'!ac14 + 'mrp: amr'!ac14)/5" office:value-type="string" office:string-value="" calcext:value-type="error">
            <text:p>#NAME?</text:p>
          </table:table-cell>
          <table:table-cell table:style-name="ce34" table:formula="of:=IFERROR(__xludf.dummyfunction(&quot;rank(AD14, query($C$9:AD$36, &quot;&quot;select AD where C = 'lpps'&quot;&quot;))&quot;);6)" office:value-type="float" office:value="6" calcext:value-type="float">
            <text:p>6</text:p>
          </table:table-cell>
          <table:table-cell table:style-name="ce44" table:formula="of:='mrp: dm'!$ad14" office:value-type="string" office:string-value="" calcext:value-type="error">
            <text:p>#NAME?</text:p>
          </table:table-cell>
          <table:table-cell table:style-name="ce44" table:formula="of:='mrp: psd'!$ad14" office:value-type="string" office:string-value="" calcext:value-type="error">
            <text:p>#NAME?</text:p>
          </table:table-cell>
          <table:table-cell table:style-name="ce44" table:formula="of:='mrp: eds'!$ad14" office:value-type="string" office:string-value="" calcext:value-type="error">
            <text:p>#NAME?</text:p>
          </table:table-cell>
          <table:table-cell table:style-name="ce44" table:formula="of:='mrp: ucca'!$ad14" office:value-type="string" office:string-value="" calcext:value-type="error">
            <text:p>#NAME?</text:p>
          </table:table-cell>
          <table:table-cell table:style-name="ce50" table:formula="of:='mrp: amr'!$ad14" office:value-type="string" office:string-value="" calcext:value-type="error">
            <text:p>#NAME?</text:p>
          </table:table-cell>
          <table:table-cell table:style-name="ce44" table:formula="of:='sdp: dm'!$g14" office:value-type="string" office:string-value="" calcext:value-type="error">
            <text:p>#NAME?</text:p>
          </table:table-cell>
          <table:table-cell table:style-name="ce44" table:formula="of:='sdp: psd'!$g14" office:value-type="string" office:string-value="" calcext:value-type="error">
            <text:p>#NAME?</text:p>
          </table:table-cell>
          <table:table-cell table:style-name="ce44" table:formula="of:='edm: eds'!$v14" office:value-type="string" office:string-value="" calcext:value-type="error">
            <text:p>#NAME?</text:p>
          </table:table-cell>
          <table:table-cell table:style-name="ce44" table:formula="of:='ucca: ucca'!$n15" office:value-type="string" office:string-value="" calcext:value-type="error">
            <text:p>#NAME?</text:p>
          </table:table-cell>
          <table:table-cell table:style-name="ce50" table:formula="of:='smatch: amr'!$f14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table-cell table:style-name="ce12" office:value-type="float" office:value="483428" calcext:value-type="float" table:number-columns-spanned="1" table:number-rows-spanned="2">
            <text:p>483428</text:p>
          </table:table-cell>
          <table:table-cell table:style-name="ce12" table:formula="of:=VLOOKUP([.A15];[$Runs.$A$2:.$C$23];3;0)" office:value-type="string" office:string-value="Prague 2" calcext:value-type="string" table:number-columns-spanned="1" table:number-rows-spanned="2">
            <text:p>Prague 2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15 + 'mrp: psd'!c15 + 'mrp: eds'!c15 + 'mrp: ucca'!c15 + 'mrp: amr'!c15)/5" office:value-type="string" office:string-value="" calcext:value-type="error">
            <text:p>#NAME?</text:p>
          </table:table-cell>
          <table:table-cell table:style-name="ce26" table:formula="of:=('mrp: dm'!d15 + 'mrp: psd'!d15 + 'mrp: eds'!d15 + 'mrp: ucca'!d15 + 'mrp: amr'!d15)/5" office:value-type="string" office:string-value="" calcext:value-type="error">
            <text:p>#NAME?</text:p>
          </table:table-cell>
          <table:table-cell table:style-name="ce29" table:formula="of:=('mrp: dm'!e15 + 'mrp: psd'!e15 + 'mrp: eds'!e15 + 'mrp: ucca'!e15 + 'mrp: amr'!e15)/5" office:value-type="string" office:string-value="" calcext:value-type="error">
            <text:p>#NAME?</text:p>
          </table:table-cell>
          <table:table-cell table:style-name="ce34" table:formula="of:=IFERROR(__xludf.dummyfunction(&quot;rank(F15, query($C$9:F$36, &quot;&quot;select F where C = 'all'&quot;&quot;))&quot;);11)" office:value-type="float" office:value="11" calcext:value-type="float">
            <text:p>11</text:p>
          </table:table-cell>
          <table:table-cell table:style-name="ce26" table:formula="of:=('mrp: dm'!g15 + 'mrp: psd'!g15 + 'mrp: eds'!g15 + 'mrp: ucca'!g15 + 'mrp: amr'!g15)/5" office:value-type="string" office:string-value="" calcext:value-type="error">
            <text:p>#NAME?</text:p>
          </table:table-cell>
          <table:table-cell table:style-name="ce26" table:formula="of:=('mrp: dm'!h15 + 'mrp: psd'!h15 + 'mrp: eds'!h15 + 'mrp: ucca'!h15 + 'mrp: amr'!h15)/5" office:value-type="string" office:string-value="" calcext:value-type="error">
            <text:p>#NAME?</text:p>
          </table:table-cell>
          <table:table-cell table:style-name="ce29" table:formula="of:=('mrp: dm'!i15 + 'mrp: psd'!i15 + 'mrp: eds'!i15 + 'mrp: ucca'!i15 + 'mrp: amr'!i15)/5" office:value-type="string" office:string-value="" calcext:value-type="error">
            <text:p>#NAME?</text:p>
          </table:table-cell>
          <table:table-cell table:style-name="ce34" table:formula="of:=IFERROR(__xludf.dummyfunction(&quot;rank(J15, query($C$9:J$36, &quot;&quot;select J where C = 'all'&quot;&quot;))&quot;);12)" office:value-type="float" office:value="12" calcext:value-type="float">
            <text:p>12</text:p>
          </table:table-cell>
          <table:table-cell table:style-name="ce26" table:formula="of:=('mrp: dm'!k15 + 'mrp: psd'!k15 + 'mrp: eds'!k15 + 'mrp: ucca'!k15 + 'mrp: amr'!k15)/5" office:value-type="string" office:string-value="" calcext:value-type="error">
            <text:p>#NAME?</text:p>
          </table:table-cell>
          <table:table-cell table:style-name="ce26" table:formula="of:=('mrp: dm'!l15 + 'mrp: psd'!l15 + 'mrp: eds'!l15 + 'mrp: ucca'!l15 + 'mrp: amr'!l15)/5" office:value-type="string" office:string-value="" calcext:value-type="error">
            <text:p>#NAME?</text:p>
          </table:table-cell>
          <table:table-cell table:style-name="ce29" table:formula="of:=('mrp: dm'!m15 + 'mrp: psd'!m15 + 'mrp: eds'!m15 + 'mrp: ucca'!m15 + 'mrp: amr'!m15)/5" office:value-type="string" office:string-value="" calcext:value-type="error">
            <text:p>#NAME?</text:p>
          </table:table-cell>
          <table:table-cell table:style-name="ce34" table:formula="of:=IFERROR(__xludf.dummyfunction(&quot;rank(N15, query($C$9:N$36, &quot;&quot;select N where C = 'all'&quot;&quot;))&quot;);12)" office:value-type="float" office:value="12" calcext:value-type="float">
            <text:p>12</text:p>
          </table:table-cell>
          <table:table-cell table:style-name="ce26" table:formula="of:=('mrp: dm'!o15 + 'mrp: psd'!o15 + 'mrp: eds'!o15 + 'mrp: ucca'!o15 + 'mrp: amr'!o15)/5" office:value-type="string" office:string-value="" calcext:value-type="error">
            <text:p>#NAME?</text:p>
          </table:table-cell>
          <table:table-cell table:style-name="ce26" table:formula="of:=('mrp: dm'!p15 + 'mrp: psd'!p15 + 'mrp: eds'!p15 + 'mrp: ucca'!p15 + 'mrp: amr'!p15)/5" office:value-type="string" office:string-value="" calcext:value-type="error">
            <text:p>#NAME?</text:p>
          </table:table-cell>
          <table:table-cell table:style-name="ce29" table:formula="of:=('mrp: dm'!q15 + 'mrp: psd'!q15 + 'mrp: eds'!q15 + 'mrp: ucca'!q15 + 'mrp: amr'!q15)/5" office:value-type="string" office:string-value="" calcext:value-type="error">
            <text:p>#NAME?</text:p>
          </table:table-cell>
          <table:table-cell table:style-name="ce34" table:formula="of:=IFERROR(__xludf.dummyfunction(&quot;rank(R15, query($C$9:R$36, &quot;&quot;select R where C = 'all'&quot;&quot;))&quot;);11)" office:value-type="float" office:value="11" calcext:value-type="float">
            <text:p>11</text:p>
          </table:table-cell>
          <table:table-cell table:style-name="ce26" table:formula="of:=('mrp: dm'!s15 + 'mrp: psd'!s15 + 'mrp: eds'!s15 + 'mrp: ucca'!s15 + 'mrp: amr'!s15)/5" office:value-type="string" office:string-value="" calcext:value-type="error">
            <text:p>#NAME?</text:p>
          </table:table-cell>
          <table:table-cell table:style-name="ce26" table:formula="of:=('mrp: dm'!t15 + 'mrp: psd'!t15 + 'mrp: eds'!t15 + 'mrp: ucca'!t15 + 'mrp: amr'!t15)/5" office:value-type="string" office:string-value="" calcext:value-type="error">
            <text:p>#NAME?</text:p>
          </table:table-cell>
          <table:table-cell table:style-name="ce29" table:formula="of:=('mrp: dm'!u15 + 'mrp: psd'!u15 + 'mrp: eds'!u15 + 'mrp: ucca'!u15 + 'mrp: amr'!u15)/5" office:value-type="string" office:string-value="" calcext:value-type="error">
            <text:p>#NAME?</text:p>
          </table:table-cell>
          <table:table-cell table:style-name="ce34" table:formula="of:=IFERROR(__xludf.dummyfunction(&quot;rank(V15, query($C$9:V$36, &quot;&quot;select V where C = 'all'&quot;&quot;))&quot;);10)" office:value-type="float" office:value="10" calcext:value-type="float">
            <text:p>10</text:p>
          </table:table-cell>
          <table:table-cell table:style-name="ce26" table:formula="of:=('mrp: dm'!w15 + 'mrp: psd'!w15 + 'mrp: eds'!w15 + 'mrp: ucca'!w15 + 'mrp: amr'!w15)/5" office:value-type="string" office:string-value="" calcext:value-type="error">
            <text:p>#NAME?</text:p>
          </table:table-cell>
          <table:table-cell table:style-name="ce26" table:formula="of:=('mrp: dm'!x15 + 'mrp: psd'!x15 + 'mrp: eds'!x15 + 'mrp: ucca'!x15 + 'mrp: amr'!x15)/5" office:value-type="string" office:string-value="" calcext:value-type="error">
            <text:p>#NAME?</text:p>
          </table:table-cell>
          <table:table-cell table:style-name="ce29" table:formula="of:=('mrp: dm'!y15 + 'mrp: psd'!y15 + 'mrp: eds'!y15 + 'mrp: ucca'!y15 + 'mrp: amr'!y15)/5" office:value-type="string" office:string-value="" calcext:value-type="error">
            <text:p>#NAME?</text:p>
          </table:table-cell>
          <table:table-cell table:style-name="ce34" table:formula="of:=IFERROR(__xludf.dummyfunction(&quot;rank(Z15, query($C$9:Z$36, &quot;&quot;select Z where C = 'all'&quot;&quot;))&quot;);10)" office:value-type="float" office:value="10" calcext:value-type="float">
            <text:p>10</text:p>
          </table:table-cell>
          <table:table-cell table:style-name="ce26" table:formula="of:=('mrp: dm'!aa15 + 'mrp: psd'!aa15 + 'mrp: eds'!aa15 + 'mrp: ucca'!aa15 + 'mrp: amr'!aa15)/5" office:value-type="string" office:string-value="" calcext:value-type="error">
            <text:p>#NAME?</text:p>
          </table:table-cell>
          <table:table-cell table:style-name="ce26" table:formula="of:=('mrp: dm'!ab15 + 'mrp: psd'!ab15 + 'mrp: eds'!ab15 + 'mrp: ucca'!ab15 + 'mrp: amr'!ab15)/5" office:value-type="string" office:string-value="" calcext:value-type="error">
            <text:p>#NAME?</text:p>
          </table:table-cell>
          <table:table-cell table:style-name="ce36" table:formula="of:=('mrp: dm'!ac15 + 'mrp: psd'!ac15 + 'mrp: eds'!ac15 + 'mrp: ucca'!ac15 + 'mrp: amr'!ac15)/5" office:value-type="string" office:string-value="" calcext:value-type="error">
            <text:p>#NAME?</text:p>
          </table:table-cell>
          <table:table-cell table:style-name="ce34" table:formula="of:=IFERROR(__xludf.dummyfunction(&quot;rank(AD15, query($C$9:AD$36, &quot;&quot;select AD where C = 'all'&quot;&quot;))&quot;);12)" office:value-type="float" office:value="12" calcext:value-type="float">
            <text:p>12</text:p>
          </table:table-cell>
          <table:table-cell table:style-name="ce44" table:formula="of:='mrp: dm'!$ad15" office:value-type="string" office:string-value="" calcext:value-type="error">
            <text:p>#NAME?</text:p>
          </table:table-cell>
          <table:table-cell table:style-name="ce44" table:formula="of:='mrp: psd'!$ad15" office:value-type="string" office:string-value="" calcext:value-type="error">
            <text:p>#NAME?</text:p>
          </table:table-cell>
          <table:table-cell table:style-name="ce44" table:formula="of:='mrp: eds'!$ad15" office:value-type="string" office:string-value="" calcext:value-type="error">
            <text:p>#NAME?</text:p>
          </table:table-cell>
          <table:table-cell table:style-name="ce44" table:formula="of:='mrp: ucca'!$ad15" office:value-type="string" office:string-value="" calcext:value-type="error">
            <text:p>#NAME?</text:p>
          </table:table-cell>
          <table:table-cell table:style-name="ce50" table:formula="of:='mrp: amr'!$ad15" office:value-type="string" office:string-value="" calcext:value-type="error">
            <text:p>#NAME?</text:p>
          </table:table-cell>
          <table:table-cell table:style-name="ce44" table:formula="of:='sdp: dm'!$g15" office:value-type="string" office:string-value="" calcext:value-type="error">
            <text:p>#NAME?</text:p>
          </table:table-cell>
          <table:table-cell table:style-name="ce44" table:formula="of:='sdp: psd'!$g15" office:value-type="string" office:string-value="" calcext:value-type="error">
            <text:p>#NAME?</text:p>
          </table:table-cell>
          <table:table-cell table:style-name="ce44" table:formula="of:='edm: eds'!$v15" office:value-type="string" office:string-value="" calcext:value-type="error">
            <text:p>#NAME?</text:p>
          </table:table-cell>
          <table:table-cell table:style-name="ce44" table:formula="of:='ucca: ucca'!$n16" office:value-type="string" office:string-value="" calcext:value-type="error">
            <text:p>#NAME?</text:p>
          </table:table-cell>
          <table:table-cell table:style-name="ce50" table:formula="of:='smatch: amr'!$f15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16 + 'mrp: psd'!c16 + 'mrp: eds'!c16 + 'mrp: ucca'!c16 + 'mrp: amr'!c16)/5" office:value-type="string" office:string-value="" calcext:value-type="error">
            <text:p>#NAME?</text:p>
          </table:table-cell>
          <table:table-cell table:style-name="ce26" table:formula="of:=('mrp: dm'!d16 + 'mrp: psd'!d16 + 'mrp: eds'!d16 + 'mrp: ucca'!d16 + 'mrp: amr'!d16)/5" office:value-type="string" office:string-value="" calcext:value-type="error">
            <text:p>#NAME?</text:p>
          </table:table-cell>
          <table:table-cell table:style-name="ce29" table:formula="of:=('mrp: dm'!e16 + 'mrp: psd'!e16 + 'mrp: eds'!e16 + 'mrp: ucca'!e16 + 'mrp: amr'!e16)/5" office:value-type="string" office:string-value="" calcext:value-type="error">
            <text:p>#NAME?</text:p>
          </table:table-cell>
          <table:table-cell table:style-name="ce34" table:formula="of:=IFERROR(__xludf.dummyfunction(&quot;rank(F16, query($C$9:F$36, &quot;&quot;select F where C = 'lpps'&quot;&quot;))&quot;);11)" office:value-type="float" office:value="11" calcext:value-type="float">
            <text:p>11</text:p>
          </table:table-cell>
          <table:table-cell table:style-name="ce26" table:formula="of:=('mrp: dm'!g16 + 'mrp: psd'!g16 + 'mrp: eds'!g16 + 'mrp: ucca'!g16 + 'mrp: amr'!g16)/5" office:value-type="string" office:string-value="" calcext:value-type="error">
            <text:p>#NAME?</text:p>
          </table:table-cell>
          <table:table-cell table:style-name="ce26" table:formula="of:=('mrp: dm'!h16 + 'mrp: psd'!h16 + 'mrp: eds'!h16 + 'mrp: ucca'!h16 + 'mrp: amr'!h16)/5" office:value-type="string" office:string-value="" calcext:value-type="error">
            <text:p>#NAME?</text:p>
          </table:table-cell>
          <table:table-cell table:style-name="ce29" table:formula="of:=('mrp: dm'!i16 + 'mrp: psd'!i16 + 'mrp: eds'!i16 + 'mrp: ucca'!i16 + 'mrp: amr'!i16)/5" office:value-type="string" office:string-value="" calcext:value-type="error">
            <text:p>#NAME?</text:p>
          </table:table-cell>
          <table:table-cell table:style-name="ce34" table:formula="of:=IFERROR(__xludf.dummyfunction(&quot;rank(J16, query($C$9:J$36, &quot;&quot;select J where C = 'lpps'&quot;&quot;))&quot;);12)" office:value-type="float" office:value="12" calcext:value-type="float">
            <text:p>12</text:p>
          </table:table-cell>
          <table:table-cell table:style-name="ce26" table:formula="of:=('mrp: dm'!k16 + 'mrp: psd'!k16 + 'mrp: eds'!k16 + 'mrp: ucca'!k16 + 'mrp: amr'!k16)/5" office:value-type="string" office:string-value="" calcext:value-type="error">
            <text:p>#NAME?</text:p>
          </table:table-cell>
          <table:table-cell table:style-name="ce26" table:formula="of:=('mrp: dm'!l16 + 'mrp: psd'!l16 + 'mrp: eds'!l16 + 'mrp: ucca'!l16 + 'mrp: amr'!l16)/5" office:value-type="string" office:string-value="" calcext:value-type="error">
            <text:p>#NAME?</text:p>
          </table:table-cell>
          <table:table-cell table:style-name="ce29" table:formula="of:=('mrp: dm'!m16 + 'mrp: psd'!m16 + 'mrp: eds'!m16 + 'mrp: ucca'!m16 + 'mrp: amr'!m16)/5" office:value-type="string" office:string-value="" calcext:value-type="error">
            <text:p>#NAME?</text:p>
          </table:table-cell>
          <table:table-cell table:style-name="ce34" table:formula="of:=IFERROR(__xludf.dummyfunction(&quot;rank(N16, query($C$9:N$36, &quot;&quot;select N where C = 'lpps'&quot;&quot;))&quot;);12)" office:value-type="float" office:value="12" calcext:value-type="float">
            <text:p>12</text:p>
          </table:table-cell>
          <table:table-cell table:style-name="ce26" table:formula="of:=('mrp: dm'!o16 + 'mrp: psd'!o16 + 'mrp: eds'!o16 + 'mrp: ucca'!o16 + 'mrp: amr'!o16)/5" office:value-type="string" office:string-value="" calcext:value-type="error">
            <text:p>#NAME?</text:p>
          </table:table-cell>
          <table:table-cell table:style-name="ce26" table:formula="of:=('mrp: dm'!p16 + 'mrp: psd'!p16 + 'mrp: eds'!p16 + 'mrp: ucca'!p16 + 'mrp: amr'!p16)/5" office:value-type="string" office:string-value="" calcext:value-type="error">
            <text:p>#NAME?</text:p>
          </table:table-cell>
          <table:table-cell table:style-name="ce29" table:formula="of:=('mrp: dm'!q16 + 'mrp: psd'!q16 + 'mrp: eds'!q16 + 'mrp: ucca'!q16 + 'mrp: amr'!q16)/5" office:value-type="string" office:string-value="" calcext:value-type="error">
            <text:p>#NAME?</text:p>
          </table:table-cell>
          <table:table-cell table:style-name="ce34" table:formula="of:=IFERROR(__xludf.dummyfunction(&quot;rank(R16, query($C$9:R$36, &quot;&quot;select R where C = 'lpps'&quot;&quot;))&quot;);11)" office:value-type="float" office:value="11" calcext:value-type="float">
            <text:p>11</text:p>
          </table:table-cell>
          <table:table-cell table:style-name="ce26" table:formula="of:=('mrp: dm'!s16 + 'mrp: psd'!s16 + 'mrp: eds'!s16 + 'mrp: ucca'!s16 + 'mrp: amr'!s16)/5" office:value-type="string" office:string-value="" calcext:value-type="error">
            <text:p>#NAME?</text:p>
          </table:table-cell>
          <table:table-cell table:style-name="ce26" table:formula="of:=('mrp: dm'!t16 + 'mrp: psd'!t16 + 'mrp: eds'!t16 + 'mrp: ucca'!t16 + 'mrp: amr'!t16)/5" office:value-type="string" office:string-value="" calcext:value-type="error">
            <text:p>#NAME?</text:p>
          </table:table-cell>
          <table:table-cell table:style-name="ce29" table:formula="of:=('mrp: dm'!u16 + 'mrp: psd'!u16 + 'mrp: eds'!u16 + 'mrp: ucca'!u16 + 'mrp: amr'!u16)/5" office:value-type="string" office:string-value="" calcext:value-type="error">
            <text:p>#NAME?</text:p>
          </table:table-cell>
          <table:table-cell table:style-name="ce34" table:formula="of:=IFERROR(__xludf.dummyfunction(&quot;rank(V16, query($C$9:V$36, &quot;&quot;select V where C = 'lpps'&quot;&quot;))&quot;);9)" office:value-type="float" office:value="9" calcext:value-type="float">
            <text:p>9</text:p>
          </table:table-cell>
          <table:table-cell table:style-name="ce26" table:formula="of:=('mrp: dm'!w16 + 'mrp: psd'!w16 + 'mrp: eds'!w16 + 'mrp: ucca'!w16 + 'mrp: amr'!w16)/5" office:value-type="string" office:string-value="" calcext:value-type="error">
            <text:p>#NAME?</text:p>
          </table:table-cell>
          <table:table-cell table:style-name="ce26" table:formula="of:=('mrp: dm'!x16 + 'mrp: psd'!x16 + 'mrp: eds'!x16 + 'mrp: ucca'!x16 + 'mrp: amr'!x16)/5" office:value-type="string" office:string-value="" calcext:value-type="error">
            <text:p>#NAME?</text:p>
          </table:table-cell>
          <table:table-cell table:style-name="ce29" table:formula="of:=('mrp: dm'!y16 + 'mrp: psd'!y16 + 'mrp: eds'!y16 + 'mrp: ucca'!y16 + 'mrp: amr'!y16)/5" office:value-type="string" office:string-value="" calcext:value-type="error">
            <text:p>#NAME?</text:p>
          </table:table-cell>
          <table:table-cell table:style-name="ce34" table:formula="of:=IFERROR(__xludf.dummyfunction(&quot;rank(Z16, query($C$9:Z$36, &quot;&quot;select Z where C = 'lpps'&quot;&quot;))&quot;);10)" office:value-type="float" office:value="10" calcext:value-type="float">
            <text:p>10</text:p>
          </table:table-cell>
          <table:table-cell table:style-name="ce26" table:formula="of:=('mrp: dm'!aa16 + 'mrp: psd'!aa16 + 'mrp: eds'!aa16 + 'mrp: ucca'!aa16 + 'mrp: amr'!aa16)/5" office:value-type="string" office:string-value="" calcext:value-type="error">
            <text:p>#NAME?</text:p>
          </table:table-cell>
          <table:table-cell table:style-name="ce26" table:formula="of:=('mrp: dm'!ab16 + 'mrp: psd'!ab16 + 'mrp: eds'!ab16 + 'mrp: ucca'!ab16 + 'mrp: amr'!ab16)/5" office:value-type="string" office:string-value="" calcext:value-type="error">
            <text:p>#NAME?</text:p>
          </table:table-cell>
          <table:table-cell table:style-name="ce29" table:formula="of:=('mrp: dm'!ac16 + 'mrp: psd'!ac16 + 'mrp: eds'!ac16 + 'mrp: ucca'!ac16 + 'mrp: amr'!ac16)/5" office:value-type="string" office:string-value="" calcext:value-type="error">
            <text:p>#NAME?</text:p>
          </table:table-cell>
          <table:table-cell table:style-name="ce34" table:formula="of:=IFERROR(__xludf.dummyfunction(&quot;rank(AD16, query($C$9:AD$36, &quot;&quot;select AD where C = 'lpps'&quot;&quot;))&quot;);12)" office:value-type="float" office:value="12" calcext:value-type="float">
            <text:p>12</text:p>
          </table:table-cell>
          <table:table-cell table:style-name="ce44" table:formula="of:='mrp: dm'!$ad16" office:value-type="string" office:string-value="" calcext:value-type="error">
            <text:p>#NAME?</text:p>
          </table:table-cell>
          <table:table-cell table:style-name="ce44" table:formula="of:='mrp: psd'!$ad16" office:value-type="string" office:string-value="" calcext:value-type="error">
            <text:p>#NAME?</text:p>
          </table:table-cell>
          <table:table-cell table:style-name="ce44" table:formula="of:='mrp: eds'!$ad16" office:value-type="string" office:string-value="" calcext:value-type="error">
            <text:p>#NAME?</text:p>
          </table:table-cell>
          <table:table-cell table:style-name="ce44" table:formula="of:='mrp: ucca'!$ad16" office:value-type="string" office:string-value="" calcext:value-type="error">
            <text:p>#NAME?</text:p>
          </table:table-cell>
          <table:table-cell table:style-name="ce50" table:formula="of:='mrp: amr'!$ad16" office:value-type="string" office:string-value="" calcext:value-type="error">
            <text:p>#NAME?</text:p>
          </table:table-cell>
          <table:table-cell table:style-name="ce44" table:formula="of:='sdp: dm'!$g16" office:value-type="string" office:string-value="" calcext:value-type="error">
            <text:p>#NAME?</text:p>
          </table:table-cell>
          <table:table-cell table:style-name="ce44" table:formula="of:='sdp: psd'!$g16" office:value-type="string" office:string-value="" calcext:value-type="error">
            <text:p>#NAME?</text:p>
          </table:table-cell>
          <table:table-cell table:style-name="ce44" table:formula="of:='edm: eds'!$v16" office:value-type="string" office:string-value="" calcext:value-type="error">
            <text:p>#NAME?</text:p>
          </table:table-cell>
          <table:table-cell table:style-name="ce44" table:formula="of:='ucca: ucca'!$n17" office:value-type="string" office:string-value="" calcext:value-type="error">
            <text:p>#NAME?</text:p>
          </table:table-cell>
          <table:table-cell table:style-name="ce50" table:formula="of:='smatch: amr'!$f16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table-cell table:style-name="ce12" office:value-type="float" office:value="483539" calcext:value-type="float" table:number-columns-spanned="1" table:number-rows-spanned="2">
            <text:p>483539</text:p>
          </table:table-cell>
          <table:table-cell table:style-name="ce12" table:formula="of:=VLOOKUP([.A17];[$Runs.$A$2:.$C$23];3;0)" office:value-type="string" office:string-value="Hitachi 1" calcext:value-type="string" table:number-columns-spanned="1" table:number-rows-spanned="2">
            <text:p>Hitachi 1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17 + 'mrp: psd'!c17 + 'mrp: eds'!c17 + 'mrp: ucca'!c17 + 'mrp: amr'!c17)/5" office:value-type="string" office:string-value="" calcext:value-type="error">
            <text:p>#NAME?</text:p>
          </table:table-cell>
          <table:table-cell table:style-name="ce26" table:formula="of:=('mrp: dm'!d17 + 'mrp: psd'!d17 + 'mrp: eds'!d17 + 'mrp: ucca'!d17 + 'mrp: amr'!d17)/5" office:value-type="string" office:string-value="" calcext:value-type="error">
            <text:p>#NAME?</text:p>
          </table:table-cell>
          <table:table-cell table:style-name="ce29" table:formula="of:=('mrp: dm'!e17 + 'mrp: psd'!e17 + 'mrp: eds'!e17 + 'mrp: ucca'!e17 + 'mrp: amr'!e17)/5" office:value-type="string" office:string-value="" calcext:value-type="error">
            <text:p>#NAME?</text:p>
          </table:table-cell>
          <table:table-cell table:style-name="ce34" table:formula="of:=IFERROR(__xludf.dummyfunction(&quot;rank(F17, query($C$9:F$36, &quot;&quot;select F where C = 'all'&quot;&quot;))&quot;);3)" office:value-type="float" office:value="3" calcext:value-type="float">
            <text:p>3</text:p>
          </table:table-cell>
          <table:table-cell table:style-name="ce26" table:formula="of:=('mrp: dm'!g17 + 'mrp: psd'!g17 + 'mrp: eds'!g17 + 'mrp: ucca'!g17 + 'mrp: amr'!g17)/5" office:value-type="string" office:string-value="" calcext:value-type="error">
            <text:p>#NAME?</text:p>
          </table:table-cell>
          <table:table-cell table:style-name="ce26" table:formula="of:=('mrp: dm'!h17 + 'mrp: psd'!h17 + 'mrp: eds'!h17 + 'mrp: ucca'!h17 + 'mrp: amr'!h17)/5" office:value-type="string" office:string-value="" calcext:value-type="error">
            <text:p>#NAME?</text:p>
          </table:table-cell>
          <table:table-cell table:style-name="ce29" table:formula="of:=('mrp: dm'!i17 + 'mrp: psd'!i17 + 'mrp: eds'!i17 + 'mrp: ucca'!i17 + 'mrp: amr'!i17)/5" office:value-type="string" office:string-value="" calcext:value-type="error">
            <text:p>#NAME?</text:p>
          </table:table-cell>
          <table:table-cell table:style-name="ce34" table:formula="of:=IFERROR(__xludf.dummyfunction(&quot;rank(J17, query($C$9:J$36, &quot;&quot;select J where C = 'all'&quot;&quot;))&quot;);6)" office:value-type="float" office:value="6" calcext:value-type="float">
            <text:p>6</text:p>
          </table:table-cell>
          <table:table-cell table:style-name="ce26" table:formula="of:=('mrp: dm'!k17 + 'mrp: psd'!k17 + 'mrp: eds'!k17 + 'mrp: ucca'!k17 + 'mrp: amr'!k17)/5" office:value-type="string" office:string-value="" calcext:value-type="error">
            <text:p>#NAME?</text:p>
          </table:table-cell>
          <table:table-cell table:style-name="ce26" table:formula="of:=('mrp: dm'!l17 + 'mrp: psd'!l17 + 'mrp: eds'!l17 + 'mrp: ucca'!l17 + 'mrp: amr'!l17)/5" office:value-type="string" office:string-value="" calcext:value-type="error">
            <text:p>#NAME?</text:p>
          </table:table-cell>
          <table:table-cell table:style-name="ce29" table:formula="of:=('mrp: dm'!m17 + 'mrp: psd'!m17 + 'mrp: eds'!m17 + 'mrp: ucca'!m17 + 'mrp: amr'!m17)/5" office:value-type="string" office:string-value="" calcext:value-type="error">
            <text:p>#NAME?</text:p>
          </table:table-cell>
          <table:table-cell table:style-name="ce34" table:formula="of:=IFERROR(__xludf.dummyfunction(&quot;rank(N17, query($C$9:N$36, &quot;&quot;select N where C = 'all'&quot;&quot;))&quot;);9)" office:value-type="float" office:value="9" calcext:value-type="float">
            <text:p>9</text:p>
          </table:table-cell>
          <table:table-cell table:style-name="ce26" table:formula="of:=('mrp: dm'!o17 + 'mrp: psd'!o17 + 'mrp: eds'!o17 + 'mrp: ucca'!o17 + 'mrp: amr'!o17)/5" office:value-type="string" office:string-value="" calcext:value-type="error">
            <text:p>#NAME?</text:p>
          </table:table-cell>
          <table:table-cell table:style-name="ce26" table:formula="of:=('mrp: dm'!p17 + 'mrp: psd'!p17 + 'mrp: eds'!p17 + 'mrp: ucca'!p17 + 'mrp: amr'!p17)/5" office:value-type="string" office:string-value="" calcext:value-type="error">
            <text:p>#NAME?</text:p>
          </table:table-cell>
          <table:table-cell table:style-name="ce29" table:formula="of:=('mrp: dm'!q17 + 'mrp: psd'!q17 + 'mrp: eds'!q17 + 'mrp: ucca'!q17 + 'mrp: amr'!q17)/5" office:value-type="string" office:string-value="" calcext:value-type="error">
            <text:p>#NAME?</text:p>
          </table:table-cell>
          <table:table-cell table:style-name="ce34" table:formula="of:=IFERROR(__xludf.dummyfunction(&quot;rank(R17, query($C$9:R$36, &quot;&quot;select R where C = 'all'&quot;&quot;))&quot;);5)" office:value-type="float" office:value="5" calcext:value-type="float">
            <text:p>5</text:p>
          </table:table-cell>
          <table:table-cell table:style-name="ce26" table:formula="of:=('mrp: dm'!s17 + 'mrp: psd'!s17 + 'mrp: eds'!s17 + 'mrp: ucca'!s17 + 'mrp: amr'!s17)/5" office:value-type="string" office:string-value="" calcext:value-type="error">
            <text:p>#NAME?</text:p>
          </table:table-cell>
          <table:table-cell table:style-name="ce26" table:formula="of:=('mrp: dm'!t17 + 'mrp: psd'!t17 + 'mrp: eds'!t17 + 'mrp: ucca'!t17 + 'mrp: amr'!t17)/5" office:value-type="string" office:string-value="" calcext:value-type="error">
            <text:p>#NAME?</text:p>
          </table:table-cell>
          <table:table-cell table:style-name="ce29" table:formula="of:=('mrp: dm'!u17 + 'mrp: psd'!u17 + 'mrp: eds'!u17 + 'mrp: ucca'!u17 + 'mrp: amr'!u17)/5" office:value-type="string" office:string-value="" calcext:value-type="error">
            <text:p>#NAME?</text:p>
          </table:table-cell>
          <table:table-cell table:style-name="ce34" table:formula="of:=IFERROR(__xludf.dummyfunction(&quot;rank(V17, query($C$9:V$36, &quot;&quot;select V where C = 'all'&quot;&quot;))&quot;);5)" office:value-type="float" office:value="5" calcext:value-type="float">
            <text:p>5</text:p>
          </table:table-cell>
          <table:table-cell table:style-name="ce26" table:formula="of:=('mrp: dm'!w17 + 'mrp: psd'!w17 + 'mrp: eds'!w17 + 'mrp: ucca'!w17 + 'mrp: amr'!w17)/5" office:value-type="string" office:string-value="" calcext:value-type="error">
            <text:p>#NAME?</text:p>
          </table:table-cell>
          <table:table-cell table:style-name="ce26" table:formula="of:=('mrp: dm'!x17 + 'mrp: psd'!x17 + 'mrp: eds'!x17 + 'mrp: ucca'!x17 + 'mrp: amr'!x17)/5" office:value-type="string" office:string-value="" calcext:value-type="error">
            <text:p>#NAME?</text:p>
          </table:table-cell>
          <table:table-cell table:style-name="ce29" table:formula="of:=('mrp: dm'!y17 + 'mrp: psd'!y17 + 'mrp: eds'!y17 + 'mrp: ucca'!y17 + 'mrp: amr'!y17)/5" office:value-type="string" office:string-value="" calcext:value-type="error">
            <text:p>#NAME?</text:p>
          </table:table-cell>
          <table:table-cell table:style-name="ce34" table:formula="of:=IFERROR(__xludf.dummyfunction(&quot;rank(Z17, query($C$9:Z$36, &quot;&quot;select Z where C = 'all'&quot;&quot;))&quot;);7)" office:value-type="float" office:value="7" calcext:value-type="float">
            <text:p>7</text:p>
          </table:table-cell>
          <table:table-cell table:style-name="ce26" table:formula="of:=('mrp: dm'!aa17 + 'mrp: psd'!aa17 + 'mrp: eds'!aa17 + 'mrp: ucca'!aa17 + 'mrp: amr'!aa17)/5" office:value-type="string" office:string-value="" calcext:value-type="error">
            <text:p>#NAME?</text:p>
          </table:table-cell>
          <table:table-cell table:style-name="ce26" table:formula="of:=('mrp: dm'!ab17 + 'mrp: psd'!ab17 + 'mrp: eds'!ab17 + 'mrp: ucca'!ab17 + 'mrp: amr'!ab17)/5" office:value-type="string" office:string-value="" calcext:value-type="error">
            <text:p>#NAME?</text:p>
          </table:table-cell>
          <table:table-cell table:style-name="ce36" table:formula="of:=('mrp: dm'!ac17 + 'mrp: psd'!ac17 + 'mrp: eds'!ac17 + 'mrp: ucca'!ac17 + 'mrp: amr'!ac17)/5" office:value-type="string" office:string-value="" calcext:value-type="error">
            <text:p>#NAME?</text:p>
          </table:table-cell>
          <table:table-cell table:style-name="ce34" table:formula="of:=IFERROR(__xludf.dummyfunction(&quot;rank(AD17, query($C$9:AD$36, &quot;&quot;select AD where C = 'all'&quot;&quot;))&quot;);5)" office:value-type="float" office:value="5" calcext:value-type="float">
            <text:p>5</text:p>
          </table:table-cell>
          <table:table-cell table:style-name="ce44" table:formula="of:='mrp: dm'!$ad17" office:value-type="string" office:string-value="" calcext:value-type="error">
            <text:p>#NAME?</text:p>
          </table:table-cell>
          <table:table-cell table:style-name="ce46" table:formula="of:='mrp: psd'!$ad17" office:value-type="string" office:string-value="" calcext:value-type="error">
            <text:p>#NAME?</text:p>
          </table:table-cell>
          <table:table-cell table:style-name="ce44" table:formula="of:='mrp: eds'!$ad17" office:value-type="string" office:string-value="" calcext:value-type="error">
            <text:p>#NAME?</text:p>
          </table:table-cell>
          <table:table-cell table:style-name="ce44" table:formula="of:='mrp: ucca'!$ad17" office:value-type="string" office:string-value="" calcext:value-type="error">
            <text:p>#NAME?</text:p>
          </table:table-cell>
          <table:table-cell table:style-name="ce50" table:formula="of:='mrp: amr'!$ad17" office:value-type="string" office:string-value="" calcext:value-type="error">
            <text:p>#NAME?</text:p>
          </table:table-cell>
          <table:table-cell table:style-name="ce44" table:formula="of:='sdp: dm'!$g17" office:value-type="string" office:string-value="" calcext:value-type="error">
            <text:p>#NAME?</text:p>
          </table:table-cell>
          <table:table-cell table:style-name="ce44" table:formula="of:='sdp: psd'!$g17" office:value-type="string" office:string-value="" calcext:value-type="error">
            <text:p>#NAME?</text:p>
          </table:table-cell>
          <table:table-cell table:style-name="ce44" table:formula="of:='edm: eds'!$v17" office:value-type="string" office:string-value="" calcext:value-type="error">
            <text:p>#NAME?</text:p>
          </table:table-cell>
          <table:table-cell table:style-name="ce44" table:formula="of:='ucca: ucca'!$n18" office:value-type="string" office:string-value="" calcext:value-type="error">
            <text:p>#NAME?</text:p>
          </table:table-cell>
          <table:table-cell table:style-name="ce50" table:formula="of:='smatch: amr'!$f17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18 + 'mrp: psd'!c18 + 'mrp: eds'!c18 + 'mrp: ucca'!c18 + 'mrp: amr'!c18)/5" office:value-type="string" office:string-value="" calcext:value-type="error">
            <text:p>#NAME?</text:p>
          </table:table-cell>
          <table:table-cell table:style-name="ce26" table:formula="of:=('mrp: dm'!d18 + 'mrp: psd'!d18 + 'mrp: eds'!d18 + 'mrp: ucca'!d18 + 'mrp: amr'!d18)/5" office:value-type="string" office:string-value="" calcext:value-type="error">
            <text:p>#NAME?</text:p>
          </table:table-cell>
          <table:table-cell table:style-name="ce29" table:formula="of:=('mrp: dm'!e18 + 'mrp: psd'!e18 + 'mrp: eds'!e18 + 'mrp: ucca'!e18 + 'mrp: amr'!e18)/5" office:value-type="string" office:string-value="" calcext:value-type="error">
            <text:p>#NAME?</text:p>
          </table:table-cell>
          <table:table-cell table:style-name="ce34" table:formula="of:=IFERROR(__xludf.dummyfunction(&quot;rank(F18, query($C$9:F$36, &quot;&quot;select F where C = 'lpps'&quot;&quot;))&quot;);3)" office:value-type="float" office:value="3" calcext:value-type="float">
            <text:p>3</text:p>
          </table:table-cell>
          <table:table-cell table:style-name="ce26" table:formula="of:=('mrp: dm'!g18 + 'mrp: psd'!g18 + 'mrp: eds'!g18 + 'mrp: ucca'!g18 + 'mrp: amr'!g18)/5" office:value-type="string" office:string-value="" calcext:value-type="error">
            <text:p>#NAME?</text:p>
          </table:table-cell>
          <table:table-cell table:style-name="ce26" table:formula="of:=('mrp: dm'!h18 + 'mrp: psd'!h18 + 'mrp: eds'!h18 + 'mrp: ucca'!h18 + 'mrp: amr'!h18)/5" office:value-type="string" office:string-value="" calcext:value-type="error">
            <text:p>#NAME?</text:p>
          </table:table-cell>
          <table:table-cell table:style-name="ce29" table:formula="of:=('mrp: dm'!i18 + 'mrp: psd'!i18 + 'mrp: eds'!i18 + 'mrp: ucca'!i18 + 'mrp: amr'!i18)/5" office:value-type="string" office:string-value="" calcext:value-type="error">
            <text:p>#NAME?</text:p>
          </table:table-cell>
          <table:table-cell table:style-name="ce34" table:formula="of:=IFERROR(__xludf.dummyfunction(&quot;rank(J18, query($C$9:J$36, &quot;&quot;select J where C = 'lpps'&quot;&quot;))&quot;);6)" office:value-type="float" office:value="6" calcext:value-type="float">
            <text:p>6</text:p>
          </table:table-cell>
          <table:table-cell table:style-name="ce26" table:formula="of:=('mrp: dm'!k18 + 'mrp: psd'!k18 + 'mrp: eds'!k18 + 'mrp: ucca'!k18 + 'mrp: amr'!k18)/5" office:value-type="string" office:string-value="" calcext:value-type="error">
            <text:p>#NAME?</text:p>
          </table:table-cell>
          <table:table-cell table:style-name="ce26" table:formula="of:=('mrp: dm'!l18 + 'mrp: psd'!l18 + 'mrp: eds'!l18 + 'mrp: ucca'!l18 + 'mrp: amr'!l18)/5" office:value-type="string" office:string-value="" calcext:value-type="error">
            <text:p>#NAME?</text:p>
          </table:table-cell>
          <table:table-cell table:style-name="ce29" table:formula="of:=('mrp: dm'!m18 + 'mrp: psd'!m18 + 'mrp: eds'!m18 + 'mrp: ucca'!m18 + 'mrp: amr'!m18)/5" office:value-type="string" office:string-value="" calcext:value-type="error">
            <text:p>#NAME?</text:p>
          </table:table-cell>
          <table:table-cell table:style-name="ce34" table:formula="of:=IFERROR(__xludf.dummyfunction(&quot;rank(N18, query($C$9:N$36, &quot;&quot;select N where C = 'lpps'&quot;&quot;))&quot;);9)" office:value-type="float" office:value="9" calcext:value-type="float">
            <text:p>9</text:p>
          </table:table-cell>
          <table:table-cell table:style-name="ce26" table:formula="of:=('mrp: dm'!o18 + 'mrp: psd'!o18 + 'mrp: eds'!o18 + 'mrp: ucca'!o18 + 'mrp: amr'!o18)/5" office:value-type="string" office:string-value="" calcext:value-type="error">
            <text:p>#NAME?</text:p>
          </table:table-cell>
          <table:table-cell table:style-name="ce26" table:formula="of:=('mrp: dm'!p18 + 'mrp: psd'!p18 + 'mrp: eds'!p18 + 'mrp: ucca'!p18 + 'mrp: amr'!p18)/5" office:value-type="string" office:string-value="" calcext:value-type="error">
            <text:p>#NAME?</text:p>
          </table:table-cell>
          <table:table-cell table:style-name="ce29" table:formula="of:=('mrp: dm'!q18 + 'mrp: psd'!q18 + 'mrp: eds'!q18 + 'mrp: ucca'!q18 + 'mrp: amr'!q18)/5" office:value-type="string" office:string-value="" calcext:value-type="error">
            <text:p>#NAME?</text:p>
          </table:table-cell>
          <table:table-cell table:style-name="ce34" table:formula="of:=IFERROR(__xludf.dummyfunction(&quot;rank(R18, query($C$9:R$36, &quot;&quot;select R where C = 'lpps'&quot;&quot;))&quot;);6)" office:value-type="float" office:value="6" calcext:value-type="float">
            <text:p>6</text:p>
          </table:table-cell>
          <table:table-cell table:style-name="ce26" table:formula="of:=('mrp: dm'!s18 + 'mrp: psd'!s18 + 'mrp: eds'!s18 + 'mrp: ucca'!s18 + 'mrp: amr'!s18)/5" office:value-type="string" office:string-value="" calcext:value-type="error">
            <text:p>#NAME?</text:p>
          </table:table-cell>
          <table:table-cell table:style-name="ce26" table:formula="of:=('mrp: dm'!t18 + 'mrp: psd'!t18 + 'mrp: eds'!t18 + 'mrp: ucca'!t18 + 'mrp: amr'!t18)/5" office:value-type="string" office:string-value="" calcext:value-type="error">
            <text:p>#NAME?</text:p>
          </table:table-cell>
          <table:table-cell table:style-name="ce29" table:formula="of:=('mrp: dm'!u18 + 'mrp: psd'!u18 + 'mrp: eds'!u18 + 'mrp: ucca'!u18 + 'mrp: amr'!u18)/5" office:value-type="string" office:string-value="" calcext:value-type="error">
            <text:p>#NAME?</text:p>
          </table:table-cell>
          <table:table-cell table:style-name="ce34" table:formula="of:=IFERROR(__xludf.dummyfunction(&quot;rank(V18, query($C$9:V$36, &quot;&quot;select V where C = 'lpps'&quot;&quot;))&quot;);5)" office:value-type="float" office:value="5" calcext:value-type="float">
            <text:p>5</text:p>
          </table:table-cell>
          <table:table-cell table:style-name="ce26" table:formula="of:=('mrp: dm'!w18 + 'mrp: psd'!w18 + 'mrp: eds'!w18 + 'mrp: ucca'!w18 + 'mrp: amr'!w18)/5" office:value-type="string" office:string-value="" calcext:value-type="error">
            <text:p>#NAME?</text:p>
          </table:table-cell>
          <table:table-cell table:style-name="ce26" table:formula="of:=('mrp: dm'!x18 + 'mrp: psd'!x18 + 'mrp: eds'!x18 + 'mrp: ucca'!x18 + 'mrp: amr'!x18)/5" office:value-type="string" office:string-value="" calcext:value-type="error">
            <text:p>#NAME?</text:p>
          </table:table-cell>
          <table:table-cell table:style-name="ce29" table:formula="of:=('mrp: dm'!y18 + 'mrp: psd'!y18 + 'mrp: eds'!y18 + 'mrp: ucca'!y18 + 'mrp: amr'!y18)/5" office:value-type="string" office:string-value="" calcext:value-type="error">
            <text:p>#NAME?</text:p>
          </table:table-cell>
          <table:table-cell table:style-name="ce34" table:formula="of:=IFERROR(__xludf.dummyfunction(&quot;rank(Z18, query($C$9:Z$36, &quot;&quot;select Z where C = 'lpps'&quot;&quot;))&quot;);7)" office:value-type="float" office:value="7" calcext:value-type="float">
            <text:p>7</text:p>
          </table:table-cell>
          <table:table-cell table:style-name="ce26" table:formula="of:=('mrp: dm'!aa18 + 'mrp: psd'!aa18 + 'mrp: eds'!aa18 + 'mrp: ucca'!aa18 + 'mrp: amr'!aa18)/5" office:value-type="string" office:string-value="" calcext:value-type="error">
            <text:p>#NAME?</text:p>
          </table:table-cell>
          <table:table-cell table:style-name="ce26" table:formula="of:=('mrp: dm'!ab18 + 'mrp: psd'!ab18 + 'mrp: eds'!ab18 + 'mrp: ucca'!ab18 + 'mrp: amr'!ab18)/5" office:value-type="string" office:string-value="" calcext:value-type="error">
            <text:p>#NAME?</text:p>
          </table:table-cell>
          <table:table-cell table:style-name="ce29" table:formula="of:=('mrp: dm'!ac18 + 'mrp: psd'!ac18 + 'mrp: eds'!ac18 + 'mrp: ucca'!ac18 + 'mrp: amr'!ac18)/5" office:value-type="string" office:string-value="" calcext:value-type="error">
            <text:p>#NAME?</text:p>
          </table:table-cell>
          <table:table-cell table:style-name="ce34" table:formula="of:=IFERROR(__xludf.dummyfunction(&quot;rank(AD18, query($C$9:AD$36, &quot;&quot;select AD where C = 'lpps'&quot;&quot;))&quot;);5)" office:value-type="float" office:value="5" calcext:value-type="float">
            <text:p>5</text:p>
          </table:table-cell>
          <table:table-cell table:style-name="ce44" table:formula="of:='mrp: dm'!$ad18" office:value-type="string" office:string-value="" calcext:value-type="error">
            <text:p>#NAME?</text:p>
          </table:table-cell>
          <table:table-cell table:style-name="ce44" table:formula="of:='mrp: psd'!$ad18" office:value-type="string" office:string-value="" calcext:value-type="error">
            <text:p>#NAME?</text:p>
          </table:table-cell>
          <table:table-cell table:style-name="ce44" table:formula="of:='mrp: eds'!$ad18" office:value-type="string" office:string-value="" calcext:value-type="error">
            <text:p>#NAME?</text:p>
          </table:table-cell>
          <table:table-cell table:style-name="ce44" table:formula="of:='mrp: ucca'!$ad18" office:value-type="string" office:string-value="" calcext:value-type="error">
            <text:p>#NAME?</text:p>
          </table:table-cell>
          <table:table-cell table:style-name="ce50" table:formula="of:='mrp: amr'!$ad18" office:value-type="string" office:string-value="" calcext:value-type="error">
            <text:p>#NAME?</text:p>
          </table:table-cell>
          <table:table-cell table:style-name="ce44" table:formula="of:='sdp: dm'!$g18" office:value-type="string" office:string-value="" calcext:value-type="error">
            <text:p>#NAME?</text:p>
          </table:table-cell>
          <table:table-cell table:style-name="ce44" table:formula="of:='sdp: psd'!$g18" office:value-type="string" office:string-value="" calcext:value-type="error">
            <text:p>#NAME?</text:p>
          </table:table-cell>
          <table:table-cell table:style-name="ce44" table:formula="of:='edm: eds'!$v18" office:value-type="string" office:string-value="" calcext:value-type="error">
            <text:p>#NAME?</text:p>
          </table:table-cell>
          <table:table-cell table:style-name="ce44" table:formula="of:='ucca: ucca'!$n19" office:value-type="string" office:string-value="" calcext:value-type="error">
            <text:p>#NAME?</text:p>
          </table:table-cell>
          <table:table-cell table:style-name="ce50" table:formula="of:='smatch: amr'!$f18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table-cell table:style-name="ce12" office:value-type="float" office:value="483547" calcext:value-type="float" table:number-columns-spanned="1" table:number-rows-spanned="2">
            <text:p>483547</text:p>
          </table:table-cell>
          <table:table-cell table:style-name="ce12" table:formula="of:=VLOOKUP([.A19];[$Runs.$A$2:.$C$23];3;0)" office:value-type="string" office:string-value="Amazon" calcext:value-type="string" table:number-columns-spanned="1" table:number-rows-spanned="2">
            <text:p>Amazon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19 + 'mrp: psd'!c19 + 'mrp: eds'!c19 + 'mrp: ucca'!c19 + 'mrp: amr'!c19)/5" office:value-type="string" office:string-value="" calcext:value-type="error">
            <text:p>#NAME?</text:p>
          </table:table-cell>
          <table:table-cell table:style-name="ce26" table:formula="of:=('mrp: dm'!d19 + 'mrp: psd'!d19 + 'mrp: eds'!d19 + 'mrp: ucca'!d19 + 'mrp: amr'!d19)/5" office:value-type="string" office:string-value="" calcext:value-type="error">
            <text:p>#NAME?</text:p>
          </table:table-cell>
          <table:table-cell table:style-name="ce29" table:formula="of:=('mrp: dm'!e19 + 'mrp: psd'!e19 + 'mrp: eds'!e19 + 'mrp: ucca'!e19 + 'mrp: amr'!e19)/5" office:value-type="string" office:string-value="" calcext:value-type="error">
            <text:p>#NAME?</text:p>
          </table:table-cell>
          <table:table-cell table:style-name="ce34" table:formula="of:=IFERROR(__xludf.dummyfunction(&quot;rank(F19, query($C$9:F$36, &quot;&quot;select F where C = 'all'&quot;&quot;))&quot;);13)" office:value-type="float" office:value="13" calcext:value-type="float">
            <text:p>13</text:p>
          </table:table-cell>
          <table:table-cell table:style-name="ce26" table:formula="of:=('mrp: dm'!g19 + 'mrp: psd'!g19 + 'mrp: eds'!g19 + 'mrp: ucca'!g19 + 'mrp: amr'!g19)/5" office:value-type="string" office:string-value="" calcext:value-type="error">
            <text:p>#NAME?</text:p>
          </table:table-cell>
          <table:table-cell table:style-name="ce26" table:formula="of:=('mrp: dm'!h19 + 'mrp: psd'!h19 + 'mrp: eds'!h19 + 'mrp: ucca'!h19 + 'mrp: amr'!h19)/5" office:value-type="string" office:string-value="" calcext:value-type="error">
            <text:p>#NAME?</text:p>
          </table:table-cell>
          <table:table-cell table:style-name="ce29" table:formula="of:=('mrp: dm'!i19 + 'mrp: psd'!i19 + 'mrp: eds'!i19 + 'mrp: ucca'!i19 + 'mrp: amr'!i19)/5" office:value-type="string" office:string-value="" calcext:value-type="error">
            <text:p>#NAME?</text:p>
          </table:table-cell>
          <table:table-cell table:style-name="ce34" table:formula="of:=IFERROR(__xludf.dummyfunction(&quot;rank(J19, query($C$9:J$36, &quot;&quot;select J where C = 'all'&quot;&quot;))&quot;);8)" office:value-type="float" office:value="8" calcext:value-type="float">
            <text:p>8</text:p>
          </table:table-cell>
          <table:table-cell table:style-name="ce26" table:formula="of:=('mrp: dm'!k19 + 'mrp: psd'!k19 + 'mrp: eds'!k19 + 'mrp: ucca'!k19 + 'mrp: amr'!k19)/5" office:value-type="string" office:string-value="" calcext:value-type="error">
            <text:p>#NAME?</text:p>
          </table:table-cell>
          <table:table-cell table:style-name="ce26" table:formula="of:=('mrp: dm'!l19 + 'mrp: psd'!l19 + 'mrp: eds'!l19 + 'mrp: ucca'!l19 + 'mrp: amr'!l19)/5" office:value-type="string" office:string-value="" calcext:value-type="error">
            <text:p>#NAME?</text:p>
          </table:table-cell>
          <table:table-cell table:style-name="ce29" table:formula="of:=('mrp: dm'!m19 + 'mrp: psd'!m19 + 'mrp: eds'!m19 + 'mrp: ucca'!m19 + 'mrp: amr'!m19)/5" office:value-type="string" office:string-value="" calcext:value-type="error">
            <text:p>#NAME?</text:p>
          </table:table-cell>
          <table:table-cell table:style-name="ce34" table:formula="of:=IFERROR(__xludf.dummyfunction(&quot;rank(N19, query($C$9:N$36, &quot;&quot;select N where C = 'all'&quot;&quot;))&quot;);8)" office:value-type="float" office:value="8" calcext:value-type="float">
            <text:p>8</text:p>
          </table:table-cell>
          <table:table-cell table:style-name="ce26" table:formula="of:=('mrp: dm'!o19 + 'mrp: psd'!o19 + 'mrp: eds'!o19 + 'mrp: ucca'!o19 + 'mrp: amr'!o19)/5" office:value-type="string" office:string-value="" calcext:value-type="error">
            <text:p>#NAME?</text:p>
          </table:table-cell>
          <table:table-cell table:style-name="ce26" table:formula="of:=('mrp: dm'!p19 + 'mrp: psd'!p19 + 'mrp: eds'!p19 + 'mrp: ucca'!p19 + 'mrp: amr'!p19)/5" office:value-type="string" office:string-value="" calcext:value-type="error">
            <text:p>#NAME?</text:p>
          </table:table-cell>
          <table:table-cell table:style-name="ce29" table:formula="of:=('mrp: dm'!q19 + 'mrp: psd'!q19 + 'mrp: eds'!q19 + 'mrp: ucca'!q19 + 'mrp: amr'!q19)/5" office:value-type="string" office:string-value="" calcext:value-type="error">
            <text:p>#NAME?</text:p>
          </table:table-cell>
          <table:table-cell table:style-name="ce34" table:formula="of:=IFERROR(__xludf.dummyfunction(&quot;rank(R19, query($C$9:R$36, &quot;&quot;select R where C = 'all'&quot;&quot;))&quot;);12)" office:value-type="float" office:value="12" calcext:value-type="float">
            <text:p>12</text:p>
          </table:table-cell>
          <table:table-cell table:style-name="ce26" table:formula="of:=('mrp: dm'!s19 + 'mrp: psd'!s19 + 'mrp: eds'!s19 + 'mrp: ucca'!s19 + 'mrp: amr'!s19)/5" office:value-type="string" office:string-value="" calcext:value-type="error">
            <text:p>#NAME?</text:p>
          </table:table-cell>
          <table:table-cell table:style-name="ce26" table:formula="of:=('mrp: dm'!t19 + 'mrp: psd'!t19 + 'mrp: eds'!t19 + 'mrp: ucca'!t19 + 'mrp: amr'!t19)/5" office:value-type="string" office:string-value="" calcext:value-type="error">
            <text:p>#NAME?</text:p>
          </table:table-cell>
          <table:table-cell table:style-name="ce29" table:formula="of:=('mrp: dm'!u19 + 'mrp: psd'!u19 + 'mrp: eds'!u19 + 'mrp: ucca'!u19 + 'mrp: amr'!u19)/5" office:value-type="string" office:string-value="" calcext:value-type="error">
            <text:p>#NAME?</text:p>
          </table:table-cell>
          <table:table-cell table:style-name="ce34" table:formula="of:=IFERROR(__xludf.dummyfunction(&quot;rank(V19, query($C$9:V$36, &quot;&quot;select V where C = 'all'&quot;&quot;))&quot;);9)" office:value-type="float" office:value="9" calcext:value-type="float">
            <text:p>9</text:p>
          </table:table-cell>
          <table:table-cell table:style-name="ce26" table:formula="of:=('mrp: dm'!w19 + 'mrp: psd'!w19 + 'mrp: eds'!w19 + 'mrp: ucca'!w19 + 'mrp: amr'!w19)/5" office:value-type="string" office:string-value="" calcext:value-type="error">
            <text:p>#NAME?</text:p>
          </table:table-cell>
          <table:table-cell table:style-name="ce26" table:formula="of:=('mrp: dm'!x19 + 'mrp: psd'!x19 + 'mrp: eds'!x19 + 'mrp: ucca'!x19 + 'mrp: amr'!x19)/5" office:value-type="string" office:string-value="" calcext:value-type="error">
            <text:p>#NAME?</text:p>
          </table:table-cell>
          <table:table-cell table:style-name="ce29" table:formula="of:=('mrp: dm'!y19 + 'mrp: psd'!y19 + 'mrp: eds'!y19 + 'mrp: ucca'!y19 + 'mrp: amr'!y19)/5" office:value-type="string" office:string-value="" calcext:value-type="error">
            <text:p>#NAME?</text:p>
          </table:table-cell>
          <table:table-cell table:style-name="ce34" table:formula="of:=IFERROR(__xludf.dummyfunction(&quot;rank(Z19, query($C$9:Z$36, &quot;&quot;select Z where C = 'all'&quot;&quot;))&quot;);10)" office:value-type="float" office:value="10" calcext:value-type="float">
            <text:p>10</text:p>
          </table:table-cell>
          <table:table-cell table:style-name="ce26" table:formula="of:=('mrp: dm'!aa19 + 'mrp: psd'!aa19 + 'mrp: eds'!aa19 + 'mrp: ucca'!aa19 + 'mrp: amr'!aa19)/5" office:value-type="string" office:string-value="" calcext:value-type="error">
            <text:p>#NAME?</text:p>
          </table:table-cell>
          <table:table-cell table:style-name="ce26" table:formula="of:=('mrp: dm'!ab19 + 'mrp: psd'!ab19 + 'mrp: eds'!ab19 + 'mrp: ucca'!ab19 + 'mrp: amr'!ab19)/5" office:value-type="string" office:string-value="" calcext:value-type="error">
            <text:p>#NAME?</text:p>
          </table:table-cell>
          <table:table-cell table:style-name="ce36" table:formula="of:=('mrp: dm'!ac19 + 'mrp: psd'!ac19 + 'mrp: eds'!ac19 + 'mrp: ucca'!ac19 + 'mrp: amr'!ac19)/5" office:value-type="string" office:string-value="" calcext:value-type="error">
            <text:p>#NAME?</text:p>
          </table:table-cell>
          <table:table-cell table:style-name="ce34" table:formula="of:=IFERROR(__xludf.dummyfunction(&quot;rank(AD19, query($C$9:AD$36, &quot;&quot;select AD where C = 'all'&quot;&quot;))&quot;);9)" office:value-type="float" office:value="9" calcext:value-type="float">
            <text:p>9</text:p>
          </table:table-cell>
          <table:table-cell table:style-name="ce44" table:formula="of:='mrp: dm'!$ad19" office:value-type="string" office:string-value="" calcext:value-type="error">
            <text:p>#NAME?</text:p>
          </table:table-cell>
          <table:table-cell table:style-name="ce44" table:formula="of:='mrp: psd'!$ad19" office:value-type="string" office:string-value="" calcext:value-type="error">
            <text:p>#NAME?</text:p>
          </table:table-cell>
          <table:table-cell table:style-name="ce44" table:formula="of:='mrp: eds'!$ad19" office:value-type="string" office:string-value="" calcext:value-type="error">
            <text:p>#NAME?</text:p>
          </table:table-cell>
          <table:table-cell table:style-name="ce44" table:formula="of:='mrp: ucca'!$ad19" office:value-type="string" office:string-value="" calcext:value-type="error">
            <text:p>#NAME?</text:p>
          </table:table-cell>
          <table:table-cell table:style-name="ce51" table:formula="of:='mrp: amr'!$ad19" office:value-type="string" office:string-value="" calcext:value-type="error">
            <text:p>#NAME?</text:p>
          </table:table-cell>
          <table:table-cell table:style-name="ce44" table:formula="of:='sdp: dm'!$g19" office:value-type="string" office:string-value="" calcext:value-type="error">
            <text:p>#NAME?</text:p>
          </table:table-cell>
          <table:table-cell table:style-name="ce44" table:formula="of:='sdp: psd'!$g19" office:value-type="string" office:string-value="" calcext:value-type="error">
            <text:p>#NAME?</text:p>
          </table:table-cell>
          <table:table-cell table:style-name="ce44" table:formula="of:='edm: eds'!$v19" office:value-type="string" office:string-value="" calcext:value-type="error">
            <text:p>#NAME?</text:p>
          </table:table-cell>
          <table:table-cell table:style-name="ce44" table:formula="of:='ucca: ucca'!$n20" office:value-type="string" office:string-value="" calcext:value-type="error">
            <text:p>#NAME?</text:p>
          </table:table-cell>
          <table:table-cell table:style-name="ce50" table:formula="of:='smatch: amr'!$f19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20 + 'mrp: psd'!c20 + 'mrp: eds'!c20 + 'mrp: ucca'!c20 + 'mrp: amr'!c20)/5" office:value-type="string" office:string-value="" calcext:value-type="error">
            <text:p>#NAME?</text:p>
          </table:table-cell>
          <table:table-cell table:style-name="ce26" table:formula="of:=('mrp: dm'!d20 + 'mrp: psd'!d20 + 'mrp: eds'!d20 + 'mrp: ucca'!d20 + 'mrp: amr'!d20)/5" office:value-type="string" office:string-value="" calcext:value-type="error">
            <text:p>#NAME?</text:p>
          </table:table-cell>
          <table:table-cell table:style-name="ce29" table:formula="of:=('mrp: dm'!e20 + 'mrp: psd'!e20 + 'mrp: eds'!e20 + 'mrp: ucca'!e20 + 'mrp: amr'!e20)/5" office:value-type="string" office:string-value="" calcext:value-type="error">
            <text:p>#NAME?</text:p>
          </table:table-cell>
          <table:table-cell table:style-name="ce34" table:formula="of:=IFERROR(__xludf.dummyfunction(&quot;rank(F20, query($C$9:F$36, &quot;&quot;select F where C = 'lpps'&quot;&quot;))&quot;);12)" office:value-type="float" office:value="12" calcext:value-type="float">
            <text:p>12</text:p>
          </table:table-cell>
          <table:table-cell table:style-name="ce26" table:formula="of:=('mrp: dm'!g20 + 'mrp: psd'!g20 + 'mrp: eds'!g20 + 'mrp: ucca'!g20 + 'mrp: amr'!g20)/5" office:value-type="string" office:string-value="" calcext:value-type="error">
            <text:p>#NAME?</text:p>
          </table:table-cell>
          <table:table-cell table:style-name="ce26" table:formula="of:=('mrp: dm'!h20 + 'mrp: psd'!h20 + 'mrp: eds'!h20 + 'mrp: ucca'!h20 + 'mrp: amr'!h20)/5" office:value-type="string" office:string-value="" calcext:value-type="error">
            <text:p>#NAME?</text:p>
          </table:table-cell>
          <table:table-cell table:style-name="ce29" table:formula="of:=('mrp: dm'!i20 + 'mrp: psd'!i20 + 'mrp: eds'!i20 + 'mrp: ucca'!i20 + 'mrp: amr'!i20)/5" office:value-type="string" office:string-value="" calcext:value-type="error">
            <text:p>#NAME?</text:p>
          </table:table-cell>
          <table:table-cell table:style-name="ce34" table:formula="of:=IFERROR(__xludf.dummyfunction(&quot;rank(J20, query($C$9:J$36, &quot;&quot;select J where C = 'lpps'&quot;&quot;))&quot;);8)" office:value-type="float" office:value="8" calcext:value-type="float">
            <text:p>8</text:p>
          </table:table-cell>
          <table:table-cell table:style-name="ce26" table:formula="of:=('mrp: dm'!k20 + 'mrp: psd'!k20 + 'mrp: eds'!k20 + 'mrp: ucca'!k20 + 'mrp: amr'!k20)/5" office:value-type="string" office:string-value="" calcext:value-type="error">
            <text:p>#NAME?</text:p>
          </table:table-cell>
          <table:table-cell table:style-name="ce26" table:formula="of:=('mrp: dm'!l20 + 'mrp: psd'!l20 + 'mrp: eds'!l20 + 'mrp: ucca'!l20 + 'mrp: amr'!l20)/5" office:value-type="string" office:string-value="" calcext:value-type="error">
            <text:p>#NAME?</text:p>
          </table:table-cell>
          <table:table-cell table:style-name="ce29" table:formula="of:=('mrp: dm'!m20 + 'mrp: psd'!m20 + 'mrp: eds'!m20 + 'mrp: ucca'!m20 + 'mrp: amr'!m20)/5" office:value-type="string" office:string-value="" calcext:value-type="error">
            <text:p>#NAME?</text:p>
          </table:table-cell>
          <table:table-cell table:style-name="ce34" table:formula="of:=IFERROR(__xludf.dummyfunction(&quot;rank(N20, query($C$9:N$36, &quot;&quot;select N where C = 'lpps'&quot;&quot;))&quot;);8)" office:value-type="float" office:value="8" calcext:value-type="float">
            <text:p>8</text:p>
          </table:table-cell>
          <table:table-cell table:style-name="ce26" table:formula="of:=('mrp: dm'!o20 + 'mrp: psd'!o20 + 'mrp: eds'!o20 + 'mrp: ucca'!o20 + 'mrp: amr'!o20)/5" office:value-type="string" office:string-value="" calcext:value-type="error">
            <text:p>#NAME?</text:p>
          </table:table-cell>
          <table:table-cell table:style-name="ce26" table:formula="of:=('mrp: dm'!p20 + 'mrp: psd'!p20 + 'mrp: eds'!p20 + 'mrp: ucca'!p20 + 'mrp: amr'!p20)/5" office:value-type="string" office:string-value="" calcext:value-type="error">
            <text:p>#NAME?</text:p>
          </table:table-cell>
          <table:table-cell table:style-name="ce29" table:formula="of:=('mrp: dm'!q20 + 'mrp: psd'!q20 + 'mrp: eds'!q20 + 'mrp: ucca'!q20 + 'mrp: amr'!q20)/5" office:value-type="string" office:string-value="" calcext:value-type="error">
            <text:p>#NAME?</text:p>
          </table:table-cell>
          <table:table-cell table:style-name="ce34" table:formula="of:=IFERROR(__xludf.dummyfunction(&quot;rank(R20, query($C$9:R$36, &quot;&quot;select R where C = 'lpps'&quot;&quot;))&quot;);13)" office:value-type="float" office:value="13" calcext:value-type="float">
            <text:p>13</text:p>
          </table:table-cell>
          <table:table-cell table:style-name="ce26" table:formula="of:=('mrp: dm'!s20 + 'mrp: psd'!s20 + 'mrp: eds'!s20 + 'mrp: ucca'!s20 + 'mrp: amr'!s20)/5" office:value-type="string" office:string-value="" calcext:value-type="error">
            <text:p>#NAME?</text:p>
          </table:table-cell>
          <table:table-cell table:style-name="ce26" table:formula="of:=('mrp: dm'!t20 + 'mrp: psd'!t20 + 'mrp: eds'!t20 + 'mrp: ucca'!t20 + 'mrp: amr'!t20)/5" office:value-type="string" office:string-value="" calcext:value-type="error">
            <text:p>#NAME?</text:p>
          </table:table-cell>
          <table:table-cell table:style-name="ce29" table:formula="of:=('mrp: dm'!u20 + 'mrp: psd'!u20 + 'mrp: eds'!u20 + 'mrp: ucca'!u20 + 'mrp: amr'!u20)/5" office:value-type="string" office:string-value="" calcext:value-type="error">
            <text:p>#NAME?</text:p>
          </table:table-cell>
          <table:table-cell table:style-name="ce34" table:formula="of:=IFERROR(__xludf.dummyfunction(&quot;rank(V20, query($C$9:V$36, &quot;&quot;select V where C = 'lpps'&quot;&quot;))&quot;);10)" office:value-type="float" office:value="10" calcext:value-type="float">
            <text:p>10</text:p>
          </table:table-cell>
          <table:table-cell table:style-name="ce26" table:formula="of:=('mrp: dm'!w20 + 'mrp: psd'!w20 + 'mrp: eds'!w20 + 'mrp: ucca'!w20 + 'mrp: amr'!w20)/5" office:value-type="string" office:string-value="" calcext:value-type="error">
            <text:p>#NAME?</text:p>
          </table:table-cell>
          <table:table-cell table:style-name="ce26" table:formula="of:=('mrp: dm'!x20 + 'mrp: psd'!x20 + 'mrp: eds'!x20 + 'mrp: ucca'!x20 + 'mrp: amr'!x20)/5" office:value-type="string" office:string-value="" calcext:value-type="error">
            <text:p>#NAME?</text:p>
          </table:table-cell>
          <table:table-cell table:style-name="ce29" table:formula="of:=('mrp: dm'!y20 + 'mrp: psd'!y20 + 'mrp: eds'!y20 + 'mrp: ucca'!y20 + 'mrp: amr'!y20)/5" office:value-type="string" office:string-value="" calcext:value-type="error">
            <text:p>#NAME?</text:p>
          </table:table-cell>
          <table:table-cell table:style-name="ce34" table:formula="of:=IFERROR(__xludf.dummyfunction(&quot;rank(Z20, query($C$9:Z$36, &quot;&quot;select Z where C = 'lpps'&quot;&quot;))&quot;);10)" office:value-type="float" office:value="10" calcext:value-type="float">
            <text:p>10</text:p>
          </table:table-cell>
          <table:table-cell table:style-name="ce26" table:formula="of:=('mrp: dm'!aa20 + 'mrp: psd'!aa20 + 'mrp: eds'!aa20 + 'mrp: ucca'!aa20 + 'mrp: amr'!aa20)/5" office:value-type="string" office:string-value="" calcext:value-type="error">
            <text:p>#NAME?</text:p>
          </table:table-cell>
          <table:table-cell table:style-name="ce26" table:formula="of:=('mrp: dm'!ab20 + 'mrp: psd'!ab20 + 'mrp: eds'!ab20 + 'mrp: ucca'!ab20 + 'mrp: amr'!ab20)/5" office:value-type="string" office:string-value="" calcext:value-type="error">
            <text:p>#NAME?</text:p>
          </table:table-cell>
          <table:table-cell table:style-name="ce29" table:formula="of:=('mrp: dm'!ac20 + 'mrp: psd'!ac20 + 'mrp: eds'!ac20 + 'mrp: ucca'!ac20 + 'mrp: amr'!ac20)/5" office:value-type="string" office:string-value="" calcext:value-type="error">
            <text:p>#NAME?</text:p>
          </table:table-cell>
          <table:table-cell table:style-name="ce34" table:formula="of:=IFERROR(__xludf.dummyfunction(&quot;rank(AD20, query($C$9:AD$36, &quot;&quot;select AD where C = 'lpps'&quot;&quot;))&quot;);9)" office:value-type="float" office:value="9" calcext:value-type="float">
            <text:p>9</text:p>
          </table:table-cell>
          <table:table-cell table:style-name="ce44" table:formula="of:='mrp: dm'!$ad20" office:value-type="string" office:string-value="" calcext:value-type="error">
            <text:p>#NAME?</text:p>
          </table:table-cell>
          <table:table-cell table:style-name="ce44" table:formula="of:='mrp: psd'!$ad20" office:value-type="string" office:string-value="" calcext:value-type="error">
            <text:p>#NAME?</text:p>
          </table:table-cell>
          <table:table-cell table:style-name="ce44" table:formula="of:='mrp: eds'!$ad20" office:value-type="string" office:string-value="" calcext:value-type="error">
            <text:p>#NAME?</text:p>
          </table:table-cell>
          <table:table-cell table:style-name="ce44" table:formula="of:='mrp: ucca'!$ad20" office:value-type="string" office:string-value="" calcext:value-type="error">
            <text:p>#NAME?</text:p>
          </table:table-cell>
          <table:table-cell table:style-name="ce50" table:formula="of:='mrp: amr'!$ad20" office:value-type="string" office:string-value="" calcext:value-type="error">
            <text:p>#NAME?</text:p>
          </table:table-cell>
          <table:table-cell table:style-name="ce44" table:formula="of:='sdp: dm'!$g20" office:value-type="string" office:string-value="" calcext:value-type="error">
            <text:p>#NAME?</text:p>
          </table:table-cell>
          <table:table-cell table:style-name="ce44" table:formula="of:='sdp: psd'!$g20" office:value-type="string" office:string-value="" calcext:value-type="error">
            <text:p>#NAME?</text:p>
          </table:table-cell>
          <table:table-cell table:style-name="ce44" table:formula="of:='edm: eds'!$v20" office:value-type="string" office:string-value="" calcext:value-type="error">
            <text:p>#NAME?</text:p>
          </table:table-cell>
          <table:table-cell table:style-name="ce44" table:formula="of:='ucca: ucca'!$n21" office:value-type="string" office:string-value="" calcext:value-type="error">
            <text:p>#NAME?</text:p>
          </table:table-cell>
          <table:table-cell table:style-name="ce50" table:formula="of:='smatch: amr'!$f20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table-cell table:style-name="ce12" office:value-type="float" office:value="483563" calcext:value-type="float" table:number-columns-spanned="1" table:number-rows-spanned="2">
            <text:p>483563</text:p>
          </table:table-cell>
          <table:table-cell table:style-name="ce12" table:formula="of:=VLOOKUP([.A21];[$Runs.$A$2:.$C$23];3;0)" office:value-type="string" office:string-value="CEA" calcext:value-type="string" table:number-columns-spanned="1" table:number-rows-spanned="2">
            <text:p>CEA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21 + 'mrp: psd'!c21 + 'mrp: eds'!c21 + 'mrp: ucca'!c21 + 'mrp: amr'!c21)/5" office:value-type="string" office:string-value="" calcext:value-type="error">
            <text:p>#NAME?</text:p>
          </table:table-cell>
          <table:table-cell table:style-name="ce26" table:formula="of:=('mrp: dm'!d21 + 'mrp: psd'!d21 + 'mrp: eds'!d21 + 'mrp: ucca'!d21 + 'mrp: amr'!d21)/5" office:value-type="string" office:string-value="" calcext:value-type="error">
            <text:p>#NAME?</text:p>
          </table:table-cell>
          <table:table-cell table:style-name="ce29" table:formula="of:=('mrp: dm'!e21 + 'mrp: psd'!e21 + 'mrp: eds'!e21 + 'mrp: ucca'!e21 + 'mrp: amr'!e21)/5" office:value-type="string" office:string-value="" calcext:value-type="error">
            <text:p>#NAME?</text:p>
          </table:table-cell>
          <table:table-cell table:style-name="ce34" table:formula="of:=IFERROR(__xludf.dummyfunction(&quot;rank(F21, query($C$9:F$36, &quot;&quot;select F where C = 'all'&quot;&quot;))&quot;);14)" office:value-type="float" office:value="14" calcext:value-type="float">
            <text:p>14</text:p>
          </table:table-cell>
          <table:table-cell table:style-name="ce26" table:formula="of:=('mrp: dm'!g21 + 'mrp: psd'!g21 + 'mrp: eds'!g21 + 'mrp: ucca'!g21 + 'mrp: amr'!g21)/5" office:value-type="string" office:string-value="" calcext:value-type="error">
            <text:p>#NAME?</text:p>
          </table:table-cell>
          <table:table-cell table:style-name="ce26" table:formula="of:=('mrp: dm'!h21 + 'mrp: psd'!h21 + 'mrp: eds'!h21 + 'mrp: ucca'!h21 + 'mrp: amr'!h21)/5" office:value-type="string" office:string-value="" calcext:value-type="error">
            <text:p>#NAME?</text:p>
          </table:table-cell>
          <table:table-cell table:style-name="ce29" table:formula="of:=('mrp: dm'!i21 + 'mrp: psd'!i21 + 'mrp: eds'!i21 + 'mrp: ucca'!i21 + 'mrp: amr'!i21)/5" office:value-type="string" office:string-value="" calcext:value-type="error">
            <text:p>#NAME?</text:p>
          </table:table-cell>
          <table:table-cell table:style-name="ce34" table:formula="of:=IFERROR(__xludf.dummyfunction(&quot;rank(J21, query($C$9:J$36, &quot;&quot;select J where C = 'all'&quot;&quot;))&quot;);14)" office:value-type="float" office:value="14" calcext:value-type="float">
            <text:p>14</text:p>
          </table:table-cell>
          <table:table-cell table:style-name="ce26" table:formula="of:=('mrp: dm'!k21 + 'mrp: psd'!k21 + 'mrp: eds'!k21 + 'mrp: ucca'!k21 + 'mrp: amr'!k21)/5" office:value-type="string" office:string-value="" calcext:value-type="error">
            <text:p>#NAME?</text:p>
          </table:table-cell>
          <table:table-cell table:style-name="ce26" table:formula="of:=('mrp: dm'!l21 + 'mrp: psd'!l21 + 'mrp: eds'!l21 + 'mrp: ucca'!l21 + 'mrp: amr'!l21)/5" office:value-type="string" office:string-value="" calcext:value-type="error">
            <text:p>#NAME?</text:p>
          </table:table-cell>
          <table:table-cell table:style-name="ce29" table:formula="of:=('mrp: dm'!m21 + 'mrp: psd'!m21 + 'mrp: eds'!m21 + 'mrp: ucca'!m21 + 'mrp: amr'!m21)/5" office:value-type="string" office:string-value="" calcext:value-type="error">
            <text:p>#NAME?</text:p>
          </table:table-cell>
          <table:table-cell table:style-name="ce34" table:formula="of:=IFERROR(__xludf.dummyfunction(&quot;rank(N21, query($C$9:N$36, &quot;&quot;select N where C = 'all'&quot;&quot;))&quot;);13)" office:value-type="float" office:value="13" calcext:value-type="float">
            <text:p>13</text:p>
          </table:table-cell>
          <table:table-cell table:style-name="ce26" table:formula="of:=('mrp: dm'!o21 + 'mrp: psd'!o21 + 'mrp: eds'!o21 + 'mrp: ucca'!o21 + 'mrp: amr'!o21)/5" office:value-type="string" office:string-value="" calcext:value-type="error">
            <text:p>#NAME?</text:p>
          </table:table-cell>
          <table:table-cell table:style-name="ce26" table:formula="of:=('mrp: dm'!p21 + 'mrp: psd'!p21 + 'mrp: eds'!p21 + 'mrp: ucca'!p21 + 'mrp: amr'!p21)/5" office:value-type="string" office:string-value="" calcext:value-type="error">
            <text:p>#NAME?</text:p>
          </table:table-cell>
          <table:table-cell table:style-name="ce29" table:formula="of:=('mrp: dm'!q21 + 'mrp: psd'!q21 + 'mrp: eds'!q21 + 'mrp: ucca'!q21 + 'mrp: amr'!q21)/5" office:value-type="string" office:string-value="" calcext:value-type="error">
            <text:p>#NAME?</text:p>
          </table:table-cell>
          <table:table-cell table:style-name="ce34" table:formula="of:=IFERROR(__xludf.dummyfunction(&quot;rank(R21, query($C$9:R$36, &quot;&quot;select R where C = 'all'&quot;&quot;))&quot;);14)" office:value-type="float" office:value="14" calcext:value-type="float">
            <text:p>14</text:p>
          </table:table-cell>
          <table:table-cell table:style-name="ce26" table:formula="of:=('mrp: dm'!s21 + 'mrp: psd'!s21 + 'mrp: eds'!s21 + 'mrp: ucca'!s21 + 'mrp: amr'!s21)/5" office:value-type="string" office:string-value="" calcext:value-type="error">
            <text:p>#NAME?</text:p>
          </table:table-cell>
          <table:table-cell table:style-name="ce26" table:formula="of:=('mrp: dm'!t21 + 'mrp: psd'!t21 + 'mrp: eds'!t21 + 'mrp: ucca'!t21 + 'mrp: amr'!t21)/5" office:value-type="string" office:string-value="" calcext:value-type="error">
            <text:p>#NAME?</text:p>
          </table:table-cell>
          <table:table-cell table:style-name="ce29" table:formula="of:=('mrp: dm'!u21 + 'mrp: psd'!u21 + 'mrp: eds'!u21 + 'mrp: ucca'!u21 + 'mrp: amr'!u21)/5" office:value-type="string" office:string-value="" calcext:value-type="error">
            <text:p>#NAME?</text:p>
          </table:table-cell>
          <table:table-cell table:style-name="ce34" table:formula="of:=IFERROR(__xludf.dummyfunction(&quot;rank(V21, query($C$9:V$36, &quot;&quot;select V where C = 'all'&quot;&quot;))&quot;);14)" office:value-type="float" office:value="14" calcext:value-type="float">
            <text:p>14</text:p>
          </table:table-cell>
          <table:table-cell table:style-name="ce26" table:formula="of:=('mrp: dm'!w21 + 'mrp: psd'!w21 + 'mrp: eds'!w21 + 'mrp: ucca'!w21 + 'mrp: amr'!w21)/5" office:value-type="string" office:string-value="" calcext:value-type="error">
            <text:p>#NAME?</text:p>
          </table:table-cell>
          <table:table-cell table:style-name="ce26" table:formula="of:=('mrp: dm'!x21 + 'mrp: psd'!x21 + 'mrp: eds'!x21 + 'mrp: ucca'!x21 + 'mrp: amr'!x21)/5" office:value-type="string" office:string-value="" calcext:value-type="error">
            <text:p>#NAME?</text:p>
          </table:table-cell>
          <table:table-cell table:style-name="ce29" table:formula="of:=('mrp: dm'!y21 + 'mrp: psd'!y21 + 'mrp: eds'!y21 + 'mrp: ucca'!y21 + 'mrp: amr'!y21)/5" office:value-type="string" office:string-value="" calcext:value-type="error">
            <text:p>#NAME?</text:p>
          </table:table-cell>
          <table:table-cell table:style-name="ce34" table:formula="of:=IFERROR(__xludf.dummyfunction(&quot;rank(Z21, query($C$9:Z$36, &quot;&quot;select Z where C = 'all'&quot;&quot;))&quot;);10)" office:value-type="float" office:value="10" calcext:value-type="float">
            <text:p>10</text:p>
          </table:table-cell>
          <table:table-cell table:style-name="ce26" table:formula="of:=('mrp: dm'!aa21 + 'mrp: psd'!aa21 + 'mrp: eds'!aa21 + 'mrp: ucca'!aa21 + 'mrp: amr'!aa21)/5" office:value-type="string" office:string-value="" calcext:value-type="error">
            <text:p>#NAME?</text:p>
          </table:table-cell>
          <table:table-cell table:style-name="ce26" table:formula="of:=('mrp: dm'!ab21 + 'mrp: psd'!ab21 + 'mrp: eds'!ab21 + 'mrp: ucca'!ab21 + 'mrp: amr'!ab21)/5" office:value-type="string" office:string-value="" calcext:value-type="error">
            <text:p>#NAME?</text:p>
          </table:table-cell>
          <table:table-cell table:style-name="ce36" table:formula="of:=('mrp: dm'!ac21 + 'mrp: psd'!ac21 + 'mrp: eds'!ac21 + 'mrp: ucca'!ac21 + 'mrp: amr'!ac21)/5" office:value-type="string" office:string-value="" calcext:value-type="error">
            <text:p>#NAME?</text:p>
          </table:table-cell>
          <table:table-cell table:style-name="ce38" table:formula="of:=IFERROR(__xludf.dummyfunction(&quot;rank(AD21, query($C$9:AD$36, &quot;&quot;select AD where C = 'all'&quot;&quot;))&quot;);14)" office:value-type="float" office:value="14" calcext:value-type="float">
            <text:p>14</text:p>
          </table:table-cell>
          <table:table-cell table:style-name="ce44" table:formula="of:='mrp: dm'!$ad21" office:value-type="string" office:string-value="" calcext:value-type="error">
            <text:p>#NAME?</text:p>
          </table:table-cell>
          <table:table-cell table:style-name="ce44" table:formula="of:='mrp: psd'!$ad21" office:value-type="string" office:string-value="" calcext:value-type="error">
            <text:p>#NAME?</text:p>
          </table:table-cell>
          <table:table-cell table:style-name="ce44" table:formula="of:='mrp: eds'!$ad21" office:value-type="string" office:string-value="" calcext:value-type="error">
            <text:p>#NAME?</text:p>
          </table:table-cell>
          <table:table-cell table:style-name="ce44" table:formula="of:='mrp: ucca'!$ad21" office:value-type="string" office:string-value="" calcext:value-type="error">
            <text:p>#NAME?</text:p>
          </table:table-cell>
          <table:table-cell table:style-name="ce50" table:formula="of:='mrp: amr'!$ad21" office:value-type="string" office:string-value="" calcext:value-type="error">
            <text:p>#NAME?</text:p>
          </table:table-cell>
          <table:table-cell table:style-name="ce44" table:formula="of:='sdp: dm'!$g21" office:value-type="string" office:string-value="" calcext:value-type="error">
            <text:p>#NAME?</text:p>
          </table:table-cell>
          <table:table-cell table:style-name="ce44" table:formula="of:='sdp: psd'!$g21" office:value-type="string" office:string-value="" calcext:value-type="error">
            <text:p>#NAME?</text:p>
          </table:table-cell>
          <table:table-cell table:style-name="ce44" table:formula="of:='edm: eds'!$v21" office:value-type="string" office:string-value="" calcext:value-type="error">
            <text:p>#NAME?</text:p>
          </table:table-cell>
          <table:table-cell table:style-name="ce44" table:formula="of:='ucca: ucca'!$n22" office:value-type="string" office:string-value="" calcext:value-type="error">
            <text:p>#NAME?</text:p>
          </table:table-cell>
          <table:table-cell table:style-name="ce50" table:formula="of:='smatch: amr'!$f21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22 + 'mrp: psd'!c22 + 'mrp: eds'!c22 + 'mrp: ucca'!c22 + 'mrp: amr'!c22)/5" office:value-type="string" office:string-value="" calcext:value-type="error">
            <text:p>#NAME?</text:p>
          </table:table-cell>
          <table:table-cell table:style-name="ce26" table:formula="of:=('mrp: dm'!d22 + 'mrp: psd'!d22 + 'mrp: eds'!d22 + 'mrp: ucca'!d22 + 'mrp: amr'!d22)/5" office:value-type="string" office:string-value="" calcext:value-type="error">
            <text:p>#NAME?</text:p>
          </table:table-cell>
          <table:table-cell table:style-name="ce29" table:formula="of:=('mrp: dm'!e22 + 'mrp: psd'!e22 + 'mrp: eds'!e22 + 'mrp: ucca'!e22 + 'mrp: amr'!e22)/5" office:value-type="string" office:string-value="" calcext:value-type="error">
            <text:p>#NAME?</text:p>
          </table:table-cell>
          <table:table-cell table:style-name="ce34" table:formula="of:=IFERROR(__xludf.dummyfunction(&quot;rank(F22, query($C$9:F$36, &quot;&quot;select F where C = 'lpps'&quot;&quot;))&quot;);14)" office:value-type="float" office:value="14" calcext:value-type="float">
            <text:p>14</text:p>
          </table:table-cell>
          <table:table-cell table:style-name="ce26" table:formula="of:=('mrp: dm'!g22 + 'mrp: psd'!g22 + 'mrp: eds'!g22 + 'mrp: ucca'!g22 + 'mrp: amr'!g22)/5" office:value-type="string" office:string-value="" calcext:value-type="error">
            <text:p>#NAME?</text:p>
          </table:table-cell>
          <table:table-cell table:style-name="ce26" table:formula="of:=('mrp: dm'!h22 + 'mrp: psd'!h22 + 'mrp: eds'!h22 + 'mrp: ucca'!h22 + 'mrp: amr'!h22)/5" office:value-type="string" office:string-value="" calcext:value-type="error">
            <text:p>#NAME?</text:p>
          </table:table-cell>
          <table:table-cell table:style-name="ce29" table:formula="of:=('mrp: dm'!i22 + 'mrp: psd'!i22 + 'mrp: eds'!i22 + 'mrp: ucca'!i22 + 'mrp: amr'!i22)/5" office:value-type="string" office:string-value="" calcext:value-type="error">
            <text:p>#NAME?</text:p>
          </table:table-cell>
          <table:table-cell table:style-name="ce34" table:formula="of:=IFERROR(__xludf.dummyfunction(&quot;rank(J22, query($C$9:J$36, &quot;&quot;select J where C = 'lpps'&quot;&quot;))&quot;);14)" office:value-type="float" office:value="14" calcext:value-type="float">
            <text:p>14</text:p>
          </table:table-cell>
          <table:table-cell table:style-name="ce26" table:formula="of:=('mrp: dm'!k22 + 'mrp: psd'!k22 + 'mrp: eds'!k22 + 'mrp: ucca'!k22 + 'mrp: amr'!k22)/5" office:value-type="string" office:string-value="" calcext:value-type="error">
            <text:p>#NAME?</text:p>
          </table:table-cell>
          <table:table-cell table:style-name="ce26" table:formula="of:=('mrp: dm'!l22 + 'mrp: psd'!l22 + 'mrp: eds'!l22 + 'mrp: ucca'!l22 + 'mrp: amr'!l22)/5" office:value-type="string" office:string-value="" calcext:value-type="error">
            <text:p>#NAME?</text:p>
          </table:table-cell>
          <table:table-cell table:style-name="ce29" table:formula="of:=('mrp: dm'!m22 + 'mrp: psd'!m22 + 'mrp: eds'!m22 + 'mrp: ucca'!m22 + 'mrp: amr'!m22)/5" office:value-type="string" office:string-value="" calcext:value-type="error">
            <text:p>#NAME?</text:p>
          </table:table-cell>
          <table:table-cell table:style-name="ce34" table:formula="of:=IFERROR(__xludf.dummyfunction(&quot;rank(N22, query($C$9:N$36, &quot;&quot;select N where C = 'lpps'&quot;&quot;))&quot;);13)" office:value-type="float" office:value="13" calcext:value-type="float">
            <text:p>13</text:p>
          </table:table-cell>
          <table:table-cell table:style-name="ce26" table:formula="of:=('mrp: dm'!o22 + 'mrp: psd'!o22 + 'mrp: eds'!o22 + 'mrp: ucca'!o22 + 'mrp: amr'!o22)/5" office:value-type="string" office:string-value="" calcext:value-type="error">
            <text:p>#NAME?</text:p>
          </table:table-cell>
          <table:table-cell table:style-name="ce26" table:formula="of:=('mrp: dm'!p22 + 'mrp: psd'!p22 + 'mrp: eds'!p22 + 'mrp: ucca'!p22 + 'mrp: amr'!p22)/5" office:value-type="string" office:string-value="" calcext:value-type="error">
            <text:p>#NAME?</text:p>
          </table:table-cell>
          <table:table-cell table:style-name="ce29" table:formula="of:=('mrp: dm'!q22 + 'mrp: psd'!q22 + 'mrp: eds'!q22 + 'mrp: ucca'!q22 + 'mrp: amr'!q22)/5" office:value-type="string" office:string-value="" calcext:value-type="error">
            <text:p>#NAME?</text:p>
          </table:table-cell>
          <table:table-cell table:style-name="ce34" table:formula="of:=IFERROR(__xludf.dummyfunction(&quot;rank(R22, query($C$9:R$36, &quot;&quot;select R where C = 'lpps'&quot;&quot;))&quot;);14)" office:value-type="float" office:value="14" calcext:value-type="float">
            <text:p>14</text:p>
          </table:table-cell>
          <table:table-cell table:style-name="ce26" table:formula="of:=('mrp: dm'!s22 + 'mrp: psd'!s22 + 'mrp: eds'!s22 + 'mrp: ucca'!s22 + 'mrp: amr'!s22)/5" office:value-type="string" office:string-value="" calcext:value-type="error">
            <text:p>#NAME?</text:p>
          </table:table-cell>
          <table:table-cell table:style-name="ce26" table:formula="of:=('mrp: dm'!t22 + 'mrp: psd'!t22 + 'mrp: eds'!t22 + 'mrp: ucca'!t22 + 'mrp: amr'!t22)/5" office:value-type="string" office:string-value="" calcext:value-type="error">
            <text:p>#NAME?</text:p>
          </table:table-cell>
          <table:table-cell table:style-name="ce29" table:formula="of:=('mrp: dm'!u22 + 'mrp: psd'!u22 + 'mrp: eds'!u22 + 'mrp: ucca'!u22 + 'mrp: amr'!u22)/5" office:value-type="string" office:string-value="" calcext:value-type="error">
            <text:p>#NAME?</text:p>
          </table:table-cell>
          <table:table-cell table:style-name="ce34" table:formula="of:=IFERROR(__xludf.dummyfunction(&quot;rank(V22, query($C$9:V$36, &quot;&quot;select V where C = 'lpps'&quot;&quot;))&quot;);14)" office:value-type="float" office:value="14" calcext:value-type="float">
            <text:p>14</text:p>
          </table:table-cell>
          <table:table-cell table:style-name="ce26" table:formula="of:=('mrp: dm'!w22 + 'mrp: psd'!w22 + 'mrp: eds'!w22 + 'mrp: ucca'!w22 + 'mrp: amr'!w22)/5" office:value-type="string" office:string-value="" calcext:value-type="error">
            <text:p>#NAME?</text:p>
          </table:table-cell>
          <table:table-cell table:style-name="ce26" table:formula="of:=('mrp: dm'!x22 + 'mrp: psd'!x22 + 'mrp: eds'!x22 + 'mrp: ucca'!x22 + 'mrp: amr'!x22)/5" office:value-type="string" office:string-value="" calcext:value-type="error">
            <text:p>#NAME?</text:p>
          </table:table-cell>
          <table:table-cell table:style-name="ce29" table:formula="of:=('mrp: dm'!y22 + 'mrp: psd'!y22 + 'mrp: eds'!y22 + 'mrp: ucca'!y22 + 'mrp: amr'!y22)/5" office:value-type="string" office:string-value="" calcext:value-type="error">
            <text:p>#NAME?</text:p>
          </table:table-cell>
          <table:table-cell table:style-name="ce34" table:formula="of:=IFERROR(__xludf.dummyfunction(&quot;rank(Z22, query($C$9:Z$36, &quot;&quot;select Z where C = 'lpps'&quot;&quot;))&quot;);10)" office:value-type="float" office:value="10" calcext:value-type="float">
            <text:p>10</text:p>
          </table:table-cell>
          <table:table-cell table:style-name="ce26" table:formula="of:=('mrp: dm'!aa22 + 'mrp: psd'!aa22 + 'mrp: eds'!aa22 + 'mrp: ucca'!aa22 + 'mrp: amr'!aa22)/5" office:value-type="string" office:string-value="" calcext:value-type="error">
            <text:p>#NAME?</text:p>
          </table:table-cell>
          <table:table-cell table:style-name="ce26" table:formula="of:=('mrp: dm'!ab22 + 'mrp: psd'!ab22 + 'mrp: eds'!ab22 + 'mrp: ucca'!ab22 + 'mrp: amr'!ab22)/5" office:value-type="string" office:string-value="" calcext:value-type="error">
            <text:p>#NAME?</text:p>
          </table:table-cell>
          <table:table-cell table:style-name="ce29" table:formula="of:=('mrp: dm'!ac22 + 'mrp: psd'!ac22 + 'mrp: eds'!ac22 + 'mrp: ucca'!ac22 + 'mrp: amr'!ac22)/5" office:value-type="string" office:string-value="" calcext:value-type="error">
            <text:p>#NAME?</text:p>
          </table:table-cell>
          <table:table-cell table:style-name="ce39" table:formula="of:=IFERROR(__xludf.dummyfunction(&quot;rank(AD22, query($C$9:AD$36, &quot;&quot;select AD where C = 'lpps'&quot;&quot;))&quot;);14)" office:value-type="float" office:value="14" calcext:value-type="float">
            <text:p>14</text:p>
          </table:table-cell>
          <table:table-cell table:style-name="ce44" table:formula="of:='mrp: dm'!$ad22" office:value-type="string" office:string-value="" calcext:value-type="error">
            <text:p>#NAME?</text:p>
          </table:table-cell>
          <table:table-cell table:style-name="ce44" table:formula="of:='mrp: psd'!$ad22" office:value-type="string" office:string-value="" calcext:value-type="error">
            <text:p>#NAME?</text:p>
          </table:table-cell>
          <table:table-cell table:style-name="ce44" table:formula="of:='mrp: eds'!$ad22" office:value-type="string" office:string-value="" calcext:value-type="error">
            <text:p>#NAME?</text:p>
          </table:table-cell>
          <table:table-cell table:style-name="ce44" table:formula="of:='mrp: ucca'!$ad22" office:value-type="string" office:string-value="" calcext:value-type="error">
            <text:p>#NAME?</text:p>
          </table:table-cell>
          <table:table-cell table:style-name="ce50" table:formula="of:='mrp: amr'!$ad22" office:value-type="string" office:string-value="" calcext:value-type="error">
            <text:p>#NAME?</text:p>
          </table:table-cell>
          <table:table-cell table:style-name="ce44" table:formula="of:='sdp: dm'!$g22" office:value-type="string" office:string-value="" calcext:value-type="error">
            <text:p>#NAME?</text:p>
          </table:table-cell>
          <table:table-cell table:style-name="ce44" table:formula="of:='sdp: psd'!$g22" office:value-type="string" office:string-value="" calcext:value-type="error">
            <text:p>#NAME?</text:p>
          </table:table-cell>
          <table:table-cell table:style-name="ce44" table:formula="of:='edm: eds'!$v22" office:value-type="string" office:string-value="" calcext:value-type="error">
            <text:p>#NAME?</text:p>
          </table:table-cell>
          <table:table-cell table:style-name="ce44" table:formula="of:='ucca: ucca'!$n23" office:value-type="string" office:string-value="" calcext:value-type="error">
            <text:p>#NAME?</text:p>
          </table:table-cell>
          <table:table-cell table:style-name="ce50" table:formula="of:='smatch: amr'!$f22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table-cell table:style-name="ce16" office:value-type="float" office:value="483575" calcext:value-type="float" table:number-columns-spanned="1" table:number-rows-spanned="2">
            <text:p>483575</text:p>
          </table:table-cell>
          <table:table-cell table:style-name="ce12" table:formula="of:=VLOOKUP([.A23];[$Runs.$A$2:.$C$23];3;0)" office:value-type="string" office:string-value="HIT" calcext:value-type="string" table:number-columns-spanned="1" table:number-rows-spanned="2">
            <text:p>HIT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23 + 'mrp: psd'!c23 + 'mrp: eds'!c23 + 'mrp: ucca'!c23 + 'mrp: amr'!c23)/5" office:value-type="string" office:string-value="" calcext:value-type="error">
            <text:p>#NAME?</text:p>
          </table:table-cell>
          <table:table-cell table:style-name="ce26" table:formula="of:=('mrp: dm'!d23 + 'mrp: psd'!d23 + 'mrp: eds'!d23 + 'mrp: ucca'!d23 + 'mrp: amr'!d23)/5" office:value-type="string" office:string-value="" calcext:value-type="error">
            <text:p>#NAME?</text:p>
          </table:table-cell>
          <table:table-cell table:style-name="ce29" table:formula="of:=('mrp: dm'!e23 + 'mrp: psd'!e23 + 'mrp: eds'!e23 + 'mrp: ucca'!e23 + 'mrp: amr'!e23)/5" office:value-type="string" office:string-value="" calcext:value-type="error">
            <text:p>#NAME?</text:p>
          </table:table-cell>
          <table:table-cell table:style-name="ce34" table:formula="of:=IFERROR(__xludf.dummyfunction(&quot;rank(F23, query($C$9:F$36, &quot;&quot;select F where C = 'all'&quot;&quot;))&quot;);2)" office:value-type="float" office:value="2" calcext:value-type="float">
            <text:p>2</text:p>
          </table:table-cell>
          <table:table-cell table:style-name="ce26" table:formula="of:=('mrp: dm'!g23 + 'mrp: psd'!g23 + 'mrp: eds'!g23 + 'mrp: ucca'!g23 + 'mrp: amr'!g23)/5" office:value-type="string" office:string-value="" calcext:value-type="error">
            <text:p>#NAME?</text:p>
          </table:table-cell>
          <table:table-cell table:style-name="ce26" table:formula="of:=('mrp: dm'!h23 + 'mrp: psd'!h23 + 'mrp: eds'!h23 + 'mrp: ucca'!h23 + 'mrp: amr'!h23)/5" office:value-type="string" office:string-value="" calcext:value-type="error">
            <text:p>#NAME?</text:p>
          </table:table-cell>
          <table:table-cell table:style-name="ce29" table:formula="of:=('mrp: dm'!i23 + 'mrp: psd'!i23 + 'mrp: eds'!i23 + 'mrp: ucca'!i23 + 'mrp: amr'!i23)/5" office:value-type="string" office:string-value="" calcext:value-type="error">
            <text:p>#NAME?</text:p>
          </table:table-cell>
          <table:table-cell table:style-name="ce34" table:formula="of:=IFERROR(__xludf.dummyfunction(&quot;rank(J23, query($C$9:J$36, &quot;&quot;select J where C = 'all'&quot;&quot;))&quot;);3)" office:value-type="float" office:value="3" calcext:value-type="float">
            <text:p>3</text:p>
          </table:table-cell>
          <table:table-cell table:style-name="ce26" table:formula="of:=('mrp: dm'!k23 + 'mrp: psd'!k23 + 'mrp: eds'!k23 + 'mrp: ucca'!k23 + 'mrp: amr'!k23)/5" office:value-type="string" office:string-value="" calcext:value-type="error">
            <text:p>#NAME?</text:p>
          </table:table-cell>
          <table:table-cell table:style-name="ce26" table:formula="of:=('mrp: dm'!l23 + 'mrp: psd'!l23 + 'mrp: eds'!l23 + 'mrp: ucca'!l23 + 'mrp: amr'!l23)/5" office:value-type="string" office:string-value="" calcext:value-type="error">
            <text:p>#NAME?</text:p>
          </table:table-cell>
          <table:table-cell table:style-name="ce29" table:formula="of:=('mrp: dm'!m23 + 'mrp: psd'!m23 + 'mrp: eds'!m23 + 'mrp: ucca'!m23 + 'mrp: amr'!m23)/5" office:value-type="string" office:string-value="" calcext:value-type="error">
            <text:p>#NAME?</text:p>
          </table:table-cell>
          <table:table-cell table:style-name="ce34" table:formula="of:=IFERROR(__xludf.dummyfunction(&quot;rank(N23, query($C$9:N$36, &quot;&quot;select N where C = 'all'&quot;&quot;))&quot;);1)" office:value-type="float" office:value="1" calcext:value-type="float">
            <text:p>1</text:p>
          </table:table-cell>
          <table:table-cell table:style-name="ce26" table:formula="of:=('mrp: dm'!o23 + 'mrp: psd'!o23 + 'mrp: eds'!o23 + 'mrp: ucca'!o23 + 'mrp: amr'!o23)/5" office:value-type="string" office:string-value="" calcext:value-type="error">
            <text:p>#NAME?</text:p>
          </table:table-cell>
          <table:table-cell table:style-name="ce26" table:formula="of:=('mrp: dm'!p23 + 'mrp: psd'!p23 + 'mrp: eds'!p23 + 'mrp: ucca'!p23 + 'mrp: amr'!p23)/5" office:value-type="string" office:string-value="" calcext:value-type="error">
            <text:p>#NAME?</text:p>
          </table:table-cell>
          <table:table-cell table:style-name="ce29" table:formula="of:=('mrp: dm'!q23 + 'mrp: psd'!q23 + 'mrp: eds'!q23 + 'mrp: ucca'!q23 + 'mrp: amr'!q23)/5" office:value-type="string" office:string-value="" calcext:value-type="error">
            <text:p>#NAME?</text:p>
          </table:table-cell>
          <table:table-cell table:style-name="ce34" table:formula="of:=IFERROR(__xludf.dummyfunction(&quot;rank(R23, query($C$9:R$36, &quot;&quot;select R where C = 'all'&quot;&quot;))&quot;);2)" office:value-type="float" office:value="2" calcext:value-type="float">
            <text:p>2</text:p>
          </table:table-cell>
          <table:table-cell table:style-name="ce26" table:formula="of:=('mrp: dm'!s23 + 'mrp: psd'!s23 + 'mrp: eds'!s23 + 'mrp: ucca'!s23 + 'mrp: amr'!s23)/5" office:value-type="string" office:string-value="" calcext:value-type="error">
            <text:p>#NAME?</text:p>
          </table:table-cell>
          <table:table-cell table:style-name="ce26" table:formula="of:=('mrp: dm'!t23 + 'mrp: psd'!t23 + 'mrp: eds'!t23 + 'mrp: ucca'!t23 + 'mrp: amr'!t23)/5" office:value-type="string" office:string-value="" calcext:value-type="error">
            <text:p>#NAME?</text:p>
          </table:table-cell>
          <table:table-cell table:style-name="ce29" table:formula="of:=('mrp: dm'!u23 + 'mrp: psd'!u23 + 'mrp: eds'!u23 + 'mrp: ucca'!u23 + 'mrp: amr'!u23)/5" office:value-type="string" office:string-value="" calcext:value-type="error">
            <text:p>#NAME?</text:p>
          </table:table-cell>
          <table:table-cell table:style-name="ce34" table:formula="of:=IFERROR(__xludf.dummyfunction(&quot;rank(V23, query($C$9:V$36, &quot;&quot;select V where C = 'all'&quot;&quot;))&quot;);1)" office:value-type="float" office:value="1" calcext:value-type="float">
            <text:p>1</text:p>
          </table:table-cell>
          <table:table-cell table:style-name="ce26" table:formula="of:=('mrp: dm'!w23 + 'mrp: psd'!w23 + 'mrp: eds'!w23 + 'mrp: ucca'!w23 + 'mrp: amr'!w23)/5" office:value-type="string" office:string-value="" calcext:value-type="error">
            <text:p>#NAME?</text:p>
          </table:table-cell>
          <table:table-cell table:style-name="ce26" table:formula="of:=('mrp: dm'!x23 + 'mrp: psd'!x23 + 'mrp: eds'!x23 + 'mrp: ucca'!x23 + 'mrp: amr'!x23)/5" office:value-type="string" office:string-value="" calcext:value-type="error">
            <text:p>#NAME?</text:p>
          </table:table-cell>
          <table:table-cell table:style-name="ce29" table:formula="of:=('mrp: dm'!y23 + 'mrp: psd'!y23 + 'mrp: eds'!y23 + 'mrp: ucca'!y23 + 'mrp: amr'!y23)/5" office:value-type="string" office:string-value="" calcext:value-type="error">
            <text:p>#NAME?</text:p>
          </table:table-cell>
          <table:table-cell table:style-name="ce34" table:formula="of:=IFERROR(__xludf.dummyfunction(&quot;rank(Z23, query($C$9:Z$36, &quot;&quot;select Z where C = 'all'&quot;&quot;))&quot;);1)" office:value-type="float" office:value="1" calcext:value-type="float">
            <text:p>1</text:p>
          </table:table-cell>
          <table:table-cell table:style-name="ce26" table:formula="of:=('mrp: dm'!aa23 + 'mrp: psd'!aa23 + 'mrp: eds'!aa23 + 'mrp: ucca'!aa23 + 'mrp: amr'!aa23)/5" office:value-type="string" office:string-value="" calcext:value-type="error">
            <text:p>#NAME?</text:p>
          </table:table-cell>
          <table:table-cell table:style-name="ce26" table:formula="of:=('mrp: dm'!ab23 + 'mrp: psd'!ab23 + 'mrp: eds'!ab23 + 'mrp: ucca'!ab23 + 'mrp: amr'!ab23)/5" office:value-type="string" office:string-value="" calcext:value-type="error">
            <text:p>#NAME?</text:p>
          </table:table-cell>
          <table:table-cell table:style-name="ce36" table:formula="of:=('mrp: dm'!ac23 + 'mrp: psd'!ac23 + 'mrp: eds'!ac23 + 'mrp: ucca'!ac23 + 'mrp: amr'!ac23)/5" office:value-type="string" office:string-value="" calcext:value-type="error">
            <text:p>#NAME?</text:p>
          </table:table-cell>
          <table:table-cell table:style-name="ce40" table:formula="of:=IFERROR(__xludf.dummyfunction(&quot;rank(AD23, query($C$9:AD$36, &quot;&quot;select AD where C = 'all'&quot;&quot;))&quot;);1)" office:value-type="float" office:value="1" calcext:value-type="float">
            <text:p>1</text:p>
          </table:table-cell>
          <table:table-cell table:style-name="ce45" table:formula="of:='mrp: dm'!$ad23" office:value-type="string" office:string-value="" calcext:value-type="error">
            <text:p>#NAME?</text:p>
          </table:table-cell>
          <table:table-cell table:style-name="ce44" table:formula="of:='mrp: psd'!$ad23" office:value-type="string" office:string-value="" calcext:value-type="error">
            <text:p>#NAME?</text:p>
          </table:table-cell>
          <table:table-cell table:style-name="ce46" table:formula="of:='mrp: eds'!$ad23" office:value-type="string" office:string-value="" calcext:value-type="error">
            <text:p>#NAME?</text:p>
          </table:table-cell>
          <table:table-cell table:style-name="ce43" table:formula="of:='mrp: ucca'!$ad23" office:value-type="string" office:string-value="" calcext:value-type="error">
            <text:p>#NAME?</text:p>
          </table:table-cell>
          <table:table-cell table:style-name="ce52" table:formula="of:='mrp: amr'!$ad23" office:value-type="string" office:string-value="" calcext:value-type="error">
            <text:p>#NAME?</text:p>
          </table:table-cell>
          <table:table-cell table:style-name="ce44" table:formula="of:='sdp: dm'!$g23" office:value-type="string" office:string-value="" calcext:value-type="error">
            <text:p>#NAME?</text:p>
          </table:table-cell>
          <table:table-cell table:style-name="ce44" table:formula="of:='sdp: psd'!$g23" office:value-type="string" office:string-value="" calcext:value-type="error">
            <text:p>#NAME?</text:p>
          </table:table-cell>
          <table:table-cell table:style-name="ce44" table:formula="of:='edm: eds'!$v23" office:value-type="string" office:string-value="" calcext:value-type="error">
            <text:p>#NAME?</text:p>
          </table:table-cell>
          <table:table-cell table:style-name="ce44" table:formula="of:='ucca: ucca'!$n24" office:value-type="string" office:string-value="" calcext:value-type="error">
            <text:p>#NAME?</text:p>
          </table:table-cell>
          <table:table-cell table:style-name="ce50" table:formula="of:='smatch: amr'!$f23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24 + 'mrp: psd'!c24 + 'mrp: eds'!c24 + 'mrp: ucca'!c24 + 'mrp: amr'!c24)/5" office:value-type="string" office:string-value="" calcext:value-type="error">
            <text:p>#NAME?</text:p>
          </table:table-cell>
          <table:table-cell table:style-name="ce26" table:formula="of:=('mrp: dm'!d24 + 'mrp: psd'!d24 + 'mrp: eds'!d24 + 'mrp: ucca'!d24 + 'mrp: amr'!d24)/5" office:value-type="string" office:string-value="" calcext:value-type="error">
            <text:p>#NAME?</text:p>
          </table:table-cell>
          <table:table-cell table:style-name="ce29" table:formula="of:=('mrp: dm'!e24 + 'mrp: psd'!e24 + 'mrp: eds'!e24 + 'mrp: ucca'!e24 + 'mrp: amr'!e24)/5" office:value-type="string" office:string-value="" calcext:value-type="error">
            <text:p>#NAME?</text:p>
          </table:table-cell>
          <table:table-cell table:style-name="ce34" table:formula="of:=IFERROR(__xludf.dummyfunction(&quot;rank(F24, query($C$9:F$36, &quot;&quot;select F where C = 'lpps'&quot;&quot;))&quot;);1)" office:value-type="float" office:value="1" calcext:value-type="float">
            <text:p>1</text:p>
          </table:table-cell>
          <table:table-cell table:style-name="ce26" table:formula="of:=('mrp: dm'!g24 + 'mrp: psd'!g24 + 'mrp: eds'!g24 + 'mrp: ucca'!g24 + 'mrp: amr'!g24)/5" office:value-type="string" office:string-value="" calcext:value-type="error">
            <text:p>#NAME?</text:p>
          </table:table-cell>
          <table:table-cell table:style-name="ce26" table:formula="of:=('mrp: dm'!h24 + 'mrp: psd'!h24 + 'mrp: eds'!h24 + 'mrp: ucca'!h24 + 'mrp: amr'!h24)/5" office:value-type="string" office:string-value="" calcext:value-type="error">
            <text:p>#NAME?</text:p>
          </table:table-cell>
          <table:table-cell table:style-name="ce29" table:formula="of:=('mrp: dm'!i24 + 'mrp: psd'!i24 + 'mrp: eds'!i24 + 'mrp: ucca'!i24 + 'mrp: amr'!i24)/5" office:value-type="string" office:string-value="" calcext:value-type="error">
            <text:p>#NAME?</text:p>
          </table:table-cell>
          <table:table-cell table:style-name="ce34" table:formula="of:=IFERROR(__xludf.dummyfunction(&quot;rank(J24, query($C$9:J$36, &quot;&quot;select J where C = 'lpps'&quot;&quot;))&quot;);3)" office:value-type="float" office:value="3" calcext:value-type="float">
            <text:p>3</text:p>
          </table:table-cell>
          <table:table-cell table:style-name="ce26" table:formula="of:=('mrp: dm'!k24 + 'mrp: psd'!k24 + 'mrp: eds'!k24 + 'mrp: ucca'!k24 + 'mrp: amr'!k24)/5" office:value-type="string" office:string-value="" calcext:value-type="error">
            <text:p>#NAME?</text:p>
          </table:table-cell>
          <table:table-cell table:style-name="ce26" table:formula="of:=('mrp: dm'!l24 + 'mrp: psd'!l24 + 'mrp: eds'!l24 + 'mrp: ucca'!l24 + 'mrp: amr'!l24)/5" office:value-type="string" office:string-value="" calcext:value-type="error">
            <text:p>#NAME?</text:p>
          </table:table-cell>
          <table:table-cell table:style-name="ce29" table:formula="of:=('mrp: dm'!m24 + 'mrp: psd'!m24 + 'mrp: eds'!m24 + 'mrp: ucca'!m24 + 'mrp: amr'!m24)/5" office:value-type="string" office:string-value="" calcext:value-type="error">
            <text:p>#NAME?</text:p>
          </table:table-cell>
          <table:table-cell table:style-name="ce34" table:formula="of:=IFERROR(__xludf.dummyfunction(&quot;rank(N24, query($C$9:N$36, &quot;&quot;select N where C = 'lpps'&quot;&quot;))&quot;);2)" office:value-type="float" office:value="2" calcext:value-type="float">
            <text:p>2</text:p>
          </table:table-cell>
          <table:table-cell table:style-name="ce26" table:formula="of:=('mrp: dm'!o24 + 'mrp: psd'!o24 + 'mrp: eds'!o24 + 'mrp: ucca'!o24 + 'mrp: amr'!o24)/5" office:value-type="string" office:string-value="" calcext:value-type="error">
            <text:p>#NAME?</text:p>
          </table:table-cell>
          <table:table-cell table:style-name="ce26" table:formula="of:=('mrp: dm'!p24 + 'mrp: psd'!p24 + 'mrp: eds'!p24 + 'mrp: ucca'!p24 + 'mrp: amr'!p24)/5" office:value-type="string" office:string-value="" calcext:value-type="error">
            <text:p>#NAME?</text:p>
          </table:table-cell>
          <table:table-cell table:style-name="ce29" table:formula="of:=('mrp: dm'!q24 + 'mrp: psd'!q24 + 'mrp: eds'!q24 + 'mrp: ucca'!q24 + 'mrp: amr'!q24)/5" office:value-type="string" office:string-value="" calcext:value-type="error">
            <text:p>#NAME?</text:p>
          </table:table-cell>
          <table:table-cell table:style-name="ce34" table:formula="of:=IFERROR(__xludf.dummyfunction(&quot;rank(R24, query($C$9:R$36, &quot;&quot;select R where C = 'lpps'&quot;&quot;))&quot;);2)" office:value-type="float" office:value="2" calcext:value-type="float">
            <text:p>2</text:p>
          </table:table-cell>
          <table:table-cell table:style-name="ce26" table:formula="of:=('mrp: dm'!s24 + 'mrp: psd'!s24 + 'mrp: eds'!s24 + 'mrp: ucca'!s24 + 'mrp: amr'!s24)/5" office:value-type="string" office:string-value="" calcext:value-type="error">
            <text:p>#NAME?</text:p>
          </table:table-cell>
          <table:table-cell table:style-name="ce26" table:formula="of:=('mrp: dm'!t24 + 'mrp: psd'!t24 + 'mrp: eds'!t24 + 'mrp: ucca'!t24 + 'mrp: amr'!t24)/5" office:value-type="string" office:string-value="" calcext:value-type="error">
            <text:p>#NAME?</text:p>
          </table:table-cell>
          <table:table-cell table:style-name="ce29" table:formula="of:=('mrp: dm'!u24 + 'mrp: psd'!u24 + 'mrp: eds'!u24 + 'mrp: ucca'!u24 + 'mrp: amr'!u24)/5" office:value-type="string" office:string-value="" calcext:value-type="error">
            <text:p>#NAME?</text:p>
          </table:table-cell>
          <table:table-cell table:style-name="ce34" table:formula="of:=IFERROR(__xludf.dummyfunction(&quot;rank(V24, query($C$9:V$36, &quot;&quot;select V where C = 'lpps'&quot;&quot;))&quot;);1)" office:value-type="float" office:value="1" calcext:value-type="float">
            <text:p>1</text:p>
          </table:table-cell>
          <table:table-cell table:style-name="ce26" table:formula="of:=('mrp: dm'!w24 + 'mrp: psd'!w24 + 'mrp: eds'!w24 + 'mrp: ucca'!w24 + 'mrp: amr'!w24)/5" office:value-type="string" office:string-value="" calcext:value-type="error">
            <text:p>#NAME?</text:p>
          </table:table-cell>
          <table:table-cell table:style-name="ce26" table:formula="of:=('mrp: dm'!x24 + 'mrp: psd'!x24 + 'mrp: eds'!x24 + 'mrp: ucca'!x24 + 'mrp: amr'!x24)/5" office:value-type="string" office:string-value="" calcext:value-type="error">
            <text:p>#NAME?</text:p>
          </table:table-cell>
          <table:table-cell table:style-name="ce29" table:formula="of:=('mrp: dm'!y24 + 'mrp: psd'!y24 + 'mrp: eds'!y24 + 'mrp: ucca'!y24 + 'mrp: amr'!y24)/5" office:value-type="string" office:string-value="" calcext:value-type="error">
            <text:p>#NAME?</text:p>
          </table:table-cell>
          <table:table-cell table:style-name="ce34" table:formula="of:=IFERROR(__xludf.dummyfunction(&quot;rank(Z24, query($C$9:Z$36, &quot;&quot;select Z where C = 'lpps'&quot;&quot;))&quot;);1)" office:value-type="float" office:value="1" calcext:value-type="float">
            <text:p>1</text:p>
          </table:table-cell>
          <table:table-cell table:style-name="ce26" table:formula="of:=('mrp: dm'!aa24 + 'mrp: psd'!aa24 + 'mrp: eds'!aa24 + 'mrp: ucca'!aa24 + 'mrp: amr'!aa24)/5" office:value-type="string" office:string-value="" calcext:value-type="error">
            <text:p>#NAME?</text:p>
          </table:table-cell>
          <table:table-cell table:style-name="ce26" table:formula="of:=('mrp: dm'!ab24 + 'mrp: psd'!ab24 + 'mrp: eds'!ab24 + 'mrp: ucca'!ab24 + 'mrp: amr'!ab24)/5" office:value-type="string" office:string-value="" calcext:value-type="error">
            <text:p>#NAME?</text:p>
          </table:table-cell>
          <table:table-cell table:style-name="ce29" table:formula="of:=('mrp: dm'!ac24 + 'mrp: psd'!ac24 + 'mrp: eds'!ac24 + 'mrp: ucca'!ac24 + 'mrp: amr'!ac24)/5" office:value-type="string" office:string-value="" calcext:value-type="error">
            <text:p>#NAME?</text:p>
          </table:table-cell>
          <table:table-cell table:style-name="ce39" table:formula="of:=IFERROR(__xludf.dummyfunction(&quot;rank(AD24, query($C$9:AD$36, &quot;&quot;select AD where C = 'lpps'&quot;&quot;))&quot;);2)" office:value-type="float" office:value="2" calcext:value-type="float">
            <text:p>2</text:p>
          </table:table-cell>
          <table:table-cell table:style-name="ce44" table:formula="of:='mrp: dm'!$ad24" office:value-type="string" office:string-value="" calcext:value-type="error">
            <text:p>#NAME?</text:p>
          </table:table-cell>
          <table:table-cell table:style-name="ce44" table:formula="of:='mrp: psd'!$ad24" office:value-type="string" office:string-value="" calcext:value-type="error">
            <text:p>#NAME?</text:p>
          </table:table-cell>
          <table:table-cell table:style-name="ce44" table:formula="of:='mrp: eds'!$ad24" office:value-type="string" office:string-value="" calcext:value-type="error">
            <text:p>#NAME?</text:p>
          </table:table-cell>
          <table:table-cell table:style-name="ce44" table:formula="of:='mrp: ucca'!$ad24" office:value-type="string" office:string-value="" calcext:value-type="error">
            <text:p>#NAME?</text:p>
          </table:table-cell>
          <table:table-cell table:style-name="ce50" table:formula="of:='mrp: amr'!$ad24" office:value-type="string" office:string-value="" calcext:value-type="error">
            <text:p>#NAME?</text:p>
          </table:table-cell>
          <table:table-cell table:style-name="ce44" table:formula="of:='sdp: dm'!$g24" office:value-type="string" office:string-value="" calcext:value-type="error">
            <text:p>#NAME?</text:p>
          </table:table-cell>
          <table:table-cell table:style-name="ce44" table:formula="of:='sdp: psd'!$g24" office:value-type="string" office:string-value="" calcext:value-type="error">
            <text:p>#NAME?</text:p>
          </table:table-cell>
          <table:table-cell table:style-name="ce44" table:formula="of:='edm: eds'!$v24" office:value-type="string" office:string-value="" calcext:value-type="error">
            <text:p>#NAME?</text:p>
          </table:table-cell>
          <table:table-cell table:style-name="ce44" table:formula="of:='ucca: ucca'!$n25" office:value-type="string" office:string-value="" calcext:value-type="error">
            <text:p>#NAME?</text:p>
          </table:table-cell>
          <table:table-cell table:style-name="ce50" table:formula="of:='smatch: amr'!$f24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table-cell table:style-name="ce17" office:value-type="float" office:value="483579" calcext:value-type="float" table:number-columns-spanned="1" table:number-rows-spanned="2">
            <text:p>483579</text:p>
          </table:table-cell>
          <table:table-cell table:style-name="ce12" table:formula="of:=VLOOKUP([.A25];[$Runs.$A$2:.$C$23];3;0)" office:value-type="string" office:string-value="SJTU 2" calcext:value-type="string" table:number-columns-spanned="1" table:number-rows-spanned="2">
            <text:p>SJTU 2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25 + 'mrp: psd'!c25 + 'mrp: eds'!c25 + 'mrp: ucca'!c25 + 'mrp: amr'!c25)/5" office:value-type="string" office:string-value="" calcext:value-type="error">
            <text:p>#NAME?</text:p>
          </table:table-cell>
          <table:table-cell table:style-name="ce26" table:formula="of:=('mrp: dm'!d25 + 'mrp: psd'!d25 + 'mrp: eds'!d25 + 'mrp: ucca'!d25 + 'mrp: amr'!d25)/5" office:value-type="string" office:string-value="" calcext:value-type="error">
            <text:p>#NAME?</text:p>
          </table:table-cell>
          <table:table-cell table:style-name="ce29" table:formula="of:=('mrp: dm'!e25 + 'mrp: psd'!e25 + 'mrp: eds'!e25 + 'mrp: ucca'!e25 + 'mrp: amr'!e25)/5" office:value-type="string" office:string-value="" calcext:value-type="error">
            <text:p>#NAME?</text:p>
          </table:table-cell>
          <table:table-cell table:style-name="ce34" table:formula="of:=IFERROR(__xludf.dummyfunction(&quot;rank(F25, query($C$9:F$36, &quot;&quot;select F where C = 'all'&quot;&quot;))&quot;);10)" office:value-type="float" office:value="10" calcext:value-type="float">
            <text:p>10</text:p>
          </table:table-cell>
          <table:table-cell table:style-name="ce26" table:formula="of:=('mrp: dm'!g25 + 'mrp: psd'!g25 + 'mrp: eds'!g25 + 'mrp: ucca'!g25 + 'mrp: amr'!g25)/5" office:value-type="string" office:string-value="" calcext:value-type="error">
            <text:p>#NAME?</text:p>
          </table:table-cell>
          <table:table-cell table:style-name="ce26" table:formula="of:=('mrp: dm'!h25 + 'mrp: psd'!h25 + 'mrp: eds'!h25 + 'mrp: ucca'!h25 + 'mrp: amr'!h25)/5" office:value-type="string" office:string-value="" calcext:value-type="error">
            <text:p>#NAME?</text:p>
          </table:table-cell>
          <table:table-cell table:style-name="ce29" table:formula="of:=('mrp: dm'!i25 + 'mrp: psd'!i25 + 'mrp: eds'!i25 + 'mrp: ucca'!i25 + 'mrp: amr'!i25)/5" office:value-type="string" office:string-value="" calcext:value-type="error">
            <text:p>#NAME?</text:p>
          </table:table-cell>
          <table:table-cell table:style-name="ce34" table:formula="of:=IFERROR(__xludf.dummyfunction(&quot;rank(J25, query($C$9:J$36, &quot;&quot;select J where C = 'all'&quot;&quot;))&quot;);10)" office:value-type="float" office:value="10" calcext:value-type="float">
            <text:p>10</text:p>
          </table:table-cell>
          <table:table-cell table:style-name="ce26" table:formula="of:=('mrp: dm'!k25 + 'mrp: psd'!k25 + 'mrp: eds'!k25 + 'mrp: ucca'!k25 + 'mrp: amr'!k25)/5" office:value-type="string" office:string-value="" calcext:value-type="error">
            <text:p>#NAME?</text:p>
          </table:table-cell>
          <table:table-cell table:style-name="ce26" table:formula="of:=('mrp: dm'!l25 + 'mrp: psd'!l25 + 'mrp: eds'!l25 + 'mrp: ucca'!l25 + 'mrp: amr'!l25)/5" office:value-type="string" office:string-value="" calcext:value-type="error">
            <text:p>#NAME?</text:p>
          </table:table-cell>
          <table:table-cell table:style-name="ce29" table:formula="of:=('mrp: dm'!m25 + 'mrp: psd'!m25 + 'mrp: eds'!m25 + 'mrp: ucca'!m25 + 'mrp: amr'!m25)/5" office:value-type="string" office:string-value="" calcext:value-type="error">
            <text:p>#NAME?</text:p>
          </table:table-cell>
          <table:table-cell table:style-name="ce34" table:formula="of:=IFERROR(__xludf.dummyfunction(&quot;rank(N25, query($C$9:N$36, &quot;&quot;select N where C = 'all'&quot;&quot;))&quot;);11)" office:value-type="float" office:value="11" calcext:value-type="float">
            <text:p>11</text:p>
          </table:table-cell>
          <table:table-cell table:style-name="ce26" table:formula="of:=('mrp: dm'!o25 + 'mrp: psd'!o25 + 'mrp: eds'!o25 + 'mrp: ucca'!o25 + 'mrp: amr'!o25)/5" office:value-type="string" office:string-value="" calcext:value-type="error">
            <text:p>#NAME?</text:p>
          </table:table-cell>
          <table:table-cell table:style-name="ce26" table:formula="of:=('mrp: dm'!p25 + 'mrp: psd'!p25 + 'mrp: eds'!p25 + 'mrp: ucca'!p25 + 'mrp: amr'!p25)/5" office:value-type="string" office:string-value="" calcext:value-type="error">
            <text:p>#NAME?</text:p>
          </table:table-cell>
          <table:table-cell table:style-name="ce29" table:formula="of:=('mrp: dm'!q25 + 'mrp: psd'!q25 + 'mrp: eds'!q25 + 'mrp: ucca'!q25 + 'mrp: amr'!q25)/5" office:value-type="string" office:string-value="" calcext:value-type="error">
            <text:p>#NAME?</text:p>
          </table:table-cell>
          <table:table-cell table:style-name="ce34" table:formula="of:=IFERROR(__xludf.dummyfunction(&quot;rank(R25, query($C$9:R$36, &quot;&quot;select R where C = 'all'&quot;&quot;))&quot;);10)" office:value-type="float" office:value="10" calcext:value-type="float">
            <text:p>10</text:p>
          </table:table-cell>
          <table:table-cell table:style-name="ce26" table:formula="of:=('mrp: dm'!s25 + 'mrp: psd'!s25 + 'mrp: eds'!s25 + 'mrp: ucca'!s25 + 'mrp: amr'!s25)/5" office:value-type="string" office:string-value="" calcext:value-type="error">
            <text:p>#NAME?</text:p>
          </table:table-cell>
          <table:table-cell table:style-name="ce26" table:formula="of:=('mrp: dm'!t25 + 'mrp: psd'!t25 + 'mrp: eds'!t25 + 'mrp: ucca'!t25 + 'mrp: amr'!t25)/5" office:value-type="string" office:string-value="" calcext:value-type="error">
            <text:p>#NAME?</text:p>
          </table:table-cell>
          <table:table-cell table:style-name="ce29" table:formula="of:=('mrp: dm'!u25 + 'mrp: psd'!u25 + 'mrp: eds'!u25 + 'mrp: ucca'!u25 + 'mrp: amr'!u25)/5" office:value-type="string" office:string-value="" calcext:value-type="error">
            <text:p>#NAME?</text:p>
          </table:table-cell>
          <table:table-cell table:style-name="ce34" table:formula="of:=IFERROR(__xludf.dummyfunction(&quot;rank(V25, query($C$9:V$36, &quot;&quot;select V where C = 'all'&quot;&quot;))&quot;);12)" office:value-type="float" office:value="12" calcext:value-type="float">
            <text:p>12</text:p>
          </table:table-cell>
          <table:table-cell table:style-name="ce26" table:formula="of:=('mrp: dm'!w25 + 'mrp: psd'!w25 + 'mrp: eds'!w25 + 'mrp: ucca'!w25 + 'mrp: amr'!w25)/5" office:value-type="string" office:string-value="" calcext:value-type="error">
            <text:p>#NAME?</text:p>
          </table:table-cell>
          <table:table-cell table:style-name="ce26" table:formula="of:=('mrp: dm'!x25 + 'mrp: psd'!x25 + 'mrp: eds'!x25 + 'mrp: ucca'!x25 + 'mrp: amr'!x25)/5" office:value-type="string" office:string-value="" calcext:value-type="error">
            <text:p>#NAME?</text:p>
          </table:table-cell>
          <table:table-cell table:style-name="ce29" table:formula="of:=('mrp: dm'!y25 + 'mrp: psd'!y25 + 'mrp: eds'!y25 + 'mrp: ucca'!y25 + 'mrp: amr'!y25)/5" office:value-type="string" office:string-value="" calcext:value-type="error">
            <text:p>#NAME?</text:p>
          </table:table-cell>
          <table:table-cell table:style-name="ce34" table:formula="of:=IFERROR(__xludf.dummyfunction(&quot;rank(Z25, query($C$9:Z$36, &quot;&quot;select Z where C = 'all'&quot;&quot;))&quot;);9)" office:value-type="float" office:value="9" calcext:value-type="float">
            <text:p>9</text:p>
          </table:table-cell>
          <table:table-cell table:style-name="ce26" table:formula="of:=('mrp: dm'!aa25 + 'mrp: psd'!aa25 + 'mrp: eds'!aa25 + 'mrp: ucca'!aa25 + 'mrp: amr'!aa25)/5" office:value-type="string" office:string-value="" calcext:value-type="error">
            <text:p>#NAME?</text:p>
          </table:table-cell>
          <table:table-cell table:style-name="ce26" table:formula="of:=('mrp: dm'!ab25 + 'mrp: psd'!ab25 + 'mrp: eds'!ab25 + 'mrp: ucca'!ab25 + 'mrp: amr'!ab25)/5" office:value-type="string" office:string-value="" calcext:value-type="error">
            <text:p>#NAME?</text:p>
          </table:table-cell>
          <table:table-cell table:style-name="ce36" table:formula="of:=('mrp: dm'!ac25 + 'mrp: psd'!ac25 + 'mrp: eds'!ac25 + 'mrp: ucca'!ac25 + 'mrp: amr'!ac25)/5" office:value-type="string" office:string-value="" calcext:value-type="error">
            <text:p>#NAME?</text:p>
          </table:table-cell>
          <table:table-cell table:style-name="ce38" table:formula="of:=IFERROR(__xludf.dummyfunction(&quot;rank(AD25, query($C$9:AD$36, &quot;&quot;select AD where C = 'all'&quot;&quot;))&quot;);11)" office:value-type="float" office:value="11" calcext:value-type="float">
            <text:p>11</text:p>
          </table:table-cell>
          <table:table-cell table:style-name="ce44" table:formula="of:='mrp: dm'!$ad25" office:value-type="string" office:string-value="" calcext:value-type="error">
            <text:p>#NAME?</text:p>
          </table:table-cell>
          <table:table-cell table:style-name="ce44" table:formula="of:='mrp: psd'!$ad25" office:value-type="string" office:string-value="" calcext:value-type="error">
            <text:p>#NAME?</text:p>
          </table:table-cell>
          <table:table-cell table:style-name="ce44" table:formula="of:='mrp: eds'!$ad25" office:value-type="string" office:string-value="" calcext:value-type="error">
            <text:p>#NAME?</text:p>
          </table:table-cell>
          <table:table-cell table:style-name="ce44" table:formula="of:='mrp: ucca'!$ad25" office:value-type="string" office:string-value="" calcext:value-type="error">
            <text:p>#NAME?</text:p>
          </table:table-cell>
          <table:table-cell table:style-name="ce50" table:formula="of:='mrp: amr'!$ad25" office:value-type="string" office:string-value="" calcext:value-type="error">
            <text:p>#NAME?</text:p>
          </table:table-cell>
          <table:table-cell table:style-name="ce44" table:formula="of:='sdp: dm'!$g25" office:value-type="string" office:string-value="" calcext:value-type="error">
            <text:p>#NAME?</text:p>
          </table:table-cell>
          <table:table-cell table:style-name="ce44" table:formula="of:='sdp: psd'!$g25" office:value-type="string" office:string-value="" calcext:value-type="error">
            <text:p>#NAME?</text:p>
          </table:table-cell>
          <table:table-cell table:style-name="ce44" table:formula="of:='edm: eds'!$v25" office:value-type="string" office:string-value="" calcext:value-type="error">
            <text:p>#NAME?</text:p>
          </table:table-cell>
          <table:table-cell table:style-name="ce44" table:formula="of:='ucca: ucca'!$n26" office:value-type="string" office:string-value="" calcext:value-type="error">
            <text:p>#NAME?</text:p>
          </table:table-cell>
          <table:table-cell table:style-name="ce50" table:formula="of:='smatch: amr'!$f25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26 + 'mrp: psd'!c26 + 'mrp: eds'!c26 + 'mrp: ucca'!c26 + 'mrp: amr'!c26)/5" office:value-type="string" office:string-value="" calcext:value-type="error">
            <text:p>#NAME?</text:p>
          </table:table-cell>
          <table:table-cell table:style-name="ce26" table:formula="of:=('mrp: dm'!d26 + 'mrp: psd'!d26 + 'mrp: eds'!d26 + 'mrp: ucca'!d26 + 'mrp: amr'!d26)/5" office:value-type="string" office:string-value="" calcext:value-type="error">
            <text:p>#NAME?</text:p>
          </table:table-cell>
          <table:table-cell table:style-name="ce29" table:formula="of:=('mrp: dm'!e26 + 'mrp: psd'!e26 + 'mrp: eds'!e26 + 'mrp: ucca'!e26 + 'mrp: amr'!e26)/5" office:value-type="string" office:string-value="" calcext:value-type="error">
            <text:p>#NAME?</text:p>
          </table:table-cell>
          <table:table-cell table:style-name="ce34" table:formula="of:=IFERROR(__xludf.dummyfunction(&quot;rank(F26, query($C$9:F$36, &quot;&quot;select F where C = 'lpps'&quot;&quot;))&quot;);9)" office:value-type="float" office:value="9" calcext:value-type="float">
            <text:p>9</text:p>
          </table:table-cell>
          <table:table-cell table:style-name="ce26" table:formula="of:=('mrp: dm'!g26 + 'mrp: psd'!g26 + 'mrp: eds'!g26 + 'mrp: ucca'!g26 + 'mrp: amr'!g26)/5" office:value-type="string" office:string-value="" calcext:value-type="error">
            <text:p>#NAME?</text:p>
          </table:table-cell>
          <table:table-cell table:style-name="ce26" table:formula="of:=('mrp: dm'!h26 + 'mrp: psd'!h26 + 'mrp: eds'!h26 + 'mrp: ucca'!h26 + 'mrp: amr'!h26)/5" office:value-type="string" office:string-value="" calcext:value-type="error">
            <text:p>#NAME?</text:p>
          </table:table-cell>
          <table:table-cell table:style-name="ce29" table:formula="of:=('mrp: dm'!i26 + 'mrp: psd'!i26 + 'mrp: eds'!i26 + 'mrp: ucca'!i26 + 'mrp: amr'!i26)/5" office:value-type="string" office:string-value="" calcext:value-type="error">
            <text:p>#NAME?</text:p>
          </table:table-cell>
          <table:table-cell table:style-name="ce34" table:formula="of:=IFERROR(__xludf.dummyfunction(&quot;rank(J26, query($C$9:J$36, &quot;&quot;select J where C = 'lpps'&quot;&quot;))&quot;);10)" office:value-type="float" office:value="10" calcext:value-type="float">
            <text:p>10</text:p>
          </table:table-cell>
          <table:table-cell table:style-name="ce26" table:formula="of:=('mrp: dm'!k26 + 'mrp: psd'!k26 + 'mrp: eds'!k26 + 'mrp: ucca'!k26 + 'mrp: amr'!k26)/5" office:value-type="string" office:string-value="" calcext:value-type="error">
            <text:p>#NAME?</text:p>
          </table:table-cell>
          <table:table-cell table:style-name="ce26" table:formula="of:=('mrp: dm'!l26 + 'mrp: psd'!l26 + 'mrp: eds'!l26 + 'mrp: ucca'!l26 + 'mrp: amr'!l26)/5" office:value-type="string" office:string-value="" calcext:value-type="error">
            <text:p>#NAME?</text:p>
          </table:table-cell>
          <table:table-cell table:style-name="ce29" table:formula="of:=('mrp: dm'!m26 + 'mrp: psd'!m26 + 'mrp: eds'!m26 + 'mrp: ucca'!m26 + 'mrp: amr'!m26)/5" office:value-type="string" office:string-value="" calcext:value-type="error">
            <text:p>#NAME?</text:p>
          </table:table-cell>
          <table:table-cell table:style-name="ce34" table:formula="of:=IFERROR(__xludf.dummyfunction(&quot;rank(N26, query($C$9:N$36, &quot;&quot;select N where C = 'lpps'&quot;&quot;))&quot;);11)" office:value-type="float" office:value="11" calcext:value-type="float">
            <text:p>11</text:p>
          </table:table-cell>
          <table:table-cell table:style-name="ce26" table:formula="of:=('mrp: dm'!o26 + 'mrp: psd'!o26 + 'mrp: eds'!o26 + 'mrp: ucca'!o26 + 'mrp: amr'!o26)/5" office:value-type="string" office:string-value="" calcext:value-type="error">
            <text:p>#NAME?</text:p>
          </table:table-cell>
          <table:table-cell table:style-name="ce26" table:formula="of:=('mrp: dm'!p26 + 'mrp: psd'!p26 + 'mrp: eds'!p26 + 'mrp: ucca'!p26 + 'mrp: amr'!p26)/5" office:value-type="string" office:string-value="" calcext:value-type="error">
            <text:p>#NAME?</text:p>
          </table:table-cell>
          <table:table-cell table:style-name="ce29" table:formula="of:=('mrp: dm'!q26 + 'mrp: psd'!q26 + 'mrp: eds'!q26 + 'mrp: ucca'!q26 + 'mrp: amr'!q26)/5" office:value-type="string" office:string-value="" calcext:value-type="error">
            <text:p>#NAME?</text:p>
          </table:table-cell>
          <table:table-cell table:style-name="ce34" table:formula="of:=IFERROR(__xludf.dummyfunction(&quot;rank(R26, query($C$9:R$36, &quot;&quot;select R where C = 'lpps'&quot;&quot;))&quot;);10)" office:value-type="float" office:value="10" calcext:value-type="float">
            <text:p>10</text:p>
          </table:table-cell>
          <table:table-cell table:style-name="ce26" table:formula="of:=('mrp: dm'!s26 + 'mrp: psd'!s26 + 'mrp: eds'!s26 + 'mrp: ucca'!s26 + 'mrp: amr'!s26)/5" office:value-type="string" office:string-value="" calcext:value-type="error">
            <text:p>#NAME?</text:p>
          </table:table-cell>
          <table:table-cell table:style-name="ce26" table:formula="of:=('mrp: dm'!t26 + 'mrp: psd'!t26 + 'mrp: eds'!t26 + 'mrp: ucca'!t26 + 'mrp: amr'!t26)/5" office:value-type="string" office:string-value="" calcext:value-type="error">
            <text:p>#NAME?</text:p>
          </table:table-cell>
          <table:table-cell table:style-name="ce29" table:formula="of:=('mrp: dm'!u26 + 'mrp: psd'!u26 + 'mrp: eds'!u26 + 'mrp: ucca'!u26 + 'mrp: amr'!u26)/5" office:value-type="string" office:string-value="" calcext:value-type="error">
            <text:p>#NAME?</text:p>
          </table:table-cell>
          <table:table-cell table:style-name="ce34" table:formula="of:=IFERROR(__xludf.dummyfunction(&quot;rank(V26, query($C$9:V$36, &quot;&quot;select V where C = 'lpps'&quot;&quot;))&quot;);12)" office:value-type="float" office:value="12" calcext:value-type="float">
            <text:p>12</text:p>
          </table:table-cell>
          <table:table-cell table:style-name="ce26" table:formula="of:=('mrp: dm'!w26 + 'mrp: psd'!w26 + 'mrp: eds'!w26 + 'mrp: ucca'!w26 + 'mrp: amr'!w26)/5" office:value-type="string" office:string-value="" calcext:value-type="error">
            <text:p>#NAME?</text:p>
          </table:table-cell>
          <table:table-cell table:style-name="ce26" table:formula="of:=('mrp: dm'!x26 + 'mrp: psd'!x26 + 'mrp: eds'!x26 + 'mrp: ucca'!x26 + 'mrp: amr'!x26)/5" office:value-type="string" office:string-value="" calcext:value-type="error">
            <text:p>#NAME?</text:p>
          </table:table-cell>
          <table:table-cell table:style-name="ce29" table:formula="of:=('mrp: dm'!y26 + 'mrp: psd'!y26 + 'mrp: eds'!y26 + 'mrp: ucca'!y26 + 'mrp: amr'!y26)/5" office:value-type="string" office:string-value="" calcext:value-type="error">
            <text:p>#NAME?</text:p>
          </table:table-cell>
          <table:table-cell table:style-name="ce34" table:formula="of:=IFERROR(__xludf.dummyfunction(&quot;rank(Z26, query($C$9:Z$36, &quot;&quot;select Z where C = 'lpps'&quot;&quot;))&quot;);9)" office:value-type="float" office:value="9" calcext:value-type="float">
            <text:p>9</text:p>
          </table:table-cell>
          <table:table-cell table:style-name="ce26" table:formula="of:=('mrp: dm'!aa26 + 'mrp: psd'!aa26 + 'mrp: eds'!aa26 + 'mrp: ucca'!aa26 + 'mrp: amr'!aa26)/5" office:value-type="string" office:string-value="" calcext:value-type="error">
            <text:p>#NAME?</text:p>
          </table:table-cell>
          <table:table-cell table:style-name="ce26" table:formula="of:=('mrp: dm'!ab26 + 'mrp: psd'!ab26 + 'mrp: eds'!ab26 + 'mrp: ucca'!ab26 + 'mrp: amr'!ab26)/5" office:value-type="string" office:string-value="" calcext:value-type="error">
            <text:p>#NAME?</text:p>
          </table:table-cell>
          <table:table-cell table:style-name="ce29" table:formula="of:=('mrp: dm'!ac26 + 'mrp: psd'!ac26 + 'mrp: eds'!ac26 + 'mrp: ucca'!ac26 + 'mrp: amr'!ac26)/5" office:value-type="string" office:string-value="" calcext:value-type="error">
            <text:p>#NAME?</text:p>
          </table:table-cell>
          <table:table-cell table:style-name="ce39" table:formula="of:=IFERROR(__xludf.dummyfunction(&quot;rank(AD26, query($C$9:AD$36, &quot;&quot;select AD where C = 'lpps'&quot;&quot;))&quot;);11)" office:value-type="float" office:value="11" calcext:value-type="float">
            <text:p>11</text:p>
          </table:table-cell>
          <table:table-cell table:style-name="ce44" table:formula="of:='mrp: dm'!$ad26" office:value-type="string" office:string-value="" calcext:value-type="error">
            <text:p>#NAME?</text:p>
          </table:table-cell>
          <table:table-cell table:style-name="ce44" table:formula="of:='mrp: psd'!$ad26" office:value-type="string" office:string-value="" calcext:value-type="error">
            <text:p>#NAME?</text:p>
          </table:table-cell>
          <table:table-cell table:style-name="ce44" table:formula="of:='mrp: eds'!$ad26" office:value-type="string" office:string-value="" calcext:value-type="error">
            <text:p>#NAME?</text:p>
          </table:table-cell>
          <table:table-cell table:style-name="ce44" table:formula="of:='mrp: ucca'!$ad26" office:value-type="string" office:string-value="" calcext:value-type="error">
            <text:p>#NAME?</text:p>
          </table:table-cell>
          <table:table-cell table:style-name="ce50" table:formula="of:='mrp: amr'!$ad26" office:value-type="string" office:string-value="" calcext:value-type="error">
            <text:p>#NAME?</text:p>
          </table:table-cell>
          <table:table-cell table:style-name="ce44" table:formula="of:='sdp: dm'!$g26" office:value-type="string" office:string-value="" calcext:value-type="error">
            <text:p>#NAME?</text:p>
          </table:table-cell>
          <table:table-cell table:style-name="ce44" table:formula="of:='sdp: psd'!$g26" office:value-type="string" office:string-value="" calcext:value-type="error">
            <text:p>#NAME?</text:p>
          </table:table-cell>
          <table:table-cell table:style-name="ce44" table:formula="of:='edm: eds'!$v26" office:value-type="string" office:string-value="" calcext:value-type="error">
            <text:p>#NAME?</text:p>
          </table:table-cell>
          <table:table-cell table:style-name="ce44" table:formula="of:='ucca: ucca'!$n27" office:value-type="string" office:string-value="" calcext:value-type="error">
            <text:p>#NAME?</text:p>
          </table:table-cell>
          <table:table-cell table:style-name="ce50" table:formula="of:='smatch: amr'!$f26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table-cell table:style-name="ce12" office:value-type="float" office:value="483583" calcext:value-type="float" table:number-columns-spanned="1" table:number-rows-spanned="2">
            <text:p>483583</text:p>
          </table:table-cell>
          <table:table-cell table:style-name="ce12" table:formula="of:=VLOOKUP([.A27];[$Runs.$A$2:.$C$23];3;0)" office:value-type="string" office:string-value="Soochow" calcext:value-type="string" table:number-columns-spanned="1" table:number-rows-spanned="2">
            <text:p>Soochow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27 + 'mrp: psd'!c27 + 'mrp: eds'!c27 + 'mrp: ucca'!c27 + 'mrp: amr'!c27)/5" office:value-type="string" office:string-value="" calcext:value-type="error">
            <text:p>#NAME?</text:p>
          </table:table-cell>
          <table:table-cell table:style-name="ce26" table:formula="of:=('mrp: dm'!d27 + 'mrp: psd'!d27 + 'mrp: eds'!d27 + 'mrp: ucca'!d27 + 'mrp: amr'!d27)/5" office:value-type="string" office:string-value="" calcext:value-type="error">
            <text:p>#NAME?</text:p>
          </table:table-cell>
          <table:table-cell table:style-name="ce29" table:formula="of:=('mrp: dm'!e27 + 'mrp: psd'!e27 + 'mrp: eds'!e27 + 'mrp: ucca'!e27 + 'mrp: amr'!e27)/5" office:value-type="string" office:string-value="" calcext:value-type="error">
            <text:p>#NAME?</text:p>
          </table:table-cell>
          <table:table-cell table:style-name="ce34" table:formula="of:=IFERROR(__xludf.dummyfunction(&quot;rank(F27, query($C$9:F$36, &quot;&quot;select F where C = 'all'&quot;&quot;))&quot;);5)" office:value-type="float" office:value="5" calcext:value-type="float">
            <text:p>5</text:p>
          </table:table-cell>
          <table:table-cell table:style-name="ce26" table:formula="of:=('mrp: dm'!g27 + 'mrp: psd'!g27 + 'mrp: eds'!g27 + 'mrp: ucca'!g27 + 'mrp: amr'!g27)/5" office:value-type="string" office:string-value="" calcext:value-type="error">
            <text:p>#NAME?</text:p>
          </table:table-cell>
          <table:table-cell table:style-name="ce26" table:formula="of:=('mrp: dm'!h27 + 'mrp: psd'!h27 + 'mrp: eds'!h27 + 'mrp: ucca'!h27 + 'mrp: amr'!h27)/5" office:value-type="string" office:string-value="" calcext:value-type="error">
            <text:p>#NAME?</text:p>
          </table:table-cell>
          <table:table-cell table:style-name="ce29" table:formula="of:=('mrp: dm'!i27 + 'mrp: psd'!i27 + 'mrp: eds'!i27 + 'mrp: ucca'!i27 + 'mrp: amr'!i27)/5" office:value-type="string" office:string-value="" calcext:value-type="error">
            <text:p>#NAME?</text:p>
          </table:table-cell>
          <table:table-cell table:style-name="ce34" table:formula="of:=IFERROR(__xludf.dummyfunction(&quot;rank(J27, query($C$9:J$36, &quot;&quot;select J where C = 'all'&quot;&quot;))&quot;);4)" office:value-type="float" office:value="4" calcext:value-type="float">
            <text:p>4</text:p>
          </table:table-cell>
          <table:table-cell table:style-name="ce26" table:formula="of:=('mrp: dm'!k27 + 'mrp: psd'!k27 + 'mrp: eds'!k27 + 'mrp: ucca'!k27 + 'mrp: amr'!k27)/5" office:value-type="string" office:string-value="" calcext:value-type="error">
            <text:p>#NAME?</text:p>
          </table:table-cell>
          <table:table-cell table:style-name="ce26" table:formula="of:=('mrp: dm'!l27 + 'mrp: psd'!l27 + 'mrp: eds'!l27 + 'mrp: ucca'!l27 + 'mrp: amr'!l27)/5" office:value-type="string" office:string-value="" calcext:value-type="error">
            <text:p>#NAME?</text:p>
          </table:table-cell>
          <table:table-cell table:style-name="ce29" table:formula="of:=('mrp: dm'!m27 + 'mrp: psd'!m27 + 'mrp: eds'!m27 + 'mrp: ucca'!m27 + 'mrp: amr'!m27)/5" office:value-type="string" office:string-value="" calcext:value-type="error">
            <text:p>#NAME?</text:p>
          </table:table-cell>
          <table:table-cell table:style-name="ce34" table:formula="of:=IFERROR(__xludf.dummyfunction(&quot;rank(N27, query($C$9:N$36, &quot;&quot;select N where C = 'all'&quot;&quot;))&quot;);3)" office:value-type="float" office:value="3" calcext:value-type="float">
            <text:p>3</text:p>
          </table:table-cell>
          <table:table-cell table:style-name="ce26" table:formula="of:=('mrp: dm'!o27 + 'mrp: psd'!o27 + 'mrp: eds'!o27 + 'mrp: ucca'!o27 + 'mrp: amr'!o27)/5" office:value-type="string" office:string-value="" calcext:value-type="error">
            <text:p>#NAME?</text:p>
          </table:table-cell>
          <table:table-cell table:style-name="ce26" table:formula="of:=('mrp: dm'!p27 + 'mrp: psd'!p27 + 'mrp: eds'!p27 + 'mrp: ucca'!p27 + 'mrp: amr'!p27)/5" office:value-type="string" office:string-value="" calcext:value-type="error">
            <text:p>#NAME?</text:p>
          </table:table-cell>
          <table:table-cell table:style-name="ce29" table:formula="of:=('mrp: dm'!q27 + 'mrp: psd'!q27 + 'mrp: eds'!q27 + 'mrp: ucca'!q27 + 'mrp: amr'!q27)/5" office:value-type="string" office:string-value="" calcext:value-type="error">
            <text:p>#NAME?</text:p>
          </table:table-cell>
          <table:table-cell table:style-name="ce34" table:formula="of:=IFERROR(__xludf.dummyfunction(&quot;rank(R27, query($C$9:R$36, &quot;&quot;select R where C = 'all'&quot;&quot;))&quot;);4)" office:value-type="float" office:value="4" calcext:value-type="float">
            <text:p>4</text:p>
          </table:table-cell>
          <table:table-cell table:style-name="ce26" table:formula="of:=('mrp: dm'!s27 + 'mrp: psd'!s27 + 'mrp: eds'!s27 + 'mrp: ucca'!s27 + 'mrp: amr'!s27)/5" office:value-type="string" office:string-value="" calcext:value-type="error">
            <text:p>#NAME?</text:p>
          </table:table-cell>
          <table:table-cell table:style-name="ce26" table:formula="of:=('mrp: dm'!t27 + 'mrp: psd'!t27 + 'mrp: eds'!t27 + 'mrp: ucca'!t27 + 'mrp: amr'!t27)/5" office:value-type="string" office:string-value="" calcext:value-type="error">
            <text:p>#NAME?</text:p>
          </table:table-cell>
          <table:table-cell table:style-name="ce29" table:formula="of:=('mrp: dm'!u27 + 'mrp: psd'!u27 + 'mrp: eds'!u27 + 'mrp: ucca'!u27 + 'mrp: amr'!u27)/5" office:value-type="string" office:string-value="" calcext:value-type="error">
            <text:p>#NAME?</text:p>
          </table:table-cell>
          <table:table-cell table:style-name="ce34" table:formula="of:=IFERROR(__xludf.dummyfunction(&quot;rank(V27, query($C$9:V$36, &quot;&quot;select V where C = 'all'&quot;&quot;))&quot;);3)" office:value-type="float" office:value="3" calcext:value-type="float">
            <text:p>3</text:p>
          </table:table-cell>
          <table:table-cell table:style-name="ce26" table:formula="of:=('mrp: dm'!w27 + 'mrp: psd'!w27 + 'mrp: eds'!w27 + 'mrp: ucca'!w27 + 'mrp: amr'!w27)/5" office:value-type="string" office:string-value="" calcext:value-type="error">
            <text:p>#NAME?</text:p>
          </table:table-cell>
          <table:table-cell table:style-name="ce26" table:formula="of:=('mrp: dm'!x27 + 'mrp: psd'!x27 + 'mrp: eds'!x27 + 'mrp: ucca'!x27 + 'mrp: amr'!x27)/5" office:value-type="string" office:string-value="" calcext:value-type="error">
            <text:p>#NAME?</text:p>
          </table:table-cell>
          <table:table-cell table:style-name="ce29" table:formula="of:=('mrp: dm'!y27 + 'mrp: psd'!y27 + 'mrp: eds'!y27 + 'mrp: ucca'!y27 + 'mrp: amr'!y27)/5" office:value-type="string" office:string-value="" calcext:value-type="error">
            <text:p>#NAME?</text:p>
          </table:table-cell>
          <table:table-cell table:style-name="ce34" table:formula="of:=IFERROR(__xludf.dummyfunction(&quot;rank(Z27, query($C$9:Z$36, &quot;&quot;select Z where C = 'all'&quot;&quot;))&quot;);3)" office:value-type="float" office:value="3" calcext:value-type="float">
            <text:p>3</text:p>
          </table:table-cell>
          <table:table-cell table:style-name="ce26" table:formula="of:=('mrp: dm'!aa27 + 'mrp: psd'!aa27 + 'mrp: eds'!aa27 + 'mrp: ucca'!aa27 + 'mrp: amr'!aa27)/5" office:value-type="string" office:string-value="" calcext:value-type="error">
            <text:p>#NAME?</text:p>
          </table:table-cell>
          <table:table-cell table:style-name="ce26" table:formula="of:=('mrp: dm'!ab27 + 'mrp: psd'!ab27 + 'mrp: eds'!ab27 + 'mrp: ucca'!ab27 + 'mrp: amr'!ab27)/5" office:value-type="string" office:string-value="" calcext:value-type="error">
            <text:p>#NAME?</text:p>
          </table:table-cell>
          <table:table-cell table:style-name="ce36" table:formula="of:=('mrp: dm'!ac27 + 'mrp: psd'!ac27 + 'mrp: eds'!ac27 + 'mrp: ucca'!ac27 + 'mrp: amr'!ac27)/5" office:value-type="string" office:string-value="" calcext:value-type="error">
            <text:p>#NAME?</text:p>
          </table:table-cell>
          <table:table-cell table:style-name="ce41" table:formula="of:=IFERROR(__xludf.dummyfunction(&quot;rank(AD27, query($C$9:AD$36, &quot;&quot;select AD where C = 'all'&quot;&quot;))&quot;);3)" office:value-type="float" office:value="3" calcext:value-type="float">
            <text:p>3</text:p>
          </table:table-cell>
          <table:table-cell table:style-name="ce44" table:formula="of:='mrp: dm'!$ad27" office:value-type="string" office:string-value="" calcext:value-type="error">
            <text:p>#NAME?</text:p>
          </table:table-cell>
          <table:table-cell table:style-name="ce44" table:formula="of:='mrp: psd'!$ad27" office:value-type="string" office:string-value="" calcext:value-type="error">
            <text:p>#NAME?</text:p>
          </table:table-cell>
          <table:table-cell table:style-name="ce45" table:formula="of:='mrp: eds'!$ad27" office:value-type="string" office:string-value="" calcext:value-type="error">
            <text:p>#NAME?</text:p>
          </table:table-cell>
          <table:table-cell table:style-name="ce45" table:formula="of:='mrp: ucca'!$ad27" office:value-type="string" office:string-value="" calcext:value-type="error">
            <text:p>#NAME?</text:p>
          </table:table-cell>
          <table:table-cell table:style-name="ce50" table:formula="of:='mrp: amr'!$ad27" office:value-type="string" office:string-value="" calcext:value-type="error">
            <text:p>#NAME?</text:p>
          </table:table-cell>
          <table:table-cell table:style-name="ce44" table:formula="of:='sdp: dm'!$g27" office:value-type="string" office:string-value="" calcext:value-type="error">
            <text:p>#NAME?</text:p>
          </table:table-cell>
          <table:table-cell table:style-name="ce44" table:formula="of:='sdp: psd'!$g27" office:value-type="string" office:string-value="" calcext:value-type="error">
            <text:p>#NAME?</text:p>
          </table:table-cell>
          <table:table-cell table:style-name="ce44" table:formula="of:='edm: eds'!$v27" office:value-type="string" office:string-value="" calcext:value-type="error">
            <text:p>#NAME?</text:p>
          </table:table-cell>
          <table:table-cell table:style-name="ce44" table:formula="of:='ucca: ucca'!$n28" office:value-type="string" office:string-value="" calcext:value-type="error">
            <text:p>#NAME?</text:p>
          </table:table-cell>
          <table:table-cell table:style-name="ce50" table:formula="of:='smatch: amr'!$f27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28 + 'mrp: psd'!c28 + 'mrp: eds'!c28 + 'mrp: ucca'!c28 + 'mrp: amr'!c28)/5" office:value-type="string" office:string-value="" calcext:value-type="error">
            <text:p>#NAME?</text:p>
          </table:table-cell>
          <table:table-cell table:style-name="ce26" table:formula="of:=('mrp: dm'!d28 + 'mrp: psd'!d28 + 'mrp: eds'!d28 + 'mrp: ucca'!d28 + 'mrp: amr'!d28)/5" office:value-type="string" office:string-value="" calcext:value-type="error">
            <text:p>#NAME?</text:p>
          </table:table-cell>
          <table:table-cell table:style-name="ce29" table:formula="of:=('mrp: dm'!e28 + 'mrp: psd'!e28 + 'mrp: eds'!e28 + 'mrp: ucca'!e28 + 'mrp: amr'!e28)/5" office:value-type="string" office:string-value="" calcext:value-type="error">
            <text:p>#NAME?</text:p>
          </table:table-cell>
          <table:table-cell table:style-name="ce34" table:formula="of:=IFERROR(__xludf.dummyfunction(&quot;rank(F28, query($C$9:F$36, &quot;&quot;select F where C = 'lpps'&quot;&quot;))&quot;);5)" office:value-type="float" office:value="5" calcext:value-type="float">
            <text:p>5</text:p>
          </table:table-cell>
          <table:table-cell table:style-name="ce26" table:formula="of:=('mrp: dm'!g28 + 'mrp: psd'!g28 + 'mrp: eds'!g28 + 'mrp: ucca'!g28 + 'mrp: amr'!g28)/5" office:value-type="string" office:string-value="" calcext:value-type="error">
            <text:p>#NAME?</text:p>
          </table:table-cell>
          <table:table-cell table:style-name="ce26" table:formula="of:=('mrp: dm'!h28 + 'mrp: psd'!h28 + 'mrp: eds'!h28 + 'mrp: ucca'!h28 + 'mrp: amr'!h28)/5" office:value-type="string" office:string-value="" calcext:value-type="error">
            <text:p>#NAME?</text:p>
          </table:table-cell>
          <table:table-cell table:style-name="ce29" table:formula="of:=('mrp: dm'!i28 + 'mrp: psd'!i28 + 'mrp: eds'!i28 + 'mrp: ucca'!i28 + 'mrp: amr'!i28)/5" office:value-type="string" office:string-value="" calcext:value-type="error">
            <text:p>#NAME?</text:p>
          </table:table-cell>
          <table:table-cell table:style-name="ce34" table:formula="of:=IFERROR(__xludf.dummyfunction(&quot;rank(J28, query($C$9:J$36, &quot;&quot;select J where C = 'lpps'&quot;&quot;))&quot;);4)" office:value-type="float" office:value="4" calcext:value-type="float">
            <text:p>4</text:p>
          </table:table-cell>
          <table:table-cell table:style-name="ce26" table:formula="of:=('mrp: dm'!k28 + 'mrp: psd'!k28 + 'mrp: eds'!k28 + 'mrp: ucca'!k28 + 'mrp: amr'!k28)/5" office:value-type="string" office:string-value="" calcext:value-type="error">
            <text:p>#NAME?</text:p>
          </table:table-cell>
          <table:table-cell table:style-name="ce26" table:formula="of:=('mrp: dm'!l28 + 'mrp: psd'!l28 + 'mrp: eds'!l28 + 'mrp: ucca'!l28 + 'mrp: amr'!l28)/5" office:value-type="string" office:string-value="" calcext:value-type="error">
            <text:p>#NAME?</text:p>
          </table:table-cell>
          <table:table-cell table:style-name="ce29" table:formula="of:=('mrp: dm'!m28 + 'mrp: psd'!m28 + 'mrp: eds'!m28 + 'mrp: ucca'!m28 + 'mrp: amr'!m28)/5" office:value-type="string" office:string-value="" calcext:value-type="error">
            <text:p>#NAME?</text:p>
          </table:table-cell>
          <table:table-cell table:style-name="ce34" table:formula="of:=IFERROR(__xludf.dummyfunction(&quot;rank(N28, query($C$9:N$36, &quot;&quot;select N where C = 'lpps'&quot;&quot;))&quot;);1)" office:value-type="float" office:value="1" calcext:value-type="float">
            <text:p>1</text:p>
          </table:table-cell>
          <table:table-cell table:style-name="ce26" table:formula="of:=('mrp: dm'!o28 + 'mrp: psd'!o28 + 'mrp: eds'!o28 + 'mrp: ucca'!o28 + 'mrp: amr'!o28)/5" office:value-type="string" office:string-value="" calcext:value-type="error">
            <text:p>#NAME?</text:p>
          </table:table-cell>
          <table:table-cell table:style-name="ce26" table:formula="of:=('mrp: dm'!p28 + 'mrp: psd'!p28 + 'mrp: eds'!p28 + 'mrp: ucca'!p28 + 'mrp: amr'!p28)/5" office:value-type="string" office:string-value="" calcext:value-type="error">
            <text:p>#NAME?</text:p>
          </table:table-cell>
          <table:table-cell table:style-name="ce29" table:formula="of:=('mrp: dm'!q28 + 'mrp: psd'!q28 + 'mrp: eds'!q28 + 'mrp: ucca'!q28 + 'mrp: amr'!q28)/5" office:value-type="string" office:string-value="" calcext:value-type="error">
            <text:p>#NAME?</text:p>
          </table:table-cell>
          <table:table-cell table:style-name="ce34" table:formula="of:=IFERROR(__xludf.dummyfunction(&quot;rank(R28, query($C$9:R$36, &quot;&quot;select R where C = 'lpps'&quot;&quot;))&quot;);4)" office:value-type="float" office:value="4" calcext:value-type="float">
            <text:p>4</text:p>
          </table:table-cell>
          <table:table-cell table:style-name="ce26" table:formula="of:=('mrp: dm'!s28 + 'mrp: psd'!s28 + 'mrp: eds'!s28 + 'mrp: ucca'!s28 + 'mrp: amr'!s28)/5" office:value-type="string" office:string-value="" calcext:value-type="error">
            <text:p>#NAME?</text:p>
          </table:table-cell>
          <table:table-cell table:style-name="ce26" table:formula="of:=('mrp: dm'!t28 + 'mrp: psd'!t28 + 'mrp: eds'!t28 + 'mrp: ucca'!t28 + 'mrp: amr'!t28)/5" office:value-type="string" office:string-value="" calcext:value-type="error">
            <text:p>#NAME?</text:p>
          </table:table-cell>
          <table:table-cell table:style-name="ce29" table:formula="of:=('mrp: dm'!u28 + 'mrp: psd'!u28 + 'mrp: eds'!u28 + 'mrp: ucca'!u28 + 'mrp: amr'!u28)/5" office:value-type="string" office:string-value="" calcext:value-type="error">
            <text:p>#NAME?</text:p>
          </table:table-cell>
          <table:table-cell table:style-name="ce34" table:formula="of:=IFERROR(__xludf.dummyfunction(&quot;rank(V28, query($C$9:V$36, &quot;&quot;select V where C = 'lpps'&quot;&quot;))&quot;);4)" office:value-type="float" office:value="4" calcext:value-type="float">
            <text:p>4</text:p>
          </table:table-cell>
          <table:table-cell table:style-name="ce26" table:formula="of:=('mrp: dm'!w28 + 'mrp: psd'!w28 + 'mrp: eds'!w28 + 'mrp: ucca'!w28 + 'mrp: amr'!w28)/5" office:value-type="string" office:string-value="" calcext:value-type="error">
            <text:p>#NAME?</text:p>
          </table:table-cell>
          <table:table-cell table:style-name="ce26" table:formula="of:=('mrp: dm'!x28 + 'mrp: psd'!x28 + 'mrp: eds'!x28 + 'mrp: ucca'!x28 + 'mrp: amr'!x28)/5" office:value-type="string" office:string-value="" calcext:value-type="error">
            <text:p>#NAME?</text:p>
          </table:table-cell>
          <table:table-cell table:style-name="ce29" table:formula="of:=('mrp: dm'!y28 + 'mrp: psd'!y28 + 'mrp: eds'!y28 + 'mrp: ucca'!y28 + 'mrp: amr'!y28)/5" office:value-type="string" office:string-value="" calcext:value-type="error">
            <text:p>#NAME?</text:p>
          </table:table-cell>
          <table:table-cell table:style-name="ce34" table:formula="of:=IFERROR(__xludf.dummyfunction(&quot;rank(Z28, query($C$9:Z$36, &quot;&quot;select Z where C = 'lpps'&quot;&quot;))&quot;);2)" office:value-type="float" office:value="2" calcext:value-type="float">
            <text:p>2</text:p>
          </table:table-cell>
          <table:table-cell table:style-name="ce26" table:formula="of:=('mrp: dm'!aa28 + 'mrp: psd'!aa28 + 'mrp: eds'!aa28 + 'mrp: ucca'!aa28 + 'mrp: amr'!aa28)/5" office:value-type="string" office:string-value="" calcext:value-type="error">
            <text:p>#NAME?</text:p>
          </table:table-cell>
          <table:table-cell table:style-name="ce26" table:formula="of:=('mrp: dm'!ab28 + 'mrp: psd'!ab28 + 'mrp: eds'!ab28 + 'mrp: ucca'!ab28 + 'mrp: amr'!ab28)/5" office:value-type="string" office:string-value="" calcext:value-type="error">
            <text:p>#NAME?</text:p>
          </table:table-cell>
          <table:table-cell table:style-name="ce29" table:formula="of:=('mrp: dm'!ac28 + 'mrp: psd'!ac28 + 'mrp: eds'!ac28 + 'mrp: ucca'!ac28 + 'mrp: amr'!ac28)/5" office:value-type="string" office:string-value="" calcext:value-type="error">
            <text:p>#NAME?</text:p>
          </table:table-cell>
          <table:table-cell table:style-name="ce39" table:formula="of:=IFERROR(__xludf.dummyfunction(&quot;rank(AD28, query($C$9:AD$36, &quot;&quot;select AD where C = 'lpps'&quot;&quot;))&quot;);4)" office:value-type="float" office:value="4" calcext:value-type="float">
            <text:p>4</text:p>
          </table:table-cell>
          <table:table-cell table:style-name="ce44" table:formula="of:='mrp: dm'!$ad28" office:value-type="string" office:string-value="" calcext:value-type="error">
            <text:p>#NAME?</text:p>
          </table:table-cell>
          <table:table-cell table:style-name="ce44" table:formula="of:='mrp: psd'!$ad28" office:value-type="string" office:string-value="" calcext:value-type="error">
            <text:p>#NAME?</text:p>
          </table:table-cell>
          <table:table-cell table:style-name="ce44" table:formula="of:='mrp: eds'!$ad28" office:value-type="string" office:string-value="" calcext:value-type="error">
            <text:p>#NAME?</text:p>
          </table:table-cell>
          <table:table-cell table:style-name="ce44" table:formula="of:='mrp: ucca'!$ad28" office:value-type="string" office:string-value="" calcext:value-type="error">
            <text:p>#NAME?</text:p>
          </table:table-cell>
          <table:table-cell table:style-name="ce50" table:formula="of:='mrp: amr'!$ad28" office:value-type="string" office:string-value="" calcext:value-type="error">
            <text:p>#NAME?</text:p>
          </table:table-cell>
          <table:table-cell table:style-name="ce44" table:formula="of:='sdp: dm'!$g28" office:value-type="string" office:string-value="" calcext:value-type="error">
            <text:p>#NAME?</text:p>
          </table:table-cell>
          <table:table-cell table:style-name="ce44" table:formula="of:='sdp: psd'!$g28" office:value-type="string" office:string-value="" calcext:value-type="error">
            <text:p>#NAME?</text:p>
          </table:table-cell>
          <table:table-cell table:style-name="ce44" table:formula="of:='edm: eds'!$v28" office:value-type="string" office:string-value="" calcext:value-type="error">
            <text:p>#NAME?</text:p>
          </table:table-cell>
          <table:table-cell table:style-name="ce44" table:formula="of:='ucca: ucca'!$n29" office:value-type="string" office:string-value="" calcext:value-type="error">
            <text:p>#NAME?</text:p>
          </table:table-cell>
          <table:table-cell table:style-name="ce50" table:formula="of:='smatch: amr'!$f28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table-cell table:style-name="ce12" office:value-type="float" office:value="483592" calcext:value-type="float" table:number-columns-spanned="1" table:number-rows-spanned="2">
            <text:p>483592</text:p>
          </table:table-cell>
          <table:table-cell table:style-name="ce12" table:formula="of:=VLOOKUP([.A29];[$Runs.$A$2:.$C$23];3;0)" office:value-type="string" office:string-value="Chonbuk" calcext:value-type="string" table:number-columns-spanned="1" table:number-rows-spanned="2">
            <text:p>Chonbuk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29 + 'mrp: psd'!c29 + 'mrp: eds'!c29 + 'mrp: ucca'!c29 + 'mrp: amr'!c29)/5" office:value-type="string" office:string-value="" calcext:value-type="error">
            <text:p>#NAME?</text:p>
          </table:table-cell>
          <table:table-cell table:style-name="ce26" table:formula="of:=('mrp: dm'!d29 + 'mrp: psd'!d29 + 'mrp: eds'!d29 + 'mrp: ucca'!d29 + 'mrp: amr'!d29)/5" office:value-type="string" office:string-value="" calcext:value-type="error">
            <text:p>#NAME?</text:p>
          </table:table-cell>
          <table:table-cell table:style-name="ce29" table:formula="of:=('mrp: dm'!e29 + 'mrp: psd'!e29 + 'mrp: eds'!e29 + 'mrp: ucca'!e29 + 'mrp: amr'!e29)/5" office:value-type="string" office:string-value="" calcext:value-type="error">
            <text:p>#NAME?</text:p>
          </table:table-cell>
          <table:table-cell table:style-name="ce34" table:formula="of:=IFERROR(__xludf.dummyfunction(&quot;rank(F29, query($C$9:F$36, &quot;&quot;select F where C = 'all'&quot;&quot;))&quot;);9)" office:value-type="float" office:value="9" calcext:value-type="float">
            <text:p>9</text:p>
          </table:table-cell>
          <table:table-cell table:style-name="ce26" table:formula="of:=('mrp: dm'!g29 + 'mrp: psd'!g29 + 'mrp: eds'!g29 + 'mrp: ucca'!g29 + 'mrp: amr'!g29)/5" office:value-type="string" office:string-value="" calcext:value-type="error">
            <text:p>#NAME?</text:p>
          </table:table-cell>
          <table:table-cell table:style-name="ce26" table:formula="of:=('mrp: dm'!h29 + 'mrp: psd'!h29 + 'mrp: eds'!h29 + 'mrp: ucca'!h29 + 'mrp: amr'!h29)/5" office:value-type="string" office:string-value="" calcext:value-type="error">
            <text:p>#NAME?</text:p>
          </table:table-cell>
          <table:table-cell table:style-name="ce29" table:formula="of:=('mrp: dm'!i29 + 'mrp: psd'!i29 + 'mrp: eds'!i29 + 'mrp: ucca'!i29 + 'mrp: amr'!i29)/5" office:value-type="string" office:string-value="" calcext:value-type="error">
            <text:p>#NAME?</text:p>
          </table:table-cell>
          <table:table-cell table:style-name="ce34" table:formula="of:=IFERROR(__xludf.dummyfunction(&quot;rank(J29, query($C$9:J$36, &quot;&quot;select J where C = 'all'&quot;&quot;))&quot;);11)" office:value-type="float" office:value="11" calcext:value-type="float">
            <text:p>11</text:p>
          </table:table-cell>
          <table:table-cell table:style-name="ce26" table:formula="of:=('mrp: dm'!k29 + 'mrp: psd'!k29 + 'mrp: eds'!k29 + 'mrp: ucca'!k29 + 'mrp: amr'!k29)/5" office:value-type="string" office:string-value="" calcext:value-type="error">
            <text:p>#NAME?</text:p>
          </table:table-cell>
          <table:table-cell table:style-name="ce26" table:formula="of:=('mrp: dm'!l29 + 'mrp: psd'!l29 + 'mrp: eds'!l29 + 'mrp: ucca'!l29 + 'mrp: amr'!l29)/5" office:value-type="string" office:string-value="" calcext:value-type="error">
            <text:p>#NAME?</text:p>
          </table:table-cell>
          <table:table-cell table:style-name="ce29" table:formula="of:=('mrp: dm'!m29 + 'mrp: psd'!m29 + 'mrp: eds'!m29 + 'mrp: ucca'!m29 + 'mrp: amr'!m29)/5" office:value-type="string" office:string-value="" calcext:value-type="error">
            <text:p>#NAME?</text:p>
          </table:table-cell>
          <table:table-cell table:style-name="ce34" table:formula="of:=IFERROR(__xludf.dummyfunction(&quot;rank(N29, query($C$9:N$36, &quot;&quot;select N where C = 'all'&quot;&quot;))&quot;);10)" office:value-type="float" office:value="10" calcext:value-type="float">
            <text:p>10</text:p>
          </table:table-cell>
          <table:table-cell table:style-name="ce26" table:formula="of:=('mrp: dm'!o29 + 'mrp: psd'!o29 + 'mrp: eds'!o29 + 'mrp: ucca'!o29 + 'mrp: amr'!o29)/5" office:value-type="string" office:string-value="" calcext:value-type="error">
            <text:p>#NAME?</text:p>
          </table:table-cell>
          <table:table-cell table:style-name="ce26" table:formula="of:=('mrp: dm'!p29 + 'mrp: psd'!p29 + 'mrp: eds'!p29 + 'mrp: ucca'!p29 + 'mrp: amr'!p29)/5" office:value-type="string" office:string-value="" calcext:value-type="error">
            <text:p>#NAME?</text:p>
          </table:table-cell>
          <table:table-cell table:style-name="ce29" table:formula="of:=('mrp: dm'!q29 + 'mrp: psd'!q29 + 'mrp: eds'!q29 + 'mrp: ucca'!q29 + 'mrp: amr'!q29)/5" office:value-type="string" office:string-value="" calcext:value-type="error">
            <text:p>#NAME?</text:p>
          </table:table-cell>
          <table:table-cell table:style-name="ce34" table:formula="of:=IFERROR(__xludf.dummyfunction(&quot;rank(R29, query($C$9:R$36, &quot;&quot;select R where C = 'all'&quot;&quot;))&quot;);9)" office:value-type="float" office:value="9" calcext:value-type="float">
            <text:p>9</text:p>
          </table:table-cell>
          <table:table-cell table:style-name="ce26" table:formula="of:=('mrp: dm'!s29 + 'mrp: psd'!s29 + 'mrp: eds'!s29 + 'mrp: ucca'!s29 + 'mrp: amr'!s29)/5" office:value-type="string" office:string-value="" calcext:value-type="error">
            <text:p>#NAME?</text:p>
          </table:table-cell>
          <table:table-cell table:style-name="ce26" table:formula="of:=('mrp: dm'!t29 + 'mrp: psd'!t29 + 'mrp: eds'!t29 + 'mrp: ucca'!t29 + 'mrp: amr'!t29)/5" office:value-type="string" office:string-value="" calcext:value-type="error">
            <text:p>#NAME?</text:p>
          </table:table-cell>
          <table:table-cell table:style-name="ce29" table:formula="of:=('mrp: dm'!u29 + 'mrp: psd'!u29 + 'mrp: eds'!u29 + 'mrp: ucca'!u29 + 'mrp: amr'!u29)/5" office:value-type="string" office:string-value="" calcext:value-type="error">
            <text:p>#NAME?</text:p>
          </table:table-cell>
          <table:table-cell table:style-name="ce34" table:formula="of:=IFERROR(__xludf.dummyfunction(&quot;rank(V29, query($C$9:V$36, &quot;&quot;select V where C = 'all'&quot;&quot;))&quot;);11)" office:value-type="float" office:value="11" calcext:value-type="float">
            <text:p>11</text:p>
          </table:table-cell>
          <table:table-cell table:style-name="ce26" table:formula="of:=('mrp: dm'!w29 + 'mrp: psd'!w29 + 'mrp: eds'!w29 + 'mrp: ucca'!w29 + 'mrp: amr'!w29)/5" office:value-type="string" office:string-value="" calcext:value-type="error">
            <text:p>#NAME?</text:p>
          </table:table-cell>
          <table:table-cell table:style-name="ce26" table:formula="of:=('mrp: dm'!x29 + 'mrp: psd'!x29 + 'mrp: eds'!x29 + 'mrp: ucca'!x29 + 'mrp: amr'!x29)/5" office:value-type="string" office:string-value="" calcext:value-type="error">
            <text:p>#NAME?</text:p>
          </table:table-cell>
          <table:table-cell table:style-name="ce29" table:formula="of:=('mrp: dm'!y29 + 'mrp: psd'!y29 + 'mrp: eds'!y29 + 'mrp: ucca'!y29 + 'mrp: amr'!y29)/5" office:value-type="string" office:string-value="" calcext:value-type="error">
            <text:p>#NAME?</text:p>
          </table:table-cell>
          <table:table-cell table:style-name="ce34" table:formula="of:=IFERROR(__xludf.dummyfunction(&quot;rank(Z29, query($C$9:Z$36, &quot;&quot;select Z where C = 'all'&quot;&quot;))&quot;);8)" office:value-type="float" office:value="8" calcext:value-type="float">
            <text:p>8</text:p>
          </table:table-cell>
          <table:table-cell table:style-name="ce26" table:formula="of:=('mrp: dm'!aa29 + 'mrp: psd'!aa29 + 'mrp: eds'!aa29 + 'mrp: ucca'!aa29 + 'mrp: amr'!aa29)/5" office:value-type="string" office:string-value="" calcext:value-type="error">
            <text:p>#NAME?</text:p>
          </table:table-cell>
          <table:table-cell table:style-name="ce26" table:formula="of:=('mrp: dm'!ab29 + 'mrp: psd'!ab29 + 'mrp: eds'!ab29 + 'mrp: ucca'!ab29 + 'mrp: amr'!ab29)/5" office:value-type="string" office:string-value="" calcext:value-type="error">
            <text:p>#NAME?</text:p>
          </table:table-cell>
          <table:table-cell table:style-name="ce36" table:formula="of:=('mrp: dm'!ac29 + 'mrp: psd'!ac29 + 'mrp: eds'!ac29 + 'mrp: ucca'!ac29 + 'mrp: amr'!ac29)/5" office:value-type="string" office:string-value="" calcext:value-type="error">
            <text:p>#NAME?</text:p>
          </table:table-cell>
          <table:table-cell table:style-name="ce38" table:formula="of:=IFERROR(__xludf.dummyfunction(&quot;rank(AD29, query($C$9:AD$36, &quot;&quot;select AD where C = 'all'&quot;&quot;))&quot;);10)" office:value-type="float" office:value="10" calcext:value-type="float">
            <text:p>10</text:p>
          </table:table-cell>
          <table:table-cell table:style-name="ce44" table:formula="of:='mrp: dm'!$ad29" office:value-type="string" office:string-value="" calcext:value-type="error">
            <text:p>#NAME?</text:p>
          </table:table-cell>
          <table:table-cell table:style-name="ce44" table:formula="of:='mrp: psd'!$ad29" office:value-type="string" office:string-value="" calcext:value-type="error">
            <text:p>#NAME?</text:p>
          </table:table-cell>
          <table:table-cell table:style-name="ce44" table:formula="of:='mrp: eds'!$ad29" office:value-type="string" office:string-value="" calcext:value-type="error">
            <text:p>#NAME?</text:p>
          </table:table-cell>
          <table:table-cell table:style-name="ce44" table:formula="of:='mrp: ucca'!$ad29" office:value-type="string" office:string-value="" calcext:value-type="error">
            <text:p>#NAME?</text:p>
          </table:table-cell>
          <table:table-cell table:style-name="ce50" table:formula="of:='mrp: amr'!$ad29" office:value-type="string" office:string-value="" calcext:value-type="error">
            <text:p>#NAME?</text:p>
          </table:table-cell>
          <table:table-cell table:style-name="ce44" table:formula="of:='sdp: dm'!$g29" office:value-type="string" office:string-value="" calcext:value-type="error">
            <text:p>#NAME?</text:p>
          </table:table-cell>
          <table:table-cell table:style-name="ce44" table:formula="of:='sdp: psd'!$g29" office:value-type="string" office:string-value="" calcext:value-type="error">
            <text:p>#NAME?</text:p>
          </table:table-cell>
          <table:table-cell table:style-name="ce44" table:formula="of:='edm: eds'!$v29" office:value-type="string" office:string-value="" calcext:value-type="error">
            <text:p>#NAME?</text:p>
          </table:table-cell>
          <table:table-cell table:style-name="ce44" table:formula="of:='ucca: ucca'!$n30" office:value-type="string" office:string-value="" calcext:value-type="error">
            <text:p>#NAME?</text:p>
          </table:table-cell>
          <table:table-cell table:style-name="ce50" table:formula="of:='smatch: amr'!$f29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30 + 'mrp: psd'!c30 + 'mrp: eds'!c30 + 'mrp: ucca'!c30 + 'mrp: amr'!c30)/5" office:value-type="string" office:string-value="" calcext:value-type="error">
            <text:p>#NAME?</text:p>
          </table:table-cell>
          <table:table-cell table:style-name="ce26" table:formula="of:=('mrp: dm'!d30 + 'mrp: psd'!d30 + 'mrp: eds'!d30 + 'mrp: ucca'!d30 + 'mrp: amr'!d30)/5" office:value-type="string" office:string-value="" calcext:value-type="error">
            <text:p>#NAME?</text:p>
          </table:table-cell>
          <table:table-cell table:style-name="ce29" table:formula="of:=('mrp: dm'!e30 + 'mrp: psd'!e30 + 'mrp: eds'!e30 + 'mrp: ucca'!e30 + 'mrp: amr'!e30)/5" office:value-type="string" office:string-value="" calcext:value-type="error">
            <text:p>#NAME?</text:p>
          </table:table-cell>
          <table:table-cell table:style-name="ce34" table:formula="of:=IFERROR(__xludf.dummyfunction(&quot;rank(F30, query($C$9:F$36, &quot;&quot;select F where C = 'lpps'&quot;&quot;))&quot;);10)" office:value-type="float" office:value="10" calcext:value-type="float">
            <text:p>10</text:p>
          </table:table-cell>
          <table:table-cell table:style-name="ce26" table:formula="of:=('mrp: dm'!g30 + 'mrp: psd'!g30 + 'mrp: eds'!g30 + 'mrp: ucca'!g30 + 'mrp: amr'!g30)/5" office:value-type="string" office:string-value="" calcext:value-type="error">
            <text:p>#NAME?</text:p>
          </table:table-cell>
          <table:table-cell table:style-name="ce26" table:formula="of:=('mrp: dm'!h30 + 'mrp: psd'!h30 + 'mrp: eds'!h30 + 'mrp: ucca'!h30 + 'mrp: amr'!h30)/5" office:value-type="string" office:string-value="" calcext:value-type="error">
            <text:p>#NAME?</text:p>
          </table:table-cell>
          <table:table-cell table:style-name="ce29" table:formula="of:=('mrp: dm'!i30 + 'mrp: psd'!i30 + 'mrp: eds'!i30 + 'mrp: ucca'!i30 + 'mrp: amr'!i30)/5" office:value-type="string" office:string-value="" calcext:value-type="error">
            <text:p>#NAME?</text:p>
          </table:table-cell>
          <table:table-cell table:style-name="ce34" table:formula="of:=IFERROR(__xludf.dummyfunction(&quot;rank(J30, query($C$9:J$36, &quot;&quot;select J where C = 'lpps'&quot;&quot;))&quot;);11)" office:value-type="float" office:value="11" calcext:value-type="float">
            <text:p>11</text:p>
          </table:table-cell>
          <table:table-cell table:style-name="ce26" table:formula="of:=('mrp: dm'!k30 + 'mrp: psd'!k30 + 'mrp: eds'!k30 + 'mrp: ucca'!k30 + 'mrp: amr'!k30)/5" office:value-type="string" office:string-value="" calcext:value-type="error">
            <text:p>#NAME?</text:p>
          </table:table-cell>
          <table:table-cell table:style-name="ce26" table:formula="of:=('mrp: dm'!l30 + 'mrp: psd'!l30 + 'mrp: eds'!l30 + 'mrp: ucca'!l30 + 'mrp: amr'!l30)/5" office:value-type="string" office:string-value="" calcext:value-type="error">
            <text:p>#NAME?</text:p>
          </table:table-cell>
          <table:table-cell table:style-name="ce29" table:formula="of:=('mrp: dm'!m30 + 'mrp: psd'!m30 + 'mrp: eds'!m30 + 'mrp: ucca'!m30 + 'mrp: amr'!m30)/5" office:value-type="string" office:string-value="" calcext:value-type="error">
            <text:p>#NAME?</text:p>
          </table:table-cell>
          <table:table-cell table:style-name="ce34" table:formula="of:=IFERROR(__xludf.dummyfunction(&quot;rank(N30, query($C$9:N$36, &quot;&quot;select N where C = 'lpps'&quot;&quot;))&quot;);10)" office:value-type="float" office:value="10" calcext:value-type="float">
            <text:p>10</text:p>
          </table:table-cell>
          <table:table-cell table:style-name="ce26" table:formula="of:=('mrp: dm'!o30 + 'mrp: psd'!o30 + 'mrp: eds'!o30 + 'mrp: ucca'!o30 + 'mrp: amr'!o30)/5" office:value-type="string" office:string-value="" calcext:value-type="error">
            <text:p>#NAME?</text:p>
          </table:table-cell>
          <table:table-cell table:style-name="ce26" table:formula="of:=('mrp: dm'!p30 + 'mrp: psd'!p30 + 'mrp: eds'!p30 + 'mrp: ucca'!p30 + 'mrp: amr'!p30)/5" office:value-type="string" office:string-value="" calcext:value-type="error">
            <text:p>#NAME?</text:p>
          </table:table-cell>
          <table:table-cell table:style-name="ce29" table:formula="of:=('mrp: dm'!q30 + 'mrp: psd'!q30 + 'mrp: eds'!q30 + 'mrp: ucca'!q30 + 'mrp: amr'!q30)/5" office:value-type="string" office:string-value="" calcext:value-type="error">
            <text:p>#NAME?</text:p>
          </table:table-cell>
          <table:table-cell table:style-name="ce34" table:formula="of:=IFERROR(__xludf.dummyfunction(&quot;rank(R30, query($C$9:R$36, &quot;&quot;select R where C = 'lpps'&quot;&quot;))&quot;);9)" office:value-type="float" office:value="9" calcext:value-type="float">
            <text:p>9</text:p>
          </table:table-cell>
          <table:table-cell table:style-name="ce26" table:formula="of:=('mrp: dm'!s30 + 'mrp: psd'!s30 + 'mrp: eds'!s30 + 'mrp: ucca'!s30 + 'mrp: amr'!s30)/5" office:value-type="string" office:string-value="" calcext:value-type="error">
            <text:p>#NAME?</text:p>
          </table:table-cell>
          <table:table-cell table:style-name="ce26" table:formula="of:=('mrp: dm'!t30 + 'mrp: psd'!t30 + 'mrp: eds'!t30 + 'mrp: ucca'!t30 + 'mrp: amr'!t30)/5" office:value-type="string" office:string-value="" calcext:value-type="error">
            <text:p>#NAME?</text:p>
          </table:table-cell>
          <table:table-cell table:style-name="ce29" table:formula="of:=('mrp: dm'!u30 + 'mrp: psd'!u30 + 'mrp: eds'!u30 + 'mrp: ucca'!u30 + 'mrp: amr'!u30)/5" office:value-type="string" office:string-value="" calcext:value-type="error">
            <text:p>#NAME?</text:p>
          </table:table-cell>
          <table:table-cell table:style-name="ce34" table:formula="of:=IFERROR(__xludf.dummyfunction(&quot;rank(V30, query($C$9:V$36, &quot;&quot;select V where C = 'lpps'&quot;&quot;))&quot;);11)" office:value-type="float" office:value="11" calcext:value-type="float">
            <text:p>11</text:p>
          </table:table-cell>
          <table:table-cell table:style-name="ce26" table:formula="of:=('mrp: dm'!w30 + 'mrp: psd'!w30 + 'mrp: eds'!w30 + 'mrp: ucca'!w30 + 'mrp: amr'!w30)/5" office:value-type="string" office:string-value="" calcext:value-type="error">
            <text:p>#NAME?</text:p>
          </table:table-cell>
          <table:table-cell table:style-name="ce26" table:formula="of:=('mrp: dm'!x30 + 'mrp: psd'!x30 + 'mrp: eds'!x30 + 'mrp: ucca'!x30 + 'mrp: amr'!x30)/5" office:value-type="string" office:string-value="" calcext:value-type="error">
            <text:p>#NAME?</text:p>
          </table:table-cell>
          <table:table-cell table:style-name="ce29" table:formula="of:=('mrp: dm'!y30 + 'mrp: psd'!y30 + 'mrp: eds'!y30 + 'mrp: ucca'!y30 + 'mrp: amr'!y30)/5" office:value-type="string" office:string-value="" calcext:value-type="error">
            <text:p>#NAME?</text:p>
          </table:table-cell>
          <table:table-cell table:style-name="ce34" table:formula="of:=IFERROR(__xludf.dummyfunction(&quot;rank(Z30, query($C$9:Z$36, &quot;&quot;select Z where C = 'lpps'&quot;&quot;))&quot;);8)" office:value-type="float" office:value="8" calcext:value-type="float">
            <text:p>8</text:p>
          </table:table-cell>
          <table:table-cell table:style-name="ce26" table:formula="of:=('mrp: dm'!aa30 + 'mrp: psd'!aa30 + 'mrp: eds'!aa30 + 'mrp: ucca'!aa30 + 'mrp: amr'!aa30)/5" office:value-type="string" office:string-value="" calcext:value-type="error">
            <text:p>#NAME?</text:p>
          </table:table-cell>
          <table:table-cell table:style-name="ce26" table:formula="of:=('mrp: dm'!ab30 + 'mrp: psd'!ab30 + 'mrp: eds'!ab30 + 'mrp: ucca'!ab30 + 'mrp: amr'!ab30)/5" office:value-type="string" office:string-value="" calcext:value-type="error">
            <text:p>#NAME?</text:p>
          </table:table-cell>
          <table:table-cell table:style-name="ce29" table:formula="of:=('mrp: dm'!ac30 + 'mrp: psd'!ac30 + 'mrp: eds'!ac30 + 'mrp: ucca'!ac30 + 'mrp: amr'!ac30)/5" office:value-type="string" office:string-value="" calcext:value-type="error">
            <text:p>#NAME?</text:p>
          </table:table-cell>
          <table:table-cell table:style-name="ce39" table:formula="of:=IFERROR(__xludf.dummyfunction(&quot;rank(AD30, query($C$9:AD$36, &quot;&quot;select AD where C = 'lpps'&quot;&quot;))&quot;);10)" office:value-type="float" office:value="10" calcext:value-type="float">
            <text:p>10</text:p>
          </table:table-cell>
          <table:table-cell table:style-name="ce44" table:formula="of:='mrp: dm'!$ad30" office:value-type="string" office:string-value="" calcext:value-type="error">
            <text:p>#NAME?</text:p>
          </table:table-cell>
          <table:table-cell table:style-name="ce44" table:formula="of:='mrp: psd'!$ad30" office:value-type="string" office:string-value="" calcext:value-type="error">
            <text:p>#NAME?</text:p>
          </table:table-cell>
          <table:table-cell table:style-name="ce44" table:formula="of:='mrp: eds'!$ad30" office:value-type="string" office:string-value="" calcext:value-type="error">
            <text:p>#NAME?</text:p>
          </table:table-cell>
          <table:table-cell table:style-name="ce44" table:formula="of:='mrp: ucca'!$ad30" office:value-type="string" office:string-value="" calcext:value-type="error">
            <text:p>#NAME?</text:p>
          </table:table-cell>
          <table:table-cell table:style-name="ce50" table:formula="of:='mrp: amr'!$ad30" office:value-type="string" office:string-value="" calcext:value-type="error">
            <text:p>#NAME?</text:p>
          </table:table-cell>
          <table:table-cell table:style-name="ce44" table:formula="of:='sdp: dm'!$g30" office:value-type="string" office:string-value="" calcext:value-type="error">
            <text:p>#NAME?</text:p>
          </table:table-cell>
          <table:table-cell table:style-name="ce44" table:formula="of:='sdp: psd'!$g30" office:value-type="string" office:string-value="" calcext:value-type="error">
            <text:p>#NAME?</text:p>
          </table:table-cell>
          <table:table-cell table:style-name="ce44" table:formula="of:='edm: eds'!$v30" office:value-type="string" office:string-value="" calcext:value-type="error">
            <text:p>#NAME?</text:p>
          </table:table-cell>
          <table:table-cell table:style-name="ce44" table:formula="of:='ucca: ucca'!$n31" office:value-type="string" office:string-value="" calcext:value-type="error">
            <text:p>#NAME?</text:p>
          </table:table-cell>
          <table:table-cell table:style-name="ce50" table:formula="of:='smatch: amr'!$f30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table-cell table:style-name="ce12" office:value-type="float" office:value="483597" calcext:value-type="float" table:number-columns-spanned="1" table:number-rows-spanned="2">
            <text:p>483597</text:p>
          </table:table-cell>
          <table:table-cell table:style-name="ce12" table:formula="of:=VLOOKUP([.A31];[$Runs.$A$2:.$C$23];3;0)" office:value-type="string" office:string-value="Peking" calcext:value-type="string" table:number-columns-spanned="1" table:number-rows-spanned="2">
            <text:p>Peking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31 + 'mrp: psd'!c31 + 'mrp: eds'!c31 + 'mrp: ucca'!c31 + 'mrp: amr'!c31)/5" office:value-type="string" office:string-value="" calcext:value-type="error">
            <text:p>#NAME?</text:p>
          </table:table-cell>
          <table:table-cell table:style-name="ce26" table:formula="of:=('mrp: dm'!d31 + 'mrp: psd'!d31 + 'mrp: eds'!d31 + 'mrp: ucca'!d31 + 'mrp: amr'!d31)/5" office:value-type="string" office:string-value="" calcext:value-type="error">
            <text:p>#NAME?</text:p>
          </table:table-cell>
          <table:table-cell table:style-name="ce29" table:formula="of:=('mrp: dm'!e31 + 'mrp: psd'!e31 + 'mrp: eds'!e31 + 'mrp: ucca'!e31 + 'mrp: amr'!e31)/5" office:value-type="string" office:string-value="" calcext:value-type="error">
            <text:p>#NAME?</text:p>
          </table:table-cell>
          <table:table-cell table:style-name="ce34" table:formula="of:=IFERROR(__xludf.dummyfunction(&quot;rank(F31, query($C$9:F$36, &quot;&quot;select F where C = 'all'&quot;&quot;))&quot;);8)" office:value-type="float" office:value="8" calcext:value-type="float">
            <text:p>8</text:p>
          </table:table-cell>
          <table:table-cell table:style-name="ce26" table:formula="of:=('mrp: dm'!g31 + 'mrp: psd'!g31 + 'mrp: eds'!g31 + 'mrp: ucca'!g31 + 'mrp: amr'!g31)/5" office:value-type="string" office:string-value="" calcext:value-type="error">
            <text:p>#NAME?</text:p>
          </table:table-cell>
          <table:table-cell table:style-name="ce26" table:formula="of:=('mrp: dm'!h31 + 'mrp: psd'!h31 + 'mrp: eds'!h31 + 'mrp: ucca'!h31 + 'mrp: amr'!h31)/5" office:value-type="string" office:string-value="" calcext:value-type="error">
            <text:p>#NAME?</text:p>
          </table:table-cell>
          <table:table-cell table:style-name="ce29" table:formula="of:=('mrp: dm'!i31 + 'mrp: psd'!i31 + 'mrp: eds'!i31 + 'mrp: ucca'!i31 + 'mrp: amr'!i31)/5" office:value-type="string" office:string-value="" calcext:value-type="error">
            <text:p>#NAME?</text:p>
          </table:table-cell>
          <table:table-cell table:style-name="ce34" table:formula="of:=IFERROR(__xludf.dummyfunction(&quot;rank(J31, query($C$9:J$36, &quot;&quot;select J where C = 'all'&quot;&quot;))&quot;);9)" office:value-type="float" office:value="9" calcext:value-type="float">
            <text:p>9</text:p>
          </table:table-cell>
          <table:table-cell table:style-name="ce26" table:formula="of:=('mrp: dm'!k31 + 'mrp: psd'!k31 + 'mrp: eds'!k31 + 'mrp: ucca'!k31 + 'mrp: amr'!k31)/5" office:value-type="string" office:string-value="" calcext:value-type="error">
            <text:p>#NAME?</text:p>
          </table:table-cell>
          <table:table-cell table:style-name="ce26" table:formula="of:=('mrp: dm'!l31 + 'mrp: psd'!l31 + 'mrp: eds'!l31 + 'mrp: ucca'!l31 + 'mrp: amr'!l31)/5" office:value-type="string" office:string-value="" calcext:value-type="error">
            <text:p>#NAME?</text:p>
          </table:table-cell>
          <table:table-cell table:style-name="ce29" table:formula="of:=('mrp: dm'!m31 + 'mrp: psd'!m31 + 'mrp: eds'!m31 + 'mrp: ucca'!m31 + 'mrp: amr'!m31)/5" office:value-type="string" office:string-value="" calcext:value-type="error">
            <text:p>#NAME?</text:p>
          </table:table-cell>
          <table:table-cell table:style-name="ce34" table:formula="of:=IFERROR(__xludf.dummyfunction(&quot;rank(N31, query($C$9:N$36, &quot;&quot;select N where C = 'all'&quot;&quot;))&quot;);6)" office:value-type="float" office:value="6" calcext:value-type="float">
            <text:p>6</text:p>
          </table:table-cell>
          <table:table-cell table:style-name="ce26" table:formula="of:=('mrp: dm'!o31 + 'mrp: psd'!o31 + 'mrp: eds'!o31 + 'mrp: ucca'!o31 + 'mrp: amr'!o31)/5" office:value-type="string" office:string-value="" calcext:value-type="error">
            <text:p>#NAME?</text:p>
          </table:table-cell>
          <table:table-cell table:style-name="ce26" table:formula="of:=('mrp: dm'!p31 + 'mrp: psd'!p31 + 'mrp: eds'!p31 + 'mrp: ucca'!p31 + 'mrp: amr'!p31)/5" office:value-type="string" office:string-value="" calcext:value-type="error">
            <text:p>#NAME?</text:p>
          </table:table-cell>
          <table:table-cell table:style-name="ce29" table:formula="of:=('mrp: dm'!q31 + 'mrp: psd'!q31 + 'mrp: eds'!q31 + 'mrp: ucca'!q31 + 'mrp: amr'!q31)/5" office:value-type="string" office:string-value="" calcext:value-type="error">
            <text:p>#NAME?</text:p>
          </table:table-cell>
          <table:table-cell table:style-name="ce34" table:formula="of:=IFERROR(__xludf.dummyfunction(&quot;rank(R31, query($C$9:R$36, &quot;&quot;select R where C = 'all'&quot;&quot;))&quot;);1)" office:value-type="float" office:value="1" calcext:value-type="float">
            <text:p>1</text:p>
          </table:table-cell>
          <table:table-cell table:style-name="ce26" table:formula="of:=('mrp: dm'!s31 + 'mrp: psd'!s31 + 'mrp: eds'!s31 + 'mrp: ucca'!s31 + 'mrp: amr'!s31)/5" office:value-type="string" office:string-value="" calcext:value-type="error">
            <text:p>#NAME?</text:p>
          </table:table-cell>
          <table:table-cell table:style-name="ce26" table:formula="of:=('mrp: dm'!t31 + 'mrp: psd'!t31 + 'mrp: eds'!t31 + 'mrp: ucca'!t31 + 'mrp: amr'!t31)/5" office:value-type="string" office:string-value="" calcext:value-type="error">
            <text:p>#NAME?</text:p>
          </table:table-cell>
          <table:table-cell table:style-name="ce29" table:formula="of:=('mrp: dm'!u31 + 'mrp: psd'!u31 + 'mrp: eds'!u31 + 'mrp: ucca'!u31 + 'mrp: amr'!u31)/5" office:value-type="string" office:string-value="" calcext:value-type="error">
            <text:p>#NAME?</text:p>
          </table:table-cell>
          <table:table-cell table:style-name="ce34" table:formula="of:=IFERROR(__xludf.dummyfunction(&quot;rank(V31, query($C$9:V$36, &quot;&quot;select V where C = 'all'&quot;&quot;))&quot;);6)" office:value-type="float" office:value="6" calcext:value-type="float">
            <text:p>6</text:p>
          </table:table-cell>
          <table:table-cell table:style-name="ce26" table:formula="of:=('mrp: dm'!w31 + 'mrp: psd'!w31 + 'mrp: eds'!w31 + 'mrp: ucca'!w31 + 'mrp: amr'!w31)/5" office:value-type="string" office:string-value="" calcext:value-type="error">
            <text:p>#NAME?</text:p>
          </table:table-cell>
          <table:table-cell table:style-name="ce26" table:formula="of:=('mrp: dm'!x31 + 'mrp: psd'!x31 + 'mrp: eds'!x31 + 'mrp: ucca'!x31 + 'mrp: amr'!x31)/5" office:value-type="string" office:string-value="" calcext:value-type="error">
            <text:p>#NAME?</text:p>
          </table:table-cell>
          <table:table-cell table:style-name="ce29" table:formula="of:=('mrp: dm'!y31 + 'mrp: psd'!y31 + 'mrp: eds'!y31 + 'mrp: ucca'!y31 + 'mrp: amr'!y31)/5" office:value-type="string" office:string-value="" calcext:value-type="error">
            <text:p>#NAME?</text:p>
          </table:table-cell>
          <table:table-cell table:style-name="ce34" table:formula="of:=IFERROR(__xludf.dummyfunction(&quot;rank(Z31, query($C$9:Z$36, &quot;&quot;select Z where C = 'all'&quot;&quot;))&quot;);5)" office:value-type="float" office:value="5" calcext:value-type="float">
            <text:p>5</text:p>
          </table:table-cell>
          <table:table-cell table:style-name="ce26" table:formula="of:=('mrp: dm'!aa31 + 'mrp: psd'!aa31 + 'mrp: eds'!aa31 + 'mrp: ucca'!aa31 + 'mrp: amr'!aa31)/5" office:value-type="string" office:string-value="" calcext:value-type="error">
            <text:p>#NAME?</text:p>
          </table:table-cell>
          <table:table-cell table:style-name="ce26" table:formula="of:=('mrp: dm'!ab31 + 'mrp: psd'!ab31 + 'mrp: eds'!ab31 + 'mrp: ucca'!ab31 + 'mrp: amr'!ab31)/5" office:value-type="string" office:string-value="" calcext:value-type="error">
            <text:p>#NAME?</text:p>
          </table:table-cell>
          <table:table-cell table:style-name="ce36" table:formula="of:=('mrp: dm'!ac31 + 'mrp: psd'!ac31 + 'mrp: eds'!ac31 + 'mrp: ucca'!ac31 + 'mrp: amr'!ac31)/5" office:value-type="string" office:string-value="" calcext:value-type="error">
            <text:p>#NAME?</text:p>
          </table:table-cell>
          <table:table-cell table:style-name="ce38" table:formula="of:=IFERROR(__xludf.dummyfunction(&quot;rank(AD31, query($C$9:AD$36, &quot;&quot;select AD where C = 'all'&quot;&quot;))&quot;);7)" office:value-type="float" office:value="7" calcext:value-type="float">
            <text:p>7</text:p>
          </table:table-cell>
          <table:table-cell table:style-name="ce44" table:formula="of:='mrp: dm'!$ad31" office:value-type="string" office:string-value="" calcext:value-type="error">
            <text:p>#NAME?</text:p>
          </table:table-cell>
          <table:table-cell table:style-name="ce44" table:formula="of:='mrp: psd'!$ad31" office:value-type="string" office:string-value="" calcext:value-type="error">
            <text:p>#NAME?</text:p>
          </table:table-cell>
          <table:table-cell table:style-name="ce43" table:formula="of:='mrp: eds'!$ad31" office:value-type="string" office:string-value="" calcext:value-type="error">
            <text:p>#NAME?</text:p>
          </table:table-cell>
          <table:table-cell table:style-name="ce44" table:formula="of:='mrp: ucca'!$ad31" office:value-type="string" office:string-value="" calcext:value-type="error">
            <text:p>#NAME?</text:p>
          </table:table-cell>
          <table:table-cell table:style-name="ce50" table:formula="of:='mrp: amr'!$ad31" office:value-type="string" office:string-value="" calcext:value-type="error">
            <text:p>#NAME?</text:p>
          </table:table-cell>
          <table:table-cell table:style-name="ce44" table:formula="of:='sdp: dm'!$g31" office:value-type="string" office:string-value="" calcext:value-type="error">
            <text:p>#NAME?</text:p>
          </table:table-cell>
          <table:table-cell table:style-name="ce44" table:formula="of:='sdp: psd'!$g31" office:value-type="string" office:string-value="" calcext:value-type="error">
            <text:p>#NAME?</text:p>
          </table:table-cell>
          <table:table-cell table:style-name="ce44" table:formula="of:='edm: eds'!$v31" office:value-type="string" office:string-value="" calcext:value-type="error">
            <text:p>#NAME?</text:p>
          </table:table-cell>
          <table:table-cell table:style-name="ce44" table:formula="of:='ucca: ucca'!$n32" office:value-type="string" office:string-value="" calcext:value-type="error">
            <text:p>#NAME?</text:p>
          </table:table-cell>
          <table:table-cell table:style-name="ce50" table:formula="of:='smatch: amr'!$f31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32 + 'mrp: psd'!c32 + 'mrp: eds'!c32 + 'mrp: ucca'!c32 + 'mrp: amr'!c32)/5" office:value-type="string" office:string-value="" calcext:value-type="error">
            <text:p>#NAME?</text:p>
          </table:table-cell>
          <table:table-cell table:style-name="ce26" table:formula="of:=('mrp: dm'!d32 + 'mrp: psd'!d32 + 'mrp: eds'!d32 + 'mrp: ucca'!d32 + 'mrp: amr'!d32)/5" office:value-type="string" office:string-value="" calcext:value-type="error">
            <text:p>#NAME?</text:p>
          </table:table-cell>
          <table:table-cell table:style-name="ce29" table:formula="of:=('mrp: dm'!e32 + 'mrp: psd'!e32 + 'mrp: eds'!e32 + 'mrp: ucca'!e32 + 'mrp: amr'!e32)/5" office:value-type="string" office:string-value="" calcext:value-type="error">
            <text:p>#NAME?</text:p>
          </table:table-cell>
          <table:table-cell table:style-name="ce34" table:formula="of:=IFERROR(__xludf.dummyfunction(&quot;rank(F32, query($C$9:F$36, &quot;&quot;select F where C = 'lpps'&quot;&quot;))&quot;);8)" office:value-type="float" office:value="8" calcext:value-type="float">
            <text:p>8</text:p>
          </table:table-cell>
          <table:table-cell table:style-name="ce26" table:formula="of:=('mrp: dm'!g32 + 'mrp: psd'!g32 + 'mrp: eds'!g32 + 'mrp: ucca'!g32 + 'mrp: amr'!g32)/5" office:value-type="string" office:string-value="" calcext:value-type="error">
            <text:p>#NAME?</text:p>
          </table:table-cell>
          <table:table-cell table:style-name="ce26" table:formula="of:=('mrp: dm'!h32 + 'mrp: psd'!h32 + 'mrp: eds'!h32 + 'mrp: ucca'!h32 + 'mrp: amr'!h32)/5" office:value-type="string" office:string-value="" calcext:value-type="error">
            <text:p>#NAME?</text:p>
          </table:table-cell>
          <table:table-cell table:style-name="ce29" table:formula="of:=('mrp: dm'!i32 + 'mrp: psd'!i32 + 'mrp: eds'!i32 + 'mrp: ucca'!i32 + 'mrp: amr'!i32)/5" office:value-type="string" office:string-value="" calcext:value-type="error">
            <text:p>#NAME?</text:p>
          </table:table-cell>
          <table:table-cell table:style-name="ce34" table:formula="of:=IFERROR(__xludf.dummyfunction(&quot;rank(J32, query($C$9:J$36, &quot;&quot;select J where C = 'lpps'&quot;&quot;))&quot;);9)" office:value-type="float" office:value="9" calcext:value-type="float">
            <text:p>9</text:p>
          </table:table-cell>
          <table:table-cell table:style-name="ce26" table:formula="of:=('mrp: dm'!k32 + 'mrp: psd'!k32 + 'mrp: eds'!k32 + 'mrp: ucca'!k32 + 'mrp: amr'!k32)/5" office:value-type="string" office:string-value="" calcext:value-type="error">
            <text:p>#NAME?</text:p>
          </table:table-cell>
          <table:table-cell table:style-name="ce26" table:formula="of:=('mrp: dm'!l32 + 'mrp: psd'!l32 + 'mrp: eds'!l32 + 'mrp: ucca'!l32 + 'mrp: amr'!l32)/5" office:value-type="string" office:string-value="" calcext:value-type="error">
            <text:p>#NAME?</text:p>
          </table:table-cell>
          <table:table-cell table:style-name="ce29" table:formula="of:=('mrp: dm'!m32 + 'mrp: psd'!m32 + 'mrp: eds'!m32 + 'mrp: ucca'!m32 + 'mrp: amr'!m32)/5" office:value-type="string" office:string-value="" calcext:value-type="error">
            <text:p>#NAME?</text:p>
          </table:table-cell>
          <table:table-cell table:style-name="ce34" table:formula="of:=IFERROR(__xludf.dummyfunction(&quot;rank(N32, query($C$9:N$36, &quot;&quot;select N where C = 'lpps'&quot;&quot;))&quot;);7)" office:value-type="float" office:value="7" calcext:value-type="float">
            <text:p>7</text:p>
          </table:table-cell>
          <table:table-cell table:style-name="ce26" table:formula="of:=('mrp: dm'!o32 + 'mrp: psd'!o32 + 'mrp: eds'!o32 + 'mrp: ucca'!o32 + 'mrp: amr'!o32)/5" office:value-type="string" office:string-value="" calcext:value-type="error">
            <text:p>#NAME?</text:p>
          </table:table-cell>
          <table:table-cell table:style-name="ce26" table:formula="of:=('mrp: dm'!p32 + 'mrp: psd'!p32 + 'mrp: eds'!p32 + 'mrp: ucca'!p32 + 'mrp: amr'!p32)/5" office:value-type="string" office:string-value="" calcext:value-type="error">
            <text:p>#NAME?</text:p>
          </table:table-cell>
          <table:table-cell table:style-name="ce29" table:formula="of:=('mrp: dm'!q32 + 'mrp: psd'!q32 + 'mrp: eds'!q32 + 'mrp: ucca'!q32 + 'mrp: amr'!q32)/5" office:value-type="string" office:string-value="" calcext:value-type="error">
            <text:p>#NAME?</text:p>
          </table:table-cell>
          <table:table-cell table:style-name="ce34" table:formula="of:=IFERROR(__xludf.dummyfunction(&quot;rank(R32, query($C$9:R$36, &quot;&quot;select R where C = 'lpps'&quot;&quot;))&quot;);1)" office:value-type="float" office:value="1" calcext:value-type="float">
            <text:p>1</text:p>
          </table:table-cell>
          <table:table-cell table:style-name="ce26" table:formula="of:=('mrp: dm'!s32 + 'mrp: psd'!s32 + 'mrp: eds'!s32 + 'mrp: ucca'!s32 + 'mrp: amr'!s32)/5" office:value-type="string" office:string-value="" calcext:value-type="error">
            <text:p>#NAME?</text:p>
          </table:table-cell>
          <table:table-cell table:style-name="ce26" table:formula="of:=('mrp: dm'!t32 + 'mrp: psd'!t32 + 'mrp: eds'!t32 + 'mrp: ucca'!t32 + 'mrp: amr'!t32)/5" office:value-type="string" office:string-value="" calcext:value-type="error">
            <text:p>#NAME?</text:p>
          </table:table-cell>
          <table:table-cell table:style-name="ce29" table:formula="of:=('mrp: dm'!u32 + 'mrp: psd'!u32 + 'mrp: eds'!u32 + 'mrp: ucca'!u32 + 'mrp: amr'!u32)/5" office:value-type="string" office:string-value="" calcext:value-type="error">
            <text:p>#NAME?</text:p>
          </table:table-cell>
          <table:table-cell table:style-name="ce34" table:formula="of:=IFERROR(__xludf.dummyfunction(&quot;rank(V32, query($C$9:V$36, &quot;&quot;select V where C = 'lpps'&quot;&quot;))&quot;);6)" office:value-type="float" office:value="6" calcext:value-type="float">
            <text:p>6</text:p>
          </table:table-cell>
          <table:table-cell table:style-name="ce26" table:formula="of:=('mrp: dm'!w32 + 'mrp: psd'!w32 + 'mrp: eds'!w32 + 'mrp: ucca'!w32 + 'mrp: amr'!w32)/5" office:value-type="string" office:string-value="" calcext:value-type="error">
            <text:p>#NAME?</text:p>
          </table:table-cell>
          <table:table-cell table:style-name="ce26" table:formula="of:=('mrp: dm'!x32 + 'mrp: psd'!x32 + 'mrp: eds'!x32 + 'mrp: ucca'!x32 + 'mrp: amr'!x32)/5" office:value-type="string" office:string-value="" calcext:value-type="error">
            <text:p>#NAME?</text:p>
          </table:table-cell>
          <table:table-cell table:style-name="ce29" table:formula="of:=('mrp: dm'!y32 + 'mrp: psd'!y32 + 'mrp: eds'!y32 + 'mrp: ucca'!y32 + 'mrp: amr'!y32)/5" office:value-type="string" office:string-value="" calcext:value-type="error">
            <text:p>#NAME?</text:p>
          </table:table-cell>
          <table:table-cell table:style-name="ce34" table:formula="of:=IFERROR(__xludf.dummyfunction(&quot;rank(Z32, query($C$9:Z$36, &quot;&quot;select Z where C = 'lpps'&quot;&quot;))&quot;);6)" office:value-type="float" office:value="6" calcext:value-type="float">
            <text:p>6</text:p>
          </table:table-cell>
          <table:table-cell table:style-name="ce26" table:formula="of:=('mrp: dm'!aa32 + 'mrp: psd'!aa32 + 'mrp: eds'!aa32 + 'mrp: ucca'!aa32 + 'mrp: amr'!aa32)/5" office:value-type="string" office:string-value="" calcext:value-type="error">
            <text:p>#NAME?</text:p>
          </table:table-cell>
          <table:table-cell table:style-name="ce26" table:formula="of:=('mrp: dm'!ab32 + 'mrp: psd'!ab32 + 'mrp: eds'!ab32 + 'mrp: ucca'!ab32 + 'mrp: amr'!ab32)/5" office:value-type="string" office:string-value="" calcext:value-type="error">
            <text:p>#NAME?</text:p>
          </table:table-cell>
          <table:table-cell table:style-name="ce29" table:formula="of:=('mrp: dm'!ac32 + 'mrp: psd'!ac32 + 'mrp: eds'!ac32 + 'mrp: ucca'!ac32 + 'mrp: amr'!ac32)/5" office:value-type="string" office:string-value="" calcext:value-type="error">
            <text:p>#NAME?</text:p>
          </table:table-cell>
          <table:table-cell table:style-name="ce39" table:formula="of:=IFERROR(__xludf.dummyfunction(&quot;rank(AD32, query($C$9:AD$36, &quot;&quot;select AD where C = 'lpps'&quot;&quot;))&quot;);7)" office:value-type="float" office:value="7" calcext:value-type="float">
            <text:p>7</text:p>
          </table:table-cell>
          <table:table-cell table:style-name="ce44" table:formula="of:='mrp: dm'!$ad32" office:value-type="string" office:string-value="" calcext:value-type="error">
            <text:p>#NAME?</text:p>
          </table:table-cell>
          <table:table-cell table:style-name="ce44" table:formula="of:='mrp: psd'!$ad32" office:value-type="string" office:string-value="" calcext:value-type="error">
            <text:p>#NAME?</text:p>
          </table:table-cell>
          <table:table-cell table:style-name="ce44" table:formula="of:='mrp: eds'!$ad32" office:value-type="string" office:string-value="" calcext:value-type="error">
            <text:p>#NAME?</text:p>
          </table:table-cell>
          <table:table-cell table:style-name="ce44" table:formula="of:='mrp: ucca'!$ad32" office:value-type="string" office:string-value="" calcext:value-type="error">
            <text:p>#NAME?</text:p>
          </table:table-cell>
          <table:table-cell table:style-name="ce50" table:formula="of:='mrp: amr'!$ad32" office:value-type="string" office:string-value="" calcext:value-type="error">
            <text:p>#NAME?</text:p>
          </table:table-cell>
          <table:table-cell table:style-name="ce44" table:formula="of:='sdp: dm'!$g32" office:value-type="string" office:string-value="" calcext:value-type="error">
            <text:p>#NAME?</text:p>
          </table:table-cell>
          <table:table-cell table:style-name="ce44" table:formula="of:='sdp: psd'!$g32" office:value-type="string" office:string-value="" calcext:value-type="error">
            <text:p>#NAME?</text:p>
          </table:table-cell>
          <table:table-cell table:style-name="ce44" table:formula="of:='edm: eds'!$v32" office:value-type="string" office:string-value="" calcext:value-type="error">
            <text:p>#NAME?</text:p>
          </table:table-cell>
          <table:table-cell table:style-name="ce44" table:formula="of:='ucca: ucca'!$n33" office:value-type="string" office:string-value="" calcext:value-type="error">
            <text:p>#NAME?</text:p>
          </table:table-cell>
          <table:table-cell table:style-name="ce50" table:formula="of:='smatch: amr'!$f32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table-cell table:style-name="ce12" office:value-type="float" office:value="483599" calcext:value-type="float" table:number-columns-spanned="1" table:number-rows-spanned="2">
            <text:p>483599</text:p>
          </table:table-cell>
          <table:table-cell table:style-name="ce12" table:formula="of:=VLOOKUP([.A33];[$Runs.$A$2:.$C$23];3;0)" office:value-type="string" office:string-value="HKUST" calcext:value-type="string" table:number-columns-spanned="1" table:number-rows-spanned="2">
            <text:p>HKUST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33 + 'mrp: psd'!c33 + 'mrp: eds'!c33 + 'mrp: ucca'!c33 + 'mrp: amr'!c33)/5" office:value-type="string" office:string-value="" calcext:value-type="error">
            <text:p>#NAME?</text:p>
          </table:table-cell>
          <table:table-cell table:style-name="ce26" table:formula="of:=('mrp: dm'!d33 + 'mrp: psd'!d33 + 'mrp: eds'!d33 + 'mrp: ucca'!d33 + 'mrp: amr'!d33)/5" office:value-type="string" office:string-value="" calcext:value-type="error">
            <text:p>#NAME?</text:p>
          </table:table-cell>
          <table:table-cell table:style-name="ce29" table:formula="of:=('mrp: dm'!e33 + 'mrp: psd'!e33 + 'mrp: eds'!e33 + 'mrp: ucca'!e33 + 'mrp: amr'!e33)/5" office:value-type="string" office:string-value="" calcext:value-type="error">
            <text:p>#NAME?</text:p>
          </table:table-cell>
          <table:table-cell table:style-name="ce34" table:formula="of:=IFERROR(__xludf.dummyfunction(&quot;rank(F33, query($C$9:F$36, &quot;&quot;select F where C = 'all'&quot;&quot;))&quot;);12)" office:value-type="float" office:value="12" calcext:value-type="float">
            <text:p>12</text:p>
          </table:table-cell>
          <table:table-cell table:style-name="ce26" table:formula="of:=('mrp: dm'!g33 + 'mrp: psd'!g33 + 'mrp: eds'!g33 + 'mrp: ucca'!g33 + 'mrp: amr'!g33)/5" office:value-type="string" office:string-value="" calcext:value-type="error">
            <text:p>#NAME?</text:p>
          </table:table-cell>
          <table:table-cell table:style-name="ce26" table:formula="of:=('mrp: dm'!h33 + 'mrp: psd'!h33 + 'mrp: eds'!h33 + 'mrp: ucca'!h33 + 'mrp: amr'!h33)/5" office:value-type="string" office:string-value="" calcext:value-type="error">
            <text:p>#NAME?</text:p>
          </table:table-cell>
          <table:table-cell table:style-name="ce29" table:formula="of:=('mrp: dm'!i33 + 'mrp: psd'!i33 + 'mrp: eds'!i33 + 'mrp: ucca'!i33 + 'mrp: amr'!i33)/5" office:value-type="string" office:string-value="" calcext:value-type="error">
            <text:p>#NAME?</text:p>
          </table:table-cell>
          <table:table-cell table:style-name="ce34" table:formula="of:=IFERROR(__xludf.dummyfunction(&quot;rank(J33, query($C$9:J$36, &quot;&quot;select J where C = 'all'&quot;&quot;))&quot;);13)" office:value-type="float" office:value="13" calcext:value-type="float">
            <text:p>13</text:p>
          </table:table-cell>
          <table:table-cell table:style-name="ce26" table:formula="of:=('mrp: dm'!k33 + 'mrp: psd'!k33 + 'mrp: eds'!k33 + 'mrp: ucca'!k33 + 'mrp: amr'!k33)/5" office:value-type="string" office:string-value="" calcext:value-type="error">
            <text:p>#NAME?</text:p>
          </table:table-cell>
          <table:table-cell table:style-name="ce26" table:formula="of:=('mrp: dm'!l33 + 'mrp: psd'!l33 + 'mrp: eds'!l33 + 'mrp: ucca'!l33 + 'mrp: amr'!l33)/5" office:value-type="string" office:string-value="" calcext:value-type="error">
            <text:p>#NAME?</text:p>
          </table:table-cell>
          <table:table-cell table:style-name="ce29" table:formula="of:=('mrp: dm'!m33 + 'mrp: psd'!m33 + 'mrp: eds'!m33 + 'mrp: ucca'!m33 + 'mrp: amr'!m33)/5" office:value-type="string" office:string-value="" calcext:value-type="error">
            <text:p>#NAME?</text:p>
          </table:table-cell>
          <table:table-cell table:style-name="ce34" table:formula="of:=IFERROR(__xludf.dummyfunction(&quot;rank(N33, query($C$9:N$36, &quot;&quot;select N where C = 'all'&quot;&quot;))&quot;);14)" office:value-type="float" office:value="14" calcext:value-type="float">
            <text:p>14</text:p>
          </table:table-cell>
          <table:table-cell table:style-name="ce26" table:formula="of:=('mrp: dm'!o33 + 'mrp: psd'!o33 + 'mrp: eds'!o33 + 'mrp: ucca'!o33 + 'mrp: amr'!o33)/5" office:value-type="string" office:string-value="" calcext:value-type="error">
            <text:p>#NAME?</text:p>
          </table:table-cell>
          <table:table-cell table:style-name="ce26" table:formula="of:=('mrp: dm'!p33 + 'mrp: psd'!p33 + 'mrp: eds'!p33 + 'mrp: ucca'!p33 + 'mrp: amr'!p33)/5" office:value-type="string" office:string-value="" calcext:value-type="error">
            <text:p>#NAME?</text:p>
          </table:table-cell>
          <table:table-cell table:style-name="ce29" table:formula="of:=('mrp: dm'!q33 + 'mrp: psd'!q33 + 'mrp: eds'!q33 + 'mrp: ucca'!q33 + 'mrp: amr'!q33)/5" office:value-type="string" office:string-value="" calcext:value-type="error">
            <text:p>#NAME?</text:p>
          </table:table-cell>
          <table:table-cell table:style-name="ce34" table:formula="of:=IFERROR(__xludf.dummyfunction(&quot;rank(R33, query($C$9:R$36, &quot;&quot;select R where C = 'all'&quot;&quot;))&quot;);13)" office:value-type="float" office:value="13" calcext:value-type="float">
            <text:p>13</text:p>
          </table:table-cell>
          <table:table-cell table:style-name="ce26" table:formula="of:=('mrp: dm'!s33 + 'mrp: psd'!s33 + 'mrp: eds'!s33 + 'mrp: ucca'!s33 + 'mrp: amr'!s33)/5" office:value-type="string" office:string-value="" calcext:value-type="error">
            <text:p>#NAME?</text:p>
          </table:table-cell>
          <table:table-cell table:style-name="ce26" table:formula="of:=('mrp: dm'!t33 + 'mrp: psd'!t33 + 'mrp: eds'!t33 + 'mrp: ucca'!t33 + 'mrp: amr'!t33)/5" office:value-type="string" office:string-value="" calcext:value-type="error">
            <text:p>#NAME?</text:p>
          </table:table-cell>
          <table:table-cell table:style-name="ce29" table:formula="of:=('mrp: dm'!u33 + 'mrp: psd'!u33 + 'mrp: eds'!u33 + 'mrp: ucca'!u33 + 'mrp: amr'!u33)/5" office:value-type="string" office:string-value="" calcext:value-type="error">
            <text:p>#NAME?</text:p>
          </table:table-cell>
          <table:table-cell table:style-name="ce34" table:formula="of:=IFERROR(__xludf.dummyfunction(&quot;rank(V33, query($C$9:V$36, &quot;&quot;select V where C = 'all'&quot;&quot;))&quot;);13)" office:value-type="float" office:value="13" calcext:value-type="float">
            <text:p>13</text:p>
          </table:table-cell>
          <table:table-cell table:style-name="ce26" table:formula="of:=('mrp: dm'!w33 + 'mrp: psd'!w33 + 'mrp: eds'!w33 + 'mrp: ucca'!w33 + 'mrp: amr'!w33)/5" office:value-type="string" office:string-value="" calcext:value-type="error">
            <text:p>#NAME?</text:p>
          </table:table-cell>
          <table:table-cell table:style-name="ce26" table:formula="of:=('mrp: dm'!x33 + 'mrp: psd'!x33 + 'mrp: eds'!x33 + 'mrp: ucca'!x33 + 'mrp: amr'!x33)/5" office:value-type="string" office:string-value="" calcext:value-type="error">
            <text:p>#NAME?</text:p>
          </table:table-cell>
          <table:table-cell table:style-name="ce29" table:formula="of:=('mrp: dm'!y33 + 'mrp: psd'!y33 + 'mrp: eds'!y33 + 'mrp: ucca'!y33 + 'mrp: amr'!y33)/5" office:value-type="string" office:string-value="" calcext:value-type="error">
            <text:p>#NAME?</text:p>
          </table:table-cell>
          <table:table-cell table:style-name="ce34" table:formula="of:=IFERROR(__xludf.dummyfunction(&quot;rank(Z33, query($C$9:Z$36, &quot;&quot;select Z where C = 'all'&quot;&quot;))&quot;);6)" office:value-type="float" office:value="6" calcext:value-type="float">
            <text:p>6</text:p>
          </table:table-cell>
          <table:table-cell table:style-name="ce26" table:formula="of:=('mrp: dm'!aa33 + 'mrp: psd'!aa33 + 'mrp: eds'!aa33 + 'mrp: ucca'!aa33 + 'mrp: amr'!aa33)/5" office:value-type="string" office:string-value="" calcext:value-type="error">
            <text:p>#NAME?</text:p>
          </table:table-cell>
          <table:table-cell table:style-name="ce26" table:formula="of:=('mrp: dm'!ab33 + 'mrp: psd'!ab33 + 'mrp: eds'!ab33 + 'mrp: ucca'!ab33 + 'mrp: amr'!ab33)/5" office:value-type="string" office:string-value="" calcext:value-type="error">
            <text:p>#NAME?</text:p>
          </table:table-cell>
          <table:table-cell table:style-name="ce36" table:formula="of:=('mrp: dm'!ac33 + 'mrp: psd'!ac33 + 'mrp: eds'!ac33 + 'mrp: ucca'!ac33 + 'mrp: amr'!ac33)/5" office:value-type="string" office:string-value="" calcext:value-type="error">
            <text:p>#NAME?</text:p>
          </table:table-cell>
          <table:table-cell table:style-name="ce38" table:formula="of:=IFERROR(__xludf.dummyfunction(&quot;rank(AD33, query($C$9:AD$36, &quot;&quot;select AD where C = 'all'&quot;&quot;))&quot;);13)" office:value-type="float" office:value="13" calcext:value-type="float">
            <text:p>13</text:p>
          </table:table-cell>
          <table:table-cell table:style-name="ce44" table:formula="of:='mrp: dm'!$ad33" office:value-type="string" office:string-value="" calcext:value-type="error">
            <text:p>#NAME?</text:p>
          </table:table-cell>
          <table:table-cell table:style-name="ce44" table:formula="of:='mrp: psd'!$ad33" office:value-type="string" office:string-value="" calcext:value-type="error">
            <text:p>#NAME?</text:p>
          </table:table-cell>
          <table:table-cell table:style-name="ce44" table:formula="of:='mrp: eds'!$ad33" office:value-type="string" office:string-value="" calcext:value-type="error">
            <text:p>#NAME?</text:p>
          </table:table-cell>
          <table:table-cell table:style-name="ce44" table:formula="of:='mrp: ucca'!$ad33" office:value-type="string" office:string-value="" calcext:value-type="error">
            <text:p>#NAME?</text:p>
          </table:table-cell>
          <table:table-cell table:style-name="ce50" table:formula="of:='mrp: amr'!$ad33" office:value-type="string" office:string-value="" calcext:value-type="error">
            <text:p>#NAME?</text:p>
          </table:table-cell>
          <table:table-cell table:style-name="ce44" table:formula="of:='sdp: dm'!$g33" office:value-type="string" office:string-value="" calcext:value-type="error">
            <text:p>#NAME?</text:p>
          </table:table-cell>
          <table:table-cell table:style-name="ce44" table:formula="of:='sdp: psd'!$g33" office:value-type="string" office:string-value="" calcext:value-type="error">
            <text:p>#NAME?</text:p>
          </table:table-cell>
          <table:table-cell table:style-name="ce44" table:formula="of:='edm: eds'!$v33" office:value-type="string" office:string-value="" calcext:value-type="error">
            <text:p>#NAME?</text:p>
          </table:table-cell>
          <table:table-cell table:style-name="ce44" table:formula="of:='ucca: ucca'!$n34" office:value-type="string" office:string-value="" calcext:value-type="error">
            <text:p>#NAME?</text:p>
          </table:table-cell>
          <table:table-cell table:style-name="ce50" table:formula="of:='smatch: amr'!$f33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34 + 'mrp: psd'!c34 + 'mrp: eds'!c34 + 'mrp: ucca'!c34 + 'mrp: amr'!c34)/5" office:value-type="string" office:string-value="" calcext:value-type="error">
            <text:p>#NAME?</text:p>
          </table:table-cell>
          <table:table-cell table:style-name="ce26" table:formula="of:=('mrp: dm'!d34 + 'mrp: psd'!d34 + 'mrp: eds'!d34 + 'mrp: ucca'!d34 + 'mrp: amr'!d34)/5" office:value-type="string" office:string-value="" calcext:value-type="error">
            <text:p>#NAME?</text:p>
          </table:table-cell>
          <table:table-cell table:style-name="ce29" table:formula="of:=('mrp: dm'!e34 + 'mrp: psd'!e34 + 'mrp: eds'!e34 + 'mrp: ucca'!e34 + 'mrp: amr'!e34)/5" office:value-type="string" office:string-value="" calcext:value-type="error">
            <text:p>#NAME?</text:p>
          </table:table-cell>
          <table:table-cell table:style-name="ce34" table:formula="of:=IFERROR(__xludf.dummyfunction(&quot;rank(F34, query($C$9:F$36, &quot;&quot;select F where C = 'lpps'&quot;&quot;))&quot;);13)" office:value-type="float" office:value="13" calcext:value-type="float">
            <text:p>13</text:p>
          </table:table-cell>
          <table:table-cell table:style-name="ce26" table:formula="of:=('mrp: dm'!g34 + 'mrp: psd'!g34 + 'mrp: eds'!g34 + 'mrp: ucca'!g34 + 'mrp: amr'!g34)/5" office:value-type="string" office:string-value="" calcext:value-type="error">
            <text:p>#NAME?</text:p>
          </table:table-cell>
          <table:table-cell table:style-name="ce26" table:formula="of:=('mrp: dm'!h34 + 'mrp: psd'!h34 + 'mrp: eds'!h34 + 'mrp: ucca'!h34 + 'mrp: amr'!h34)/5" office:value-type="string" office:string-value="" calcext:value-type="error">
            <text:p>#NAME?</text:p>
          </table:table-cell>
          <table:table-cell table:style-name="ce29" table:formula="of:=('mrp: dm'!i34 + 'mrp: psd'!i34 + 'mrp: eds'!i34 + 'mrp: ucca'!i34 + 'mrp: amr'!i34)/5" office:value-type="string" office:string-value="" calcext:value-type="error">
            <text:p>#NAME?</text:p>
          </table:table-cell>
          <table:table-cell table:style-name="ce34" table:formula="of:=IFERROR(__xludf.dummyfunction(&quot;rank(J34, query($C$9:J$36, &quot;&quot;select J where C = 'lpps'&quot;&quot;))&quot;);13)" office:value-type="float" office:value="13" calcext:value-type="float">
            <text:p>13</text:p>
          </table:table-cell>
          <table:table-cell table:style-name="ce26" table:formula="of:=('mrp: dm'!k34 + 'mrp: psd'!k34 + 'mrp: eds'!k34 + 'mrp: ucca'!k34 + 'mrp: amr'!k34)/5" office:value-type="string" office:string-value="" calcext:value-type="error">
            <text:p>#NAME?</text:p>
          </table:table-cell>
          <table:table-cell table:style-name="ce26" table:formula="of:=('mrp: dm'!l34 + 'mrp: psd'!l34 + 'mrp: eds'!l34 + 'mrp: ucca'!l34 + 'mrp: amr'!l34)/5" office:value-type="string" office:string-value="" calcext:value-type="error">
            <text:p>#NAME?</text:p>
          </table:table-cell>
          <table:table-cell table:style-name="ce29" table:formula="of:=('mrp: dm'!m34 + 'mrp: psd'!m34 + 'mrp: eds'!m34 + 'mrp: ucca'!m34 + 'mrp: amr'!m34)/5" office:value-type="string" office:string-value="" calcext:value-type="error">
            <text:p>#NAME?</text:p>
          </table:table-cell>
          <table:table-cell table:style-name="ce34" table:formula="of:=IFERROR(__xludf.dummyfunction(&quot;rank(N34, query($C$9:N$36, &quot;&quot;select N where C = 'lpps'&quot;&quot;))&quot;);14)" office:value-type="float" office:value="14" calcext:value-type="float">
            <text:p>14</text:p>
          </table:table-cell>
          <table:table-cell table:style-name="ce26" table:formula="of:=('mrp: dm'!o34 + 'mrp: psd'!o34 + 'mrp: eds'!o34 + 'mrp: ucca'!o34 + 'mrp: amr'!o34)/5" office:value-type="string" office:string-value="" calcext:value-type="error">
            <text:p>#NAME?</text:p>
          </table:table-cell>
          <table:table-cell table:style-name="ce26" table:formula="of:=('mrp: dm'!p34 + 'mrp: psd'!p34 + 'mrp: eds'!p34 + 'mrp: ucca'!p34 + 'mrp: amr'!p34)/5" office:value-type="string" office:string-value="" calcext:value-type="error">
            <text:p>#NAME?</text:p>
          </table:table-cell>
          <table:table-cell table:style-name="ce29" table:formula="of:=('mrp: dm'!q34 + 'mrp: psd'!q34 + 'mrp: eds'!q34 + 'mrp: ucca'!q34 + 'mrp: amr'!q34)/5" office:value-type="string" office:string-value="" calcext:value-type="error">
            <text:p>#NAME?</text:p>
          </table:table-cell>
          <table:table-cell table:style-name="ce34" table:formula="of:=IFERROR(__xludf.dummyfunction(&quot;rank(R34, query($C$9:R$36, &quot;&quot;select R where C = 'lpps'&quot;&quot;))&quot;);12)" office:value-type="float" office:value="12" calcext:value-type="float">
            <text:p>12</text:p>
          </table:table-cell>
          <table:table-cell table:style-name="ce26" table:formula="of:=('mrp: dm'!s34 + 'mrp: psd'!s34 + 'mrp: eds'!s34 + 'mrp: ucca'!s34 + 'mrp: amr'!s34)/5" office:value-type="string" office:string-value="" calcext:value-type="error">
            <text:p>#NAME?</text:p>
          </table:table-cell>
          <table:table-cell table:style-name="ce26" table:formula="of:=('mrp: dm'!t34 + 'mrp: psd'!t34 + 'mrp: eds'!t34 + 'mrp: ucca'!t34 + 'mrp: amr'!t34)/5" office:value-type="string" office:string-value="" calcext:value-type="error">
            <text:p>#NAME?</text:p>
          </table:table-cell>
          <table:table-cell table:style-name="ce29" table:formula="of:=('mrp: dm'!u34 + 'mrp: psd'!u34 + 'mrp: eds'!u34 + 'mrp: ucca'!u34 + 'mrp: amr'!u34)/5" office:value-type="string" office:string-value="" calcext:value-type="error">
            <text:p>#NAME?</text:p>
          </table:table-cell>
          <table:table-cell table:style-name="ce34" table:formula="of:=IFERROR(__xludf.dummyfunction(&quot;rank(V34, query($C$9:V$36, &quot;&quot;select V where C = 'lpps'&quot;&quot;))&quot;);13)" office:value-type="float" office:value="13" calcext:value-type="float">
            <text:p>13</text:p>
          </table:table-cell>
          <table:table-cell table:style-name="ce26" table:formula="of:=('mrp: dm'!w34 + 'mrp: psd'!w34 + 'mrp: eds'!w34 + 'mrp: ucca'!w34 + 'mrp: amr'!w34)/5" office:value-type="string" office:string-value="" calcext:value-type="error">
            <text:p>#NAME?</text:p>
          </table:table-cell>
          <table:table-cell table:style-name="ce26" table:formula="of:=('mrp: dm'!x34 + 'mrp: psd'!x34 + 'mrp: eds'!x34 + 'mrp: ucca'!x34 + 'mrp: amr'!x34)/5" office:value-type="string" office:string-value="" calcext:value-type="error">
            <text:p>#NAME?</text:p>
          </table:table-cell>
          <table:table-cell table:style-name="ce29" table:formula="of:=('mrp: dm'!y34 + 'mrp: psd'!y34 + 'mrp: eds'!y34 + 'mrp: ucca'!y34 + 'mrp: amr'!y34)/5" office:value-type="string" office:string-value="" calcext:value-type="error">
            <text:p>#NAME?</text:p>
          </table:table-cell>
          <table:table-cell table:style-name="ce34" table:formula="of:=IFERROR(__xludf.dummyfunction(&quot;rank(Z34, query($C$9:Z$36, &quot;&quot;select Z where C = 'lpps'&quot;&quot;))&quot;);5)" office:value-type="float" office:value="5" calcext:value-type="float">
            <text:p>5</text:p>
          </table:table-cell>
          <table:table-cell table:style-name="ce26" table:formula="of:=('mrp: dm'!aa34 + 'mrp: psd'!aa34 + 'mrp: eds'!aa34 + 'mrp: ucca'!aa34 + 'mrp: amr'!aa34)/5" office:value-type="string" office:string-value="" calcext:value-type="error">
            <text:p>#NAME?</text:p>
          </table:table-cell>
          <table:table-cell table:style-name="ce26" table:formula="of:=('mrp: dm'!ab34 + 'mrp: psd'!ab34 + 'mrp: eds'!ab34 + 'mrp: ucca'!ab34 + 'mrp: amr'!ab34)/5" office:value-type="string" office:string-value="" calcext:value-type="error">
            <text:p>#NAME?</text:p>
          </table:table-cell>
          <table:table-cell table:style-name="ce29" table:formula="of:=('mrp: dm'!ac34 + 'mrp: psd'!ac34 + 'mrp: eds'!ac34 + 'mrp: ucca'!ac34 + 'mrp: amr'!ac34)/5" office:value-type="string" office:string-value="" calcext:value-type="error">
            <text:p>#NAME?</text:p>
          </table:table-cell>
          <table:table-cell table:style-name="ce39" table:formula="of:=IFERROR(__xludf.dummyfunction(&quot;rank(AD34, query($C$9:AD$36, &quot;&quot;select AD where C = 'lpps'&quot;&quot;))&quot;);13)" office:value-type="float" office:value="13" calcext:value-type="float">
            <text:p>13</text:p>
          </table:table-cell>
          <table:table-cell table:style-name="ce44" table:formula="of:='mrp: dm'!$ad34" office:value-type="string" office:string-value="" calcext:value-type="error">
            <text:p>#NAME?</text:p>
          </table:table-cell>
          <table:table-cell table:style-name="ce44" table:formula="of:='mrp: psd'!$ad34" office:value-type="string" office:string-value="" calcext:value-type="error">
            <text:p>#NAME?</text:p>
          </table:table-cell>
          <table:table-cell table:style-name="ce44" table:formula="of:='mrp: eds'!$ad34" office:value-type="string" office:string-value="" calcext:value-type="error">
            <text:p>#NAME?</text:p>
          </table:table-cell>
          <table:table-cell table:style-name="ce44" table:formula="of:='mrp: ucca'!$ad34" office:value-type="string" office:string-value="" calcext:value-type="error">
            <text:p>#NAME?</text:p>
          </table:table-cell>
          <table:table-cell table:style-name="ce50" table:formula="of:='mrp: amr'!$ad34" office:value-type="string" office:string-value="" calcext:value-type="error">
            <text:p>#NAME?</text:p>
          </table:table-cell>
          <table:table-cell table:style-name="ce44" table:formula="of:='sdp: dm'!$g34" office:value-type="string" office:string-value="" calcext:value-type="error">
            <text:p>#NAME?</text:p>
          </table:table-cell>
          <table:table-cell table:style-name="ce44" table:formula="of:='sdp: psd'!$g34" office:value-type="string" office:string-value="" calcext:value-type="error">
            <text:p>#NAME?</text:p>
          </table:table-cell>
          <table:table-cell table:style-name="ce44" table:formula="of:='edm: eds'!$v34" office:value-type="string" office:string-value="" calcext:value-type="error">
            <text:p>#NAME?</text:p>
          </table:table-cell>
          <table:table-cell table:style-name="ce44" table:formula="of:='ucca: ucca'!$n35" office:value-type="string" office:string-value="" calcext:value-type="error">
            <text:p>#NAME?</text:p>
          </table:table-cell>
          <table:table-cell table:style-name="ce50" table:formula="of:='smatch: amr'!$f34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table-cell table:style-name="ce18" office:value-type="float" office:value="483604" calcext:value-type="float" table:number-columns-spanned="1" table:number-rows-spanned="2">
            <text:p>483604</text:p>
          </table:table-cell>
          <table:table-cell table:style-name="ce18" table:formula="of:=VLOOKUP([.A35];[$Runs.$A$2:.$C$23];3;0)" office:value-type="string" office:string-value="Shanghai" calcext:value-type="string" table:number-columns-spanned="1" table:number-rows-spanned="2">
            <text:p>Shanghai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35 + 'mrp: psd'!c35 + 'mrp: eds'!c35 + 'mrp: ucca'!c35 + 'mrp: amr'!c35)/5" office:value-type="string" office:string-value="" calcext:value-type="error">
            <text:p>#NAME?</text:p>
          </table:table-cell>
          <table:table-cell table:style-name="ce26" table:formula="of:=('mrp: dm'!d35 + 'mrp: psd'!d35 + 'mrp: eds'!d35 + 'mrp: ucca'!d35 + 'mrp: amr'!d35)/5" office:value-type="string" office:string-value="" calcext:value-type="error">
            <text:p>#NAME?</text:p>
          </table:table-cell>
          <table:table-cell table:style-name="ce29" table:formula="of:=('mrp: dm'!e35 + 'mrp: psd'!e35 + 'mrp: eds'!e35 + 'mrp: ucca'!e35 + 'mrp: amr'!e35)/5" office:value-type="string" office:string-value="" calcext:value-type="error">
            <text:p>#NAME?</text:p>
          </table:table-cell>
          <table:table-cell table:style-name="ce34" table:formula="of:=IFERROR(__xludf.dummyfunction(&quot;rank(F35, query($C$9:F$36, &quot;&quot;select F where C = 'all'&quot;&quot;))&quot;);7)" office:value-type="float" office:value="7" calcext:value-type="float">
            <text:p>7</text:p>
          </table:table-cell>
          <table:table-cell table:style-name="ce26" table:formula="of:=('mrp: dm'!g35 + 'mrp: psd'!g35 + 'mrp: eds'!g35 + 'mrp: ucca'!g35 + 'mrp: amr'!g35)/5" office:value-type="string" office:string-value="" calcext:value-type="error">
            <text:p>#NAME?</text:p>
          </table:table-cell>
          <table:table-cell table:style-name="ce26" table:formula="of:=('mrp: dm'!h35 + 'mrp: psd'!h35 + 'mrp: eds'!h35 + 'mrp: ucca'!h35 + 'mrp: amr'!h35)/5" office:value-type="string" office:string-value="" calcext:value-type="error">
            <text:p>#NAME?</text:p>
          </table:table-cell>
          <table:table-cell table:style-name="ce29" table:formula="of:=('mrp: dm'!i35 + 'mrp: psd'!i35 + 'mrp: eds'!i35 + 'mrp: ucca'!i35 + 'mrp: amr'!i35)/5" office:value-type="string" office:string-value="" calcext:value-type="error">
            <text:p>#NAME?</text:p>
          </table:table-cell>
          <table:table-cell table:style-name="ce34" table:formula="of:=IFERROR(__xludf.dummyfunction(&quot;rank(J35, query($C$9:J$36, &quot;&quot;select J where C = 'all'&quot;&quot;))&quot;);5)" office:value-type="float" office:value="5" calcext:value-type="float">
            <text:p>5</text:p>
          </table:table-cell>
          <table:table-cell table:style-name="ce26" table:formula="of:=('mrp: dm'!k35 + 'mrp: psd'!k35 + 'mrp: eds'!k35 + 'mrp: ucca'!k35 + 'mrp: amr'!k35)/5" office:value-type="string" office:string-value="" calcext:value-type="error">
            <text:p>#NAME?</text:p>
          </table:table-cell>
          <table:table-cell table:style-name="ce26" table:formula="of:=('mrp: dm'!l35 + 'mrp: psd'!l35 + 'mrp: eds'!l35 + 'mrp: ucca'!l35 + 'mrp: amr'!l35)/5" office:value-type="string" office:string-value="" calcext:value-type="error">
            <text:p>#NAME?</text:p>
          </table:table-cell>
          <table:table-cell table:style-name="ce29" table:formula="of:=('mrp: dm'!m35 + 'mrp: psd'!m35 + 'mrp: eds'!m35 + 'mrp: ucca'!m35 + 'mrp: amr'!m35)/5" office:value-type="string" office:string-value="" calcext:value-type="error">
            <text:p>#NAME?</text:p>
          </table:table-cell>
          <table:table-cell table:style-name="ce34" table:formula="of:=IFERROR(__xludf.dummyfunction(&quot;rank(N35, query($C$9:N$36, &quot;&quot;select N where C = 'all'&quot;&quot;))&quot;);4)" office:value-type="float" office:value="4" calcext:value-type="float">
            <text:p>4</text:p>
          </table:table-cell>
          <table:table-cell table:style-name="ce26" table:formula="of:=('mrp: dm'!o35 + 'mrp: psd'!o35 + 'mrp: eds'!o35 + 'mrp: ucca'!o35 + 'mrp: amr'!o35)/5" office:value-type="string" office:string-value="" calcext:value-type="error">
            <text:p>#NAME?</text:p>
          </table:table-cell>
          <table:table-cell table:style-name="ce26" table:formula="of:=('mrp: dm'!p35 + 'mrp: psd'!p35 + 'mrp: eds'!p35 + 'mrp: ucca'!p35 + 'mrp: amr'!p35)/5" office:value-type="string" office:string-value="" calcext:value-type="error">
            <text:p>#NAME?</text:p>
          </table:table-cell>
          <table:table-cell table:style-name="ce29" table:formula="of:=('mrp: dm'!q35 + 'mrp: psd'!q35 + 'mrp: eds'!q35 + 'mrp: ucca'!q35 + 'mrp: amr'!q35)/5" office:value-type="string" office:string-value="" calcext:value-type="error">
            <text:p>#NAME?</text:p>
          </table:table-cell>
          <table:table-cell table:style-name="ce34" table:formula="of:=IFERROR(__xludf.dummyfunction(&quot;rank(R35, query($C$9:R$36, &quot;&quot;select R where C = 'all'&quot;&quot;))&quot;);8)" office:value-type="float" office:value="8" calcext:value-type="float">
            <text:p>8</text:p>
          </table:table-cell>
          <table:table-cell table:style-name="ce26" table:formula="of:=('mrp: dm'!s35 + 'mrp: psd'!s35 + 'mrp: eds'!s35 + 'mrp: ucca'!s35 + 'mrp: amr'!s35)/5" office:value-type="string" office:string-value="" calcext:value-type="error">
            <text:p>#NAME?</text:p>
          </table:table-cell>
          <table:table-cell table:style-name="ce26" table:formula="of:=('mrp: dm'!t35 + 'mrp: psd'!t35 + 'mrp: eds'!t35 + 'mrp: ucca'!t35 + 'mrp: amr'!t35)/5" office:value-type="string" office:string-value="" calcext:value-type="error">
            <text:p>#NAME?</text:p>
          </table:table-cell>
          <table:table-cell table:style-name="ce29" table:formula="of:=('mrp: dm'!u35 + 'mrp: psd'!u35 + 'mrp: eds'!u35 + 'mrp: ucca'!u35 + 'mrp: amr'!u35)/5" office:value-type="string" office:string-value="" calcext:value-type="error">
            <text:p>#NAME?</text:p>
          </table:table-cell>
          <table:table-cell table:style-name="ce34" table:formula="of:=IFERROR(__xludf.dummyfunction(&quot;rank(V35, query($C$9:V$36, &quot;&quot;select V where C = 'all'&quot;&quot;))&quot;);7)" office:value-type="float" office:value="7" calcext:value-type="float">
            <text:p>7</text:p>
          </table:table-cell>
          <table:table-cell table:style-name="ce26" table:formula="of:=('mrp: dm'!w35 + 'mrp: psd'!w35 + 'mrp: eds'!w35 + 'mrp: ucca'!w35 + 'mrp: amr'!w35)/5" office:value-type="string" office:string-value="" calcext:value-type="error">
            <text:p>#NAME?</text:p>
          </table:table-cell>
          <table:table-cell table:style-name="ce26" table:formula="of:=('mrp: dm'!x35 + 'mrp: psd'!x35 + 'mrp: eds'!x35 + 'mrp: ucca'!x35 + 'mrp: amr'!x35)/5" office:value-type="string" office:string-value="" calcext:value-type="error">
            <text:p>#NAME?</text:p>
          </table:table-cell>
          <table:table-cell table:style-name="ce29" table:formula="of:=('mrp: dm'!y35 + 'mrp: psd'!y35 + 'mrp: eds'!y35 + 'mrp: ucca'!y35 + 'mrp: amr'!y35)/5" office:value-type="string" office:string-value="" calcext:value-type="error">
            <text:p>#NAME?</text:p>
          </table:table-cell>
          <table:table-cell table:style-name="ce34" table:formula="of:=IFERROR(__xludf.dummyfunction(&quot;rank(Z35, query($C$9:Z$36, &quot;&quot;select Z where C = 'all'&quot;&quot;))&quot;);10)" office:value-type="float" office:value="10" calcext:value-type="float">
            <text:p>10</text:p>
          </table:table-cell>
          <table:table-cell table:style-name="ce26" table:formula="of:=('mrp: dm'!aa35 + 'mrp: psd'!aa35 + 'mrp: eds'!aa35 + 'mrp: ucca'!aa35 + 'mrp: amr'!aa35)/5" office:value-type="string" office:string-value="" calcext:value-type="error">
            <text:p>#NAME?</text:p>
          </table:table-cell>
          <table:table-cell table:style-name="ce26" table:formula="of:=('mrp: dm'!ab35 + 'mrp: psd'!ab35 + 'mrp: eds'!ab35 + 'mrp: ucca'!ab35 + 'mrp: amr'!ab35)/5" office:value-type="string" office:string-value="" calcext:value-type="error">
            <text:p>#NAME?</text:p>
          </table:table-cell>
          <table:table-cell table:style-name="ce36" table:formula="of:=('mrp: dm'!ac35 + 'mrp: psd'!ac35 + 'mrp: eds'!ac35 + 'mrp: ucca'!ac35 + 'mrp: amr'!ac35)/5" office:value-type="string" office:string-value="" calcext:value-type="error">
            <text:p>#NAME?</text:p>
          </table:table-cell>
          <table:table-cell table:style-name="ce38" table:formula="of:=IFERROR(__xludf.dummyfunction(&quot;rank(AD35, query($C$9:AD$36, &quot;&quot;select AD where C = 'all'&quot;&quot;))&quot;);8)" office:value-type="float" office:value="8" calcext:value-type="float">
            <text:p>8</text:p>
          </table:table-cell>
          <table:table-cell table:style-name="ce46" table:formula="of:='mrp: dm'!$ad35" office:value-type="string" office:string-value="" calcext:value-type="error">
            <text:p>#NAME?</text:p>
          </table:table-cell>
          <table:table-cell table:style-name="ce44" table:formula="of:='mrp: psd'!$ad35" office:value-type="string" office:string-value="" calcext:value-type="error">
            <text:p>#NAME?</text:p>
          </table:table-cell>
          <table:table-cell table:style-name="ce44" table:formula="of:='mrp: eds'!$ad35" office:value-type="string" office:string-value="" calcext:value-type="error">
            <text:p>#NAME?</text:p>
          </table:table-cell>
          <table:table-cell table:style-name="ce44" table:formula="of:='mrp: ucca'!$ad35" office:value-type="string" office:string-value="" calcext:value-type="error">
            <text:p>#NAME?</text:p>
          </table:table-cell>
          <table:table-cell table:style-name="ce50" table:formula="of:='mrp: amr'!$ad35" office:value-type="string" office:string-value="" calcext:value-type="error">
            <text:p>#NAME?</text:p>
          </table:table-cell>
          <table:table-cell table:style-name="ce44" table:formula="of:='sdp: dm'!$g35" office:value-type="string" office:string-value="" calcext:value-type="error">
            <text:p>#NAME?</text:p>
          </table:table-cell>
          <table:table-cell table:style-name="ce44" table:formula="of:='sdp: psd'!$g35" office:value-type="string" office:string-value="" calcext:value-type="error">
            <text:p>#NAME?</text:p>
          </table:table-cell>
          <table:table-cell table:style-name="ce44" table:formula="of:='edm: eds'!$v35" office:value-type="string" office:string-value="" calcext:value-type="error">
            <text:p>#NAME?</text:p>
          </table:table-cell>
          <table:table-cell table:style-name="ce44" table:formula="of:='ucca: ucca'!$n36" office:value-type="string" office:string-value="" calcext:value-type="error">
            <text:p>#NAME?</text:p>
          </table:table-cell>
          <table:table-cell table:style-name="ce50" table:formula="of:='smatch: amr'!$f35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covered-table-cell table:number-columns-repeated="2" table:style-name="ce14"/>
          <table:table-cell table:style-name="ce24" office:value-type="string" calcext:value-type="string">
            <text:p>lpps</text:p>
          </table:table-cell>
          <table:table-cell table:style-name="ce27" table:formula="of:=('mrp: dm'!c36 + 'mrp: psd'!c36 + 'mrp: eds'!c36 + 'mrp: ucca'!c36 + 'mrp: amr'!c36)/5" office:value-type="string" office:string-value="" calcext:value-type="error">
            <text:p>#NAME?</text:p>
          </table:table-cell>
          <table:table-cell table:style-name="ce27" table:formula="of:=('mrp: dm'!d36 + 'mrp: psd'!d36 + 'mrp: eds'!d36 + 'mrp: ucca'!d36 + 'mrp: amr'!d36)/5" office:value-type="string" office:string-value="" calcext:value-type="error">
            <text:p>#NAME?</text:p>
          </table:table-cell>
          <table:table-cell table:style-name="ce30" table:formula="of:=('mrp: dm'!e36 + 'mrp: psd'!e36 + 'mrp: eds'!e36 + 'mrp: ucca'!e36 + 'mrp: amr'!e36)/5" office:value-type="string" office:string-value="" calcext:value-type="error">
            <text:p>#NAME?</text:p>
          </table:table-cell>
          <table:table-cell table:style-name="ce35" table:formula="of:=IFERROR(__xludf.dummyfunction(&quot;rank(F36, query($C$9:F$36, &quot;&quot;select F where C = 'lpps'&quot;&quot;))&quot;);7)" office:value-type="float" office:value="7" calcext:value-type="float">
            <text:p>7</text:p>
          </table:table-cell>
          <table:table-cell table:style-name="ce27" table:formula="of:=('mrp: dm'!g36 + 'mrp: psd'!g36 + 'mrp: eds'!g36 + 'mrp: ucca'!g36 + 'mrp: amr'!g36)/5" office:value-type="string" office:string-value="" calcext:value-type="error">
            <text:p>#NAME?</text:p>
          </table:table-cell>
          <table:table-cell table:style-name="ce27" table:formula="of:=('mrp: dm'!h36 + 'mrp: psd'!h36 + 'mrp: eds'!h36 + 'mrp: ucca'!h36 + 'mrp: amr'!h36)/5" office:value-type="string" office:string-value="" calcext:value-type="error">
            <text:p>#NAME?</text:p>
          </table:table-cell>
          <table:table-cell table:style-name="ce30" table:formula="of:=('mrp: dm'!i36 + 'mrp: psd'!i36 + 'mrp: eds'!i36 + 'mrp: ucca'!i36 + 'mrp: amr'!i36)/5" office:value-type="string" office:string-value="" calcext:value-type="error">
            <text:p>#NAME?</text:p>
          </table:table-cell>
          <table:table-cell table:style-name="ce35" table:formula="of:=IFERROR(__xludf.dummyfunction(&quot;rank(J36, query($C$9:J$36, &quot;&quot;select J where C = 'lpps'&quot;&quot;))&quot;);5)" office:value-type="float" office:value="5" calcext:value-type="float">
            <text:p>5</text:p>
          </table:table-cell>
          <table:table-cell table:style-name="ce27" table:formula="of:=('mrp: dm'!k36 + 'mrp: psd'!k36 + 'mrp: eds'!k36 + 'mrp: ucca'!k36 + 'mrp: amr'!k36)/5" office:value-type="string" office:string-value="" calcext:value-type="error">
            <text:p>#NAME?</text:p>
          </table:table-cell>
          <table:table-cell table:style-name="ce27" table:formula="of:=('mrp: dm'!l36 + 'mrp: psd'!l36 + 'mrp: eds'!l36 + 'mrp: ucca'!l36 + 'mrp: amr'!l36)/5" office:value-type="string" office:string-value="" calcext:value-type="error">
            <text:p>#NAME?</text:p>
          </table:table-cell>
          <table:table-cell table:style-name="ce30" table:formula="of:=('mrp: dm'!m36 + 'mrp: psd'!m36 + 'mrp: eds'!m36 + 'mrp: ucca'!m36 + 'mrp: amr'!m36)/5" office:value-type="string" office:string-value="" calcext:value-type="error">
            <text:p>#NAME?</text:p>
          </table:table-cell>
          <table:table-cell table:style-name="ce35" table:formula="of:=IFERROR(__xludf.dummyfunction(&quot;rank(N36, query($C$9:N$36, &quot;&quot;select N where C = 'lpps'&quot;&quot;))&quot;);5)" office:value-type="float" office:value="5" calcext:value-type="float">
            <text:p>5</text:p>
          </table:table-cell>
          <table:table-cell table:style-name="ce27" table:formula="of:=('mrp: dm'!o36 + 'mrp: psd'!o36 + 'mrp: eds'!o36 + 'mrp: ucca'!o36 + 'mrp: amr'!o36)/5" office:value-type="string" office:string-value="" calcext:value-type="error">
            <text:p>#NAME?</text:p>
          </table:table-cell>
          <table:table-cell table:style-name="ce27" table:formula="of:=('mrp: dm'!p36 + 'mrp: psd'!p36 + 'mrp: eds'!p36 + 'mrp: ucca'!p36 + 'mrp: amr'!p36)/5" office:value-type="string" office:string-value="" calcext:value-type="error">
            <text:p>#NAME?</text:p>
          </table:table-cell>
          <table:table-cell table:style-name="ce30" table:formula="of:=('mrp: dm'!q36 + 'mrp: psd'!q36 + 'mrp: eds'!q36 + 'mrp: ucca'!q36 + 'mrp: amr'!q36)/5" office:value-type="string" office:string-value="" calcext:value-type="error">
            <text:p>#NAME?</text:p>
          </table:table-cell>
          <table:table-cell table:style-name="ce35" table:formula="of:=IFERROR(__xludf.dummyfunction(&quot;rank(R36, query($C$9:R$36, &quot;&quot;select R where C = 'lpps'&quot;&quot;))&quot;);8)" office:value-type="float" office:value="8" calcext:value-type="float">
            <text:p>8</text:p>
          </table:table-cell>
          <table:table-cell table:style-name="ce27" table:formula="of:=('mrp: dm'!s36 + 'mrp: psd'!s36 + 'mrp: eds'!s36 + 'mrp: ucca'!s36 + 'mrp: amr'!s36)/5" office:value-type="string" office:string-value="" calcext:value-type="error">
            <text:p>#NAME?</text:p>
          </table:table-cell>
          <table:table-cell table:style-name="ce27" table:formula="of:=('mrp: dm'!t36 + 'mrp: psd'!t36 + 'mrp: eds'!t36 + 'mrp: ucca'!t36 + 'mrp: amr'!t36)/5" office:value-type="string" office:string-value="" calcext:value-type="error">
            <text:p>#NAME?</text:p>
          </table:table-cell>
          <table:table-cell table:style-name="ce30" table:formula="of:=('mrp: dm'!u36 + 'mrp: psd'!u36 + 'mrp: eds'!u36 + 'mrp: ucca'!u36 + 'mrp: amr'!u36)/5" office:value-type="string" office:string-value="" calcext:value-type="error">
            <text:p>#NAME?</text:p>
          </table:table-cell>
          <table:table-cell table:style-name="ce35" table:formula="of:=IFERROR(__xludf.dummyfunction(&quot;rank(V36, query($C$9:V$36, &quot;&quot;select V where C = 'lpps'&quot;&quot;))&quot;);7)" office:value-type="float" office:value="7" calcext:value-type="float">
            <text:p>7</text:p>
          </table:table-cell>
          <table:table-cell table:style-name="ce27" table:formula="of:=('mrp: dm'!w36 + 'mrp: psd'!w36 + 'mrp: eds'!w36 + 'mrp: ucca'!w36 + 'mrp: amr'!w36)/5" office:value-type="string" office:string-value="" calcext:value-type="error">
            <text:p>#NAME?</text:p>
          </table:table-cell>
          <table:table-cell table:style-name="ce27" table:formula="of:=('mrp: dm'!x36 + 'mrp: psd'!x36 + 'mrp: eds'!x36 + 'mrp: ucca'!x36 + 'mrp: amr'!x36)/5" office:value-type="string" office:string-value="" calcext:value-type="error">
            <text:p>#NAME?</text:p>
          </table:table-cell>
          <table:table-cell table:style-name="ce30" table:formula="of:=('mrp: dm'!y36 + 'mrp: psd'!y36 + 'mrp: eds'!y36 + 'mrp: ucca'!y36 + 'mrp: amr'!y36)/5" office:value-type="string" office:string-value="" calcext:value-type="error">
            <text:p>#NAME?</text:p>
          </table:table-cell>
          <table:table-cell table:style-name="ce35" table:formula="of:=IFERROR(__xludf.dummyfunction(&quot;rank(Z36, query($C$9:Z$36, &quot;&quot;select Z where C = 'lpps'&quot;&quot;))&quot;);10)" office:value-type="float" office:value="10" calcext:value-type="float">
            <text:p>10</text:p>
          </table:table-cell>
          <table:table-cell table:style-name="ce27" table:formula="of:=('mrp: dm'!aa36 + 'mrp: psd'!aa36 + 'mrp: eds'!aa36 + 'mrp: ucca'!aa36 + 'mrp: amr'!aa36)/5" office:value-type="string" office:string-value="" calcext:value-type="error">
            <text:p>#NAME?</text:p>
          </table:table-cell>
          <table:table-cell table:style-name="ce27" table:formula="of:=('mrp: dm'!ab36 + 'mrp: psd'!ab36 + 'mrp: eds'!ab36 + 'mrp: ucca'!ab36 + 'mrp: amr'!ab36)/5" office:value-type="string" office:string-value="" calcext:value-type="error">
            <text:p>#NAME?</text:p>
          </table:table-cell>
          <table:table-cell table:style-name="ce30" table:formula="of:=('mrp: dm'!ac36 + 'mrp: psd'!ac36 + 'mrp: eds'!ac36 + 'mrp: ucca'!ac36 + 'mrp: amr'!ac36)/5" office:value-type="string" office:string-value="" calcext:value-type="error">
            <text:p>#NAME?</text:p>
          </table:table-cell>
          <table:table-cell table:style-name="ce42" table:formula="of:=IFERROR(__xludf.dummyfunction(&quot;rank(AD36, query($C$9:AD$36, &quot;&quot;select AD where C = 'lpps'&quot;&quot;))&quot;);8)" office:value-type="float" office:value="8" calcext:value-type="float">
            <text:p>8</text:p>
          </table:table-cell>
          <table:table-cell table:style-name="ce47" table:formula="of:='mrp: dm'!$ad36" office:value-type="string" office:string-value="" calcext:value-type="error">
            <text:p>#NAME?</text:p>
          </table:table-cell>
          <table:table-cell table:style-name="ce47" table:formula="of:='mrp: psd'!$ad36" office:value-type="string" office:string-value="" calcext:value-type="error">
            <text:p>#NAME?</text:p>
          </table:table-cell>
          <table:table-cell table:style-name="ce47" table:formula="of:='mrp: eds'!$ad36" office:value-type="string" office:string-value="" calcext:value-type="error">
            <text:p>#NAME?</text:p>
          </table:table-cell>
          <table:table-cell table:style-name="ce47" table:formula="of:='mrp: ucca'!$ad36" office:value-type="string" office:string-value="" calcext:value-type="error">
            <text:p>#NAME?</text:p>
          </table:table-cell>
          <table:table-cell table:style-name="ce53" table:formula="of:='mrp: amr'!$ad36" office:value-type="string" office:string-value="" calcext:value-type="error">
            <text:p>#NAME?</text:p>
          </table:table-cell>
          <table:table-cell table:style-name="ce47" table:formula="of:='sdp: dm'!$g36" office:value-type="string" office:string-value="" calcext:value-type="error">
            <text:p>#NAME?</text:p>
          </table:table-cell>
          <table:table-cell table:style-name="ce47" table:formula="of:='sdp: psd'!$g36" office:value-type="string" office:string-value="" calcext:value-type="error">
            <text:p>#NAME?</text:p>
          </table:table-cell>
          <table:table-cell table:style-name="ce47" table:formula="of:='edm: eds'!$v36" office:value-type="string" office:string-value="" calcext:value-type="error">
            <text:p>#NAME?</text:p>
          </table:table-cell>
          <table:table-cell table:style-name="ce47" table:formula="of:='ucca: ucca'!$n37" office:value-type="string" office:string-value="" calcext:value-type="error">
            <text:p>#NAME?</text:p>
          </table:table-cell>
          <table:table-cell table:style-name="ce53" table:formula="of:='smatch: amr'!$f36" office:value-type="string" office:string-value="" calcext:value-type="error">
            <text:p>#NAME?</text:p>
          </table:table-cell>
          <table:table-cell table:number-columns-repeated="983"/>
        </table:table-row>
        <table:table-row table:style-name="ro1">
          <table:table-cell table:style-name="ce12" office:value-type="float" office:value="483614" calcext:value-type="float" table:number-columns-spanned="1" table:number-rows-spanned="2">
            <text:p>483614</text:p>
          </table:table-cell>
          <table:table-cell table:style-name="ce21" office:value-type="string" calcext:value-type="string" table:number-columns-spanned="1" table:number-rows-spanned="2">
            <text:p>Peking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37 + 'mrp: psd'!c37 + 'mrp: eds'!c37 + 'mrp: ucca'!c37 + 'mrp: amr'!c37)/5" office:value-type="string" office:string-value="" calcext:value-type="error">
            <text:p>#NAME?</text:p>
          </table:table-cell>
          <table:table-cell table:style-name="ce26" table:formula="of:=('mrp: dm'!d37 + 'mrp: psd'!d37 + 'mrp: eds'!d37 + 'mrp: ucca'!d37 + 'mrp: amr'!d37)/5" office:value-type="string" office:string-value="" calcext:value-type="error">
            <text:p>#NAME?</text:p>
          </table:table-cell>
          <table:table-cell table:style-name="ce29" table:formula="of:=('mrp: dm'!e37 + 'mrp: psd'!e37 + 'mrp: eds'!e37 + 'mrp: ucca'!e37 + 'mrp: amr'!e37)/5" office:value-type="string" office:string-value="" calcext:value-type="error">
            <text:p>#NAME?</text:p>
          </table:table-cell>
          <table:table-cell table:style-name="ce34"/>
          <table:table-cell table:style-name="ce26" table:formula="of:=('mrp: dm'!g37 + 'mrp: psd'!g37 + 'mrp: eds'!g37 + 'mrp: ucca'!g37 + 'mrp: amr'!g37)/5" office:value-type="string" office:string-value="" calcext:value-type="error">
            <text:p>#NAME?</text:p>
          </table:table-cell>
          <table:table-cell table:style-name="ce26" table:formula="of:=('mrp: dm'!h37 + 'mrp: psd'!h37 + 'mrp: eds'!h37 + 'mrp: ucca'!h37 + 'mrp: amr'!h37)/5" office:value-type="string" office:string-value="" calcext:value-type="error">
            <text:p>#NAME?</text:p>
          </table:table-cell>
          <table:table-cell table:style-name="ce29" table:formula="of:=('mrp: dm'!i37 + 'mrp: psd'!i37 + 'mrp: eds'!i37 + 'mrp: ucca'!i37 + 'mrp: amr'!i37)/5" office:value-type="string" office:string-value="" calcext:value-type="error">
            <text:p>#NAME?</text:p>
          </table:table-cell>
          <table:table-cell table:style-name="ce34"/>
          <table:table-cell table:style-name="ce26" table:formula="of:=('mrp: dm'!k37 + 'mrp: psd'!k37 + 'mrp: eds'!k37 + 'mrp: ucca'!k37 + 'mrp: amr'!k37)/5" office:value-type="string" office:string-value="" calcext:value-type="error">
            <text:p>#NAME?</text:p>
          </table:table-cell>
          <table:table-cell table:style-name="ce26" table:formula="of:=('mrp: dm'!l37 + 'mrp: psd'!l37 + 'mrp: eds'!l37 + 'mrp: ucca'!l37 + 'mrp: amr'!l37)/5" office:value-type="string" office:string-value="" calcext:value-type="error">
            <text:p>#NAME?</text:p>
          </table:table-cell>
          <table:table-cell table:style-name="ce29" table:formula="of:=('mrp: dm'!m37 + 'mrp: psd'!m37 + 'mrp: eds'!m37 + 'mrp: ucca'!m37 + 'mrp: amr'!m37)/5" office:value-type="string" office:string-value="" calcext:value-type="error">
            <text:p>#NAME?</text:p>
          </table:table-cell>
          <table:table-cell table:style-name="ce34"/>
          <table:table-cell table:style-name="ce26" table:formula="of:=('mrp: dm'!o37 + 'mrp: psd'!o37 + 'mrp: eds'!o37 + 'mrp: ucca'!o37 + 'mrp: amr'!o37)/5" office:value-type="string" office:string-value="" calcext:value-type="error">
            <text:p>#NAME?</text:p>
          </table:table-cell>
          <table:table-cell table:style-name="ce26" table:formula="of:=('mrp: dm'!p37 + 'mrp: psd'!p37 + 'mrp: eds'!p37 + 'mrp: ucca'!p37 + 'mrp: amr'!p37)/5" office:value-type="string" office:string-value="" calcext:value-type="error">
            <text:p>#NAME?</text:p>
          </table:table-cell>
          <table:table-cell table:style-name="ce29" table:formula="of:=('mrp: dm'!q37 + 'mrp: psd'!q37 + 'mrp: eds'!q37 + 'mrp: ucca'!q37 + 'mrp: amr'!q37)/5" office:value-type="string" office:string-value="" calcext:value-type="error">
            <text:p>#NAME?</text:p>
          </table:table-cell>
          <table:table-cell table:style-name="ce34"/>
          <table:table-cell table:style-name="ce26" table:formula="of:=('mrp: dm'!s37 + 'mrp: psd'!s37 + 'mrp: eds'!s37 + 'mrp: ucca'!s37 + 'mrp: amr'!s37)/5" office:value-type="string" office:string-value="" calcext:value-type="error">
            <text:p>#NAME?</text:p>
          </table:table-cell>
          <table:table-cell table:style-name="ce26" table:formula="of:=('mrp: dm'!t37 + 'mrp: psd'!t37 + 'mrp: eds'!t37 + 'mrp: ucca'!t37 + 'mrp: amr'!t37)/5" office:value-type="string" office:string-value="" calcext:value-type="error">
            <text:p>#NAME?</text:p>
          </table:table-cell>
          <table:table-cell table:style-name="ce29" table:formula="of:=('mrp: dm'!u37 + 'mrp: psd'!u37 + 'mrp: eds'!u37 + 'mrp: ucca'!u37 + 'mrp: amr'!u37)/5" office:value-type="string" office:string-value="" calcext:value-type="error">
            <text:p>#NAME?</text:p>
          </table:table-cell>
          <table:table-cell table:style-name="ce34"/>
          <table:table-cell table:style-name="ce26" table:formula="of:=('mrp: dm'!w37 + 'mrp: psd'!w37 + 'mrp: eds'!w37 + 'mrp: ucca'!w37 + 'mrp: amr'!w37)/5" office:value-type="string" office:string-value="" calcext:value-type="error">
            <text:p>#NAME?</text:p>
          </table:table-cell>
          <table:table-cell table:style-name="ce26" table:formula="of:=('mrp: dm'!x37 + 'mrp: psd'!x37 + 'mrp: eds'!x37 + 'mrp: ucca'!x37 + 'mrp: amr'!x37)/5" office:value-type="string" office:string-value="" calcext:value-type="error">
            <text:p>#NAME?</text:p>
          </table:table-cell>
          <table:table-cell table:style-name="ce29" table:formula="of:=('mrp: dm'!y37 + 'mrp: psd'!y37 + 'mrp: eds'!y37 + 'mrp: ucca'!y37 + 'mrp: amr'!y37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aa37 + 'mrp: psd'!aa37 + 'mrp: eds'!aa37 + 'mrp: ucca'!aa37 + 'mrp: amr'!aa37)/5" office:value-type="string" office:string-value="" calcext:value-type="error">
            <text:p>#NAME?</text:p>
          </table:table-cell>
          <table:table-cell table:style-name="ce26" table:formula="of:=('mrp: dm'!ab37 + 'mrp: psd'!ab37 + 'mrp: eds'!ab37 + 'mrp: ucca'!ab37 + 'mrp: amr'!ab37)/5" office:value-type="string" office:string-value="" calcext:value-type="error">
            <text:p>#NAME?</text:p>
          </table:table-cell>
          <table:table-cell table:style-name="ce29" table:formula="of:=('mrp: dm'!ac37 + 'mrp: psd'!ac37 + 'mrp: eds'!ac37 + 'mrp: ucca'!ac37 + 'mrp: amr'!ac37)/5" office:value-type="string" office:string-value="" calcext:value-type="error">
            <text:p>#NAME?</text:p>
          </table:table-cell>
          <table:table-cell table:style-name="ce32"/>
          <table:table-cell table:style-name="ce48" table:formula="of:='mrp: dm'!$ad37" office:value-type="string" office:string-value="" calcext:value-type="error">
            <text:p>#NAME?</text:p>
          </table:table-cell>
          <table:table-cell table:style-name="ce48" table:formula="of:='mrp: psd'!$ad37" office:value-type="string" office:string-value="" calcext:value-type="error">
            <text:p>#NAME?</text:p>
          </table:table-cell>
          <table:table-cell table:style-name="ce48" table:formula="of:='mrp: eds'!$ad37" office:value-type="string" office:string-value="" calcext:value-type="error">
            <text:p>#NAME?</text:p>
          </table:table-cell>
          <table:table-cell table:style-name="ce48" table:formula="of:='mrp: ucca'!$ad37" office:value-type="string" office:string-value="" calcext:value-type="error">
            <text:p>#NAME?</text:p>
          </table:table-cell>
          <table:table-cell table:style-name="ce54" table:formula="of:='mrp: amr'!$ad37" office:value-type="string" office:string-value="" calcext:value-type="error">
            <text:p>#NAME?</text:p>
          </table:table-cell>
          <table:table-cell table:style-name="ce4" table:number-columns-repeated="5"/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38 + 'mrp: psd'!c38 + 'mrp: eds'!c38 + 'mrp: ucca'!c38 + 'mrp: amr'!c38)/5" office:value-type="string" office:string-value="" calcext:value-type="error">
            <text:p>#NAME?</text:p>
          </table:table-cell>
          <table:table-cell table:style-name="ce26" table:formula="of:=('mrp: dm'!d38 + 'mrp: psd'!d38 + 'mrp: eds'!d38 + 'mrp: ucca'!d38 + 'mrp: amr'!d38)/5" office:value-type="string" office:string-value="" calcext:value-type="error">
            <text:p>#NAME?</text:p>
          </table:table-cell>
          <table:table-cell table:style-name="ce29" table:formula="of:=('mrp: dm'!e38 + 'mrp: psd'!e38 + 'mrp: eds'!e38 + 'mrp: ucca'!e38 + 'mrp: amr'!e38)/5" office:value-type="string" office:string-value="" calcext:value-type="error">
            <text:p>#NAME?</text:p>
          </table:table-cell>
          <table:table-cell table:style-name="ce34"/>
          <table:table-cell table:style-name="ce26" table:formula="of:=('mrp: dm'!g38 + 'mrp: psd'!g38 + 'mrp: eds'!g38 + 'mrp: ucca'!g38 + 'mrp: amr'!g38)/5" office:value-type="string" office:string-value="" calcext:value-type="error">
            <text:p>#NAME?</text:p>
          </table:table-cell>
          <table:table-cell table:style-name="ce26" table:formula="of:=('mrp: dm'!h38 + 'mrp: psd'!h38 + 'mrp: eds'!h38 + 'mrp: ucca'!h38 + 'mrp: amr'!h38)/5" office:value-type="string" office:string-value="" calcext:value-type="error">
            <text:p>#NAME?</text:p>
          </table:table-cell>
          <table:table-cell table:style-name="ce29" table:formula="of:=('mrp: dm'!i38 + 'mrp: psd'!i38 + 'mrp: eds'!i38 + 'mrp: ucca'!i38 + 'mrp: amr'!i38)/5" office:value-type="string" office:string-value="" calcext:value-type="error">
            <text:p>#NAME?</text:p>
          </table:table-cell>
          <table:table-cell table:style-name="ce34"/>
          <table:table-cell table:style-name="ce26" table:formula="of:=('mrp: dm'!k38 + 'mrp: psd'!k38 + 'mrp: eds'!k38 + 'mrp: ucca'!k38 + 'mrp: amr'!k38)/5" office:value-type="string" office:string-value="" calcext:value-type="error">
            <text:p>#NAME?</text:p>
          </table:table-cell>
          <table:table-cell table:style-name="ce26" table:formula="of:=('mrp: dm'!l38 + 'mrp: psd'!l38 + 'mrp: eds'!l38 + 'mrp: ucca'!l38 + 'mrp: amr'!l38)/5" office:value-type="string" office:string-value="" calcext:value-type="error">
            <text:p>#NAME?</text:p>
          </table:table-cell>
          <table:table-cell table:style-name="ce29" table:formula="of:=('mrp: dm'!m38 + 'mrp: psd'!m38 + 'mrp: eds'!m38 + 'mrp: ucca'!m38 + 'mrp: amr'!m38)/5" office:value-type="string" office:string-value="" calcext:value-type="error">
            <text:p>#NAME?</text:p>
          </table:table-cell>
          <table:table-cell table:style-name="ce34"/>
          <table:table-cell table:style-name="ce26" table:formula="of:=('mrp: dm'!o38 + 'mrp: psd'!o38 + 'mrp: eds'!o38 + 'mrp: ucca'!o38 + 'mrp: amr'!o38)/5" office:value-type="string" office:string-value="" calcext:value-type="error">
            <text:p>#NAME?</text:p>
          </table:table-cell>
          <table:table-cell table:style-name="ce26" table:formula="of:=('mrp: dm'!p38 + 'mrp: psd'!p38 + 'mrp: eds'!p38 + 'mrp: ucca'!p38 + 'mrp: amr'!p38)/5" office:value-type="string" office:string-value="" calcext:value-type="error">
            <text:p>#NAME?</text:p>
          </table:table-cell>
          <table:table-cell table:style-name="ce29" table:formula="of:=('mrp: dm'!q38 + 'mrp: psd'!q38 + 'mrp: eds'!q38 + 'mrp: ucca'!q38 + 'mrp: amr'!q38)/5" office:value-type="string" office:string-value="" calcext:value-type="error">
            <text:p>#NAME?</text:p>
          </table:table-cell>
          <table:table-cell table:style-name="ce34"/>
          <table:table-cell table:style-name="ce26" table:formula="of:=('mrp: dm'!s38 + 'mrp: psd'!s38 + 'mrp: eds'!s38 + 'mrp: ucca'!s38 + 'mrp: amr'!s38)/5" office:value-type="string" office:string-value="" calcext:value-type="error">
            <text:p>#NAME?</text:p>
          </table:table-cell>
          <table:table-cell table:style-name="ce26" table:formula="of:=('mrp: dm'!t38 + 'mrp: psd'!t38 + 'mrp: eds'!t38 + 'mrp: ucca'!t38 + 'mrp: amr'!t38)/5" office:value-type="string" office:string-value="" calcext:value-type="error">
            <text:p>#NAME?</text:p>
          </table:table-cell>
          <table:table-cell table:style-name="ce29" table:formula="of:=('mrp: dm'!u38 + 'mrp: psd'!u38 + 'mrp: eds'!u38 + 'mrp: ucca'!u38 + 'mrp: amr'!u38)/5" office:value-type="string" office:string-value="" calcext:value-type="error">
            <text:p>#NAME?</text:p>
          </table:table-cell>
          <table:table-cell table:style-name="ce34"/>
          <table:table-cell table:style-name="ce26" table:formula="of:=('mrp: dm'!w38 + 'mrp: psd'!w38 + 'mrp: eds'!w38 + 'mrp: ucca'!w38 + 'mrp: amr'!w38)/5" office:value-type="string" office:string-value="" calcext:value-type="error">
            <text:p>#NAME?</text:p>
          </table:table-cell>
          <table:table-cell table:style-name="ce26" table:formula="of:=('mrp: dm'!x38 + 'mrp: psd'!x38 + 'mrp: eds'!x38 + 'mrp: ucca'!x38 + 'mrp: amr'!x38)/5" office:value-type="string" office:string-value="" calcext:value-type="error">
            <text:p>#NAME?</text:p>
          </table:table-cell>
          <table:table-cell table:style-name="ce29" table:formula="of:=('mrp: dm'!y38 + 'mrp: psd'!y38 + 'mrp: eds'!y38 + 'mrp: ucca'!y38 + 'mrp: amr'!y38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aa38 + 'mrp: psd'!aa38 + 'mrp: eds'!aa38 + 'mrp: ucca'!aa38 + 'mrp: amr'!aa38)/5" office:value-type="string" office:string-value="" calcext:value-type="error">
            <text:p>#NAME?</text:p>
          </table:table-cell>
          <table:table-cell table:style-name="ce26" table:formula="of:=('mrp: dm'!ab38 + 'mrp: psd'!ab38 + 'mrp: eds'!ab38 + 'mrp: ucca'!ab38 + 'mrp: amr'!ab38)/5" office:value-type="string" office:string-value="" calcext:value-type="error">
            <text:p>#NAME?</text:p>
          </table:table-cell>
          <table:table-cell table:style-name="ce29" table:formula="of:=('mrp: dm'!ac38 + 'mrp: psd'!ac38 + 'mrp: eds'!ac38 + 'mrp: ucca'!ac38 + 'mrp: amr'!ac38)/5" office:value-type="string" office:string-value="" calcext:value-type="error">
            <text:p>#NAME?</text:p>
          </table:table-cell>
          <table:table-cell table:style-name="ce32"/>
          <table:table-cell table:style-name="ce48" table:formula="of:='mrp: dm'!$ad38" office:value-type="string" office:string-value="" calcext:value-type="error">
            <text:p>#NAME?</text:p>
          </table:table-cell>
          <table:table-cell table:style-name="ce48" table:formula="of:='mrp: psd'!$ad38" office:value-type="string" office:string-value="" calcext:value-type="error">
            <text:p>#NAME?</text:p>
          </table:table-cell>
          <table:table-cell table:style-name="ce48" table:formula="of:='mrp: eds'!$ad38" office:value-type="string" office:string-value="" calcext:value-type="error">
            <text:p>#NAME?</text:p>
          </table:table-cell>
          <table:table-cell table:style-name="ce48" table:formula="of:='mrp: ucca'!$ad38" office:value-type="string" office:string-value="" calcext:value-type="error">
            <text:p>#NAME?</text:p>
          </table:table-cell>
          <table:table-cell table:style-name="ce54" table:formula="of:='mrp: amr'!$ad38" office:value-type="string" office:string-value="" calcext:value-type="error">
            <text:p>#NAME?</text:p>
          </table:table-cell>
          <table:table-cell table:style-name="ce4" table:number-columns-repeated="5"/>
          <table:table-cell table:number-columns-repeated="983"/>
        </table:table-row>
        <table:table-row table:style-name="ro1">
          <table:table-cell table:style-name="ce12" office:value-type="float" office:value="483624" calcext:value-type="float" table:number-columns-spanned="1" table:number-rows-spanned="2">
            <text:p>483624</text:p>
          </table:table-cell>
          <table:table-cell table:style-name="ce19" office:value-type="string" calcext:value-type="string" table:number-columns-spanned="1" table:number-rows-spanned="2">
            <text:p>SJTU 1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39 + 'mrp: psd'!c39 + 'mrp: eds'!c39 + 'mrp: ucca'!c39 + 'mrp: amr'!c39)/5" office:value-type="string" office:string-value="" calcext:value-type="error">
            <text:p>#NAME?</text:p>
          </table:table-cell>
          <table:table-cell table:style-name="ce26" table:formula="of:=('mrp: dm'!d39 + 'mrp: psd'!d39 + 'mrp: eds'!d39 + 'mrp: ucca'!d39 + 'mrp: amr'!d39)/5" office:value-type="string" office:string-value="" calcext:value-type="error">
            <text:p>#NAME?</text:p>
          </table:table-cell>
          <table:table-cell table:style-name="ce29" table:formula="of:=('mrp: dm'!e39 + 'mrp: psd'!e39 + 'mrp: eds'!e39 + 'mrp: ucca'!e39 + 'mrp: amr'!e39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g39 + 'mrp: psd'!g39 + 'mrp: eds'!g39 + 'mrp: ucca'!g39 + 'mrp: amr'!g39)/5" office:value-type="string" office:string-value="" calcext:value-type="error">
            <text:p>#NAME?</text:p>
          </table:table-cell>
          <table:table-cell table:style-name="ce26" table:formula="of:=('mrp: dm'!h39 + 'mrp: psd'!h39 + 'mrp: eds'!h39 + 'mrp: ucca'!h39 + 'mrp: amr'!h39)/5" office:value-type="string" office:string-value="" calcext:value-type="error">
            <text:p>#NAME?</text:p>
          </table:table-cell>
          <table:table-cell table:style-name="ce29" table:formula="of:=('mrp: dm'!i39 + 'mrp: psd'!i39 + 'mrp: eds'!i39 + 'mrp: ucca'!i39 + 'mrp: amr'!i39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k39 + 'mrp: psd'!k39 + 'mrp: eds'!k39 + 'mrp: ucca'!k39 + 'mrp: amr'!k39)/5" office:value-type="string" office:string-value="" calcext:value-type="error">
            <text:p>#NAME?</text:p>
          </table:table-cell>
          <table:table-cell table:style-name="ce26" table:formula="of:=('mrp: dm'!l39 + 'mrp: psd'!l39 + 'mrp: eds'!l39 + 'mrp: ucca'!l39 + 'mrp: amr'!l39)/5" office:value-type="string" office:string-value="" calcext:value-type="error">
            <text:p>#NAME?</text:p>
          </table:table-cell>
          <table:table-cell table:style-name="ce29" table:formula="of:=('mrp: dm'!m39 + 'mrp: psd'!m39 + 'mrp: eds'!m39 + 'mrp: ucca'!m39 + 'mrp: amr'!m39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o39 + 'mrp: psd'!o39 + 'mrp: eds'!o39 + 'mrp: ucca'!o39 + 'mrp: amr'!o39)/5" office:value-type="string" office:string-value="" calcext:value-type="error">
            <text:p>#NAME?</text:p>
          </table:table-cell>
          <table:table-cell table:style-name="ce26" table:formula="of:=('mrp: dm'!p39 + 'mrp: psd'!p39 + 'mrp: eds'!p39 + 'mrp: ucca'!p39 + 'mrp: amr'!p39)/5" office:value-type="string" office:string-value="" calcext:value-type="error">
            <text:p>#NAME?</text:p>
          </table:table-cell>
          <table:table-cell table:style-name="ce29" table:formula="of:=('mrp: dm'!q39 + 'mrp: psd'!q39 + 'mrp: eds'!q39 + 'mrp: ucca'!q39 + 'mrp: amr'!q39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s39 + 'mrp: psd'!s39 + 'mrp: eds'!s39 + 'mrp: ucca'!s39 + 'mrp: amr'!s39)/5" office:value-type="string" office:string-value="" calcext:value-type="error">
            <text:p>#NAME?</text:p>
          </table:table-cell>
          <table:table-cell table:style-name="ce26" table:formula="of:=('mrp: dm'!t39 + 'mrp: psd'!t39 + 'mrp: eds'!t39 + 'mrp: ucca'!t39 + 'mrp: amr'!t39)/5" office:value-type="string" office:string-value="" calcext:value-type="error">
            <text:p>#NAME?</text:p>
          </table:table-cell>
          <table:table-cell table:style-name="ce29" table:formula="of:=('mrp: dm'!u39 + 'mrp: psd'!u39 + 'mrp: eds'!u39 + 'mrp: ucca'!u39 + 'mrp: amr'!u39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w39 + 'mrp: psd'!w39 + 'mrp: eds'!w39 + 'mrp: ucca'!w39 + 'mrp: amr'!w39)/5" office:value-type="string" office:string-value="" calcext:value-type="error">
            <text:p>#NAME?</text:p>
          </table:table-cell>
          <table:table-cell table:style-name="ce26" table:formula="of:=('mrp: dm'!x39 + 'mrp: psd'!x39 + 'mrp: eds'!x39 + 'mrp: ucca'!x39 + 'mrp: amr'!x39)/5" office:value-type="string" office:string-value="" calcext:value-type="error">
            <text:p>#NAME?</text:p>
          </table:table-cell>
          <table:table-cell table:style-name="ce29" table:formula="of:=('mrp: dm'!y39 + 'mrp: psd'!y39 + 'mrp: eds'!y39 + 'mrp: ucca'!y39 + 'mrp: amr'!y39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aa39 + 'mrp: psd'!aa39 + 'mrp: eds'!aa39 + 'mrp: ucca'!aa39 + 'mrp: amr'!aa39)/5" office:value-type="string" office:string-value="" calcext:value-type="error">
            <text:p>#NAME?</text:p>
          </table:table-cell>
          <table:table-cell table:style-name="ce26" table:formula="of:=('mrp: dm'!ab39 + 'mrp: psd'!ab39 + 'mrp: eds'!ab39 + 'mrp: ucca'!ab39 + 'mrp: amr'!ab39)/5" office:value-type="string" office:string-value="" calcext:value-type="error">
            <text:p>#NAME?</text:p>
          </table:table-cell>
          <table:table-cell table:style-name="ce29" table:formula="of:=('mrp: dm'!ac39 + 'mrp: psd'!ac39 + 'mrp: eds'!ac39 + 'mrp: ucca'!ac39 + 'mrp: amr'!ac39)/5" office:value-type="string" office:string-value="" calcext:value-type="error">
            <text:p>#NAME?</text:p>
          </table:table-cell>
          <table:table-cell table:style-name="ce32"/>
          <table:table-cell table:style-name="ce26" table:number-columns-repeated="10"/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40 + 'mrp: psd'!c40 + 'mrp: eds'!c40 + 'mrp: ucca'!c40 + 'mrp: amr'!c40)/5" office:value-type="string" office:string-value="" calcext:value-type="error">
            <text:p>#NAME?</text:p>
          </table:table-cell>
          <table:table-cell table:style-name="ce26" table:formula="of:=('mrp: dm'!d40 + 'mrp: psd'!d40 + 'mrp: eds'!d40 + 'mrp: ucca'!d40 + 'mrp: amr'!d40)/5" office:value-type="string" office:string-value="" calcext:value-type="error">
            <text:p>#NAME?</text:p>
          </table:table-cell>
          <table:table-cell table:style-name="ce29" table:formula="of:=('mrp: dm'!e40 + 'mrp: psd'!e40 + 'mrp: eds'!e40 + 'mrp: ucca'!e40 + 'mrp: amr'!e40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g40 + 'mrp: psd'!g40 + 'mrp: eds'!g40 + 'mrp: ucca'!g40 + 'mrp: amr'!g40)/5" office:value-type="string" office:string-value="" calcext:value-type="error">
            <text:p>#NAME?</text:p>
          </table:table-cell>
          <table:table-cell table:style-name="ce26" table:formula="of:=('mrp: dm'!h40 + 'mrp: psd'!h40 + 'mrp: eds'!h40 + 'mrp: ucca'!h40 + 'mrp: amr'!h40)/5" office:value-type="string" office:string-value="" calcext:value-type="error">
            <text:p>#NAME?</text:p>
          </table:table-cell>
          <table:table-cell table:style-name="ce29" table:formula="of:=('mrp: dm'!i40 + 'mrp: psd'!i40 + 'mrp: eds'!i40 + 'mrp: ucca'!i40 + 'mrp: amr'!i40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k40 + 'mrp: psd'!k40 + 'mrp: eds'!k40 + 'mrp: ucca'!k40 + 'mrp: amr'!k40)/5" office:value-type="string" office:string-value="" calcext:value-type="error">
            <text:p>#NAME?</text:p>
          </table:table-cell>
          <table:table-cell table:style-name="ce26" table:formula="of:=('mrp: dm'!l40 + 'mrp: psd'!l40 + 'mrp: eds'!l40 + 'mrp: ucca'!l40 + 'mrp: amr'!l40)/5" office:value-type="string" office:string-value="" calcext:value-type="error">
            <text:p>#NAME?</text:p>
          </table:table-cell>
          <table:table-cell table:style-name="ce29" table:formula="of:=('mrp: dm'!m40 + 'mrp: psd'!m40 + 'mrp: eds'!m40 + 'mrp: ucca'!m40 + 'mrp: amr'!m40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o40 + 'mrp: psd'!o40 + 'mrp: eds'!o40 + 'mrp: ucca'!o40 + 'mrp: amr'!o40)/5" office:value-type="string" office:string-value="" calcext:value-type="error">
            <text:p>#NAME?</text:p>
          </table:table-cell>
          <table:table-cell table:style-name="ce26" table:formula="of:=('mrp: dm'!p40 + 'mrp: psd'!p40 + 'mrp: eds'!p40 + 'mrp: ucca'!p40 + 'mrp: amr'!p40)/5" office:value-type="string" office:string-value="" calcext:value-type="error">
            <text:p>#NAME?</text:p>
          </table:table-cell>
          <table:table-cell table:style-name="ce29" table:formula="of:=('mrp: dm'!q40 + 'mrp: psd'!q40 + 'mrp: eds'!q40 + 'mrp: ucca'!q40 + 'mrp: amr'!q40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s40 + 'mrp: psd'!s40 + 'mrp: eds'!s40 + 'mrp: ucca'!s40 + 'mrp: amr'!s40)/5" office:value-type="string" office:string-value="" calcext:value-type="error">
            <text:p>#NAME?</text:p>
          </table:table-cell>
          <table:table-cell table:style-name="ce26" table:formula="of:=('mrp: dm'!t40 + 'mrp: psd'!t40 + 'mrp: eds'!t40 + 'mrp: ucca'!t40 + 'mrp: amr'!t40)/5" office:value-type="string" office:string-value="" calcext:value-type="error">
            <text:p>#NAME?</text:p>
          </table:table-cell>
          <table:table-cell table:style-name="ce29" table:formula="of:=('mrp: dm'!u40 + 'mrp: psd'!u40 + 'mrp: eds'!u40 + 'mrp: ucca'!u40 + 'mrp: amr'!u40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w40 + 'mrp: psd'!w40 + 'mrp: eds'!w40 + 'mrp: ucca'!w40 + 'mrp: amr'!w40)/5" office:value-type="string" office:string-value="" calcext:value-type="error">
            <text:p>#NAME?</text:p>
          </table:table-cell>
          <table:table-cell table:style-name="ce26" table:formula="of:=('mrp: dm'!x40 + 'mrp: psd'!x40 + 'mrp: eds'!x40 + 'mrp: ucca'!x40 + 'mrp: amr'!x40)/5" office:value-type="string" office:string-value="" calcext:value-type="error">
            <text:p>#NAME?</text:p>
          </table:table-cell>
          <table:table-cell table:style-name="ce29" table:formula="of:=('mrp: dm'!y40 + 'mrp: psd'!y40 + 'mrp: eds'!y40 + 'mrp: ucca'!y40 + 'mrp: amr'!y40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aa40 + 'mrp: psd'!aa40 + 'mrp: eds'!aa40 + 'mrp: ucca'!aa40 + 'mrp: amr'!aa40)/5" office:value-type="string" office:string-value="" calcext:value-type="error">
            <text:p>#NAME?</text:p>
          </table:table-cell>
          <table:table-cell table:style-name="ce26" table:formula="of:=('mrp: dm'!ab40 + 'mrp: psd'!ab40 + 'mrp: eds'!ab40 + 'mrp: ucca'!ab40 + 'mrp: amr'!ab40)/5" office:value-type="string" office:string-value="" calcext:value-type="error">
            <text:p>#NAME?</text:p>
          </table:table-cell>
          <table:table-cell table:style-name="ce29" table:formula="of:=('mrp: dm'!ac40 + 'mrp: psd'!ac40 + 'mrp: eds'!ac40 + 'mrp: ucca'!ac40 + 'mrp: amr'!ac40)/5" office:value-type="string" office:string-value="" calcext:value-type="error">
            <text:p>#NAME?</text:p>
          </table:table-cell>
          <table:table-cell table:style-name="ce32"/>
          <table:table-cell table:style-name="ce26" table:number-columns-repeated="10"/>
          <table:table-cell table:number-columns-repeated="983"/>
        </table:table-row>
        <table:table-row table:style-name="ro1">
          <table:table-cell table:style-name="ce12" office:value-type="float" office:value="484229" calcext:value-type="float" table:number-columns-spanned="1" table:number-rows-spanned="2">
            <text:p>484229</text:p>
          </table:table-cell>
          <table:table-cell table:style-name="ce21" office:value-type="string" calcext:value-type="string" table:number-columns-spanned="1" table:number-rows-spanned="2">
            <text:p>Prague 2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41 + 'mrp: psd'!c41 + 'mrp: eds'!c41 + 'mrp: ucca'!c41 + 'mrp: amr'!c41)/5" office:value-type="string" office:string-value="" calcext:value-type="error">
            <text:p>#NAME?</text:p>
          </table:table-cell>
          <table:table-cell table:style-name="ce26" table:formula="of:=('mrp: dm'!d41 + 'mrp: psd'!d41 + 'mrp: eds'!d41 + 'mrp: ucca'!d41 + 'mrp: amr'!d41)/5" office:value-type="string" office:string-value="" calcext:value-type="error">
            <text:p>#NAME?</text:p>
          </table:table-cell>
          <table:table-cell table:style-name="ce29" table:formula="of:=('mrp: dm'!e41 + 'mrp: psd'!e41 + 'mrp: eds'!e41 + 'mrp: ucca'!e41 + 'mrp: amr'!e41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g41 + 'mrp: psd'!g41 + 'mrp: eds'!g41 + 'mrp: ucca'!g41 + 'mrp: amr'!g41)/5" office:value-type="string" office:string-value="" calcext:value-type="error">
            <text:p>#NAME?</text:p>
          </table:table-cell>
          <table:table-cell table:style-name="ce26" table:formula="of:=('mrp: dm'!h41 + 'mrp: psd'!h41 + 'mrp: eds'!h41 + 'mrp: ucca'!h41 + 'mrp: amr'!h41)/5" office:value-type="string" office:string-value="" calcext:value-type="error">
            <text:p>#NAME?</text:p>
          </table:table-cell>
          <table:table-cell table:style-name="ce29" table:formula="of:=('mrp: dm'!i41 + 'mrp: psd'!i41 + 'mrp: eds'!i41 + 'mrp: ucca'!i41 + 'mrp: amr'!i41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k41 + 'mrp: psd'!k41 + 'mrp: eds'!k41 + 'mrp: ucca'!k41 + 'mrp: amr'!k41)/5" office:value-type="string" office:string-value="" calcext:value-type="error">
            <text:p>#NAME?</text:p>
          </table:table-cell>
          <table:table-cell table:style-name="ce26" table:formula="of:=('mrp: dm'!l41 + 'mrp: psd'!l41 + 'mrp: eds'!l41 + 'mrp: ucca'!l41 + 'mrp: amr'!l41)/5" office:value-type="string" office:string-value="" calcext:value-type="error">
            <text:p>#NAME?</text:p>
          </table:table-cell>
          <table:table-cell table:style-name="ce29" table:formula="of:=('mrp: dm'!m41 + 'mrp: psd'!m41 + 'mrp: eds'!m41 + 'mrp: ucca'!m41 + 'mrp: amr'!m41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o41 + 'mrp: psd'!o41 + 'mrp: eds'!o41 + 'mrp: ucca'!o41 + 'mrp: amr'!o41)/5" office:value-type="string" office:string-value="" calcext:value-type="error">
            <text:p>#NAME?</text:p>
          </table:table-cell>
          <table:table-cell table:style-name="ce26" table:formula="of:=('mrp: dm'!p41 + 'mrp: psd'!p41 + 'mrp: eds'!p41 + 'mrp: ucca'!p41 + 'mrp: amr'!p41)/5" office:value-type="string" office:string-value="" calcext:value-type="error">
            <text:p>#NAME?</text:p>
          </table:table-cell>
          <table:table-cell table:style-name="ce29" table:formula="of:=('mrp: dm'!q41 + 'mrp: psd'!q41 + 'mrp: eds'!q41 + 'mrp: ucca'!q41 + 'mrp: amr'!q41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s41 + 'mrp: psd'!s41 + 'mrp: eds'!s41 + 'mrp: ucca'!s41 + 'mrp: amr'!s41)/5" office:value-type="string" office:string-value="" calcext:value-type="error">
            <text:p>#NAME?</text:p>
          </table:table-cell>
          <table:table-cell table:style-name="ce26" table:formula="of:=('mrp: dm'!t41 + 'mrp: psd'!t41 + 'mrp: eds'!t41 + 'mrp: ucca'!t41 + 'mrp: amr'!t41)/5" office:value-type="string" office:string-value="" calcext:value-type="error">
            <text:p>#NAME?</text:p>
          </table:table-cell>
          <table:table-cell table:style-name="ce29" table:formula="of:=('mrp: dm'!u41 + 'mrp: psd'!u41 + 'mrp: eds'!u41 + 'mrp: ucca'!u41 + 'mrp: amr'!u41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w41 + 'mrp: psd'!w41 + 'mrp: eds'!w41 + 'mrp: ucca'!w41 + 'mrp: amr'!w41)/5" office:value-type="string" office:string-value="" calcext:value-type="error">
            <text:p>#NAME?</text:p>
          </table:table-cell>
          <table:table-cell table:style-name="ce26" table:formula="of:=('mrp: dm'!x41 + 'mrp: psd'!x41 + 'mrp: eds'!x41 + 'mrp: ucca'!x41 + 'mrp: amr'!x41)/5" office:value-type="string" office:string-value="" calcext:value-type="error">
            <text:p>#NAME?</text:p>
          </table:table-cell>
          <table:table-cell table:style-name="ce29" table:formula="of:=('mrp: dm'!y41 + 'mrp: psd'!y41 + 'mrp: eds'!y41 + 'mrp: ucca'!y41 + 'mrp: amr'!y41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aa41 + 'mrp: psd'!aa41 + 'mrp: eds'!aa41 + 'mrp: ucca'!aa41 + 'mrp: amr'!aa41)/5" office:value-type="string" office:string-value="" calcext:value-type="error">
            <text:p>#NAME?</text:p>
          </table:table-cell>
          <table:table-cell table:style-name="ce26" table:formula="of:=('mrp: dm'!ab41 + 'mrp: psd'!ab41 + 'mrp: eds'!ab41 + 'mrp: ucca'!ab41 + 'mrp: amr'!ab41)/5" office:value-type="string" office:string-value="" calcext:value-type="error">
            <text:p>#NAME?</text:p>
          </table:table-cell>
          <table:table-cell table:style-name="ce29" table:formula="of:=('mrp: dm'!ac41 + 'mrp: psd'!ac41 + 'mrp: eds'!ac41 + 'mrp: ucca'!ac41 + 'mrp: amr'!ac41)/5" office:value-type="string" office:string-value="" calcext:value-type="error">
            <text:p>#NAME?</text:p>
          </table:table-cell>
          <table:table-cell table:style-name="ce38"/>
          <table:table-cell table:style-name="ce26" table:number-columns-repeated="10"/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42 + 'mrp: psd'!c42 + 'mrp: eds'!c42 + 'mrp: ucca'!c42 + 'mrp: amr'!c42)/5" office:value-type="string" office:string-value="" calcext:value-type="error">
            <text:p>#NAME?</text:p>
          </table:table-cell>
          <table:table-cell table:style-name="ce26" table:formula="of:=('mrp: dm'!d42 + 'mrp: psd'!d42 + 'mrp: eds'!d42 + 'mrp: ucca'!d42 + 'mrp: amr'!d42)/5" office:value-type="string" office:string-value="" calcext:value-type="error">
            <text:p>#NAME?</text:p>
          </table:table-cell>
          <table:table-cell table:style-name="ce29" table:formula="of:=('mrp: dm'!e42 + 'mrp: psd'!e42 + 'mrp: eds'!e42 + 'mrp: ucca'!e42 + 'mrp: amr'!e42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g42 + 'mrp: psd'!g42 + 'mrp: eds'!g42 + 'mrp: ucca'!g42 + 'mrp: amr'!g42)/5" office:value-type="string" office:string-value="" calcext:value-type="error">
            <text:p>#NAME?</text:p>
          </table:table-cell>
          <table:table-cell table:style-name="ce26" table:formula="of:=('mrp: dm'!h42 + 'mrp: psd'!h42 + 'mrp: eds'!h42 + 'mrp: ucca'!h42 + 'mrp: amr'!h42)/5" office:value-type="string" office:string-value="" calcext:value-type="error">
            <text:p>#NAME?</text:p>
          </table:table-cell>
          <table:table-cell table:style-name="ce29" table:formula="of:=('mrp: dm'!i42 + 'mrp: psd'!i42 + 'mrp: eds'!i42 + 'mrp: ucca'!i42 + 'mrp: amr'!i42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k42 + 'mrp: psd'!k42 + 'mrp: eds'!k42 + 'mrp: ucca'!k42 + 'mrp: amr'!k42)/5" office:value-type="string" office:string-value="" calcext:value-type="error">
            <text:p>#NAME?</text:p>
          </table:table-cell>
          <table:table-cell table:style-name="ce26" table:formula="of:=('mrp: dm'!l42 + 'mrp: psd'!l42 + 'mrp: eds'!l42 + 'mrp: ucca'!l42 + 'mrp: amr'!l42)/5" office:value-type="string" office:string-value="" calcext:value-type="error">
            <text:p>#NAME?</text:p>
          </table:table-cell>
          <table:table-cell table:style-name="ce29" table:formula="of:=('mrp: dm'!m42 + 'mrp: psd'!m42 + 'mrp: eds'!m42 + 'mrp: ucca'!m42 + 'mrp: amr'!m42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o42 + 'mrp: psd'!o42 + 'mrp: eds'!o42 + 'mrp: ucca'!o42 + 'mrp: amr'!o42)/5" office:value-type="string" office:string-value="" calcext:value-type="error">
            <text:p>#NAME?</text:p>
          </table:table-cell>
          <table:table-cell table:style-name="ce26" table:formula="of:=('mrp: dm'!p42 + 'mrp: psd'!p42 + 'mrp: eds'!p42 + 'mrp: ucca'!p42 + 'mrp: amr'!p42)/5" office:value-type="string" office:string-value="" calcext:value-type="error">
            <text:p>#NAME?</text:p>
          </table:table-cell>
          <table:table-cell table:style-name="ce29" table:formula="of:=('mrp: dm'!q42 + 'mrp: psd'!q42 + 'mrp: eds'!q42 + 'mrp: ucca'!q42 + 'mrp: amr'!q42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s42 + 'mrp: psd'!s42 + 'mrp: eds'!s42 + 'mrp: ucca'!s42 + 'mrp: amr'!s42)/5" office:value-type="string" office:string-value="" calcext:value-type="error">
            <text:p>#NAME?</text:p>
          </table:table-cell>
          <table:table-cell table:style-name="ce26" table:formula="of:=('mrp: dm'!t42 + 'mrp: psd'!t42 + 'mrp: eds'!t42 + 'mrp: ucca'!t42 + 'mrp: amr'!t42)/5" office:value-type="string" office:string-value="" calcext:value-type="error">
            <text:p>#NAME?</text:p>
          </table:table-cell>
          <table:table-cell table:style-name="ce29" table:formula="of:=('mrp: dm'!u42 + 'mrp: psd'!u42 + 'mrp: eds'!u42 + 'mrp: ucca'!u42 + 'mrp: amr'!u42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w42 + 'mrp: psd'!w42 + 'mrp: eds'!w42 + 'mrp: ucca'!w42 + 'mrp: amr'!w42)/5" office:value-type="string" office:string-value="" calcext:value-type="error">
            <text:p>#NAME?</text:p>
          </table:table-cell>
          <table:table-cell table:style-name="ce26" table:formula="of:=('mrp: dm'!x42 + 'mrp: psd'!x42 + 'mrp: eds'!x42 + 'mrp: ucca'!x42 + 'mrp: amr'!x42)/5" office:value-type="string" office:string-value="" calcext:value-type="error">
            <text:p>#NAME?</text:p>
          </table:table-cell>
          <table:table-cell table:style-name="ce29" table:formula="of:=('mrp: dm'!y42 + 'mrp: psd'!y42 + 'mrp: eds'!y42 + 'mrp: ucca'!y42 + 'mrp: amr'!y42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aa42 + 'mrp: psd'!aa42 + 'mrp: eds'!aa42 + 'mrp: ucca'!aa42 + 'mrp: amr'!aa42)/5" office:value-type="string" office:string-value="" calcext:value-type="error">
            <text:p>#NAME?</text:p>
          </table:table-cell>
          <table:table-cell table:style-name="ce26" table:formula="of:=('mrp: dm'!ab42 + 'mrp: psd'!ab42 + 'mrp: eds'!ab42 + 'mrp: ucca'!ab42 + 'mrp: amr'!ab42)/5" office:value-type="string" office:string-value="" calcext:value-type="error">
            <text:p>#NAME?</text:p>
          </table:table-cell>
          <table:table-cell table:style-name="ce29" table:formula="of:=('mrp: dm'!ac42 + 'mrp: psd'!ac42 + 'mrp: eds'!ac42 + 'mrp: ucca'!ac42 + 'mrp: amr'!ac42)/5" office:value-type="string" office:string-value="" calcext:value-type="error">
            <text:p>#NAME?</text:p>
          </table:table-cell>
          <table:table-cell table:style-name="ce38"/>
          <table:table-cell table:style-name="ce26" table:number-columns-repeated="10"/>
          <table:table-cell table:number-columns-repeated="983"/>
        </table:table-row>
        <table:table-row table:style-name="ro1">
          <table:table-cell table:style-name="ce19" office:value-type="float" office:value="485581" calcext:value-type="float" table:number-columns-spanned="1" table:number-rows-spanned="2">
            <text:p>485581</text:p>
          </table:table-cell>
          <table:table-cell table:style-name="ce19" office:value-type="string" calcext:value-type="string" table:number-columns-spanned="1" table:number-rows-spanned="2">
            <text:p>Boise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43 + 'mrp: psd'!c43 + 'mrp: eds'!c43 + 'mrp: ucca'!c43 + 'mrp: amr'!c43)/5" office:value-type="string" office:string-value="" calcext:value-type="error">
            <text:p>#NAME?</text:p>
          </table:table-cell>
          <table:table-cell table:style-name="ce26" table:formula="of:=('mrp: dm'!d43 + 'mrp: psd'!d43 + 'mrp: eds'!d43 + 'mrp: ucca'!d43 + 'mrp: amr'!d43)/5" office:value-type="string" office:string-value="" calcext:value-type="error">
            <text:p>#NAME?</text:p>
          </table:table-cell>
          <table:table-cell table:style-name="ce29" table:formula="of:=('mrp: dm'!e43 + 'mrp: psd'!e43 + 'mrp: eds'!e43 + 'mrp: ucca'!e43 + 'mrp: amr'!e43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g43 + 'mrp: psd'!g43 + 'mrp: eds'!g43 + 'mrp: ucca'!g43 + 'mrp: amr'!g43)/5" office:value-type="string" office:string-value="" calcext:value-type="error">
            <text:p>#NAME?</text:p>
          </table:table-cell>
          <table:table-cell table:style-name="ce26" table:formula="of:=('mrp: dm'!h43 + 'mrp: psd'!h43 + 'mrp: eds'!h43 + 'mrp: ucca'!h43 + 'mrp: amr'!h43)/5" office:value-type="string" office:string-value="" calcext:value-type="error">
            <text:p>#NAME?</text:p>
          </table:table-cell>
          <table:table-cell table:style-name="ce29" table:formula="of:=('mrp: dm'!i43 + 'mrp: psd'!i43 + 'mrp: eds'!i43 + 'mrp: ucca'!i43 + 'mrp: amr'!i43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k43 + 'mrp: psd'!k43 + 'mrp: eds'!k43 + 'mrp: ucca'!k43 + 'mrp: amr'!k43)/5" office:value-type="string" office:string-value="" calcext:value-type="error">
            <text:p>#NAME?</text:p>
          </table:table-cell>
          <table:table-cell table:style-name="ce26" table:formula="of:=('mrp: dm'!l43 + 'mrp: psd'!l43 + 'mrp: eds'!l43 + 'mrp: ucca'!l43 + 'mrp: amr'!l43)/5" office:value-type="string" office:string-value="" calcext:value-type="error">
            <text:p>#NAME?</text:p>
          </table:table-cell>
          <table:table-cell table:style-name="ce29" table:formula="of:=('mrp: dm'!m43 + 'mrp: psd'!m43 + 'mrp: eds'!m43 + 'mrp: ucca'!m43 + 'mrp: amr'!m43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o43 + 'mrp: psd'!o43 + 'mrp: eds'!o43 + 'mrp: ucca'!o43 + 'mrp: amr'!o43)/5" office:value-type="string" office:string-value="" calcext:value-type="error">
            <text:p>#NAME?</text:p>
          </table:table-cell>
          <table:table-cell table:style-name="ce26" table:formula="of:=('mrp: dm'!p43 + 'mrp: psd'!p43 + 'mrp: eds'!p43 + 'mrp: ucca'!p43 + 'mrp: amr'!p43)/5" office:value-type="string" office:string-value="" calcext:value-type="error">
            <text:p>#NAME?</text:p>
          </table:table-cell>
          <table:table-cell table:style-name="ce29" table:formula="of:=('mrp: dm'!q43 + 'mrp: psd'!q43 + 'mrp: eds'!q43 + 'mrp: ucca'!q43 + 'mrp: amr'!q43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s43 + 'mrp: psd'!s43 + 'mrp: eds'!s43 + 'mrp: ucca'!s43 + 'mrp: amr'!s43)/5" office:value-type="string" office:string-value="" calcext:value-type="error">
            <text:p>#NAME?</text:p>
          </table:table-cell>
          <table:table-cell table:style-name="ce26" table:formula="of:=('mrp: dm'!t43 + 'mrp: psd'!t43 + 'mrp: eds'!t43 + 'mrp: ucca'!t43 + 'mrp: amr'!t43)/5" office:value-type="string" office:string-value="" calcext:value-type="error">
            <text:p>#NAME?</text:p>
          </table:table-cell>
          <table:table-cell table:style-name="ce29" table:formula="of:=('mrp: dm'!u43 + 'mrp: psd'!u43 + 'mrp: eds'!u43 + 'mrp: ucca'!u43 + 'mrp: amr'!u43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w43 + 'mrp: psd'!w43 + 'mrp: eds'!w43 + 'mrp: ucca'!w43 + 'mrp: amr'!w43)/5" office:value-type="string" office:string-value="" calcext:value-type="error">
            <text:p>#NAME?</text:p>
          </table:table-cell>
          <table:table-cell table:style-name="ce26" table:formula="of:=('mrp: dm'!x43 + 'mrp: psd'!x43 + 'mrp: eds'!x43 + 'mrp: ucca'!x43 + 'mrp: amr'!x43)/5" office:value-type="string" office:string-value="" calcext:value-type="error">
            <text:p>#NAME?</text:p>
          </table:table-cell>
          <table:table-cell table:style-name="ce29" table:formula="of:=('mrp: dm'!y43 + 'mrp: psd'!y43 + 'mrp: eds'!y43 + 'mrp: ucca'!y43 + 'mrp: amr'!y43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aa43 + 'mrp: psd'!aa43 + 'mrp: eds'!aa43 + 'mrp: ucca'!aa43 + 'mrp: amr'!aa43)/5" office:value-type="string" office:string-value="" calcext:value-type="error">
            <text:p>#NAME?</text:p>
          </table:table-cell>
          <table:table-cell table:style-name="ce26" table:formula="of:=('mrp: dm'!ab43 + 'mrp: psd'!ab43 + 'mrp: eds'!ab43 + 'mrp: ucca'!ab43 + 'mrp: amr'!ab43)/5" office:value-type="string" office:string-value="" calcext:value-type="error">
            <text:p>#NAME?</text:p>
          </table:table-cell>
          <table:table-cell table:style-name="ce29" table:formula="of:=('mrp: dm'!ac43 + 'mrp: psd'!ac43 + 'mrp: eds'!ac43 + 'mrp: ucca'!ac43 + 'mrp: amr'!ac43)/5" office:value-type="string" office:string-value="" calcext:value-type="error">
            <text:p>#NAME?</text:p>
          </table:table-cell>
          <table:table-cell table:style-name="ce32"/>
          <table:table-cell table:style-name="ce26" table:number-columns-repeated="10"/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44 + 'mrp: psd'!c44 + 'mrp: eds'!c44 + 'mrp: ucca'!c44 + 'mrp: amr'!c44)/5" office:value-type="string" office:string-value="" calcext:value-type="error">
            <text:p>#NAME?</text:p>
          </table:table-cell>
          <table:table-cell table:style-name="ce26" table:formula="of:=('mrp: dm'!d44 + 'mrp: psd'!d44 + 'mrp: eds'!d44 + 'mrp: ucca'!d44 + 'mrp: amr'!d44)/5" office:value-type="string" office:string-value="" calcext:value-type="error">
            <text:p>#NAME?</text:p>
          </table:table-cell>
          <table:table-cell table:style-name="ce29" table:formula="of:=('mrp: dm'!e44 + 'mrp: psd'!e44 + 'mrp: eds'!e44 + 'mrp: ucca'!e44 + 'mrp: amr'!e44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g44 + 'mrp: psd'!g44 + 'mrp: eds'!g44 + 'mrp: ucca'!g44 + 'mrp: amr'!g44)/5" office:value-type="string" office:string-value="" calcext:value-type="error">
            <text:p>#NAME?</text:p>
          </table:table-cell>
          <table:table-cell table:style-name="ce26" table:formula="of:=('mrp: dm'!h44 + 'mrp: psd'!h44 + 'mrp: eds'!h44 + 'mrp: ucca'!h44 + 'mrp: amr'!h44)/5" office:value-type="string" office:string-value="" calcext:value-type="error">
            <text:p>#NAME?</text:p>
          </table:table-cell>
          <table:table-cell table:style-name="ce29" table:formula="of:=('mrp: dm'!i44 + 'mrp: psd'!i44 + 'mrp: eds'!i44 + 'mrp: ucca'!i44 + 'mrp: amr'!i44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k44 + 'mrp: psd'!k44 + 'mrp: eds'!k44 + 'mrp: ucca'!k44 + 'mrp: amr'!k44)/5" office:value-type="string" office:string-value="" calcext:value-type="error">
            <text:p>#NAME?</text:p>
          </table:table-cell>
          <table:table-cell table:style-name="ce26" table:formula="of:=('mrp: dm'!l44 + 'mrp: psd'!l44 + 'mrp: eds'!l44 + 'mrp: ucca'!l44 + 'mrp: amr'!l44)/5" office:value-type="string" office:string-value="" calcext:value-type="error">
            <text:p>#NAME?</text:p>
          </table:table-cell>
          <table:table-cell table:style-name="ce29" table:formula="of:=('mrp: dm'!m44 + 'mrp: psd'!m44 + 'mrp: eds'!m44 + 'mrp: ucca'!m44 + 'mrp: amr'!m44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o44 + 'mrp: psd'!o44 + 'mrp: eds'!o44 + 'mrp: ucca'!o44 + 'mrp: amr'!o44)/5" office:value-type="string" office:string-value="" calcext:value-type="error">
            <text:p>#NAME?</text:p>
          </table:table-cell>
          <table:table-cell table:style-name="ce26" table:formula="of:=('mrp: dm'!p44 + 'mrp: psd'!p44 + 'mrp: eds'!p44 + 'mrp: ucca'!p44 + 'mrp: amr'!p44)/5" office:value-type="string" office:string-value="" calcext:value-type="error">
            <text:p>#NAME?</text:p>
          </table:table-cell>
          <table:table-cell table:style-name="ce29" table:formula="of:=('mrp: dm'!q44 + 'mrp: psd'!q44 + 'mrp: eds'!q44 + 'mrp: ucca'!q44 + 'mrp: amr'!q44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s44 + 'mrp: psd'!s44 + 'mrp: eds'!s44 + 'mrp: ucca'!s44 + 'mrp: amr'!s44)/5" office:value-type="string" office:string-value="" calcext:value-type="error">
            <text:p>#NAME?</text:p>
          </table:table-cell>
          <table:table-cell table:style-name="ce26" table:formula="of:=('mrp: dm'!t44 + 'mrp: psd'!t44 + 'mrp: eds'!t44 + 'mrp: ucca'!t44 + 'mrp: amr'!t44)/5" office:value-type="string" office:string-value="" calcext:value-type="error">
            <text:p>#NAME?</text:p>
          </table:table-cell>
          <table:table-cell table:style-name="ce29" table:formula="of:=('mrp: dm'!u44 + 'mrp: psd'!u44 + 'mrp: eds'!u44 + 'mrp: ucca'!u44 + 'mrp: amr'!u44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w44 + 'mrp: psd'!w44 + 'mrp: eds'!w44 + 'mrp: ucca'!w44 + 'mrp: amr'!w44)/5" office:value-type="string" office:string-value="" calcext:value-type="error">
            <text:p>#NAME?</text:p>
          </table:table-cell>
          <table:table-cell table:style-name="ce26" table:formula="of:=('mrp: dm'!x44 + 'mrp: psd'!x44 + 'mrp: eds'!x44 + 'mrp: ucca'!x44 + 'mrp: amr'!x44)/5" office:value-type="string" office:string-value="" calcext:value-type="error">
            <text:p>#NAME?</text:p>
          </table:table-cell>
          <table:table-cell table:style-name="ce29" table:formula="of:=('mrp: dm'!y44 + 'mrp: psd'!y44 + 'mrp: eds'!y44 + 'mrp: ucca'!y44 + 'mrp: amr'!y44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aa44 + 'mrp: psd'!aa44 + 'mrp: eds'!aa44 + 'mrp: ucca'!aa44 + 'mrp: amr'!aa44)/5" office:value-type="string" office:string-value="" calcext:value-type="error">
            <text:p>#NAME?</text:p>
          </table:table-cell>
          <table:table-cell table:style-name="ce26" table:formula="of:=('mrp: dm'!ab44 + 'mrp: psd'!ab44 + 'mrp: eds'!ab44 + 'mrp: ucca'!ab44 + 'mrp: amr'!ab44)/5" office:value-type="string" office:string-value="" calcext:value-type="error">
            <text:p>#NAME?</text:p>
          </table:table-cell>
          <table:table-cell table:style-name="ce29" table:formula="of:=('mrp: dm'!ac44 + 'mrp: psd'!ac44 + 'mrp: eds'!ac44 + 'mrp: ucca'!ac44 + 'mrp: amr'!ac44)/5" office:value-type="string" office:string-value="" calcext:value-type="error">
            <text:p>#NAME?</text:p>
          </table:table-cell>
          <table:table-cell table:style-name="ce32"/>
          <table:table-cell table:style-name="ce26" table:number-columns-repeated="10"/>
          <table:table-cell table:number-columns-repeated="983"/>
        </table:table-row>
        <table:table-row table:style-name="ro1">
          <table:table-cell table:style-name="ce12" office:value-type="float" office:value="485598" calcext:value-type="float" table:number-columns-spanned="1" table:number-rows-spanned="2">
            <text:p>485598</text:p>
          </table:table-cell>
          <table:table-cell table:style-name="ce21" office:value-type="string" calcext:value-type="string" table:number-columns-spanned="1" table:number-rows-spanned="2">
            <text:p>Prague 1</text:p>
          </table:table-cell>
          <table:table-cell table:style-name="ce23" office:value-type="string" calcext:value-type="string">
            <text:p>all</text:p>
          </table:table-cell>
          <table:table-cell table:style-name="ce26" table:formula="of:=('mrp: dm'!c45 + 'mrp: psd'!c45 + 'mrp: eds'!c45 + 'mrp: ucca'!c45 + 'mrp: amr'!c45)/5" office:value-type="string" office:string-value="" calcext:value-type="error">
            <text:p>#NAME?</text:p>
          </table:table-cell>
          <table:table-cell table:style-name="ce26" table:formula="of:=('mrp: dm'!d45 + 'mrp: psd'!d45 + 'mrp: eds'!d45 + 'mrp: ucca'!d45 + 'mrp: amr'!d45)/5" office:value-type="string" office:string-value="" calcext:value-type="error">
            <text:p>#NAME?</text:p>
          </table:table-cell>
          <table:table-cell table:style-name="ce29" table:formula="of:=('mrp: dm'!e45 + 'mrp: psd'!e45 + 'mrp: eds'!e45 + 'mrp: ucca'!e45 + 'mrp: amr'!e45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g45 + 'mrp: psd'!g45 + 'mrp: eds'!g45 + 'mrp: ucca'!g45 + 'mrp: amr'!g45)/5" office:value-type="string" office:string-value="" calcext:value-type="error">
            <text:p>#NAME?</text:p>
          </table:table-cell>
          <table:table-cell table:style-name="ce26" table:formula="of:=('mrp: dm'!h45 + 'mrp: psd'!h45 + 'mrp: eds'!h45 + 'mrp: ucca'!h45 + 'mrp: amr'!h45)/5" office:value-type="string" office:string-value="" calcext:value-type="error">
            <text:p>#NAME?</text:p>
          </table:table-cell>
          <table:table-cell table:style-name="ce29" table:formula="of:=('mrp: dm'!i45 + 'mrp: psd'!i45 + 'mrp: eds'!i45 + 'mrp: ucca'!i45 + 'mrp: amr'!i45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k45 + 'mrp: psd'!k45 + 'mrp: eds'!k45 + 'mrp: ucca'!k45 + 'mrp: amr'!k45)/5" office:value-type="string" office:string-value="" calcext:value-type="error">
            <text:p>#NAME?</text:p>
          </table:table-cell>
          <table:table-cell table:style-name="ce26" table:formula="of:=('mrp: dm'!l45 + 'mrp: psd'!l45 + 'mrp: eds'!l45 + 'mrp: ucca'!l45 + 'mrp: amr'!l45)/5" office:value-type="string" office:string-value="" calcext:value-type="error">
            <text:p>#NAME?</text:p>
          </table:table-cell>
          <table:table-cell table:style-name="ce29" table:formula="of:=('mrp: dm'!m45 + 'mrp: psd'!m45 + 'mrp: eds'!m45 + 'mrp: ucca'!m45 + 'mrp: amr'!m45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o45 + 'mrp: psd'!o45 + 'mrp: eds'!o45 + 'mrp: ucca'!o45 + 'mrp: amr'!o45)/5" office:value-type="string" office:string-value="" calcext:value-type="error">
            <text:p>#NAME?</text:p>
          </table:table-cell>
          <table:table-cell table:style-name="ce26" table:formula="of:=('mrp: dm'!p45 + 'mrp: psd'!p45 + 'mrp: eds'!p45 + 'mrp: ucca'!p45 + 'mrp: amr'!p45)/5" office:value-type="string" office:string-value="" calcext:value-type="error">
            <text:p>#NAME?</text:p>
          </table:table-cell>
          <table:table-cell table:style-name="ce29" table:formula="of:=('mrp: dm'!q45 + 'mrp: psd'!q45 + 'mrp: eds'!q45 + 'mrp: ucca'!q45 + 'mrp: amr'!q45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s45 + 'mrp: psd'!s45 + 'mrp: eds'!s45 + 'mrp: ucca'!s45 + 'mrp: amr'!s45)/5" office:value-type="string" office:string-value="" calcext:value-type="error">
            <text:p>#NAME?</text:p>
          </table:table-cell>
          <table:table-cell table:style-name="ce26" table:formula="of:=('mrp: dm'!t45 + 'mrp: psd'!t45 + 'mrp: eds'!t45 + 'mrp: ucca'!t45 + 'mrp: amr'!t45)/5" office:value-type="string" office:string-value="" calcext:value-type="error">
            <text:p>#NAME?</text:p>
          </table:table-cell>
          <table:table-cell table:style-name="ce29" table:formula="of:=('mrp: dm'!u45 + 'mrp: psd'!u45 + 'mrp: eds'!u45 + 'mrp: ucca'!u45 + 'mrp: amr'!u45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w45 + 'mrp: psd'!w45 + 'mrp: eds'!w45 + 'mrp: ucca'!w45 + 'mrp: amr'!w45)/5" office:value-type="string" office:string-value="" calcext:value-type="error">
            <text:p>#NAME?</text:p>
          </table:table-cell>
          <table:table-cell table:style-name="ce26" table:formula="of:=('mrp: dm'!x45 + 'mrp: psd'!x45 + 'mrp: eds'!x45 + 'mrp: ucca'!x45 + 'mrp: amr'!x45)/5" office:value-type="string" office:string-value="" calcext:value-type="error">
            <text:p>#NAME?</text:p>
          </table:table-cell>
          <table:table-cell table:style-name="ce29" table:formula="of:=('mrp: dm'!y45 + 'mrp: psd'!y45 + 'mrp: eds'!y45 + 'mrp: ucca'!y45 + 'mrp: amr'!y45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aa45 + 'mrp: psd'!aa45 + 'mrp: eds'!aa45 + 'mrp: ucca'!aa45 + 'mrp: amr'!aa45)/5" office:value-type="string" office:string-value="" calcext:value-type="error">
            <text:p>#NAME?</text:p>
          </table:table-cell>
          <table:table-cell table:style-name="ce26" table:formula="of:=('mrp: dm'!ab45 + 'mrp: psd'!ab45 + 'mrp: eds'!ab45 + 'mrp: ucca'!ab45 + 'mrp: amr'!ab45)/5" office:value-type="string" office:string-value="" calcext:value-type="error">
            <text:p>#NAME?</text:p>
          </table:table-cell>
          <table:table-cell table:style-name="ce29" table:formula="of:=('mrp: dm'!ac45 + 'mrp: psd'!ac45 + 'mrp: eds'!ac45 + 'mrp: ucca'!ac45 + 'mrp: amr'!ac45)/5" office:value-type="string" office:string-value="" calcext:value-type="error">
            <text:p>#NAME?</text:p>
          </table:table-cell>
          <table:table-cell table:style-name="ce38"/>
          <table:table-cell table:style-name="ce26" table:number-columns-repeated="10"/>
          <table:table-cell table:number-columns-repeated="983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lpps</text:p>
          </table:table-cell>
          <table:table-cell table:style-name="ce26" table:formula="of:=('mrp: dm'!c46 + 'mrp: psd'!c46 + 'mrp: eds'!c46 + 'mrp: ucca'!c46 + 'mrp: amr'!c46)/5" office:value-type="string" office:string-value="" calcext:value-type="error">
            <text:p>#NAME?</text:p>
          </table:table-cell>
          <table:table-cell table:style-name="ce26" table:formula="of:=('mrp: dm'!d46 + 'mrp: psd'!d46 + 'mrp: eds'!d46 + 'mrp: ucca'!d46 + 'mrp: amr'!d46)/5" office:value-type="string" office:string-value="" calcext:value-type="error">
            <text:p>#NAME?</text:p>
          </table:table-cell>
          <table:table-cell table:style-name="ce29" table:formula="of:=('mrp: dm'!e46 + 'mrp: psd'!e46 + 'mrp: eds'!e46 + 'mrp: ucca'!e46 + 'mrp: amr'!e46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g46 + 'mrp: psd'!g46 + 'mrp: eds'!g46 + 'mrp: ucca'!g46 + 'mrp: amr'!g46)/5" office:value-type="string" office:string-value="" calcext:value-type="error">
            <text:p>#NAME?</text:p>
          </table:table-cell>
          <table:table-cell table:style-name="ce26" table:formula="of:=('mrp: dm'!h46 + 'mrp: psd'!h46 + 'mrp: eds'!h46 + 'mrp: ucca'!h46 + 'mrp: amr'!h46)/5" office:value-type="string" office:string-value="" calcext:value-type="error">
            <text:p>#NAME?</text:p>
          </table:table-cell>
          <table:table-cell table:style-name="ce29" table:formula="of:=('mrp: dm'!i46 + 'mrp: psd'!i46 + 'mrp: eds'!i46 + 'mrp: ucca'!i46 + 'mrp: amr'!i46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k46 + 'mrp: psd'!k46 + 'mrp: eds'!k46 + 'mrp: ucca'!k46 + 'mrp: amr'!k46)/5" office:value-type="string" office:string-value="" calcext:value-type="error">
            <text:p>#NAME?</text:p>
          </table:table-cell>
          <table:table-cell table:style-name="ce26" table:formula="of:=('mrp: dm'!l46 + 'mrp: psd'!l46 + 'mrp: eds'!l46 + 'mrp: ucca'!l46 + 'mrp: amr'!l46)/5" office:value-type="string" office:string-value="" calcext:value-type="error">
            <text:p>#NAME?</text:p>
          </table:table-cell>
          <table:table-cell table:style-name="ce29" table:formula="of:=('mrp: dm'!m46 + 'mrp: psd'!m46 + 'mrp: eds'!m46 + 'mrp: ucca'!m46 + 'mrp: amr'!m46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o46 + 'mrp: psd'!o46 + 'mrp: eds'!o46 + 'mrp: ucca'!o46 + 'mrp: amr'!o46)/5" office:value-type="string" office:string-value="" calcext:value-type="error">
            <text:p>#NAME?</text:p>
          </table:table-cell>
          <table:table-cell table:style-name="ce26" table:formula="of:=('mrp: dm'!p46 + 'mrp: psd'!p46 + 'mrp: eds'!p46 + 'mrp: ucca'!p46 + 'mrp: amr'!p46)/5" office:value-type="string" office:string-value="" calcext:value-type="error">
            <text:p>#NAME?</text:p>
          </table:table-cell>
          <table:table-cell table:style-name="ce29" table:formula="of:=('mrp: dm'!q46 + 'mrp: psd'!q46 + 'mrp: eds'!q46 + 'mrp: ucca'!q46 + 'mrp: amr'!q46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s46 + 'mrp: psd'!s46 + 'mrp: eds'!s46 + 'mrp: ucca'!s46 + 'mrp: amr'!s46)/5" office:value-type="string" office:string-value="" calcext:value-type="error">
            <text:p>#NAME?</text:p>
          </table:table-cell>
          <table:table-cell table:style-name="ce26" table:formula="of:=('mrp: dm'!t46 + 'mrp: psd'!t46 + 'mrp: eds'!t46 + 'mrp: ucca'!t46 + 'mrp: amr'!t46)/5" office:value-type="string" office:string-value="" calcext:value-type="error">
            <text:p>#NAME?</text:p>
          </table:table-cell>
          <table:table-cell table:style-name="ce29" table:formula="of:=('mrp: dm'!u46 + 'mrp: psd'!u46 + 'mrp: eds'!u46 + 'mrp: ucca'!u46 + 'mrp: amr'!u46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w46 + 'mrp: psd'!w46 + 'mrp: eds'!w46 + 'mrp: ucca'!w46 + 'mrp: amr'!w46)/5" office:value-type="string" office:string-value="" calcext:value-type="error">
            <text:p>#NAME?</text:p>
          </table:table-cell>
          <table:table-cell table:style-name="ce26" table:formula="of:=('mrp: dm'!x46 + 'mrp: psd'!x46 + 'mrp: eds'!x46 + 'mrp: ucca'!x46 + 'mrp: amr'!x46)/5" office:value-type="string" office:string-value="" calcext:value-type="error">
            <text:p>#NAME?</text:p>
          </table:table-cell>
          <table:table-cell table:style-name="ce29" table:formula="of:=('mrp: dm'!y46 + 'mrp: psd'!y46 + 'mrp: eds'!y46 + 'mrp: ucca'!y46 + 'mrp: amr'!y46)/5" office:value-type="string" office:string-value="" calcext:value-type="error">
            <text:p>#NAME?</text:p>
          </table:table-cell>
          <table:table-cell table:style-name="ce32"/>
          <table:table-cell table:style-name="ce26" table:formula="of:=('mrp: dm'!aa46 + 'mrp: psd'!aa46 + 'mrp: eds'!aa46 + 'mrp: ucca'!aa46 + 'mrp: amr'!aa46)/5" office:value-type="string" office:string-value="" calcext:value-type="error">
            <text:p>#NAME?</text:p>
          </table:table-cell>
          <table:table-cell table:style-name="ce26" table:formula="of:=('mrp: dm'!ab46 + 'mrp: psd'!ab46 + 'mrp: eds'!ab46 + 'mrp: ucca'!ab46 + 'mrp: amr'!ab46)/5" office:value-type="string" office:string-value="" calcext:value-type="error">
            <text:p>#NAME?</text:p>
          </table:table-cell>
          <table:table-cell table:style-name="ce29" table:formula="of:=('mrp: dm'!ac46 + 'mrp: psd'!ac46 + 'mrp: eds'!ac46 + 'mrp: ucca'!ac46 + 'mrp: amr'!ac46)/5" office:value-type="string" office:string-value="" calcext:value-type="error">
            <text:p>#NAME?</text:p>
          </table:table-cell>
          <table:table-cell table:style-name="ce38"/>
          <table:table-cell table:style-name="ce26" table:number-columns-repeated="10"/>
          <table:table-cell table:number-columns-repeated="983"/>
        </table:table-row>
        <table:table-row table:style-name="ro1" table:number-rows-repeated="978">
          <table:table-cell table:style-name="ce20" table:number-columns-repeated="2"/>
          <table:table-cell table:style-name="ce2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994"/>
        </table:table-row>
        <table:table-row table:style-name="ro2" table:number-rows-repeated="1047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MRP.C3:MRP.AO4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uns" style:display-name="PageStyle_Ru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RP" style:display-name="PageStyle_M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33" meta:object-count="0"/>
    <meta:generator>LibreOfficeDev/6.0.5.2$Linux_X86_64 LibreOffice_project/</meta:generator>
  </office:meta>
</office:document-meta>
</file>